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lay2.comm.sub.network" table:style-name="ta1">
        <table:shapes>
          <draw:frame draw:z-index="0" draw:style-name="gr1" draw:text-style-name="P1" svg:width="1021.01pt" svg:height="614.41pt" svg:x="343.7pt" svg:y="3pt">
            <draw:object draw:notify-on-update-of-ranges="'relay2.comm.sub.network'.E2:'relay2.comm.sub.network'.E362 'relay2.comm.sub.network'.F2:'relay2.comm.sub.network'.F36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5999435.89887" calcext:value-type="float">
            <text:p>1455999435.89887</text:p>
          </table:table-cell>
          <table:table-cell office:value-type="float" office:value="1455999435.89923" calcext:value-type="float">
            <text:p>1455999435.89923</text:p>
          </table:table-cell>
          <table:table-cell office:value-type="float" office:value="7136" calcext:value-type="float">
            <text:p>7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5999436.00459" calcext:value-type="float">
            <text:p>1455999436.00459</text:p>
          </table:table-cell>
          <table:table-cell office:value-type="float" office:value="1455999436.0048" calcext:value-type="float">
            <text:p>1455999436.0048</text:p>
          </table:table-cell>
          <table:table-cell office:value-type="float" office:value="7240" calcext:value-type="float">
            <text:p>7240</text:p>
          </table:table-cell>
          <table:table-cell table:formula="of:=[.B3]-[.B$2]" office:value-type="float" office:value="0.10572075843811" calcext:value-type="float">
            <text:p>0.1057207584</text:p>
          </table:table-cell>
          <table:table-cell table:formula="of:=[.D3]/([.E3]-[.E2])" office:value-type="float" office:value="68482.2934205333" calcext:value-type="float">
            <text:p>68482.2934205333</text:p>
          </table:table-cell>
          <table:table-cell table:formula="of:=[.E3]-[.E2]" office:value-type="float" office:value="0.10572075843811" calcext:value-type="float">
            <text:p>0.10572075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5999436.10559" calcext:value-type="float">
            <text:p>1455999436.10559</text:p>
          </table:table-cell>
          <table:table-cell office:value-type="float" office:value="1455999436.10581" calcext:value-type="float">
            <text:p>1455999436.10581</text:p>
          </table:table-cell>
          <table:table-cell office:value-type="float" office:value="7336" calcext:value-type="float">
            <text:p>7336</text:p>
          </table:table-cell>
          <table:table-cell table:formula="of:=[.B4]-[.B$2]" office:value-type="float" office:value="0.206717491149902" calcext:value-type="float">
            <text:p>0.2067174911</text:p>
          </table:table-cell>
          <table:table-cell table:formula="of:=[.D4]/([.E4]-[.E3])" office:value-type="float" office:value="72636.0130969215" calcext:value-type="float">
            <text:p>72636.0130969215</text:p>
          </table:table-cell>
          <table:table-cell table:formula="of:=[.E4]-[.E3]" office:value-type="float" office:value="0.100996732711792" calcext:value-type="float">
            <text:p>0.10099673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5999436.20692" calcext:value-type="float">
            <text:p>1455999436.20692</text:p>
          </table:table-cell>
          <table:table-cell office:value-type="float" office:value="1455999436.20714" calcext:value-type="float">
            <text:p>1455999436.20714</text:p>
          </table:table-cell>
          <table:table-cell office:value-type="float" office:value="7424" calcext:value-type="float">
            <text:p>7424</text:p>
          </table:table-cell>
          <table:table-cell table:formula="of:=[.B5]-[.B$2]" office:value-type="float" office:value="0.308045864105225" calcext:value-type="float">
            <text:p>0.3080458641</text:p>
          </table:table-cell>
          <table:table-cell table:formula="of:=[.D5]/([.E5]-[.E4])" office:value-type="float" office:value="73266.7443823794" calcext:value-type="float">
            <text:p>73266.7443823794</text:p>
          </table:table-cell>
          <table:table-cell table:formula="of:=[.E5]-[.E4]" office:value-type="float" office:value="0.101328372955322" calcext:value-type="float">
            <text:p>0.1013283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5999436.31007" calcext:value-type="float">
            <text:p>1455999436.31007</text:p>
          </table:table-cell>
          <table:table-cell office:value-type="float" office:value="1455999436.31029" calcext:value-type="float">
            <text:p>1455999436.31029</text:p>
          </table:table-cell>
          <table:table-cell office:value-type="float" office:value="7512" calcext:value-type="float">
            <text:p>7512</text:p>
          </table:table-cell>
          <table:table-cell table:formula="of:=[.B6]-[.B$2]" office:value-type="float" office:value="0.41119647026062" calcext:value-type="float">
            <text:p>0.4111964703</text:p>
          </table:table-cell>
          <table:table-cell table:formula="of:=[.D6]/([.E6]-[.E5])" office:value-type="float" office:value="72825.5536247963" calcext:value-type="float">
            <text:p>72825.5536247963</text:p>
          </table:table-cell>
          <table:table-cell table:formula="of:=[.E6]-[.E5]" office:value-type="float" office:value="0.103150606155396" calcext:value-type="float">
            <text:p>0.10315060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5999436.43225" calcext:value-type="float">
            <text:p>1455999436.43225</text:p>
          </table:table-cell>
          <table:table-cell office:value-type="float" office:value="1455999436.43256" calcext:value-type="float">
            <text:p>1455999436.43256</text:p>
          </table:table-cell>
          <table:table-cell office:value-type="float" office:value="7592" calcext:value-type="float">
            <text:p>7592</text:p>
          </table:table-cell>
          <table:table-cell table:formula="of:=[.B7]-[.B$2]" office:value-type="float" office:value="0.533382415771484" calcext:value-type="float">
            <text:p>0.5333824158</text:p>
          </table:table-cell>
          <table:table-cell table:formula="of:=[.D7]/([.E7]-[.E6])" office:value-type="float" office:value="62134.8058343171" calcext:value-type="float">
            <text:p>62134.8058343171</text:p>
          </table:table-cell>
          <table:table-cell table:formula="of:=[.E7]-[.E6]" office:value-type="float" office:value="0.122185945510864" calcext:value-type="float">
            <text:p>0.12218594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5999436.55559" calcext:value-type="float">
            <text:p>1455999436.55559</text:p>
          </table:table-cell>
          <table:table-cell office:value-type="float" office:value="1455999436.55581" calcext:value-type="float">
            <text:p>1455999436.55581</text:p>
          </table:table-cell>
          <table:table-cell office:value-type="float" office:value="7672" calcext:value-type="float">
            <text:p>7672</text:p>
          </table:table-cell>
          <table:table-cell table:formula="of:=[.B8]-[.B$2]" office:value-type="float" office:value="0.656722068786621" calcext:value-type="float">
            <text:p>0.6567220688</text:p>
          </table:table-cell>
          <table:table-cell table:formula="of:=[.D8]/([.E8]-[.E7])" office:value-type="float" office:value="62202.2181224919" calcext:value-type="float">
            <text:p>62202.2181224919</text:p>
          </table:table-cell>
          <table:table-cell table:formula="of:=[.E8]-[.E7]" office:value-type="float" office:value="0.123339653015137" calcext:value-type="float">
            <text:p>0.1233396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5999436.67987" calcext:value-type="float">
            <text:p>1455999436.67987</text:p>
          </table:table-cell>
          <table:table-cell office:value-type="float" office:value="1455999436.68009" calcext:value-type="float">
            <text:p>1455999436.68009</text:p>
          </table:table-cell>
          <table:table-cell office:value-type="float" office:value="7736" calcext:value-type="float">
            <text:p>7736</text:p>
          </table:table-cell>
          <table:table-cell table:formula="of:=[.B9]-[.B$2]" office:value-type="float" office:value="0.780995845794678" calcext:value-type="float">
            <text:p>0.7809958458</text:p>
          </table:table-cell>
          <table:table-cell table:formula="of:=[.D9]/([.E9]-[.E8])" office:value-type="float" office:value="62249.6570575664" calcext:value-type="float">
            <text:p>62249.6570575664</text:p>
          </table:table-cell>
          <table:table-cell table:formula="of:=[.E9]-[.E8]" office:value-type="float" office:value="0.124273777008057" calcext:value-type="float">
            <text:p>0.1242737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5999436.805" calcext:value-type="float">
            <text:p>1455999436.805</text:p>
          </table:table-cell>
          <table:table-cell office:value-type="float" office:value="1455999436.80522" calcext:value-type="float">
            <text:p>1455999436.80522</text:p>
          </table:table-cell>
          <table:table-cell office:value-type="float" office:value="7800" calcext:value-type="float">
            <text:p>7800</text:p>
          </table:table-cell>
          <table:table-cell table:formula="of:=[.B10]-[.B$2]" office:value-type="float" office:value="0.906129598617554" calcext:value-type="float">
            <text:p>0.9061295986</text:p>
          </table:table-cell>
          <table:table-cell table:formula="of:=[.D10]/([.E10]-[.E9])" office:value-type="float" office:value="62333.3019592302" calcext:value-type="float">
            <text:p>62333.3019592302</text:p>
          </table:table-cell>
          <table:table-cell table:formula="of:=[.E10]-[.E9]" office:value-type="float" office:value="0.125133752822876" calcext:value-type="float">
            <text:p>0.12513375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5999436.93073" calcext:value-type="float">
            <text:p>1455999436.93073</text:p>
          </table:table-cell>
          <table:table-cell office:value-type="float" office:value="1455999436.93097" calcext:value-type="float">
            <text:p>1455999436.93097</text:p>
          </table:table-cell>
          <table:table-cell office:value-type="float" office:value="7840" calcext:value-type="float">
            <text:p>7840</text:p>
          </table:table-cell>
          <table:table-cell table:formula="of:=[.B11]-[.B$2]" office:value-type="float" office:value="1.03186130523682" calcext:value-type="float">
            <text:p>1.0318613052</text:p>
          </table:table-cell>
          <table:table-cell table:formula="of:=[.D11]/([.E11]-[.E10])" office:value-type="float" office:value="62354.9954964095" calcext:value-type="float">
            <text:p>62354.9954964095</text:p>
          </table:table-cell>
          <table:table-cell table:formula="of:=[.E11]-[.E10]" office:value-type="float" office:value="0.125731706619263" calcext:value-type="float">
            <text:p>0.12573170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5999437.05701" calcext:value-type="float">
            <text:p>1455999437.05701</text:p>
          </table:table-cell>
          <table:table-cell office:value-type="float" office:value="1455999437.05723" calcext:value-type="float">
            <text:p>1455999437.05723</text:p>
          </table:table-cell>
          <table:table-cell office:value-type="float" office:value="7872" calcext:value-type="float">
            <text:p>7872</text:p>
          </table:table-cell>
          <table:table-cell table:formula="of:=[.B12]-[.B$2]" office:value-type="float" office:value="1.15814328193665" calcext:value-type="float">
            <text:p>1.1581432819</text:p>
          </table:table-cell>
          <table:table-cell table:formula="of:=[.D12]/([.E12]-[.E11])" office:value-type="float" office:value="62336.6865622611" calcext:value-type="float">
            <text:p>62336.6865622611</text:p>
          </table:table-cell>
          <table:table-cell table:formula="of:=[.E12]-[.E11]" office:value-type="float" office:value="0.126281976699829" calcext:value-type="float">
            <text:p>0.12628197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5999437.18355" calcext:value-type="float">
            <text:p>1455999437.18355</text:p>
          </table:table-cell>
          <table:table-cell office:value-type="float" office:value="1455999437.18377" calcext:value-type="float">
            <text:p>1455999437.18377</text:p>
          </table:table-cell>
          <table:table-cell office:value-type="float" office:value="7888" calcext:value-type="float">
            <text:p>7888</text:p>
          </table:table-cell>
          <table:table-cell table:formula="of:=[.B13]-[.B$2]" office:value-type="float" office:value="1.28467750549316" calcext:value-type="float">
            <text:p>1.2846775055</text:p>
          </table:table-cell>
          <table:table-cell table:formula="of:=[.D13]/([.E13]-[.E12])" office:value-type="float" office:value="62338.8659470194" calcext:value-type="float">
            <text:p>62338.8659470194</text:p>
          </table:table-cell>
          <table:table-cell table:formula="of:=[.E13]-[.E12]" office:value-type="float" office:value="0.126534223556519" calcext:value-type="float">
            <text:p>0.12653422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5999437.30976" calcext:value-type="float">
            <text:p>1455999437.30976</text:p>
          </table:table-cell>
          <table:table-cell office:value-type="float" office:value="1455999437.30998" calcext:value-type="float">
            <text:p>1455999437.30998</text:p>
          </table:table-cell>
          <table:table-cell office:value-type="float" office:value="7888" calcext:value-type="float">
            <text:p>7888</text:p>
          </table:table-cell>
          <table:table-cell table:formula="of:=[.B14]-[.B$2]" office:value-type="float" office:value="1.41089153289795" calcext:value-type="float">
            <text:p>1.4108915329</text:p>
          </table:table-cell>
          <table:table-cell table:formula="of:=[.D14]/([.E14]-[.E13])" office:value-type="float" office:value="62497.015285806" calcext:value-type="float">
            <text:p>62497.015285806</text:p>
          </table:table-cell>
          <table:table-cell table:formula="of:=[.E14]-[.E13]" office:value-type="float" office:value="0.126214027404785" calcext:value-type="float">
            <text:p>0.12621402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5999437.43609" calcext:value-type="float">
            <text:p>1455999437.43609</text:p>
          </table:table-cell>
          <table:table-cell office:value-type="float" office:value="1455999437.43631" calcext:value-type="float">
            <text:p>1455999437.43631</text:p>
          </table:table-cell>
          <table:table-cell office:value-type="float" office:value="7880" calcext:value-type="float">
            <text:p>7880</text:p>
          </table:table-cell>
          <table:table-cell table:formula="of:=[.B15]-[.B$2]" office:value-type="float" office:value="1.53721904754639" calcext:value-type="float">
            <text:p>1.5372190475</text:p>
          </table:table-cell>
          <table:table-cell table:formula="of:=[.D15]/([.E15]-[.E14])" office:value-type="float" office:value="62377.5431815437" calcext:value-type="float">
            <text:p>62377.5431815437</text:p>
          </table:table-cell>
          <table:table-cell table:formula="of:=[.E15]-[.E14]" office:value-type="float" office:value="0.126327514648438" calcext:value-type="float">
            <text:p>0.12632751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5999437.56207" calcext:value-type="float">
            <text:p>1455999437.56207</text:p>
          </table:table-cell>
          <table:table-cell office:value-type="float" office:value="1455999437.56229" calcext:value-type="float">
            <text:p>1455999437.56229</text:p>
          </table:table-cell>
          <table:table-cell office:value-type="float" office:value="7856" calcext:value-type="float">
            <text:p>7856</text:p>
          </table:table-cell>
          <table:table-cell table:formula="of:=[.B16]-[.B$2]" office:value-type="float" office:value="1.66320133209229" calcext:value-type="float">
            <text:p>1.6632013321</text:p>
          </table:table-cell>
          <table:table-cell table:formula="of:=[.D16]/([.E16]-[.E15])" office:value-type="float" office:value="62357.973808118" calcext:value-type="float">
            <text:p>62357.973808118</text:p>
          </table:table-cell>
          <table:table-cell table:formula="of:=[.E16]-[.E15]" office:value-type="float" office:value="0.125982284545898" calcext:value-type="float">
            <text:p>0.12598228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5999437.68748" calcext:value-type="float">
            <text:p>1455999437.68748</text:p>
          </table:table-cell>
          <table:table-cell office:value-type="float" office:value="1455999437.68769" calcext:value-type="float">
            <text:p>1455999437.68769</text:p>
          </table:table-cell>
          <table:table-cell office:value-type="float" office:value="7816" calcext:value-type="float">
            <text:p>7816</text:p>
          </table:table-cell>
          <table:table-cell table:formula="of:=[.B17]-[.B$2]" office:value-type="float" office:value="1.78860521316528" calcext:value-type="float">
            <text:p>1.7886052132</text:p>
          </table:table-cell>
          <table:table-cell table:formula="of:=[.D17]/([.E17]-[.E16])" office:value-type="float" office:value="62326.6196637908" calcext:value-type="float">
            <text:p>62326.6196637908</text:p>
          </table:table-cell>
          <table:table-cell table:formula="of:=[.E17]-[.E16]" office:value-type="float" office:value="0.125403881072998" calcext:value-type="float">
            <text:p>0.12540388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5999437.81235" calcext:value-type="float">
            <text:p>1455999437.81235</text:p>
          </table:table-cell>
          <table:table-cell office:value-type="float" office:value="1455999437.81265" calcext:value-type="float">
            <text:p>1455999437.81265</text:p>
          </table:table-cell>
          <table:table-cell office:value-type="float" office:value="7768" calcext:value-type="float">
            <text:p>7768</text:p>
          </table:table-cell>
          <table:table-cell table:formula="of:=[.B18]-[.B$2]" office:value-type="float" office:value="1.91348171234131" calcext:value-type="float">
            <text:p>1.9134817123</text:p>
          </table:table-cell>
          <table:table-cell table:formula="of:=[.D18]/([.E18]-[.E17])" office:value-type="float" office:value="62205.4594039368" calcext:value-type="float">
            <text:p>62205.4594039368</text:p>
          </table:table-cell>
          <table:table-cell table:formula="of:=[.E18]-[.E17]" office:value-type="float" office:value="0.124876499176025" calcext:value-type="float">
            <text:p>0.12487649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5999437.93603" calcext:value-type="float">
            <text:p>1455999437.93603</text:p>
          </table:table-cell>
          <table:table-cell office:value-type="float" office:value="1455999437.93625" calcext:value-type="float">
            <text:p>1455999437.93625</text:p>
          </table:table-cell>
          <table:table-cell office:value-type="float" office:value="7704" calcext:value-type="float">
            <text:p>7704</text:p>
          </table:table-cell>
          <table:table-cell table:formula="of:=[.B19]-[.B$2]" office:value-type="float" office:value="2.03716087341309" calcext:value-type="float">
            <text:p>2.0371608734</text:p>
          </table:table-cell>
          <table:table-cell table:formula="of:=[.D19]/([.E19]-[.E18])" office:value-type="float" office:value="62290.2025954799" calcext:value-type="float">
            <text:p>62290.2025954799</text:p>
          </table:table-cell>
          <table:table-cell table:formula="of:=[.E19]-[.E18]" office:value-type="float" office:value="0.123679161071777" calcext:value-type="float">
            <text:p>0.12367916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5999438.05893" calcext:value-type="float">
            <text:p>1455999438.05893</text:p>
          </table:table-cell>
          <table:table-cell office:value-type="float" office:value="1455999438.05915" calcext:value-type="float">
            <text:p>1455999438.05915</text:p>
          </table:table-cell>
          <table:table-cell office:value-type="float" office:value="7624" calcext:value-type="float">
            <text:p>7624</text:p>
          </table:table-cell>
          <table:table-cell table:formula="of:=[.B20]-[.B$2]" office:value-type="float" office:value="2.1600546836853" calcext:value-type="float">
            <text:p>2.1600546837</text:p>
          </table:table-cell>
          <table:table-cell table:formula="of:=[.D20]/([.E20]-[.E19])" office:value-type="float" office:value="62037.2985678644" calcext:value-type="float">
            <text:p>62037.2985678644</text:p>
          </table:table-cell>
          <table:table-cell table:formula="of:=[.E20]-[.E19]" office:value-type="float" office:value="0.122893810272217" calcext:value-type="float">
            <text:p>0.12289381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5999438.18036" calcext:value-type="float">
            <text:p>1455999438.18036</text:p>
          </table:table-cell>
          <table:table-cell office:value-type="float" office:value="1455999438.18059" calcext:value-type="float">
            <text:p>1455999438.18059</text:p>
          </table:table-cell>
          <table:table-cell office:value-type="float" office:value="7544" calcext:value-type="float">
            <text:p>7544</text:p>
          </table:table-cell>
          <table:table-cell table:formula="of:=[.B21]-[.B$2]" office:value-type="float" office:value="2.28148937225342" calcext:value-type="float">
            <text:p>2.2814893723</text:p>
          </table:table-cell>
          <table:table-cell table:formula="of:=[.D21]/([.E21]-[.E20])" office:value-type="float" office:value="62123.9292409303" calcext:value-type="float">
            <text:p>62123.9292409303</text:p>
          </table:table-cell>
          <table:table-cell table:formula="of:=[.E21]-[.E20]" office:value-type="float" office:value="0.121434688568115" calcext:value-type="float">
            <text:p>0.12143468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5999438.30052" calcext:value-type="float">
            <text:p>1455999438.30052</text:p>
          </table:table-cell>
          <table:table-cell office:value-type="float" office:value="1455999438.30074" calcext:value-type="float">
            <text:p>1455999438.30074</text:p>
          </table:table-cell>
          <table:table-cell office:value-type="float" office:value="7448" calcext:value-type="float">
            <text:p>7448</text:p>
          </table:table-cell>
          <table:table-cell table:formula="of:=[.B22]-[.B$2]" office:value-type="float" office:value="2.40164470672607" calcext:value-type="float">
            <text:p>2.4016447067</text:p>
          </table:table-cell>
          <table:table-cell table:formula="of:=[.D22]/([.E22]-[.E21])" office:value-type="float" office:value="61986.4280906724" calcext:value-type="float">
            <text:p>61986.4280906724</text:p>
          </table:table-cell>
          <table:table-cell table:formula="of:=[.E22]-[.E21]" office:value-type="float" office:value="0.120155334472656" calcext:value-type="float">
            <text:p>0.12015533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5999438.41925" calcext:value-type="float">
            <text:p>1455999438.41925</text:p>
          </table:table-cell>
          <table:table-cell office:value-type="float" office:value="1455999438.41947" calcext:value-type="float">
            <text:p>1455999438.41947</text:p>
          </table:table-cell>
          <table:table-cell office:value-type="float" office:value="7344" calcext:value-type="float">
            <text:p>7344</text:p>
          </table:table-cell>
          <table:table-cell table:formula="of:=[.B23]-[.B$2]" office:value-type="float" office:value="2.52037787437439" calcext:value-type="float">
            <text:p>2.5203778744</text:p>
          </table:table-cell>
          <table:table-cell table:formula="of:=[.D23]/([.E23]-[.E22])" office:value-type="float" office:value="61852.977945916" calcext:value-type="float">
            <text:p>61852.977945916</text:p>
          </table:table-cell>
          <table:table-cell table:formula="of:=[.E23]-[.E22]" office:value-type="float" office:value="0.118733167648315" calcext:value-type="float">
            <text:p>0.11873316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5999438.53639" calcext:value-type="float">
            <text:p>1455999438.53639</text:p>
          </table:table-cell>
          <table:table-cell office:value-type="float" office:value="1455999438.53661" calcext:value-type="float">
            <text:p>1455999438.53661</text:p>
          </table:table-cell>
          <table:table-cell office:value-type="float" office:value="7232" calcext:value-type="float">
            <text:p>7232</text:p>
          </table:table-cell>
          <table:table-cell table:formula="of:=[.B24]-[.B$2]" office:value-type="float" office:value="2.63751411437988" calcext:value-type="float">
            <text:p>2.6375141144</text:p>
          </table:table-cell>
          <table:table-cell table:formula="of:=[.D24]/([.E24]-[.E23])" office:value-type="float" office:value="61740.072924151" calcext:value-type="float">
            <text:p>61740.072924151</text:p>
          </table:table-cell>
          <table:table-cell table:formula="of:=[.E24]-[.E23]" office:value-type="float" office:value="0.117136240005493" calcext:value-type="float">
            <text:p>0.117136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5999438.65216" calcext:value-type="float">
            <text:p>1455999438.65216</text:p>
          </table:table-cell>
          <table:table-cell office:value-type="float" office:value="1455999438.65239" calcext:value-type="float">
            <text:p>1455999438.65239</text:p>
          </table:table-cell>
          <table:table-cell office:value-type="float" office:value="7120" calcext:value-type="float">
            <text:p>7120</text:p>
          </table:table-cell>
          <table:table-cell table:formula="of:=[.B25]-[.B$2]" office:value-type="float" office:value="2.75328969955444" calcext:value-type="float">
            <text:p>2.7532896996</text:p>
          </table:table-cell>
          <table:table-cell table:formula="of:=[.D25]/([.E25]-[.E24])" office:value-type="float" office:value="61498.2855777824" calcext:value-type="float">
            <text:p>61498.2855777824</text:p>
          </table:table-cell>
          <table:table-cell table:formula="of:=[.E25]-[.E24]" office:value-type="float" office:value="0.115775585174561" calcext:value-type="float">
            <text:p>0.11577558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5999438.76608" calcext:value-type="float">
            <text:p>1455999438.76608</text:p>
          </table:table-cell>
          <table:table-cell office:value-type="float" office:value="1455999438.7663" calcext:value-type="float">
            <text:p>1455999438.7663</text:p>
          </table:table-cell>
          <table:table-cell office:value-type="float" office:value="7000" calcext:value-type="float">
            <text:p>7000</text:p>
          </table:table-cell>
          <table:table-cell table:formula="of:=[.B26]-[.B$2]" office:value-type="float" office:value="2.86720871925354" calcext:value-type="float">
            <text:p>2.8672087193</text:p>
          </table:table-cell>
          <table:table-cell table:formula="of:=[.D26]/([.E26]-[.E25])" office:value-type="float" office:value="61447.1579766895" calcext:value-type="float">
            <text:p>61447.1579766895</text:p>
          </table:table-cell>
          <table:table-cell table:formula="of:=[.E26]-[.E25]" office:value-type="float" office:value="0.113919019699097" calcext:value-type="float">
            <text:p>0.11391901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5999438.87819" calcext:value-type="float">
            <text:p>1455999438.87819</text:p>
          </table:table-cell>
          <table:table-cell office:value-type="float" office:value="1455999438.87841" calcext:value-type="float">
            <text:p>1455999438.87841</text:p>
          </table:table-cell>
          <table:table-cell office:value-type="float" office:value="6872" calcext:value-type="float">
            <text:p>6872</text:p>
          </table:table-cell>
          <table:table-cell table:formula="of:=[.B27]-[.B$2]" office:value-type="float" office:value="2.97931599617004" calcext:value-type="float">
            <text:p>2.9793159962</text:p>
          </table:table-cell>
          <table:table-cell table:formula="of:=[.D27]/([.E27]-[.E26])" office:value-type="float" office:value="61298.4294063103" calcext:value-type="float">
            <text:p>61298.4294063103</text:p>
          </table:table-cell>
          <table:table-cell table:formula="of:=[.E27]-[.E26]" office:value-type="float" office:value="0.112107276916504" calcext:value-type="float">
            <text:p>0.11210727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5999438.98854" calcext:value-type="float">
            <text:p>1455999438.98854</text:p>
          </table:table-cell>
          <table:table-cell office:value-type="float" office:value="1455999438.98876" calcext:value-type="float">
            <text:p>1455999438.98876</text:p>
          </table:table-cell>
          <table:table-cell office:value-type="float" office:value="6744" calcext:value-type="float">
            <text:p>6744</text:p>
          </table:table-cell>
          <table:table-cell table:formula="of:=[.B28]-[.B$2]" office:value-type="float" office:value="3.08967113494873" calcext:value-type="float">
            <text:p>3.0896711349</text:p>
          </table:table-cell>
          <table:table-cell table:formula="of:=[.D28]/([.E28]-[.E27])" office:value-type="float" office:value="61111.7893977268" calcext:value-type="float">
            <text:p>61111.7893977268</text:p>
          </table:table-cell>
          <table:table-cell table:formula="of:=[.E28]-[.E27]" office:value-type="float" office:value="0.110355138778687" calcext:value-type="float">
            <text:p>0.11035513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5999439.09721" calcext:value-type="float">
            <text:p>1455999439.09721</text:p>
          </table:table-cell>
          <table:table-cell office:value-type="float" office:value="1455999439.09743" calcext:value-type="float">
            <text:p>1455999439.09743</text:p>
          </table:table-cell>
          <table:table-cell office:value-type="float" office:value="6616" calcext:value-type="float">
            <text:p>6616</text:p>
          </table:table-cell>
          <table:table-cell table:formula="of:=[.B29]-[.B$2]" office:value-type="float" office:value="3.19833946228027" calcext:value-type="float">
            <text:p>3.1983394623</text:p>
          </table:table-cell>
          <table:table-cell table:formula="of:=[.D29]/([.E29]-[.E28])" office:value-type="float" office:value="60882.5051646818" calcext:value-type="float">
            <text:p>60882.5051646818</text:p>
          </table:table-cell>
          <table:table-cell table:formula="of:=[.E29]-[.E28]" office:value-type="float" office:value="0.108668327331543" calcext:value-type="float">
            <text:p>0.10866832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5999439.20365" calcext:value-type="float">
            <text:p>1455999439.20365</text:p>
          </table:table-cell>
          <table:table-cell office:value-type="float" office:value="1455999439.20387" calcext:value-type="float">
            <text:p>1455999439.20387</text:p>
          </table:table-cell>
          <table:table-cell office:value-type="float" office:value="6480" calcext:value-type="float">
            <text:p>6480</text:p>
          </table:table-cell>
          <table:table-cell table:formula="of:=[.B30]-[.B$2]" office:value-type="float" office:value="3.3047776222229" calcext:value-type="float">
            <text:p>3.3047776222</text:p>
          </table:table-cell>
          <table:table-cell table:formula="of:=[.D30]/([.E30]-[.E29])" office:value-type="float" office:value="60880.4211148792" calcext:value-type="float">
            <text:p>60880.4211148792</text:p>
          </table:table-cell>
          <table:table-cell table:formula="of:=[.E30]-[.E29]" office:value-type="float" office:value="0.106438159942627" calcext:value-type="float">
            <text:p>0.10643815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5999439.30846" calcext:value-type="float">
            <text:p>1455999439.30846</text:p>
          </table:table-cell>
          <table:table-cell office:value-type="float" office:value="1455999439.3087" calcext:value-type="float">
            <text:p>1455999439.3087</text:p>
          </table:table-cell>
          <table:table-cell office:value-type="float" office:value="6352" calcext:value-type="float">
            <text:p>6352</text:p>
          </table:table-cell>
          <table:table-cell table:formula="of:=[.B31]-[.B$2]" office:value-type="float" office:value="3.40958857536316" calcext:value-type="float">
            <text:p>3.4095885754</text:p>
          </table:table-cell>
          <table:table-cell table:formula="of:=[.D31]/([.E31]-[.E30])" office:value-type="float" office:value="60604.3529773048" calcext:value-type="float">
            <text:p>60604.3529773048</text:p>
          </table:table-cell>
          <table:table-cell table:formula="of:=[.E31]-[.E30]" office:value-type="float" office:value="0.104810953140259" calcext:value-type="float">
            <text:p>0.10481095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5999439.41139" calcext:value-type="float">
            <text:p>1455999439.41139</text:p>
          </table:table-cell>
          <table:table-cell office:value-type="float" office:value="1455999439.41161" calcext:value-type="float">
            <text:p>1455999439.41161</text:p>
          </table:table-cell>
          <table:table-cell office:value-type="float" office:value="6224" calcext:value-type="float">
            <text:p>6224</text:p>
          </table:table-cell>
          <table:table-cell table:formula="of:=[.B32]-[.B$2]" office:value-type="float" office:value="3.51251411437988" calcext:value-type="float">
            <text:p>3.5125141144</text:p>
          </table:table-cell>
          <table:table-cell table:formula="of:=[.D32]/([.E32]-[.E31])" office:value-type="float" office:value="60470.9002202914" calcext:value-type="float">
            <text:p>60470.9002202914</text:p>
          </table:table-cell>
          <table:table-cell table:formula="of:=[.E32]-[.E31]" office:value-type="float" office:value="0.102925539016724" calcext:value-type="float">
            <text:p>0.1029255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5999439.51274" calcext:value-type="float">
            <text:p>1455999439.51274</text:p>
          </table:table-cell>
          <table:table-cell office:value-type="float" office:value="1455999439.51295" calcext:value-type="float">
            <text:p>1455999439.51295</text:p>
          </table:table-cell>
          <table:table-cell office:value-type="float" office:value="6096" calcext:value-type="float">
            <text:p>6096</text:p>
          </table:table-cell>
          <table:table-cell table:formula="of:=[.B33]-[.B$2]" office:value-type="float" office:value="3.61386704444885" calcext:value-type="float">
            <text:p>3.6138670444</text:p>
          </table:table-cell>
          <table:table-cell table:formula="of:=[.D33]/([.E33]-[.E32])" office:value-type="float" office:value="60146.263120876" calcext:value-type="float">
            <text:p>60146.263120876</text:p>
          </table:table-cell>
          <table:table-cell table:formula="of:=[.E33]-[.E32]" office:value-type="float" office:value="0.10135293006897" calcext:value-type="float">
            <text:p>0.10135293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5999439.61365" calcext:value-type="float">
            <text:p>1455999439.61365</text:p>
          </table:table-cell>
          <table:table-cell office:value-type="float" office:value="1455999439.61387" calcext:value-type="float">
            <text:p>1455999439.61387</text:p>
          </table:table-cell>
          <table:table-cell office:value-type="float" office:value="5968" calcext:value-type="float">
            <text:p>5968</text:p>
          </table:table-cell>
          <table:table-cell table:formula="of:=[.B34]-[.B$2]" office:value-type="float" office:value="3.71478080749512" calcext:value-type="float">
            <text:p>3.7147808075</text:p>
          </table:table-cell>
          <table:table-cell table:formula="of:=[.D34]/([.E34]-[.E33])" office:value-type="float" office:value="59139.6041515559" calcext:value-type="float">
            <text:p>59139.6041515559</text:p>
          </table:table-cell>
          <table:table-cell table:formula="of:=[.E34]-[.E33]" office:value-type="float" office:value="0.100913763046265" calcext:value-type="float">
            <text:p>0.1009137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5999439.71636" calcext:value-type="float">
            <text:p>1455999439.71636</text:p>
          </table:table-cell>
          <table:table-cell office:value-type="float" office:value="1455999439.71658" calcext:value-type="float">
            <text:p>1455999439.71658</text:p>
          </table:table-cell>
          <table:table-cell office:value-type="float" office:value="5840" calcext:value-type="float">
            <text:p>5840</text:p>
          </table:table-cell>
          <table:table-cell table:formula="of:=[.B35]-[.B$2]" office:value-type="float" office:value="3.8174889087677" calcext:value-type="float">
            <text:p>3.8174889088</text:p>
          </table:table-cell>
          <table:table-cell table:formula="of:=[.D35]/([.E35]-[.E34])" office:value-type="float" office:value="56860.1690386709" calcext:value-type="float">
            <text:p>56860.1690386709</text:p>
          </table:table-cell>
          <table:table-cell table:formula="of:=[.E35]-[.E34]" office:value-type="float" office:value="0.102708101272583" calcext:value-type="float">
            <text:p>0.10270810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5999439.81775" calcext:value-type="float">
            <text:p>1455999439.81775</text:p>
          </table:table-cell>
          <table:table-cell office:value-type="float" office:value="1455999439.81797" calcext:value-type="float">
            <text:p>1455999439.81797</text:p>
          </table:table-cell>
          <table:table-cell office:value-type="float" office:value="5712" calcext:value-type="float">
            <text:p>5712</text:p>
          </table:table-cell>
          <table:table-cell table:formula="of:=[.B36]-[.B$2]" office:value-type="float" office:value="3.91888332366943" calcext:value-type="float">
            <text:p>3.9188833237</text:p>
          </table:table-cell>
          <table:table-cell table:formula="of:=[.D36]/([.E36]-[.E35])" office:value-type="float" office:value="56334.4638413841" calcext:value-type="float">
            <text:p>56334.4638413841</text:p>
          </table:table-cell>
          <table:table-cell table:formula="of:=[.E36]-[.E35]" office:value-type="float" office:value="0.101394414901733" calcext:value-type="float">
            <text:p>0.10139441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5999439.91804" calcext:value-type="float">
            <text:p>1455999439.91804</text:p>
          </table:table-cell>
          <table:table-cell office:value-type="float" office:value="1455999439.91826" calcext:value-type="float">
            <text:p>1455999439.91826</text:p>
          </table:table-cell>
          <table:table-cell office:value-type="float" office:value="5592" calcext:value-type="float">
            <text:p>5592</text:p>
          </table:table-cell>
          <table:table-cell table:formula="of:=[.B37]-[.B$2]" office:value-type="float" office:value="4.01917219161987" calcext:value-type="float">
            <text:p>4.0191721916</text:p>
          </table:table-cell>
          <table:table-cell table:formula="of:=[.D37]/([.E37]-[.E36])" office:value-type="float" office:value="55758.9303207954" calcext:value-type="float">
            <text:p>55758.9303207954</text:p>
          </table:table-cell>
          <table:table-cell table:formula="of:=[.E37]-[.E36]" office:value-type="float" office:value="0.100288867950439" calcext:value-type="float">
            <text:p>0.1002888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5999440.01924" calcext:value-type="float">
            <text:p>1455999440.01924</text:p>
          </table:table-cell>
          <table:table-cell office:value-type="float" office:value="1455999440.01945" calcext:value-type="float">
            <text:p>1455999440.01945</text:p>
          </table:table-cell>
          <table:table-cell office:value-type="float" office:value="5472" calcext:value-type="float">
            <text:p>5472</text:p>
          </table:table-cell>
          <table:table-cell table:formula="of:=[.B38]-[.B$2]" office:value-type="float" office:value="4.12036657333374" calcext:value-type="float">
            <text:p>4.1203665733</text:p>
          </table:table-cell>
          <table:table-cell table:formula="of:=[.D38]/([.E38]-[.E37])" office:value-type="float" office:value="54074.1482612383" calcext:value-type="float">
            <text:p>54074.1482612383</text:p>
          </table:table-cell>
          <table:table-cell table:formula="of:=[.E38]-[.E37]" office:value-type="float" office:value="0.101194381713867" calcext:value-type="float">
            <text:p>0.10119438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5999440.11958" calcext:value-type="float">
            <text:p>1455999440.11958</text:p>
          </table:table-cell>
          <table:table-cell office:value-type="float" office:value="1455999440.1198" calcext:value-type="float">
            <text:p>1455999440.1198</text:p>
          </table:table-cell>
          <table:table-cell office:value-type="float" office:value="5352" calcext:value-type="float">
            <text:p>5352</text:p>
          </table:table-cell>
          <table:table-cell table:formula="of:=[.B39]-[.B$2]" office:value-type="float" office:value="4.22070384025574" calcext:value-type="float">
            <text:p>4.2207038403</text:p>
          </table:table-cell>
          <table:table-cell table:formula="of:=[.D39]/([.E39]-[.E38])" office:value-type="float" office:value="53340.1014815431" calcext:value-type="float">
            <text:p>53340.1014815431</text:p>
          </table:table-cell>
          <table:table-cell table:formula="of:=[.E39]-[.E38]" office:value-type="float" office:value="0.100337266921997" calcext:value-type="float">
            <text:p>0.10033726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5999440.22091" calcext:value-type="float">
            <text:p>1455999440.22091</text:p>
          </table:table-cell>
          <table:table-cell office:value-type="float" office:value="1455999440.22114" calcext:value-type="float">
            <text:p>1455999440.22114</text:p>
          </table:table-cell>
          <table:table-cell office:value-type="float" office:value="5240" calcext:value-type="float">
            <text:p>5240</text:p>
          </table:table-cell>
          <table:table-cell table:formula="of:=[.B40]-[.B$2]" office:value-type="float" office:value="4.3220431804657" calcext:value-type="float">
            <text:p>4.3220431805</text:p>
          </table:table-cell>
          <table:table-cell table:formula="of:=[.D40]/([.E40]-[.E39])" office:value-type="float" office:value="51707.4611808549" calcext:value-type="float">
            <text:p>51707.4611808549</text:p>
          </table:table-cell>
          <table:table-cell table:formula="of:=[.E40]-[.E39]" office:value-type="float" office:value="0.101339340209961" calcext:value-type="float">
            <text:p>0.101339340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5999440.32298" calcext:value-type="float">
            <text:p>1455999440.32298</text:p>
          </table:table-cell>
          <table:table-cell office:value-type="float" office:value="1455999440.32321" calcext:value-type="float">
            <text:p>1455999440.32321</text:p>
          </table:table-cell>
          <table:table-cell office:value-type="float" office:value="5128" calcext:value-type="float">
            <text:p>5128</text:p>
          </table:table-cell>
          <table:table-cell table:formula="of:=[.B41]-[.B$2]" office:value-type="float" office:value="4.42410922050476" calcext:value-type="float">
            <text:p>4.4241092205</text:p>
          </table:table-cell>
          <table:table-cell table:formula="of:=[.D41]/([.E41]-[.E40])" office:value-type="float" office:value="50241.9805651069" calcext:value-type="float">
            <text:p>50241.9805651069</text:p>
          </table:table-cell>
          <table:table-cell table:formula="of:=[.E41]-[.E40]" office:value-type="float" office:value="0.102066040039063" calcext:value-type="float">
            <text:p>0.102066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5999440.42303" calcext:value-type="float">
            <text:p>1455999440.42303</text:p>
          </table:table-cell>
          <table:table-cell office:value-type="float" office:value="1455999440.42325" calcext:value-type="float">
            <text:p>1455999440.42325</text:p>
          </table:table-cell>
          <table:table-cell office:value-type="float" office:value="5024" calcext:value-type="float">
            <text:p>5024</text:p>
          </table:table-cell>
          <table:table-cell table:formula="of:=[.B42]-[.B$2]" office:value-type="float" office:value="4.52415752410889" calcext:value-type="float">
            <text:p>4.5241575241</text:p>
          </table:table-cell>
          <table:table-cell table:formula="of:=[.D42]/([.E42]-[.E41])" office:value-type="float" office:value="50215.7439858162" calcext:value-type="float">
            <text:p>50215.7439858162</text:p>
          </table:table-cell>
          <table:table-cell table:formula="of:=[.E42]-[.E41]" office:value-type="float" office:value="0.100048303604126" calcext:value-type="float">
            <text:p>0.10004830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5999440.52291" calcext:value-type="float">
            <text:p>1455999440.52291</text:p>
          </table:table-cell>
          <table:table-cell office:value-type="float" office:value="1455999440.52312" calcext:value-type="float">
            <text:p>1455999440.52312</text:p>
          </table:table-cell>
          <table:table-cell office:value-type="float" office:value="4928" calcext:value-type="float">
            <text:p>4928</text:p>
          </table:table-cell>
          <table:table-cell table:formula="of:=[.B43]-[.B$2]" office:value-type="float" office:value="4.6240336894989" calcext:value-type="float">
            <text:p>4.6240336895</text:p>
          </table:table-cell>
          <table:table-cell table:formula="of:=[.D43]/([.E43]-[.E42])" office:value-type="float" office:value="49341.1013604322" calcext:value-type="float">
            <text:p>49341.1013604322</text:p>
          </table:table-cell>
          <table:table-cell table:formula="of:=[.E43]-[.E42]" office:value-type="float" office:value="0.0998761653900147" calcext:value-type="float">
            <text:p>0.09987616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5999440.62289" calcext:value-type="float">
            <text:p>1455999440.62289</text:p>
          </table:table-cell>
          <table:table-cell office:value-type="float" office:value="1455999440.62311" calcext:value-type="float">
            <text:p>1455999440.62311</text:p>
          </table:table-cell>
          <table:table-cell office:value-type="float" office:value="4832" calcext:value-type="float">
            <text:p>4832</text:p>
          </table:table-cell>
          <table:table-cell table:formula="of:=[.B44]-[.B$2]" office:value-type="float" office:value="4.72402024269104" calcext:value-type="float">
            <text:p>4.7240202427</text:p>
          </table:table-cell>
          <table:table-cell table:formula="of:=[.D44]/([.E44]-[.E43])" office:value-type="float" office:value="48326.4983713821" calcext:value-type="float">
            <text:p>48326.4983713821</text:p>
          </table:table-cell>
          <table:table-cell table:formula="of:=[.E44]-[.E43]" office:value-type="float" office:value="0.0999865531921387" calcext:value-type="float">
            <text:p>0.09998655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5999440.72396" calcext:value-type="float">
            <text:p>1455999440.72396</text:p>
          </table:table-cell>
          <table:table-cell office:value-type="float" office:value="1455999440.72418" calcext:value-type="float">
            <text:p>1455999440.72418</text:p>
          </table:table-cell>
          <table:table-cell office:value-type="float" office:value="4744" calcext:value-type="float">
            <text:p>4744</text:p>
          </table:table-cell>
          <table:table-cell table:formula="of:=[.B45]-[.B$2]" office:value-type="float" office:value="4.82508897781372" calcext:value-type="float">
            <text:p>4.8250889778</text:p>
          </table:table-cell>
          <table:table-cell table:formula="of:=[.D45]/([.E45]-[.E44])" office:value-type="float" office:value="46938.3533319337" calcext:value-type="float">
            <text:p>46938.3533319337</text:p>
          </table:table-cell>
          <table:table-cell table:formula="of:=[.E45]-[.E44]" office:value-type="float" office:value="0.101068735122681" calcext:value-type="float">
            <text:p>0.10106873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5999440.82546" calcext:value-type="float">
            <text:p>1455999440.82546</text:p>
          </table:table-cell>
          <table:table-cell office:value-type="float" office:value="1455999440.82567" calcext:value-type="float">
            <text:p>1455999440.82567</text:p>
          </table:table-cell>
          <table:table-cell office:value-type="float" office:value="4664" calcext:value-type="float">
            <text:p>4664</text:p>
          </table:table-cell>
          <table:table-cell table:formula="of:=[.B46]-[.B$2]" office:value-type="float" office:value="4.92658829689026" calcext:value-type="float">
            <text:p>4.9265882969</text:p>
          </table:table-cell>
          <table:table-cell table:formula="of:=[.D46]/([.E46]-[.E45])" office:value-type="float" office:value="45951.0471837057" calcext:value-type="float">
            <text:p>45951.0471837057</text:p>
          </table:table-cell>
          <table:table-cell table:formula="of:=[.E46]-[.E45]" office:value-type="float" office:value="0.101499319076538" calcext:value-type="float">
            <text:p>0.10149931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5999440.92679" calcext:value-type="float">
            <text:p>1455999440.92679</text:p>
          </table:table-cell>
          <table:table-cell office:value-type="float" office:value="1455999440.92702" calcext:value-type="float">
            <text:p>1455999440.92702</text:p>
          </table:table-cell>
          <table:table-cell office:value-type="float" office:value="4592" calcext:value-type="float">
            <text:p>4592</text:p>
          </table:table-cell>
          <table:table-cell table:formula="of:=[.B47]-[.B$2]" office:value-type="float" office:value="5.0279233455658" calcext:value-type="float">
            <text:p>5.0279233456</text:p>
          </table:table-cell>
          <table:table-cell table:formula="of:=[.D47]/([.E47]-[.E46])" office:value-type="float" office:value="45315.0223937134" calcext:value-type="float">
            <text:p>45315.0223937134</text:p>
          </table:table-cell>
          <table:table-cell table:formula="of:=[.E47]-[.E46]" office:value-type="float" office:value="0.101335048675537" calcext:value-type="float">
            <text:p>0.10133504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5999441.02839" calcext:value-type="float">
            <text:p>1455999441.02839</text:p>
          </table:table-cell>
          <table:table-cell office:value-type="float" office:value="1455999441.02861" calcext:value-type="float">
            <text:p>1455999441.02861</text:p>
          </table:table-cell>
          <table:table-cell office:value-type="float" office:value="4520" calcext:value-type="float">
            <text:p>4520</text:p>
          </table:table-cell>
          <table:table-cell table:formula="of:=[.B48]-[.B$2]" office:value-type="float" office:value="5.12951469421387" calcext:value-type="float">
            <text:p>5.1295146942</text:p>
          </table:table-cell>
          <table:table-cell table:formula="of:=[.D48]/([.E48]-[.E47])" office:value-type="float" office:value="44491.9775172786" calcext:value-type="float">
            <text:p>44491.9775172786</text:p>
          </table:table-cell>
          <table:table-cell table:formula="of:=[.E48]-[.E47]" office:value-type="float" office:value="0.101591348648071" calcext:value-type="float">
            <text:p>0.10159134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5999441.12972" calcext:value-type="float">
            <text:p>1455999441.12972</text:p>
          </table:table-cell>
          <table:table-cell office:value-type="float" office:value="1455999441.12994" calcext:value-type="float">
            <text:p>1455999441.12994</text:p>
          </table:table-cell>
          <table:table-cell office:value-type="float" office:value="4464" calcext:value-type="float">
            <text:p>4464</text:p>
          </table:table-cell>
          <table:table-cell table:formula="of:=[.B49]-[.B$2]" office:value-type="float" office:value="5.23085236549377" calcext:value-type="float">
            <text:p>5.2308523655</text:p>
          </table:table-cell>
          <table:table-cell table:formula="of:=[.D49]/([.E49]-[.E48])" office:value-type="float" office:value="44050.7458245205" calcext:value-type="float">
            <text:p>44050.7458245205</text:p>
          </table:table-cell>
          <table:table-cell table:formula="of:=[.E49]-[.E48]" office:value-type="float" office:value="0.101337671279907" calcext:value-type="float">
            <text:p>0.10133767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5999441.23164" calcext:value-type="float">
            <text:p>1455999441.23164</text:p>
          </table:table-cell>
          <table:table-cell office:value-type="float" office:value="1455999441.23186" calcext:value-type="float">
            <text:p>1455999441.23186</text:p>
          </table:table-cell>
          <table:table-cell office:value-type="float" office:value="4416" calcext:value-type="float">
            <text:p>4416</text:p>
          </table:table-cell>
          <table:table-cell table:formula="of:=[.B50]-[.B$2]" office:value-type="float" office:value="5.33276677131653" calcext:value-type="float">
            <text:p>5.3327667713</text:p>
          </table:table-cell>
          <table:table-cell table:formula="of:=[.D50]/([.E50]-[.E49])" office:value-type="float" office:value="43330.478790998" calcext:value-type="float">
            <text:p>43330.478790998</text:p>
          </table:table-cell>
          <table:table-cell table:formula="of:=[.E50]-[.E49]" office:value-type="float" office:value="0.101914405822754" calcext:value-type="float">
            <text:p>0.10191440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5999441.33299" calcext:value-type="float">
            <text:p>1455999441.33299</text:p>
          </table:table-cell>
          <table:table-cell office:value-type="float" office:value="1455999441.33322" calcext:value-type="float">
            <text:p>1455999441.33322</text:p>
          </table:table-cell>
          <table:table-cell office:value-type="float" office:value="4376" calcext:value-type="float">
            <text:p>4376</text:p>
          </table:table-cell>
          <table:table-cell table:formula="of:=[.B51]-[.B$2]" office:value-type="float" office:value="5.4341185092926" calcext:value-type="float">
            <text:p>5.4341185093</text:p>
          </table:table-cell>
          <table:table-cell table:formula="of:=[.D51]/([.E51]-[.E50])" office:value-type="float" office:value="43176.368628558" calcext:value-type="float">
            <text:p>43176.368628558</text:p>
          </table:table-cell>
          <table:table-cell table:formula="of:=[.E51]-[.E50]" office:value-type="float" office:value="0.101351737976074" calcext:value-type="float">
            <text:p>0.1013517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5999441.43326" calcext:value-type="float">
            <text:p>1455999441.43326</text:p>
          </table:table-cell>
          <table:table-cell office:value-type="float" office:value="1455999441.43348" calcext:value-type="float">
            <text:p>1455999441.43348</text:p>
          </table:table-cell>
          <table:table-cell office:value-type="float" office:value="4336" calcext:value-type="float">
            <text:p>4336</text:p>
          </table:table-cell>
          <table:table-cell table:formula="of:=[.B52]-[.B$2]" office:value-type="float" office:value="5.53438782691956" calcext:value-type="float">
            <text:p>5.5343878269</text:p>
          </table:table-cell>
          <table:table-cell table:formula="of:=[.D52]/([.E52]-[.E51])" office:value-type="float" office:value="43243.5375309112" calcext:value-type="float">
            <text:p>43243.5375309112</text:p>
          </table:table-cell>
          <table:table-cell table:formula="of:=[.E52]-[.E51]" office:value-type="float" office:value="0.100269317626953" calcext:value-type="float">
            <text:p>0.10026931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5999441.53287" calcext:value-type="float">
            <text:p>1455999441.53287</text:p>
          </table:table-cell>
          <table:table-cell office:value-type="float" office:value="1455999441.53309" calcext:value-type="float">
            <text:p>1455999441.53309</text:p>
          </table:table-cell>
          <table:table-cell office:value-type="float" office:value="4312" calcext:value-type="float">
            <text:p>4312</text:p>
          </table:table-cell>
          <table:table-cell table:formula="of:=[.B53]-[.B$2]" office:value-type="float" office:value="5.63399696350098" calcext:value-type="float">
            <text:p>5.6339969635</text:p>
          </table:table-cell>
          <table:table-cell table:formula="of:=[.D53]/([.E53]-[.E52])" office:value-type="float" office:value="43289.2016534583" calcext:value-type="float">
            <text:p>43289.2016534583</text:p>
          </table:table-cell>
          <table:table-cell table:formula="of:=[.E53]-[.E52]" office:value-type="float" office:value="0.0996091365814209" calcext:value-type="float">
            <text:p>0.09960913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5999441.63305" calcext:value-type="float">
            <text:p>1455999441.63305</text:p>
          </table:table-cell>
          <table:table-cell office:value-type="float" office:value="1455999441.63327" calcext:value-type="float">
            <text:p>1455999441.63327</text:p>
          </table:table-cell>
          <table:table-cell office:value-type="float" office:value="4296" calcext:value-type="float">
            <text:p>4296</text:p>
          </table:table-cell>
          <table:table-cell table:formula="of:=[.B54]-[.B$2]" office:value-type="float" office:value="5.73417806625366" calcext:value-type="float">
            <text:p>5.7341780663</text:p>
          </table:table-cell>
          <table:table-cell table:formula="of:=[.D54]/([.E54]-[.E53])" office:value-type="float" office:value="42882.3389038292" calcext:value-type="float">
            <text:p>42882.3389038292</text:p>
          </table:table-cell>
          <table:table-cell table:formula="of:=[.E54]-[.E53]" office:value-type="float" office:value="0.100181102752686" calcext:value-type="float">
            <text:p>0.10018110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5999441.7341" calcext:value-type="float">
            <text:p>1455999441.7341</text:p>
          </table:table-cell>
          <table:table-cell office:value-type="float" office:value="1455999441.73432" calcext:value-type="float">
            <text:p>1455999441.73432</text:p>
          </table:table-cell>
          <table:table-cell office:value-type="float" office:value="4296" calcext:value-type="float">
            <text:p>4296</text:p>
          </table:table-cell>
          <table:table-cell table:formula="of:=[.B55]-[.B$2]" office:value-type="float" office:value="5.8352324962616" calcext:value-type="float">
            <text:p>5.8352324963</text:p>
          </table:table-cell>
          <table:table-cell table:formula="of:=[.D55]/([.E55]-[.E54])" office:value-type="float" office:value="42511.7434204783" calcext:value-type="float">
            <text:p>42511.7434204783</text:p>
          </table:table-cell>
          <table:table-cell table:formula="of:=[.E55]-[.E54]" office:value-type="float" office:value="0.101054430007935" calcext:value-type="float">
            <text:p>0.101054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5999441.83565" calcext:value-type="float">
            <text:p>1455999441.83565</text:p>
          </table:table-cell>
          <table:table-cell office:value-type="float" office:value="1455999441.83587" calcext:value-type="float">
            <text:p>1455999441.83587</text:p>
          </table:table-cell>
          <table:table-cell office:value-type="float" office:value="4296" calcext:value-type="float">
            <text:p>4296</text:p>
          </table:table-cell>
          <table:table-cell table:formula="of:=[.B56]-[.B$2]" office:value-type="float" office:value="5.93678283691406" calcext:value-type="float">
            <text:p>5.9367828369</text:p>
          </table:table-cell>
          <table:table-cell table:formula="of:=[.D56]/([.E56]-[.E55])" office:value-type="float" office:value="42304.1416936467" calcext:value-type="float">
            <text:p>42304.1416936467</text:p>
          </table:table-cell>
          <table:table-cell table:formula="of:=[.E56]-[.E55]" office:value-type="float" office:value="0.101550340652466" calcext:value-type="float">
            <text:p>0.10155034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5999441.9362" calcext:value-type="float">
            <text:p>1455999441.9362</text:p>
          </table:table-cell>
          <table:table-cell office:value-type="float" office:value="1455999441.93642" calcext:value-type="float">
            <text:p>1455999441.93642</text:p>
          </table:table-cell>
          <table:table-cell office:value-type="float" office:value="4304" calcext:value-type="float">
            <text:p>4304</text:p>
          </table:table-cell>
          <table:table-cell table:formula="of:=[.B57]-[.B$2]" office:value-type="float" office:value="6.03732752799988" calcext:value-type="float">
            <text:p>6.037327528</text:p>
          </table:table-cell>
          <table:table-cell table:formula="of:=[.D57]/([.E57]-[.E56])" office:value-type="float" office:value="42806.8349857131" calcext:value-type="float">
            <text:p>42806.8349857131</text:p>
          </table:table-cell>
          <table:table-cell table:formula="of:=[.E57]-[.E56]" office:value-type="float" office:value="0.100544691085815" calcext:value-type="float">
            <text:p>0.10054469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5999442.03616" calcext:value-type="float">
            <text:p>1455999442.03616</text:p>
          </table:table-cell>
          <table:table-cell office:value-type="float" office:value="1455999442.03638" calcext:value-type="float">
            <text:p>1455999442.03638</text:p>
          </table:table-cell>
          <table:table-cell office:value-type="float" office:value="4328" calcext:value-type="float">
            <text:p>4328</text:p>
          </table:table-cell>
          <table:table-cell table:formula="of:=[.B58]-[.B$2]" office:value-type="float" office:value="6.13728809356689" calcext:value-type="float">
            <text:p>6.1372880936</text:p>
          </table:table-cell>
          <table:table-cell table:formula="of:=[.D58]/([.E58]-[.E57])" office:value-type="float" office:value="43297.0739556128" calcext:value-type="float">
            <text:p>43297.0739556128</text:p>
          </table:table-cell>
          <table:table-cell table:formula="of:=[.E58]-[.E57]" office:value-type="float" office:value="0.0999605655670166" calcext:value-type="float">
            <text:p>0.09996056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5999442.13611" calcext:value-type="float">
            <text:p>1455999442.13611</text:p>
          </table:table-cell>
          <table:table-cell office:value-type="float" office:value="1455999442.13634" calcext:value-type="float">
            <text:p>1455999442.13634</text:p>
          </table:table-cell>
          <table:table-cell office:value-type="float" office:value="4352" calcext:value-type="float">
            <text:p>4352</text:p>
          </table:table-cell>
          <table:table-cell table:formula="of:=[.B59]-[.B$2]" office:value-type="float" office:value="6.23724102973938" calcext:value-type="float">
            <text:p>6.2372410297</text:p>
          </table:table-cell>
          <table:table-cell table:formula="of:=[.D59]/([.E59]-[.E58])" office:value-type="float" office:value="43540.4918219701" calcext:value-type="float">
            <text:p>43540.4918219701</text:p>
          </table:table-cell>
          <table:table-cell table:formula="of:=[.E59]-[.E58]" office:value-type="float" office:value="0.0999529361724854" calcext:value-type="float">
            <text:p>0.099952936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5999442.23658" calcext:value-type="float">
            <text:p>1455999442.23658</text:p>
          </table:table-cell>
          <table:table-cell office:value-type="float" office:value="1455999442.23681" calcext:value-type="float">
            <text:p>1455999442.23681</text:p>
          </table:table-cell>
          <table:table-cell office:value-type="float" office:value="4392" calcext:value-type="float">
            <text:p>4392</text:p>
          </table:table-cell>
          <table:table-cell table:formula="of:=[.B60]-[.B$2]" office:value-type="float" office:value="6.33771300315857" calcext:value-type="float">
            <text:p>6.3377130032</text:p>
          </table:table-cell>
          <table:table-cell table:formula="of:=[.D60]/([.E60]-[.E59])" office:value-type="float" office:value="43713.6830355236" calcext:value-type="float">
            <text:p>43713.6830355236</text:p>
          </table:table-cell>
          <table:table-cell table:formula="of:=[.E60]-[.E59]" office:value-type="float" office:value="0.100471973419189" calcext:value-type="float">
            <text:p>0.10047197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5999442.33805" calcext:value-type="float">
            <text:p>1455999442.33805</text:p>
          </table:table-cell>
          <table:table-cell office:value-type="float" office:value="1455999442.33828" calcext:value-type="float">
            <text:p>1455999442.33828</text:p>
          </table:table-cell>
          <table:table-cell office:value-type="float" office:value="4432" calcext:value-type="float">
            <text:p>4432</text:p>
          </table:table-cell>
          <table:table-cell table:formula="of:=[.B61]-[.B$2]" office:value-type="float" office:value="6.43917894363403" calcext:value-type="float">
            <text:p>6.4391789436</text:p>
          </table:table-cell>
          <table:table-cell table:formula="of:=[.D61]/([.E61]-[.E60])" office:value-type="float" office:value="43679.6818640018" calcext:value-type="float">
            <text:p>43679.6818640018</text:p>
          </table:table-cell>
          <table:table-cell table:formula="of:=[.E61]-[.E60]" office:value-type="float" office:value="0.101465940475464" calcext:value-type="float">
            <text:p>0.10146594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5999442.44018" calcext:value-type="float">
            <text:p>1455999442.44018</text:p>
          </table:table-cell>
          <table:table-cell office:value-type="float" office:value="1455999442.4404" calcext:value-type="float">
            <text:p>1455999442.4404</text:p>
          </table:table-cell>
          <table:table-cell office:value-type="float" office:value="4488" calcext:value-type="float">
            <text:p>4488</text:p>
          </table:table-cell>
          <table:table-cell table:formula="of:=[.B62]-[.B$2]" office:value-type="float" office:value="6.54130387306213" calcext:value-type="float">
            <text:p>6.5413038731</text:p>
          </table:table-cell>
          <table:table-cell table:formula="of:=[.D62]/([.E62]-[.E61])" office:value-type="float" office:value="43946.174799168" calcext:value-type="float">
            <text:p>43946.174799168</text:p>
          </table:table-cell>
          <table:table-cell table:formula="of:=[.E62]-[.E61]" office:value-type="float" office:value="0.102124929428101" calcext:value-type="float">
            <text:p>0.102124929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5999442.54057" calcext:value-type="float">
            <text:p>1455999442.54057</text:p>
          </table:table-cell>
          <table:table-cell office:value-type="float" office:value="1455999442.54079" calcext:value-type="float">
            <text:p>1455999442.54079</text:p>
          </table:table-cell>
          <table:table-cell office:value-type="float" office:value="4552" calcext:value-type="float">
            <text:p>4552</text:p>
          </table:table-cell>
          <table:table-cell table:formula="of:=[.B63]-[.B$2]" office:value-type="float" office:value="6.64169645309448" calcext:value-type="float">
            <text:p>6.6416964531</text:p>
          </table:table-cell>
          <table:table-cell table:formula="of:=[.D63]/([.E63]-[.E62])" office:value-type="float" office:value="45341.9963759597" calcext:value-type="float">
            <text:p>45341.9963759597</text:p>
          </table:table-cell>
          <table:table-cell table:formula="of:=[.E63]-[.E62]" office:value-type="float" office:value="0.100392580032349" calcext:value-type="float">
            <text:p>0.1003925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5999442.64111" calcext:value-type="float">
            <text:p>1455999442.64111</text:p>
          </table:table-cell>
          <table:table-cell office:value-type="float" office:value="1455999442.64133" calcext:value-type="float">
            <text:p>1455999442.64133</text:p>
          </table:table-cell>
          <table:table-cell office:value-type="float" office:value="4624" calcext:value-type="float">
            <text:p>4624</text:p>
          </table:table-cell>
          <table:table-cell table:formula="of:=[.B64]-[.B$2]" office:value-type="float" office:value="6.74224042892456" calcext:value-type="float">
            <text:p>6.7422404289</text:p>
          </table:table-cell>
          <table:table-cell table:formula="of:=[.D64]/([.E64]-[.E63])" office:value-type="float" office:value="45989.826459764" calcext:value-type="float">
            <text:p>45989.826459764</text:p>
          </table:table-cell>
          <table:table-cell table:formula="of:=[.E64]-[.E63]" office:value-type="float" office:value="0.100543975830078" calcext:value-type="float">
            <text:p>0.10054397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5999442.74286" calcext:value-type="float">
            <text:p>1455999442.74286</text:p>
          </table:table-cell>
          <table:table-cell office:value-type="float" office:value="1455999442.74309" calcext:value-type="float">
            <text:p>1455999442.74309</text:p>
          </table:table-cell>
          <table:table-cell office:value-type="float" office:value="4696" calcext:value-type="float">
            <text:p>4696</text:p>
          </table:table-cell>
          <table:table-cell table:formula="of:=[.B65]-[.B$2]" office:value-type="float" office:value="6.84398365020752" calcext:value-type="float">
            <text:p>6.8439836502</text:p>
          </table:table-cell>
          <table:table-cell table:formula="of:=[.D65]/([.E65]-[.E64])" office:value-type="float" office:value="46155.4090855833" calcext:value-type="float">
            <text:p>46155.4090855833</text:p>
          </table:table-cell>
          <table:table-cell table:formula="of:=[.E65]-[.E64]" office:value-type="float" office:value="0.101743221282959" calcext:value-type="float">
            <text:p>0.10174322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5999442.84519" calcext:value-type="float">
            <text:p>1455999442.84519</text:p>
          </table:table-cell>
          <table:table-cell office:value-type="float" office:value="1455999442.8455" calcext:value-type="float">
            <text:p>1455999442.8455</text:p>
          </table:table-cell>
          <table:table-cell office:value-type="float" office:value="4784" calcext:value-type="float">
            <text:p>4784</text:p>
          </table:table-cell>
          <table:table-cell table:formula="of:=[.B66]-[.B$2]" office:value-type="float" office:value="6.94631814956665" calcext:value-type="float">
            <text:p>6.9463181496</text:p>
          </table:table-cell>
          <table:table-cell table:formula="of:=[.D66]/([.E66]-[.E65])" office:value-type="float" office:value="46748.6529954196" calcext:value-type="float">
            <text:p>46748.6529954196</text:p>
          </table:table-cell>
          <table:table-cell table:formula="of:=[.E66]-[.E65]" office:value-type="float" office:value="0.102334499359131" calcext:value-type="float">
            <text:p>0.102334499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5999442.94838" calcext:value-type="float">
            <text:p>1455999442.94838</text:p>
          </table:table-cell>
          <table:table-cell office:value-type="float" office:value="1455999442.9486" calcext:value-type="float">
            <text:p>1455999442.9486</text:p>
          </table:table-cell>
          <table:table-cell office:value-type="float" office:value="4872" calcext:value-type="float">
            <text:p>4872</text:p>
          </table:table-cell>
          <table:table-cell table:formula="of:=[.B67]-[.B$2]" office:value-type="float" office:value="7.04951190948486" calcext:value-type="float">
            <text:p>7.0495119095</text:p>
          </table:table-cell>
          <table:table-cell table:formula="of:=[.D67]/([.E67]-[.E66])" office:value-type="float" office:value="47212.1570515635" calcext:value-type="float">
            <text:p>47212.1570515635</text:p>
          </table:table-cell>
          <table:table-cell table:formula="of:=[.E67]-[.E66]" office:value-type="float" office:value="0.103193759918213" calcext:value-type="float">
            <text:p>0.10319375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5999443.0486" calcext:value-type="float">
            <text:p>1455999443.0486</text:p>
          </table:table-cell>
          <table:table-cell office:value-type="float" office:value="1455999443.04882" calcext:value-type="float">
            <text:p>1455999443.04882</text:p>
          </table:table-cell>
          <table:table-cell office:value-type="float" office:value="4968" calcext:value-type="float">
            <text:p>4968</text:p>
          </table:table-cell>
          <table:table-cell table:formula="of:=[.B68]-[.B$2]" office:value-type="float" office:value="7.14973330497742" calcext:value-type="float">
            <text:p>7.149733305</text:p>
          </table:table-cell>
          <table:table-cell table:formula="of:=[.D68]/([.E68]-[.E67])" office:value-type="float" office:value="49570.253692677" calcext:value-type="float">
            <text:p>49570.253692677</text:p>
          </table:table-cell>
          <table:table-cell table:formula="of:=[.E68]-[.E67]" office:value-type="float" office:value="0.100221395492554" calcext:value-type="float">
            <text:p>0.100221395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5999443.14883" calcext:value-type="float">
            <text:p>1455999443.14883</text:p>
          </table:table-cell>
          <table:table-cell office:value-type="float" office:value="1455999443.14905" calcext:value-type="float">
            <text:p>1455999443.14905</text:p>
          </table:table-cell>
          <table:table-cell office:value-type="float" office:value="5072" calcext:value-type="float">
            <text:p>5072</text:p>
          </table:table-cell>
          <table:table-cell table:formula="of:=[.B69]-[.B$2]" office:value-type="float" office:value="7.24995946884155" calcext:value-type="float">
            <text:p>7.2499594688</text:p>
          </table:table-cell>
          <table:table-cell table:formula="of:=[.D69]/([.E69]-[.E68])" office:value-type="float" office:value="50605.548535964" calcext:value-type="float">
            <text:p>50605.548535964</text:p>
          </table:table-cell>
          <table:table-cell table:formula="of:=[.E69]-[.E68]" office:value-type="float" office:value="0.100226163864136" calcext:value-type="float">
            <text:p>0.100226163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5999443.25003" calcext:value-type="float">
            <text:p>1455999443.25003</text:p>
          </table:table-cell>
          <table:table-cell office:value-type="float" office:value="1455999443.25025" calcext:value-type="float">
            <text:p>1455999443.25025</text:p>
          </table:table-cell>
          <table:table-cell office:value-type="float" office:value="5176" calcext:value-type="float">
            <text:p>5176</text:p>
          </table:table-cell>
          <table:table-cell table:formula="of:=[.B70]-[.B$2]" office:value-type="float" office:value="7.35115838050842" calcext:value-type="float">
            <text:p>7.3511583805</text:p>
          </table:table-cell>
          <table:table-cell table:formula="of:=[.D70]/([.E70]-[.E69])" office:value-type="float" office:value="51146.7951062411" calcext:value-type="float">
            <text:p>51146.7951062411</text:p>
          </table:table-cell>
          <table:table-cell table:formula="of:=[.E70]-[.E69]" office:value-type="float" office:value="0.10119891166687" calcext:value-type="float">
            <text:p>0.10119891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5999443.35122" calcext:value-type="float">
            <text:p>1455999443.35122</text:p>
          </table:table-cell>
          <table:table-cell office:value-type="float" office:value="1455999443.35145" calcext:value-type="float">
            <text:p>1455999443.35145</text:p>
          </table:table-cell>
          <table:table-cell office:value-type="float" office:value="5288" calcext:value-type="float">
            <text:p>5288</text:p>
          </table:table-cell>
          <table:table-cell table:formula="of:=[.B71]-[.B$2]" office:value-type="float" office:value="7.45234632492065" calcext:value-type="float">
            <text:p>7.4523463249</text:p>
          </table:table-cell>
          <table:table-cell table:formula="of:=[.D71]/([.E71]-[.E70])" office:value-type="float" office:value="52259.1898740142" calcext:value-type="float">
            <text:p>52259.1898740142</text:p>
          </table:table-cell>
          <table:table-cell table:formula="of:=[.E71]-[.E70]" office:value-type="float" office:value="0.101187944412231" calcext:value-type="float">
            <text:p>0.10118794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5999443.45268" calcext:value-type="float">
            <text:p>1455999443.45268</text:p>
          </table:table-cell>
          <table:table-cell office:value-type="float" office:value="1455999443.4529" calcext:value-type="float">
            <text:p>1455999443.4529</text:p>
          </table:table-cell>
          <table:table-cell office:value-type="float" office:value="5408" calcext:value-type="float">
            <text:p>5408</text:p>
          </table:table-cell>
          <table:table-cell table:formula="of:=[.B72]-[.B$2]" office:value-type="float" office:value="7.55381274223328" calcext:value-type="float">
            <text:p>7.5538127422</text:p>
          </table:table-cell>
          <table:table-cell table:formula="of:=[.D72]/([.E72]-[.E71])" office:value-type="float" office:value="53298.4227021413" calcext:value-type="float">
            <text:p>53298.4227021413</text:p>
          </table:table-cell>
          <table:table-cell table:formula="of:=[.E72]-[.E71]" office:value-type="float" office:value="0.101466417312622" calcext:value-type="float">
            <text:p>0.101466417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5999443.55343" calcext:value-type="float">
            <text:p>1455999443.55343</text:p>
          </table:table-cell>
          <table:table-cell office:value-type="float" office:value="1455999443.55365" calcext:value-type="float">
            <text:p>1455999443.55365</text:p>
          </table:table-cell>
          <table:table-cell office:value-type="float" office:value="5528" calcext:value-type="float">
            <text:p>5528</text:p>
          </table:table-cell>
          <table:table-cell table:formula="of:=[.B73]-[.B$2]" office:value-type="float" office:value="7.65455746650696" calcext:value-type="float">
            <text:p>7.6545574665</text:p>
          </table:table-cell>
          <table:table-cell table:formula="of:=[.D73]/([.E73]-[.E72])" office:value-type="float" office:value="54871.3596652736" calcext:value-type="float">
            <text:p>54871.3596652736</text:p>
          </table:table-cell>
          <table:table-cell table:formula="of:=[.E73]-[.E72]" office:value-type="float" office:value="0.100744724273682" calcext:value-type="float">
            <text:p>0.100744724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5999443.65442" calcext:value-type="float">
            <text:p>1455999443.65442</text:p>
          </table:table-cell>
          <table:table-cell office:value-type="float" office:value="1455999443.65464" calcext:value-type="float">
            <text:p>1455999443.65464</text:p>
          </table:table-cell>
          <table:table-cell office:value-type="float" office:value="5648" calcext:value-type="float">
            <text:p>5648</text:p>
          </table:table-cell>
          <table:table-cell table:formula="of:=[.B74]-[.B$2]" office:value-type="float" office:value="7.75555038452148" calcext:value-type="float">
            <text:p>7.7555503845</text:p>
          </table:table-cell>
          <table:table-cell table:formula="of:=[.D74]/([.E74]-[.E73])" office:value-type="float" office:value="55924.7134456261" calcext:value-type="float">
            <text:p>55924.7134456261</text:p>
          </table:table-cell>
          <table:table-cell table:formula="of:=[.E74]-[.E73]" office:value-type="float" office:value="0.100992918014526" calcext:value-type="float">
            <text:p>0.1009929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5999443.75498" calcext:value-type="float">
            <text:p>1455999443.75498</text:p>
          </table:table-cell>
          <table:table-cell office:value-type="float" office:value="1455999443.7552" calcext:value-type="float">
            <text:p>1455999443.7552</text:p>
          </table:table-cell>
          <table:table-cell office:value-type="float" office:value="5768" calcext:value-type="float">
            <text:p>5768</text:p>
          </table:table-cell>
          <table:table-cell table:formula="of:=[.B75]-[.B$2]" office:value-type="float" office:value="7.85610675811768" calcext:value-type="float">
            <text:p>7.8561067581</text:p>
          </table:table-cell>
          <table:table-cell table:formula="of:=[.D75]/([.E75]-[.E74])" office:value-type="float" office:value="57360.8593241718" calcext:value-type="float">
            <text:p>57360.8593241718</text:p>
          </table:table-cell>
          <table:table-cell table:formula="of:=[.E75]-[.E74]" office:value-type="float" office:value="0.100556373596191" calcext:value-type="float">
            <text:p>0.100556373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5999443.85589" calcext:value-type="float">
            <text:p>1455999443.85589</text:p>
          </table:table-cell>
          <table:table-cell office:value-type="float" office:value="1455999443.8561" calcext:value-type="float">
            <text:p>1455999443.8561</text:p>
          </table:table-cell>
          <table:table-cell office:value-type="float" office:value="5896" calcext:value-type="float">
            <text:p>5896</text:p>
          </table:table-cell>
          <table:table-cell table:formula="of:=[.B76]-[.B$2]" office:value-type="float" office:value="7.95701456069946" calcext:value-type="float">
            <text:p>7.9570145607</text:p>
          </table:table-cell>
          <table:table-cell table:formula="of:=[.D76]/([.E76]-[.E75])" office:value-type="float" office:value="58429.5748113355" calcext:value-type="float">
            <text:p>58429.5748113355</text:p>
          </table:table-cell>
          <table:table-cell table:formula="of:=[.E76]-[.E75]" office:value-type="float" office:value="0.100907802581787" calcext:value-type="float">
            <text:p>0.100907802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5999443.95668" calcext:value-type="float">
            <text:p>1455999443.95668</text:p>
          </table:table-cell>
          <table:table-cell office:value-type="float" office:value="1455999443.9569" calcext:value-type="float">
            <text:p>1455999443.9569</text:p>
          </table:table-cell>
          <table:table-cell office:value-type="float" office:value="6024" calcext:value-type="float">
            <text:p>6024</text:p>
          </table:table-cell>
          <table:table-cell table:formula="of:=[.B77]-[.B$2]" office:value-type="float" office:value="8.05781030654907" calcext:value-type="float">
            <text:p>8.0578103065</text:p>
          </table:table-cell>
          <table:table-cell table:formula="of:=[.D77]/([.E77]-[.E76])" office:value-type="float" office:value="59764.4270521894" calcext:value-type="float">
            <text:p>59764.4270521894</text:p>
          </table:table-cell>
          <table:table-cell table:formula="of:=[.E77]-[.E76]" office:value-type="float" office:value="0.100795745849609" calcext:value-type="float">
            <text:p>0.100795745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5999444.05682" calcext:value-type="float">
            <text:p>1455999444.05682</text:p>
          </table:table-cell>
          <table:table-cell office:value-type="float" office:value="1455999444.05703" calcext:value-type="float">
            <text:p>1455999444.05703</text:p>
          </table:table-cell>
          <table:table-cell office:value-type="float" office:value="6144" calcext:value-type="float">
            <text:p>6144</text:p>
          </table:table-cell>
          <table:table-cell table:formula="of:=[.B78]-[.B$2]" office:value-type="float" office:value="8.15794658660889" calcext:value-type="float">
            <text:p>8.1579465866</text:p>
          </table:table-cell>
          <table:table-cell table:formula="of:=[.D78]/([.E78]-[.E77])" office:value-type="float" office:value="61356.3834838882" calcext:value-type="float">
            <text:p>61356.3834838882</text:p>
          </table:table-cell>
          <table:table-cell table:formula="of:=[.E78]-[.E77]" office:value-type="float" office:value="0.100136280059814" calcext:value-type="float">
            <text:p>0.10013628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5999444.15723" calcext:value-type="float">
            <text:p>1455999444.15723</text:p>
          </table:table-cell>
          <table:table-cell office:value-type="float" office:value="1455999444.15744" calcext:value-type="float">
            <text:p>1455999444.15744</text:p>
          </table:table-cell>
          <table:table-cell office:value-type="float" office:value="6272" calcext:value-type="float">
            <text:p>6272</text:p>
          </table:table-cell>
          <table:table-cell table:formula="of:=[.B79]-[.B$2]" office:value-type="float" office:value="8.25835824012756" calcext:value-type="float">
            <text:p>8.2583582401</text:p>
          </table:table-cell>
          <table:table-cell table:formula="of:=[.D79]/([.E79]-[.E78])" office:value-type="float" office:value="62462.8694002474" calcext:value-type="float">
            <text:p>62462.8694002474</text:p>
          </table:table-cell>
          <table:table-cell table:formula="of:=[.E79]-[.E78]" office:value-type="float" office:value="0.100411653518677" calcext:value-type="float">
            <text:p>0.10041165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5999444.25821" calcext:value-type="float">
            <text:p>1455999444.25821</text:p>
          </table:table-cell>
          <table:table-cell office:value-type="float" office:value="1455999444.25842" calcext:value-type="float">
            <text:p>1455999444.25842</text:p>
          </table:table-cell>
          <table:table-cell office:value-type="float" office:value="6400" calcext:value-type="float">
            <text:p>6400</text:p>
          </table:table-cell>
          <table:table-cell table:formula="of:=[.B80]-[.B$2]" office:value-type="float" office:value="8.35933589935303" calcext:value-type="float">
            <text:p>8.3593358994</text:p>
          </table:table-cell>
          <table:table-cell table:formula="of:=[.D80]/([.E80]-[.E79])" office:value-type="float" office:value="63380.3561014424" calcext:value-type="float">
            <text:p>63380.3561014424</text:p>
          </table:table-cell>
          <table:table-cell table:formula="of:=[.E80]-[.E79]" office:value-type="float" office:value="0.100977659225464" calcext:value-type="float">
            <text:p>0.100977659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5999444.35915" calcext:value-type="float">
            <text:p>1455999444.35915</text:p>
          </table:table-cell>
          <table:table-cell office:value-type="float" office:value="1455999444.35939" calcext:value-type="float">
            <text:p>1455999444.35939</text:p>
          </table:table-cell>
          <table:table-cell office:value-type="float" office:value="6520" calcext:value-type="float">
            <text:p>6520</text:p>
          </table:table-cell>
          <table:table-cell table:formula="of:=[.B81]-[.B$2]" office:value-type="float" office:value="8.46027588844299" calcext:value-type="float">
            <text:p>8.4602758884</text:p>
          </table:table-cell>
          <table:table-cell table:formula="of:=[.D81]/([.E81]-[.E80])" office:value-type="float" office:value="64592.8344037055" calcext:value-type="float">
            <text:p>64592.8344037055</text:p>
          </table:table-cell>
          <table:table-cell table:formula="of:=[.E81]-[.E80]" office:value-type="float" office:value="0.100939989089966" calcext:value-type="float">
            <text:p>0.10093998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5999444.46169" calcext:value-type="float">
            <text:p>1455999444.46169</text:p>
          </table:table-cell>
          <table:table-cell office:value-type="float" office:value="1455999444.46191" calcext:value-type="float">
            <text:p>1455999444.46191</text:p>
          </table:table-cell>
          <table:table-cell office:value-type="float" office:value="6648" calcext:value-type="float">
            <text:p>6648</text:p>
          </table:table-cell>
          <table:table-cell table:formula="of:=[.B82]-[.B$2]" office:value-type="float" office:value="8.56282210350037" calcext:value-type="float">
            <text:p>8.5628221035</text:p>
          </table:table-cell>
          <table:table-cell table:formula="of:=[.D82]/([.E82]-[.E81])" office:value-type="float" office:value="64829.306437888" calcext:value-type="float">
            <text:p>64829.306437888</text:p>
          </table:table-cell>
          <table:table-cell table:formula="of:=[.E82]-[.E81]" office:value-type="float" office:value="0.102546215057373" calcext:value-type="float">
            <text:p>0.10254621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5999444.56372" calcext:value-type="float">
            <text:p>1455999444.56372</text:p>
          </table:table-cell>
          <table:table-cell office:value-type="float" office:value="1455999444.56394" calcext:value-type="float">
            <text:p>1455999444.56394</text:p>
          </table:table-cell>
          <table:table-cell office:value-type="float" office:value="6768" calcext:value-type="float">
            <text:p>6768</text:p>
          </table:table-cell>
          <table:table-cell table:formula="of:=[.B83]-[.B$2]" office:value-type="float" office:value="8.66484761238098" calcext:value-type="float">
            <text:p>8.6648476124</text:p>
          </table:table-cell>
          <table:table-cell table:formula="of:=[.D83]/([.E83]-[.E82])" office:value-type="float" office:value="66336.3513130775" calcext:value-type="float">
            <text:p>66336.3513130775</text:p>
          </table:table-cell>
          <table:table-cell table:formula="of:=[.E83]-[.E82]" office:value-type="float" office:value="0.102025508880615" calcext:value-type="float">
            <text:p>0.10202550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5999444.66409" calcext:value-type="float">
            <text:p>1455999444.66409</text:p>
          </table:table-cell>
          <table:table-cell office:value-type="float" office:value="1455999444.6643" calcext:value-type="float">
            <text:p>1455999444.6643</text:p>
          </table:table-cell>
          <table:table-cell office:value-type="float" office:value="6880" calcext:value-type="float">
            <text:p>6880</text:p>
          </table:table-cell>
          <table:table-cell table:formula="of:=[.B84]-[.B$2]" office:value-type="float" office:value="8.76521801948547" calcext:value-type="float">
            <text:p>8.7652180195</text:p>
          </table:table-cell>
          <table:table-cell table:formula="of:=[.D84]/([.E84]-[.E83])" office:value-type="float" office:value="68546.100374361" calcext:value-type="float">
            <text:p>68546.100374361</text:p>
          </table:table-cell>
          <table:table-cell table:formula="of:=[.E84]-[.E83]" office:value-type="float" office:value="0.100370407104492" calcext:value-type="float">
            <text:p>0.10037040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5999444.76462" calcext:value-type="float">
            <text:p>1455999444.76462</text:p>
          </table:table-cell>
          <table:table-cell office:value-type="float" office:value="1455999444.76483" calcext:value-type="float">
            <text:p>1455999444.76483</text:p>
          </table:table-cell>
          <table:table-cell office:value-type="float" office:value="6992" calcext:value-type="float">
            <text:p>6992</text:p>
          </table:table-cell>
          <table:table-cell table:formula="of:=[.B85]-[.B$2]" office:value-type="float" office:value="8.86575078964233" calcext:value-type="float">
            <text:p>8.8657507896</text:p>
          </table:table-cell>
          <table:table-cell table:formula="of:=[.D85]/([.E85]-[.E84])" office:value-type="float" office:value="69549.461226329" calcext:value-type="float">
            <text:p>69549.461226329</text:p>
          </table:table-cell>
          <table:table-cell table:formula="of:=[.E85]-[.E84]" office:value-type="float" office:value="0.10053277015686" calcext:value-type="float">
            <text:p>0.100532770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5999444.86606" calcext:value-type="float">
            <text:p>1455999444.86606</text:p>
          </table:table-cell>
          <table:table-cell office:value-type="float" office:value="1455999444.86627" calcext:value-type="float">
            <text:p>1455999444.86627</text:p>
          </table:table-cell>
          <table:table-cell office:value-type="float" office:value="7104" calcext:value-type="float">
            <text:p>7104</text:p>
          </table:table-cell>
          <table:table-cell table:formula="of:=[.B86]-[.B$2]" office:value-type="float" office:value="8.96718406677246" calcext:value-type="float">
            <text:p>8.9671840668</text:p>
          </table:table-cell>
          <table:table-cell table:formula="of:=[.D86]/([.E86]-[.E85])" office:value-type="float" office:value="70036.1873439858" calcext:value-type="float">
            <text:p>70036.1873439858</text:p>
          </table:table-cell>
          <table:table-cell table:formula="of:=[.E86]-[.E85]" office:value-type="float" office:value="0.101433277130127" calcext:value-type="float">
            <text:p>0.10143327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5999444.97191" calcext:value-type="float">
            <text:p>1455999444.97191</text:p>
          </table:table-cell>
          <table:table-cell office:value-type="float" office:value="1455999444.97213" calcext:value-type="float">
            <text:p>1455999444.97213</text:p>
          </table:table-cell>
          <table:table-cell office:value-type="float" office:value="7208" calcext:value-type="float">
            <text:p>7208</text:p>
          </table:table-cell>
          <table:table-cell table:formula="of:=[.B87]-[.B$2]" office:value-type="float" office:value="9.07304239273071" calcext:value-type="float">
            <text:p>9.0730423927</text:p>
          </table:table-cell>
          <table:table-cell table:formula="of:=[.D87]/([.E87]-[.E86])" office:value-type="float" office:value="68091.0068693384" calcext:value-type="float">
            <text:p>68091.0068693384</text:p>
          </table:table-cell>
          <table:table-cell table:formula="of:=[.E87]-[.E86]" office:value-type="float" office:value="0.105858325958252" calcext:value-type="float">
            <text:p>0.1058583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5999445.09042" calcext:value-type="float">
            <text:p>1455999445.09042</text:p>
          </table:table-cell>
          <table:table-cell office:value-type="float" office:value="1455999445.09064" calcext:value-type="float">
            <text:p>1455999445.09064</text:p>
          </table:table-cell>
          <table:table-cell office:value-type="float" office:value="7320" calcext:value-type="float">
            <text:p>7320</text:p>
          </table:table-cell>
          <table:table-cell table:formula="of:=[.B88]-[.B$2]" office:value-type="float" office:value="9.19154644012451" calcext:value-type="float">
            <text:p>9.1915464401</text:p>
          </table:table-cell>
          <table:table-cell table:formula="of:=[.D88]/([.E88]-[.E87])" office:value-type="float" office:value="61770.0421292366" calcext:value-type="float">
            <text:p>61770.0421292366</text:p>
          </table:table-cell>
          <table:table-cell table:formula="of:=[.E88]-[.E87]" office:value-type="float" office:value="0.118504047393799" calcext:value-type="float">
            <text:p>0.118504047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5999445.21032" calcext:value-type="float">
            <text:p>1455999445.21032</text:p>
          </table:table-cell>
          <table:table-cell office:value-type="float" office:value="1455999445.21054" calcext:value-type="float">
            <text:p>1455999445.21054</text:p>
          </table:table-cell>
          <table:table-cell office:value-type="float" office:value="7424" calcext:value-type="float">
            <text:p>7424</text:p>
          </table:table-cell>
          <table:table-cell table:formula="of:=[.B89]-[.B$2]" office:value-type="float" office:value="9.31145215034485" calcext:value-type="float">
            <text:p>9.3114521503</text:p>
          </table:table-cell>
          <table:table-cell table:formula="of:=[.D89]/([.E89]-[.E88])" office:value-type="float" office:value="61915.3165129315" calcext:value-type="float">
            <text:p>61915.3165129315</text:p>
          </table:table-cell>
          <table:table-cell table:formula="of:=[.E89]-[.E88]" office:value-type="float" office:value="0.119905710220337" calcext:value-type="float">
            <text:p>0.119905710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5999445.33151" calcext:value-type="float">
            <text:p>1455999445.33151</text:p>
          </table:table-cell>
          <table:table-cell office:value-type="float" office:value="1455999445.33173" calcext:value-type="float">
            <text:p>1455999445.33173</text:p>
          </table:table-cell>
          <table:table-cell office:value-type="float" office:value="7520" calcext:value-type="float">
            <text:p>7520</text:p>
          </table:table-cell>
          <table:table-cell table:formula="of:=[.B90]-[.B$2]" office:value-type="float" office:value="9.43263983726501" calcext:value-type="float">
            <text:p>9.4326398373</text:p>
          </table:table-cell>
          <table:table-cell table:formula="of:=[.D90]/([.E90]-[.E89])" office:value-type="float" office:value="62052.5087251966" calcext:value-type="float">
            <text:p>62052.5087251966</text:p>
          </table:table-cell>
          <table:table-cell table:formula="of:=[.E90]-[.E89]" office:value-type="float" office:value="0.121187686920166" calcext:value-type="float">
            <text:p>0.12118768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5999445.45421" calcext:value-type="float">
            <text:p>1455999445.45421</text:p>
          </table:table-cell>
          <table:table-cell office:value-type="float" office:value="1455999445.45445" calcext:value-type="float">
            <text:p>1455999445.45445</text:p>
          </table:table-cell>
          <table:table-cell office:value-type="float" office:value="7608" calcext:value-type="float">
            <text:p>7608</text:p>
          </table:table-cell>
          <table:table-cell table:formula="of:=[.B91]-[.B$2]" office:value-type="float" office:value="9.55533933639526" calcext:value-type="float">
            <text:p>9.5553393364</text:p>
          </table:table-cell>
          <table:table-cell table:formula="of:=[.D91]/([.E91]-[.E90])" office:value-type="float" office:value="62005.1430847643" calcext:value-type="float">
            <text:p>62005.1430847643</text:p>
          </table:table-cell>
          <table:table-cell table:formula="of:=[.E91]-[.E90]" office:value-type="float" office:value="0.122699499130249" calcext:value-type="float">
            <text:p>0.12269949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5999445.57771" calcext:value-type="float">
            <text:p>1455999445.57771</text:p>
          </table:table-cell>
          <table:table-cell office:value-type="float" office:value="1455999445.57793" calcext:value-type="float">
            <text:p>1455999445.57793</text:p>
          </table:table-cell>
          <table:table-cell office:value-type="float" office:value="7688" calcext:value-type="float">
            <text:p>7688</text:p>
          </table:table-cell>
          <table:table-cell table:formula="of:=[.B92]-[.B$2]" office:value-type="float" office:value="9.67884039878845" calcext:value-type="float">
            <text:p>9.6788403988</text:p>
          </table:table-cell>
          <table:table-cell table:formula="of:=[.D92]/([.E92]-[.E91])" office:value-type="float" office:value="62250.4766438675" calcext:value-type="float">
            <text:p>62250.4766438675</text:p>
          </table:table-cell>
          <table:table-cell table:formula="of:=[.E92]-[.E91]" office:value-type="float" office:value="0.123501062393188" calcext:value-type="float">
            <text:p>0.123501062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5999445.70218" calcext:value-type="float">
            <text:p>1455999445.70218</text:p>
          </table:table-cell>
          <table:table-cell office:value-type="float" office:value="1455999445.70248" calcext:value-type="float">
            <text:p>1455999445.70248</text:p>
          </table:table-cell>
          <table:table-cell office:value-type="float" office:value="7752" calcext:value-type="float">
            <text:p>7752</text:p>
          </table:table-cell>
          <table:table-cell table:formula="of:=[.B93]-[.B$2]" office:value-type="float" office:value="9.80330586433411" calcext:value-type="float">
            <text:p>9.8033058643</text:p>
          </table:table-cell>
          <table:table-cell table:formula="of:=[.D93]/([.E93]-[.E92])" office:value-type="float" office:value="62282.3364377852" calcext:value-type="float">
            <text:p>62282.3364377852</text:p>
          </table:table-cell>
          <table:table-cell table:formula="of:=[.E93]-[.E92]" office:value-type="float" office:value="0.124465465545654" calcext:value-type="float">
            <text:p>0.12446546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5999445.82737" calcext:value-type="float">
            <text:p>1455999445.82737</text:p>
          </table:table-cell>
          <table:table-cell office:value-type="float" office:value="1455999445.82759" calcext:value-type="float">
            <text:p>1455999445.82759</text:p>
          </table:table-cell>
          <table:table-cell office:value-type="float" office:value="7808" calcext:value-type="float">
            <text:p>7808</text:p>
          </table:table-cell>
          <table:table-cell table:formula="of:=[.B94]-[.B$2]" office:value-type="float" office:value="9.92849946022034" calcext:value-type="float">
            <text:p>9.9284994602</text:p>
          </table:table-cell>
          <table:table-cell table:formula="of:=[.D94]/([.E94]-[.E93])" office:value-type="float" office:value="62367.4074119215" calcext:value-type="float">
            <text:p>62367.4074119215</text:p>
          </table:table-cell>
          <table:table-cell table:formula="of:=[.E94]-[.E93]" office:value-type="float" office:value="0.12519359588623" calcext:value-type="float">
            <text:p>0.12519359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5999445.95344" calcext:value-type="float">
            <text:p>1455999445.95344</text:p>
          </table:table-cell>
          <table:table-cell office:value-type="float" office:value="1455999445.95366" calcext:value-type="float">
            <text:p>1455999445.95366</text:p>
          </table:table-cell>
          <table:table-cell office:value-type="float" office:value="7848" calcext:value-type="float">
            <text:p>7848</text:p>
          </table:table-cell>
          <table:table-cell table:formula="of:=[.B95]-[.B$2]" office:value-type="float" office:value="10.0545697212219" calcext:value-type="float">
            <text:p>10.0545697212</text:p>
          </table:table-cell>
          <table:table-cell table:formula="of:=[.D95]/([.E95]-[.E94])" office:value-type="float" office:value="62251.0014467346" calcext:value-type="float">
            <text:p>62251.0014467346</text:p>
          </table:table-cell>
          <table:table-cell table:formula="of:=[.E95]-[.E94]" office:value-type="float" office:value="0.126070261001587" calcext:value-type="float">
            <text:p>0.12607026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5999446.07956" calcext:value-type="float">
            <text:p>1455999446.07956</text:p>
          </table:table-cell>
          <table:table-cell office:value-type="float" office:value="1455999446.07978" calcext:value-type="float">
            <text:p>1455999446.07978</text:p>
          </table:table-cell>
          <table:table-cell office:value-type="float" office:value="7880" calcext:value-type="float">
            <text:p>7880</text:p>
          </table:table-cell>
          <table:table-cell table:formula="of:=[.B96]-[.B$2]" office:value-type="float" office:value="10.1806926727295" calcext:value-type="float">
            <text:p>10.1806926727</text:p>
          </table:table-cell>
          <table:table-cell table:formula="of:=[.D96]/([.E96]-[.E95])" office:value-type="float" office:value="62478.7154582815" calcext:value-type="float">
            <text:p>62478.7154582815</text:p>
          </table:table-cell>
          <table:table-cell table:formula="of:=[.E96]-[.E95]" office:value-type="float" office:value="0.126122951507568" calcext:value-type="float">
            <text:p>0.12612295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5999446.20609" calcext:value-type="float">
            <text:p>1455999446.20609</text:p>
          </table:table-cell>
          <table:table-cell office:value-type="float" office:value="1455999446.2063" calcext:value-type="float">
            <text:p>1455999446.2063</text:p>
          </table:table-cell>
          <table:table-cell office:value-type="float" office:value="7888" calcext:value-type="float">
            <text:p>7888</text:p>
          </table:table-cell>
          <table:table-cell table:formula="of:=[.B97]-[.B$2]" office:value-type="float" office:value="10.3072137832642" calcext:value-type="float">
            <text:p>10.3072137833</text:p>
          </table:table-cell>
          <table:table-cell table:formula="of:=[.D97]/([.E97]-[.E96])" office:value-type="float" office:value="62345.3269313394" calcext:value-type="float">
            <text:p>62345.3269313394</text:p>
          </table:table-cell>
          <table:table-cell table:formula="of:=[.E97]-[.E96]" office:value-type="float" office:value="0.126521110534668" calcext:value-type="float">
            <text:p>0.126521110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5999446.32894" calcext:value-type="float">
            <text:p>1455999446.32894</text:p>
          </table:table-cell>
          <table:table-cell office:value-type="float" office:value="1455999446.32916" calcext:value-type="float">
            <text:p>1455999446.32916</text:p>
          </table:table-cell>
          <table:table-cell office:value-type="float" office:value="7888" calcext:value-type="float">
            <text:p>7888</text:p>
          </table:table-cell>
          <table:table-cell table:formula="of:=[.B98]-[.B$2]" office:value-type="float" office:value="10.4300730228424" calcext:value-type="float">
            <text:p>10.4300730228</text:p>
          </table:table-cell>
          <table:table-cell table:formula="of:=[.D98]/([.E98]-[.E97])" office:value-type="float" office:value="64203.555443433" calcext:value-type="float">
            <text:p>64203.555443433</text:p>
          </table:table-cell>
          <table:table-cell table:formula="of:=[.E98]-[.E97]" office:value-type="float" office:value="0.122859239578247" calcext:value-type="float">
            <text:p>0.12285923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5999446.45862" calcext:value-type="float">
            <text:p>1455999446.45862</text:p>
          </table:table-cell>
          <table:table-cell office:value-type="float" office:value="1455999446.45884" calcext:value-type="float">
            <text:p>1455999446.45884</text:p>
          </table:table-cell>
          <table:table-cell office:value-type="float" office:value="7872" calcext:value-type="float">
            <text:p>7872</text:p>
          </table:table-cell>
          <table:table-cell table:formula="of:=[.B99]-[.B$2]" office:value-type="float" office:value="10.5597498416901" calcext:value-type="float">
            <text:p>10.5597498417</text:p>
          </table:table-cell>
          <table:table-cell table:formula="of:=[.D99]/([.E99]-[.E98])" office:value-type="float" office:value="60704.7587221274" calcext:value-type="float">
            <text:p>60704.7587221274</text:p>
          </table:table-cell>
          <table:table-cell table:formula="of:=[.E99]-[.E98]" office:value-type="float" office:value="0.129676818847656" calcext:value-type="float">
            <text:p>0.129676818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5999446.58465" calcext:value-type="float">
            <text:p>1455999446.58465</text:p>
          </table:table-cell>
          <table:table-cell office:value-type="float" office:value="1455999446.58486" calcext:value-type="float">
            <text:p>1455999446.58486</text:p>
          </table:table-cell>
          <table:table-cell office:value-type="float" office:value="7848" calcext:value-type="float">
            <text:p>7848</text:p>
          </table:table-cell>
          <table:table-cell table:formula="of:=[.B100]-[.B$2]" office:value-type="float" office:value="10.685777425766" calcext:value-type="float">
            <text:p>10.6857774258</text:p>
          </table:table-cell>
          <table:table-cell table:formula="of:=[.D100]/([.E100]-[.E99])" office:value-type="float" office:value="62272.0816045464" calcext:value-type="float">
            <text:p>62272.0816045464</text:p>
          </table:table-cell>
          <table:table-cell table:formula="of:=[.E100]-[.E99]" office:value-type="float" office:value="0.126027584075928" calcext:value-type="float">
            <text:p>0.12602758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5999446.70989" calcext:value-type="float">
            <text:p>1455999446.70989</text:p>
          </table:table-cell>
          <table:table-cell office:value-type="float" office:value="1455999446.71012" calcext:value-type="float">
            <text:p>1455999446.71012</text:p>
          </table:table-cell>
          <table:table-cell office:value-type="float" office:value="7808" calcext:value-type="float">
            <text:p>7808</text:p>
          </table:table-cell>
          <table:table-cell table:formula="of:=[.B101]-[.B$2]" office:value-type="float" office:value="10.8110218048096" calcext:value-type="float">
            <text:p>10.8110218048</text:p>
          </table:table-cell>
          <table:table-cell table:formula="of:=[.D101]/([.E101]-[.E100])" office:value-type="float" office:value="62342.1191403982" calcext:value-type="float">
            <text:p>62342.1191403982</text:p>
          </table:table-cell>
          <table:table-cell table:formula="of:=[.E101]-[.E100]" office:value-type="float" office:value="0.125244379043579" calcext:value-type="float">
            <text:p>0.1252443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5999446.83435" calcext:value-type="float">
            <text:p>1455999446.83435</text:p>
          </table:table-cell>
          <table:table-cell office:value-type="float" office:value="1455999446.83458" calcext:value-type="float">
            <text:p>1455999446.83458</text:p>
          </table:table-cell>
          <table:table-cell office:value-type="float" office:value="7752" calcext:value-type="float">
            <text:p>7752</text:p>
          </table:table-cell>
          <table:table-cell table:formula="of:=[.B102]-[.B$2]" office:value-type="float" office:value="10.9354794025421" calcext:value-type="float">
            <text:p>10.9354794025</text:p>
          </table:table-cell>
          <table:table-cell table:formula="of:=[.D102]/([.E102]-[.E101])" office:value-type="float" office:value="62286.2737288152" calcext:value-type="float">
            <text:p>62286.2737288152</text:p>
          </table:table-cell>
          <table:table-cell table:formula="of:=[.E102]-[.E101]" office:value-type="float" office:value="0.124457597732544" calcext:value-type="float">
            <text:p>0.124457597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5999446.95791" calcext:value-type="float">
            <text:p>1455999446.95791</text:p>
          </table:table-cell>
          <table:table-cell office:value-type="float" office:value="1455999446.95813" calcext:value-type="float">
            <text:p>1455999446.95813</text:p>
          </table:table-cell>
          <table:table-cell office:value-type="float" office:value="7688" calcext:value-type="float">
            <text:p>7688</text:p>
          </table:table-cell>
          <table:table-cell table:formula="of:=[.B103]-[.B$2]" office:value-type="float" office:value="11.0590348243713" calcext:value-type="float">
            <text:p>11.0590348244</text:p>
          </table:table-cell>
          <table:table-cell table:formula="of:=[.D103]/([.E103]-[.E102])" office:value-type="float" office:value="62223.0889278678" calcext:value-type="float">
            <text:p>62223.0889278678</text:p>
          </table:table-cell>
          <table:table-cell table:formula="of:=[.E103]-[.E102]" office:value-type="float" office:value="0.123555421829224" calcext:value-type="float">
            <text:p>0.123555421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5999447.0804" calcext:value-type="float">
            <text:p>1455999447.0804</text:p>
          </table:table-cell>
          <table:table-cell office:value-type="float" office:value="1455999447.08062" calcext:value-type="float">
            <text:p>1455999447.08062</text:p>
          </table:table-cell>
          <table:table-cell office:value-type="float" office:value="7608" calcext:value-type="float">
            <text:p>7608</text:p>
          </table:table-cell>
          <table:table-cell table:formula="of:=[.B104]-[.B$2]" office:value-type="float" office:value="11.1815254688263" calcext:value-type="float">
            <text:p>11.1815254688</text:p>
          </table:table-cell>
          <table:table-cell table:formula="of:=[.D104]/([.E104]-[.E103])" office:value-type="float" office:value="62110.8659673819" calcext:value-type="float">
            <text:p>62110.8659673819</text:p>
          </table:table-cell>
          <table:table-cell table:formula="of:=[.E104]-[.E103]" office:value-type="float" office:value="0.122490644454956" calcext:value-type="float">
            <text:p>0.122490644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5999447.20164" calcext:value-type="float">
            <text:p>1455999447.20164</text:p>
          </table:table-cell>
          <table:table-cell office:value-type="float" office:value="1455999447.20186" calcext:value-type="float">
            <text:p>1455999447.20186</text:p>
          </table:table-cell>
          <table:table-cell office:value-type="float" office:value="7520" calcext:value-type="float">
            <text:p>7520</text:p>
          </table:table-cell>
          <table:table-cell table:formula="of:=[.B105]-[.B$2]" office:value-type="float" office:value="11.3027725219727" calcext:value-type="float">
            <text:p>11.302772522</text:p>
          </table:table-cell>
          <table:table-cell table:formula="of:=[.D105]/([.E105]-[.E104])" office:value-type="float" office:value="62022.1259391954" calcext:value-type="float">
            <text:p>62022.1259391954</text:p>
          </table:table-cell>
          <table:table-cell table:formula="of:=[.E105]-[.E104]" office:value-type="float" office:value="0.121247053146362" calcext:value-type="float">
            <text:p>0.121247053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5999447.32151" calcext:value-type="float">
            <text:p>1455999447.32151</text:p>
          </table:table-cell>
          <table:table-cell office:value-type="float" office:value="1455999447.32172" calcext:value-type="float">
            <text:p>1455999447.32172</text:p>
          </table:table-cell>
          <table:table-cell office:value-type="float" office:value="7424" calcext:value-type="float">
            <text:p>7424</text:p>
          </table:table-cell>
          <table:table-cell table:formula="of:=[.B106]-[.B$2]" office:value-type="float" office:value="11.4226343631744" calcext:value-type="float">
            <text:p>11.4226343632</text:p>
          </table:table-cell>
          <table:table-cell table:formula="of:=[.D106]/([.E106]-[.E105])" office:value-type="float" office:value="61937.9773042366" calcext:value-type="float">
            <text:p>61937.9773042366</text:p>
          </table:table-cell>
          <table:table-cell table:formula="of:=[.E106]-[.E105]" office:value-type="float" office:value="0.119861841201782" calcext:value-type="float">
            <text:p>0.11986184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5999447.43992" calcext:value-type="float">
            <text:p>1455999447.43992</text:p>
          </table:table-cell>
          <table:table-cell office:value-type="float" office:value="1455999447.44014" calcext:value-type="float">
            <text:p>1455999447.44014</text:p>
          </table:table-cell>
          <table:table-cell office:value-type="float" office:value="7320" calcext:value-type="float">
            <text:p>7320</text:p>
          </table:table-cell>
          <table:table-cell table:formula="of:=[.B107]-[.B$2]" office:value-type="float" office:value="11.5410487651825" calcext:value-type="float">
            <text:p>11.5410487652</text:p>
          </table:table-cell>
          <table:table-cell table:formula="of:=[.D107]/([.E107]-[.E106])" office:value-type="float" office:value="61816.8050158457" calcext:value-type="float">
            <text:p>61816.8050158457</text:p>
          </table:table-cell>
          <table:table-cell table:formula="of:=[.E107]-[.E106]" office:value-type="float" office:value="0.118414402008057" calcext:value-type="float">
            <text:p>0.11841440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5999447.55677" calcext:value-type="float">
            <text:p>1455999447.55677</text:p>
          </table:table-cell>
          <table:table-cell office:value-type="float" office:value="1455999447.55699" calcext:value-type="float">
            <text:p>1455999447.55699</text:p>
          </table:table-cell>
          <table:table-cell office:value-type="float" office:value="7208" calcext:value-type="float">
            <text:p>7208</text:p>
          </table:table-cell>
          <table:table-cell table:formula="of:=[.B108]-[.B$2]" office:value-type="float" office:value="11.6579022407532" calcext:value-type="float">
            <text:p>11.6579022408</text:p>
          </table:table-cell>
          <table:table-cell table:formula="of:=[.D108]/([.E108]-[.E107])" office:value-type="float" office:value="61684.0873991827" calcext:value-type="float">
            <text:p>61684.0873991827</text:p>
          </table:table-cell>
          <table:table-cell table:formula="of:=[.E108]-[.E107]" office:value-type="float" office:value="0.116853475570679" calcext:value-type="float">
            <text:p>0.116853475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5999447.67192" calcext:value-type="float">
            <text:p>1455999447.67192</text:p>
          </table:table-cell>
          <table:table-cell office:value-type="float" office:value="1455999447.67214" calcext:value-type="float">
            <text:p>1455999447.67214</text:p>
          </table:table-cell>
          <table:table-cell office:value-type="float" office:value="7088" calcext:value-type="float">
            <text:p>7088</text:p>
          </table:table-cell>
          <table:table-cell table:formula="of:=[.B109]-[.B$2]" office:value-type="float" office:value="11.7730512619019" calcext:value-type="float">
            <text:p>11.7730512619</text:p>
          </table:table-cell>
          <table:table-cell table:formula="of:=[.D109]/([.E109]-[.E108])" office:value-type="float" office:value="61555.0173965257" calcext:value-type="float">
            <text:p>61555.0173965257</text:p>
          </table:table-cell>
          <table:table-cell table:formula="of:=[.E109]-[.E108]" office:value-type="float" office:value="0.115149021148682" calcext:value-type="float">
            <text:p>0.115149021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5999447.78551" calcext:value-type="float">
            <text:p>1455999447.78551</text:p>
          </table:table-cell>
          <table:table-cell office:value-type="float" office:value="1455999447.78573" calcext:value-type="float">
            <text:p>1455999447.78573</text:p>
          </table:table-cell>
          <table:table-cell office:value-type="float" office:value="6968" calcext:value-type="float">
            <text:p>6968</text:p>
          </table:table-cell>
          <table:table-cell table:formula="of:=[.B110]-[.B$2]" office:value-type="float" office:value="11.8866362571716" calcext:value-type="float">
            <text:p>11.8866362572</text:p>
          </table:table-cell>
          <table:table-cell table:formula="of:=[.D110]/([.E110]-[.E109])" office:value-type="float" office:value="61346.1310048068" calcext:value-type="float">
            <text:p>61346.1310048068</text:p>
          </table:table-cell>
          <table:table-cell table:formula="of:=[.E110]-[.E109]" office:value-type="float" office:value="0.113584995269775" calcext:value-type="float">
            <text:p>0.113584995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5999447.89722" calcext:value-type="float">
            <text:p>1455999447.89722</text:p>
          </table:table-cell>
          <table:table-cell office:value-type="float" office:value="1455999447.89745" calcext:value-type="float">
            <text:p>1455999447.89745</text:p>
          </table:table-cell>
          <table:table-cell office:value-type="float" office:value="6840" calcext:value-type="float">
            <text:p>6840</text:p>
          </table:table-cell>
          <table:table-cell table:formula="of:=[.B111]-[.B$2]" office:value-type="float" office:value="11.9983446598053" calcext:value-type="float">
            <text:p>11.9983446598</text:p>
          </table:table-cell>
          <table:table-cell table:formula="of:=[.D111]/([.E111]-[.E110])" office:value-type="float" office:value="61230.8460128186" calcext:value-type="float">
            <text:p>61230.8460128186</text:p>
          </table:table-cell>
          <table:table-cell table:formula="of:=[.E111]-[.E110]" office:value-type="float" office:value="0.111708402633667" calcext:value-type="float">
            <text:p>0.111708402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5999448.00705" calcext:value-type="float">
            <text:p>1455999448.00705</text:p>
          </table:table-cell>
          <table:table-cell office:value-type="float" office:value="1455999448.00727" calcext:value-type="float">
            <text:p>1455999448.00727</text:p>
          </table:table-cell>
          <table:table-cell office:value-type="float" office:value="6712" calcext:value-type="float">
            <text:p>6712</text:p>
          </table:table-cell>
          <table:table-cell table:formula="of:=[.B112]-[.B$2]" office:value-type="float" office:value="12.1081762313843" calcext:value-type="float">
            <text:p>12.1081762314</text:p>
          </table:table-cell>
          <table:table-cell table:formula="of:=[.D112]/([.E112]-[.E111])" office:value-type="float" office:value="61111.7541477901" calcext:value-type="float">
            <text:p>61111.7541477901</text:p>
          </table:table-cell>
          <table:table-cell table:formula="of:=[.E112]-[.E111]" office:value-type="float" office:value="0.10983157157898" calcext:value-type="float">
            <text:p>0.109831571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5999448.115" calcext:value-type="float">
            <text:p>1455999448.115</text:p>
          </table:table-cell>
          <table:table-cell office:value-type="float" office:value="1455999448.11523" calcext:value-type="float">
            <text:p>1455999448.11523</text:p>
          </table:table-cell>
          <table:table-cell office:value-type="float" office:value="6584" calcext:value-type="float">
            <text:p>6584</text:p>
          </table:table-cell>
          <table:table-cell table:formula="of:=[.B113]-[.B$2]" office:value-type="float" office:value="12.2161312103271" calcext:value-type="float">
            <text:p>12.2161312103</text:p>
          </table:table-cell>
          <table:table-cell table:formula="of:=[.D113]/([.E113]-[.E112])" office:value-type="float" office:value="60988.3866818612" calcext:value-type="float">
            <text:p>60988.3866818612</text:p>
          </table:table-cell>
          <table:table-cell table:formula="of:=[.E113]-[.E112]" office:value-type="float" office:value="0.107954978942871" calcext:value-type="float">
            <text:p>0.107954978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5999448.22158" calcext:value-type="float">
            <text:p>1455999448.22158</text:p>
          </table:table-cell>
          <table:table-cell office:value-type="float" office:value="1455999448.2218" calcext:value-type="float">
            <text:p>1455999448.2218</text:p>
          </table:table-cell>
          <table:table-cell office:value-type="float" office:value="6456" calcext:value-type="float">
            <text:p>6456</text:p>
          </table:table-cell>
          <table:table-cell table:formula="of:=[.B114]-[.B$2]" office:value-type="float" office:value="12.3227069377899" calcext:value-type="float">
            <text:p>12.3227069378</text:p>
          </table:table-cell>
          <table:table-cell table:formula="of:=[.D114]/([.E114]-[.E113])" office:value-type="float" office:value="60576.6449237267" calcext:value-type="float">
            <text:p>60576.6449237267</text:p>
          </table:table-cell>
          <table:table-cell table:formula="of:=[.E114]-[.E113]" office:value-type="float" office:value="0.106575727462769" calcext:value-type="float">
            <text:p>0.106575727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5999448.3265" calcext:value-type="float">
            <text:p>1455999448.3265</text:p>
          </table:table-cell>
          <table:table-cell office:value-type="float" office:value="1455999448.32671" calcext:value-type="float">
            <text:p>1455999448.32671</text:p>
          </table:table-cell>
          <table:table-cell office:value-type="float" office:value="6328" calcext:value-type="float">
            <text:p>6328</text:p>
          </table:table-cell>
          <table:table-cell table:formula="of:=[.B115]-[.B$2]" office:value-type="float" office:value="12.4276275634766" calcext:value-type="float">
            <text:p>12.4276275635</text:p>
          </table:table-cell>
          <table:table-cell table:formula="of:=[.D115]/([.E115]-[.E114])" office:value-type="float" office:value="60312.2594684016" calcext:value-type="float">
            <text:p>60312.2594684016</text:p>
          </table:table-cell>
          <table:table-cell table:formula="of:=[.E115]-[.E114]" office:value-type="float" office:value="0.104920625686646" calcext:value-type="float">
            <text:p>0.104920625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5999448.42919" calcext:value-type="float">
            <text:p>1455999448.42919</text:p>
          </table:table-cell>
          <table:table-cell office:value-type="float" office:value="1455999448.42941" calcext:value-type="float">
            <text:p>1455999448.42941</text:p>
          </table:table-cell>
          <table:table-cell office:value-type="float" office:value="6200" calcext:value-type="float">
            <text:p>6200</text:p>
          </table:table-cell>
          <table:table-cell table:formula="of:=[.B116]-[.B$2]" office:value-type="float" office:value="12.5303177833557" calcext:value-type="float">
            <text:p>12.5303177834</text:p>
          </table:table-cell>
          <table:table-cell table:formula="of:=[.D116]/([.E116]-[.E115])" office:value-type="float" office:value="60375.75932057" calcext:value-type="float">
            <text:p>60375.75932057</text:p>
          </table:table-cell>
          <table:table-cell table:formula="of:=[.E116]-[.E115]" office:value-type="float" office:value="0.10269021987915" calcext:value-type="float">
            <text:p>0.102690219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5999448.53027" calcext:value-type="float">
            <text:p>1455999448.53027</text:p>
          </table:table-cell>
          <table:table-cell office:value-type="float" office:value="1455999448.53049" calcext:value-type="float">
            <text:p>1455999448.53049</text:p>
          </table:table-cell>
          <table:table-cell office:value-type="float" office:value="6072" calcext:value-type="float">
            <text:p>6072</text:p>
          </table:table-cell>
          <table:table-cell table:formula="of:=[.B117]-[.B$2]" office:value-type="float" office:value="12.6313948631287" calcext:value-type="float">
            <text:p>12.6313948631</text:p>
          </table:table-cell>
          <table:table-cell table:formula="of:=[.D117]/([.E117]-[.E116])" office:value-type="float" office:value="60072.9662317077" calcext:value-type="float">
            <text:p>60072.9662317077</text:p>
          </table:table-cell>
          <table:table-cell table:formula="of:=[.E117]-[.E116]" office:value-type="float" office:value="0.101077079772949" calcext:value-type="float">
            <text:p>0.101077079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5999448.63083" calcext:value-type="float">
            <text:p>1455999448.63083</text:p>
          </table:table-cell>
          <table:table-cell office:value-type="float" office:value="1455999448.63105" calcext:value-type="float">
            <text:p>1455999448.63105</text:p>
          </table:table-cell>
          <table:table-cell office:value-type="float" office:value="5944" calcext:value-type="float">
            <text:p>5944</text:p>
          </table:table-cell>
          <table:table-cell table:formula="of:=[.B118]-[.B$2]" office:value-type="float" office:value="12.7319579124451" calcext:value-type="float">
            <text:p>12.7319579124</text:p>
          </table:table-cell>
          <table:table-cell table:formula="of:=[.D118]/([.E118]-[.E117])" office:value-type="float" office:value="59107.1973294894" calcext:value-type="float">
            <text:p>59107.1973294894</text:p>
          </table:table-cell>
          <table:table-cell table:formula="of:=[.E118]-[.E117]" office:value-type="float" office:value="0.100563049316406" calcext:value-type="float">
            <text:p>0.100563049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5999448.73262" calcext:value-type="float">
            <text:p>1455999448.73262</text:p>
          </table:table-cell>
          <table:table-cell office:value-type="float" office:value="1455999448.73284" calcext:value-type="float">
            <text:p>1455999448.73284</text:p>
          </table:table-cell>
          <table:table-cell office:value-type="float" office:value="5816" calcext:value-type="float">
            <text:p>5816</text:p>
          </table:table-cell>
          <table:table-cell table:formula="of:=[.B119]-[.B$2]" office:value-type="float" office:value="12.8337533473969" calcext:value-type="float">
            <text:p>12.8337533474</text:p>
          </table:table-cell>
          <table:table-cell table:formula="of:=[.D119]/([.E119]-[.E118])" office:value-type="float" office:value="57134.192734231" calcext:value-type="float">
            <text:p>57134.192734231</text:p>
          </table:table-cell>
          <table:table-cell table:formula="of:=[.E119]-[.E118]" office:value-type="float" office:value="0.101795434951782" calcext:value-type="float">
            <text:p>0.10179543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5999448.83366" calcext:value-type="float">
            <text:p>1455999448.83366</text:p>
          </table:table-cell>
          <table:table-cell office:value-type="float" office:value="1455999448.83388" calcext:value-type="float">
            <text:p>1455999448.83388</text:p>
          </table:table-cell>
          <table:table-cell office:value-type="float" office:value="5696" calcext:value-type="float">
            <text:p>5696</text:p>
          </table:table-cell>
          <table:table-cell table:formula="of:=[.B120]-[.B$2]" office:value-type="float" office:value="12.9347908496857" calcext:value-type="float">
            <text:p>12.9347908497</text:p>
          </table:table-cell>
          <table:table-cell table:formula="of:=[.D120]/([.E120]-[.E119])" office:value-type="float" office:value="56375.1069748125" calcext:value-type="float">
            <text:p>56375.1069748125</text:p>
          </table:table-cell>
          <table:table-cell table:formula="of:=[.E120]-[.E119]" office:value-type="float" office:value="0.101037502288818" calcext:value-type="float">
            <text:p>0.101037502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5999448.93312" calcext:value-type="float">
            <text:p>1455999448.93312</text:p>
          </table:table-cell>
          <table:table-cell office:value-type="float" office:value="1455999448.93379" calcext:value-type="float">
            <text:p>1455999448.93379</text:p>
          </table:table-cell>
          <table:table-cell office:value-type="float" office:value="5568" calcext:value-type="float">
            <text:p>5568</text:p>
          </table:table-cell>
          <table:table-cell table:formula="of:=[.B121]-[.B$2]" office:value-type="float" office:value="13.0342438220978" calcext:value-type="float">
            <text:p>13.0342438221</text:p>
          </table:table-cell>
          <table:table-cell table:formula="of:=[.D121]/([.E121]-[.E120])" office:value-type="float" office:value="55986.2602892102" calcext:value-type="float">
            <text:p>55986.2602892102</text:p>
          </table:table-cell>
          <table:table-cell table:formula="of:=[.E121]-[.E120]" office:value-type="float" office:value="0.0994529724121094" calcext:value-type="float">
            <text:p>0.09945297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5999449.03343" calcext:value-type="float">
            <text:p>1455999449.03343</text:p>
          </table:table-cell>
          <table:table-cell office:value-type="float" office:value="1455999449.03365" calcext:value-type="float">
            <text:p>1455999449.03365</text:p>
          </table:table-cell>
          <table:table-cell office:value-type="float" office:value="5448" calcext:value-type="float">
            <text:p>5448</text:p>
          </table:table-cell>
          <table:table-cell table:formula="of:=[.B122]-[.B$2]" office:value-type="float" office:value="13.1345629692078" calcext:value-type="float">
            <text:p>13.1345629692</text:p>
          </table:table-cell>
          <table:table-cell table:formula="of:=[.D122]/([.E122]-[.E121])" office:value-type="float" office:value="54306.6817945238" calcext:value-type="float">
            <text:p>54306.6817945238</text:p>
          </table:table-cell>
          <table:table-cell table:formula="of:=[.E122]-[.E121]" office:value-type="float" office:value="0.100319147109985" calcext:value-type="float">
            <text:p>0.100319147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5999449.13378" calcext:value-type="float">
            <text:p>1455999449.13378</text:p>
          </table:table-cell>
          <table:table-cell office:value-type="float" office:value="1455999449.134" calcext:value-type="float">
            <text:p>1455999449.134</text:p>
          </table:table-cell>
          <table:table-cell office:value-type="float" office:value="5336" calcext:value-type="float">
            <text:p>5336</text:p>
          </table:table-cell>
          <table:table-cell table:formula="of:=[.B123]-[.B$2]" office:value-type="float" office:value="13.234904050827" calcext:value-type="float">
            <text:p>13.2349040508</text:p>
          </table:table-cell>
          <table:table-cell table:formula="of:=[.D123]/([.E123]-[.E122])" office:value-type="float" office:value="53178.6175102944" calcext:value-type="float">
            <text:p>53178.6175102944</text:p>
          </table:table-cell>
          <table:table-cell table:formula="of:=[.E123]-[.E122]" office:value-type="float" office:value="0.100341081619263" calcext:value-type="float">
            <text:p>0.100341081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5999449.23441" calcext:value-type="float">
            <text:p>1455999449.23441</text:p>
          </table:table-cell>
          <table:table-cell office:value-type="float" office:value="1455999449.23463" calcext:value-type="float">
            <text:p>1455999449.23463</text:p>
          </table:table-cell>
          <table:table-cell office:value-type="float" office:value="5224" calcext:value-type="float">
            <text:p>5224</text:p>
          </table:table-cell>
          <table:table-cell table:formula="of:=[.B124]-[.B$2]" office:value-type="float" office:value="13.33553814888" calcext:value-type="float">
            <text:p>13.3355381489</text:p>
          </table:table-cell>
          <table:table-cell table:formula="of:=[.D124]/([.E124]-[.E123])" office:value-type="float" office:value="51910.8344097231" calcext:value-type="float">
            <text:p>51910.8344097231</text:p>
          </table:table-cell>
          <table:table-cell table:formula="of:=[.E124]-[.E123]" office:value-type="float" office:value="0.100634098052979" calcext:value-type="float">
            <text:p>0.100634098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5999449.33559" calcext:value-type="float">
            <text:p>1455999449.33559</text:p>
          </table:table-cell>
          <table:table-cell office:value-type="float" office:value="1455999449.3358" calcext:value-type="float">
            <text:p>1455999449.3358</text:p>
          </table:table-cell>
          <table:table-cell office:value-type="float" office:value="5112" calcext:value-type="float">
            <text:p>5112</text:p>
          </table:table-cell>
          <table:table-cell table:formula="of:=[.B125]-[.B$2]" office:value-type="float" office:value="13.4367151260376" calcext:value-type="float">
            <text:p>13.436715126</text:p>
          </table:table-cell>
          <table:table-cell table:formula="of:=[.D125]/([.E125]-[.E124])" office:value-type="float" office:value="50525.3284256316" calcext:value-type="float">
            <text:p>50525.3284256316</text:p>
          </table:table-cell>
          <table:table-cell table:formula="of:=[.E125]-[.E124]" office:value-type="float" office:value="0.101176977157593" calcext:value-type="float">
            <text:p>0.101176977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5999449.43533" calcext:value-type="float">
            <text:p>1455999449.43533</text:p>
          </table:table-cell>
          <table:table-cell office:value-type="float" office:value="1455999449.43555" calcext:value-type="float">
            <text:p>1455999449.43555</text:p>
          </table:table-cell>
          <table:table-cell office:value-type="float" office:value="5008" calcext:value-type="float">
            <text:p>5008</text:p>
          </table:table-cell>
          <table:table-cell table:formula="of:=[.B126]-[.B$2]" office:value-type="float" office:value="13.5364587306976" calcext:value-type="float">
            <text:p>13.5364587307</text:p>
          </table:table-cell>
          <table:table-cell table:formula="of:=[.D126]/([.E126]-[.E125])" office:value-type="float" office:value="50208.7328512866" calcext:value-type="float">
            <text:p>50208.7328512866</text:p>
          </table:table-cell>
          <table:table-cell table:formula="of:=[.E126]-[.E125]" office:value-type="float" office:value="0.0997436046600342" calcext:value-type="float">
            <text:p>0.099743604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5999449.53573" calcext:value-type="float">
            <text:p>1455999449.53573</text:p>
          </table:table-cell>
          <table:table-cell office:value-type="float" office:value="1455999449.53595" calcext:value-type="float">
            <text:p>1455999449.53595</text:p>
          </table:table-cell>
          <table:table-cell office:value-type="float" office:value="4912" calcext:value-type="float">
            <text:p>4912</text:p>
          </table:table-cell>
          <table:table-cell table:formula="of:=[.B127]-[.B$2]" office:value-type="float" office:value="13.636860370636" calcext:value-type="float">
            <text:p>13.6368603706</text:p>
          </table:table-cell>
          <table:table-cell table:formula="of:=[.D127]/([.E127]-[.E126])" office:value-type="float" office:value="48923.5036700189" calcext:value-type="float">
            <text:p>48923.5036700189</text:p>
          </table:table-cell>
          <table:table-cell table:formula="of:=[.E127]-[.E126]" office:value-type="float" office:value="0.100401639938355" calcext:value-type="float">
            <text:p>0.100401639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5999449.63635" calcext:value-type="float">
            <text:p>1455999449.63635</text:p>
          </table:table-cell>
          <table:table-cell office:value-type="float" office:value="1455999449.63657" calcext:value-type="float">
            <text:p>1455999449.63657</text:p>
          </table:table-cell>
          <table:table-cell office:value-type="float" office:value="4824" calcext:value-type="float">
            <text:p>4824</text:p>
          </table:table-cell>
          <table:table-cell table:formula="of:=[.B128]-[.B$2]" office:value-type="float" office:value="13.7374751567841" calcext:value-type="float">
            <text:p>13.7374751568</text:p>
          </table:table-cell>
          <table:table-cell table:formula="of:=[.D128]/([.E128]-[.E127])" office:value-type="float" office:value="47945.2393100621" calcext:value-type="float">
            <text:p>47945.2393100621</text:p>
          </table:table-cell>
          <table:table-cell table:formula="of:=[.E128]-[.E127]" office:value-type="float" office:value="0.100614786148071" calcext:value-type="float">
            <text:p>0.100614786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5999449.73671" calcext:value-type="float">
            <text:p>1455999449.73671</text:p>
          </table:table-cell>
          <table:table-cell office:value-type="float" office:value="1455999449.73694" calcext:value-type="float">
            <text:p>1455999449.73694</text:p>
          </table:table-cell>
          <table:table-cell office:value-type="float" office:value="4736" calcext:value-type="float">
            <text:p>4736</text:p>
          </table:table-cell>
          <table:table-cell table:formula="of:=[.B129]-[.B$2]" office:value-type="float" office:value="13.8378355503082" calcext:value-type="float">
            <text:p>13.8378355503</text:p>
          </table:table-cell>
          <table:table-cell table:formula="of:=[.D129]/([.E129]-[.E128])" office:value-type="float" office:value="47189.930546251" calcext:value-type="float">
            <text:p>47189.930546251</text:p>
          </table:table-cell>
          <table:table-cell table:formula="of:=[.E129]-[.E128]" office:value-type="float" office:value="0.10036039352417" calcext:value-type="float">
            <text:p>0.10036039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5999449.83927" calcext:value-type="float">
            <text:p>1455999449.83927</text:p>
          </table:table-cell>
          <table:table-cell office:value-type="float" office:value="1455999449.83949" calcext:value-type="float">
            <text:p>1455999449.83949</text:p>
          </table:table-cell>
          <table:table-cell office:value-type="float" office:value="4656" calcext:value-type="float">
            <text:p>4656</text:p>
          </table:table-cell>
          <table:table-cell table:formula="of:=[.B130]-[.B$2]" office:value-type="float" office:value="13.9403991699219" calcext:value-type="float">
            <text:p>13.9403991699</text:p>
          </table:table-cell>
          <table:table-cell table:formula="of:=[.D130]/([.E130]-[.E129])" office:value-type="float" office:value="45396.2137601904" calcext:value-type="float">
            <text:p>45396.2137601904</text:p>
          </table:table-cell>
          <table:table-cell table:formula="of:=[.E130]-[.E129]" office:value-type="float" office:value="0.102563619613647" calcext:value-type="float">
            <text:p>0.102563619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5999449.9428" calcext:value-type="float">
            <text:p>1455999449.9428</text:p>
          </table:table-cell>
          <table:table-cell office:value-type="float" office:value="1455999449.94304" calcext:value-type="float">
            <text:p>1455999449.94304</text:p>
          </table:table-cell>
          <table:table-cell office:value-type="float" office:value="4576" calcext:value-type="float">
            <text:p>4576</text:p>
          </table:table-cell>
          <table:table-cell table:formula="of:=[.B131]-[.B$2]" office:value-type="float" office:value="14.043933391571" calcext:value-type="float">
            <text:p>14.0439333916</text:p>
          </table:table-cell>
          <table:table-cell table:formula="of:=[.D131]/([.E131]-[.E130])" office:value-type="float" office:value="44197.9466026795" calcext:value-type="float">
            <text:p>44197.9466026795</text:p>
          </table:table-cell>
          <table:table-cell table:formula="of:=[.E131]-[.E130]" office:value-type="float" office:value="0.10353422164917" calcext:value-type="float">
            <text:p>0.10353422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5999450.04317" calcext:value-type="float">
            <text:p>1455999450.04317</text:p>
          </table:table-cell>
          <table:table-cell office:value-type="float" office:value="1455999450.04339" calcext:value-type="float">
            <text:p>1455999450.04339</text:p>
          </table:table-cell>
          <table:table-cell office:value-type="float" office:value="4512" calcext:value-type="float">
            <text:p>4512</text:p>
          </table:table-cell>
          <table:table-cell table:formula="of:=[.B132]-[.B$2]" office:value-type="float" office:value="14.1443018913269" calcext:value-type="float">
            <text:p>14.1443018913</text:p>
          </table:table-cell>
          <table:table-cell table:formula="of:=[.D132]/([.E132]-[.E131])" office:value-type="float" office:value="44954.3433544905" calcext:value-type="float">
            <text:p>44954.3433544905</text:p>
          </table:table-cell>
          <table:table-cell table:formula="of:=[.E132]-[.E131]" office:value-type="float" office:value="0.100368499755859" calcext:value-type="float">
            <text:p>0.100368499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5999450.14306" calcext:value-type="float">
            <text:p>1455999450.14306</text:p>
          </table:table-cell>
          <table:table-cell office:value-type="float" office:value="1455999450.14328" calcext:value-type="float">
            <text:p>1455999450.14328</text:p>
          </table:table-cell>
          <table:table-cell office:value-type="float" office:value="4456" calcext:value-type="float">
            <text:p>4456</text:p>
          </table:table-cell>
          <table:table-cell table:formula="of:=[.B133]-[.B$2]" office:value-type="float" office:value="14.2441840171814" calcext:value-type="float">
            <text:p>14.2441840172</text:p>
          </table:table-cell>
          <table:table-cell table:formula="of:=[.D133]/([.E133]-[.E132])" office:value-type="float" office:value="44612.5867053679" calcext:value-type="float">
            <text:p>44612.5867053679</text:p>
          </table:table-cell>
          <table:table-cell table:formula="of:=[.E133]-[.E132]" office:value-type="float" office:value="0.0998821258544922" calcext:value-type="float">
            <text:p>0.099882125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5999450.24306" calcext:value-type="float">
            <text:p>1455999450.24306</text:p>
          </table:table-cell>
          <table:table-cell office:value-type="float" office:value="1455999450.24328" calcext:value-type="float">
            <text:p>1455999450.24328</text:p>
          </table:table-cell>
          <table:table-cell office:value-type="float" office:value="4408" calcext:value-type="float">
            <text:p>4408</text:p>
          </table:table-cell>
          <table:table-cell table:formula="of:=[.B134]-[.B$2]" office:value-type="float" office:value="14.3441853523254" calcext:value-type="float">
            <text:p>14.3441853523</text:p>
          </table:table-cell>
          <table:table-cell table:formula="of:=[.D134]/([.E134]-[.E133])" office:value-type="float" office:value="44079.4114763635" calcext:value-type="float">
            <text:p>44079.4114763635</text:p>
          </table:table-cell>
          <table:table-cell table:formula="of:=[.E134]-[.E133]" office:value-type="float" office:value="0.100001335144043" calcext:value-type="float">
            <text:p>0.100001335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5999450.3439" calcext:value-type="float">
            <text:p>1455999450.3439</text:p>
          </table:table-cell>
          <table:table-cell office:value-type="float" office:value="1455999450.34412" calcext:value-type="float">
            <text:p>1455999450.34412</text:p>
          </table:table-cell>
          <table:table-cell office:value-type="float" office:value="4368" calcext:value-type="float">
            <text:p>4368</text:p>
          </table:table-cell>
          <table:table-cell table:formula="of:=[.B135]-[.B$2]" office:value-type="float" office:value="14.4450311660767" calcext:value-type="float">
            <text:p>14.4450311661</text:p>
          </table:table-cell>
          <table:table-cell table:formula="of:=[.D135]/([.E135]-[.E134])" office:value-type="float" office:value="43313.6472156944" calcext:value-type="float">
            <text:p>43313.6472156944</text:p>
          </table:table-cell>
          <table:table-cell table:formula="of:=[.E135]-[.E134]" office:value-type="float" office:value="0.100845813751221" calcext:value-type="float">
            <text:p>0.100845813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5999450.44397" calcext:value-type="float">
            <text:p>1455999450.44397</text:p>
          </table:table-cell>
          <table:table-cell office:value-type="float" office:value="1455999450.44419" calcext:value-type="float">
            <text:p>1455999450.44419</text:p>
          </table:table-cell>
          <table:table-cell office:value-type="float" office:value="4336" calcext:value-type="float">
            <text:p>4336</text:p>
          </table:table-cell>
          <table:table-cell table:formula="of:=[.B136]-[.B$2]" office:value-type="float" office:value="14.5450968742371" calcext:value-type="float">
            <text:p>14.5450968742</text:p>
          </table:table-cell>
          <table:table-cell table:formula="of:=[.D136]/([.E136]-[.E135])" office:value-type="float" office:value="43331.5276503076" calcext:value-type="float">
            <text:p>43331.5276503076</text:p>
          </table:table-cell>
          <table:table-cell table:formula="of:=[.E136]-[.E135]" office:value-type="float" office:value="0.1000657081604" calcext:value-type="float">
            <text:p>0.100065708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5999450.54484" calcext:value-type="float">
            <text:p>1455999450.54484</text:p>
          </table:table-cell>
          <table:table-cell office:value-type="float" office:value="1455999450.54505" calcext:value-type="float">
            <text:p>1455999450.54505</text:p>
          </table:table-cell>
          <table:table-cell office:value-type="float" office:value="4312" calcext:value-type="float">
            <text:p>4312</text:p>
          </table:table-cell>
          <table:table-cell table:formula="of:=[.B137]-[.B$2]" office:value-type="float" office:value="14.645964384079" calcext:value-type="float">
            <text:p>14.6459643841</text:p>
          </table:table-cell>
          <table:table-cell table:formula="of:=[.D137]/([.E137]-[.E136])" office:value-type="float" office:value="42749.1469429337" calcext:value-type="float">
            <text:p>42749.1469429337</text:p>
          </table:table-cell>
          <table:table-cell table:formula="of:=[.E137]-[.E136]" office:value-type="float" office:value="0.100867509841919" calcext:value-type="float">
            <text:p>0.100867509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5999450.64492" calcext:value-type="float">
            <text:p>1455999450.64492</text:p>
          </table:table-cell>
          <table:table-cell office:value-type="float" office:value="1455999450.64514" calcext:value-type="float">
            <text:p>1455999450.64514</text:p>
          </table:table-cell>
          <table:table-cell office:value-type="float" office:value="4296" calcext:value-type="float">
            <text:p>4296</text:p>
          </table:table-cell>
          <table:table-cell table:formula="of:=[.B138]-[.B$2]" office:value-type="float" office:value="14.7460515499115" calcext:value-type="float">
            <text:p>14.7460515499</text:p>
          </table:table-cell>
          <table:table-cell table:formula="of:=[.D138]/([.E138]-[.E137])" office:value-type="float" office:value="42922.5861704256" calcext:value-type="float">
            <text:p>42922.5861704256</text:p>
          </table:table-cell>
          <table:table-cell table:formula="of:=[.E138]-[.E137]" office:value-type="float" office:value="0.10008716583252" calcext:value-type="float">
            <text:p>0.100087165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5999450.74482" calcext:value-type="float">
            <text:p>1455999450.74482</text:p>
          </table:table-cell>
          <table:table-cell office:value-type="float" office:value="1455999450.74503" calcext:value-type="float">
            <text:p>1455999450.74503</text:p>
          </table:table-cell>
          <table:table-cell office:value-type="float" office:value="4296" calcext:value-type="float">
            <text:p>4296</text:p>
          </table:table-cell>
          <table:table-cell table:formula="of:=[.B139]-[.B$2]" office:value-type="float" office:value="14.8459441661835" calcext:value-type="float">
            <text:p>14.8459441662</text:p>
          </table:table-cell>
          <table:table-cell table:formula="of:=[.D139]/([.E139]-[.E138])" office:value-type="float" office:value="43006.1816411285" calcext:value-type="float">
            <text:p>43006.1816411285</text:p>
          </table:table-cell>
          <table:table-cell table:formula="of:=[.E139]-[.E138]" office:value-type="float" office:value="0.0998926162719727" calcext:value-type="float">
            <text:p>0.099892616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5999450.84438" calcext:value-type="float">
            <text:p>1455999450.84438</text:p>
          </table:table-cell>
          <table:table-cell office:value-type="float" office:value="1455999450.84459" calcext:value-type="float">
            <text:p>1455999450.84459</text:p>
          </table:table-cell>
          <table:table-cell office:value-type="float" office:value="4296" calcext:value-type="float">
            <text:p>4296</text:p>
          </table:table-cell>
          <table:table-cell table:formula="of:=[.B140]-[.B$2]" office:value-type="float" office:value="14.9455070495605" calcext:value-type="float">
            <text:p>14.9455070496</text:p>
          </table:table-cell>
          <table:table-cell table:formula="of:=[.D140]/([.E140]-[.E139])" office:value-type="float" office:value="43148.6097457597" calcext:value-type="float">
            <text:p>43148.6097457597</text:p>
          </table:table-cell>
          <table:table-cell table:formula="of:=[.E140]-[.E139]" office:value-type="float" office:value="0.0995628833770752" calcext:value-type="float">
            <text:p>0.099562883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5999450.94328" calcext:value-type="float">
            <text:p>1455999450.94328</text:p>
          </table:table-cell>
          <table:table-cell office:value-type="float" office:value="1455999450.9435" calcext:value-type="float">
            <text:p>1455999450.9435</text:p>
          </table:table-cell>
          <table:table-cell office:value-type="float" office:value="4304" calcext:value-type="float">
            <text:p>4304</text:p>
          </table:table-cell>
          <table:table-cell table:formula="of:=[.B141]-[.B$2]" office:value-type="float" office:value="15.0444049835205" calcext:value-type="float">
            <text:p>15.0444049835</text:p>
          </table:table-cell>
          <table:table-cell table:formula="of:=[.D141]/([.E141]-[.E140])" office:value-type="float" office:value="43519.6148965304" calcext:value-type="float">
            <text:p>43519.6148965304</text:p>
          </table:table-cell>
          <table:table-cell table:formula="of:=[.E141]-[.E140]" office:value-type="float" office:value="0.0988979339599609" calcext:value-type="float">
            <text:p>0.0988979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5999451.04224" calcext:value-type="float">
            <text:p>1455999451.04224</text:p>
          </table:table-cell>
          <table:table-cell office:value-type="float" office:value="1455999451.04254" calcext:value-type="float">
            <text:p>1455999451.04254</text:p>
          </table:table-cell>
          <table:table-cell office:value-type="float" office:value="4328" calcext:value-type="float">
            <text:p>4328</text:p>
          </table:table-cell>
          <table:table-cell table:formula="of:=[.B142]-[.B$2]" office:value-type="float" office:value="15.1433718204498" calcext:value-type="float">
            <text:p>15.1433718204</text:p>
          </table:table-cell>
          <table:table-cell table:formula="of:=[.D142]/([.E142]-[.E141])" office:value-type="float" office:value="43731.8210249653" calcext:value-type="float">
            <text:p>43731.8210249653</text:p>
          </table:table-cell>
          <table:table-cell table:formula="of:=[.E142]-[.E141]" office:value-type="float" office:value="0.0989668369293213" calcext:value-type="float">
            <text:p>0.098966836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5999451.14158" calcext:value-type="float">
            <text:p>1455999451.14158</text:p>
          </table:table-cell>
          <table:table-cell office:value-type="float" office:value="1455999451.14179" calcext:value-type="float">
            <text:p>1455999451.14179</text:p>
          </table:table-cell>
          <table:table-cell office:value-type="float" office:value="4352" calcext:value-type="float">
            <text:p>4352</text:p>
          </table:table-cell>
          <table:table-cell table:formula="of:=[.B143]-[.B$2]" office:value-type="float" office:value="15.2427093982697" calcext:value-type="float">
            <text:p>15.2427093983</text:p>
          </table:table-cell>
          <table:table-cell table:formula="of:=[.D143]/([.E143]-[.E142])" office:value-type="float" office:value="43810.2085385406" calcext:value-type="float">
            <text:p>43810.2085385406</text:p>
          </table:table-cell>
          <table:table-cell table:formula="of:=[.E143]-[.E142]" office:value-type="float" office:value="0.0993375778198242" calcext:value-type="float">
            <text:p>0.09933757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5999451.25038" calcext:value-type="float">
            <text:p>1455999451.25038</text:p>
          </table:table-cell>
          <table:table-cell office:value-type="float" office:value="1455999451.2506" calcext:value-type="float">
            <text:p>1455999451.2506</text:p>
          </table:table-cell>
          <table:table-cell office:value-type="float" office:value="4392" calcext:value-type="float">
            <text:p>4392</text:p>
          </table:table-cell>
          <table:table-cell table:formula="of:=[.B144]-[.B$2]" office:value-type="float" office:value="15.3515129089355" calcext:value-type="float">
            <text:p>15.3515129089</text:p>
          </table:table-cell>
          <table:table-cell table:formula="of:=[.D144]/([.E144]-[.E143])" office:value-type="float" office:value="40366.3445519387" calcext:value-type="float">
            <text:p>40366.3445519387</text:p>
          </table:table-cell>
          <table:table-cell table:formula="of:=[.E144]-[.E143]" office:value-type="float" office:value="0.108803510665894" calcext:value-type="float">
            <text:p>0.108803510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5999451.35035" calcext:value-type="float">
            <text:p>1455999451.35035</text:p>
          </table:table-cell>
          <table:table-cell office:value-type="float" office:value="1455999451.35056" calcext:value-type="float">
            <text:p>1455999451.35056</text:p>
          </table:table-cell>
          <table:table-cell office:value-type="float" office:value="4440" calcext:value-type="float">
            <text:p>4440</text:p>
          </table:table-cell>
          <table:table-cell table:formula="of:=[.B145]-[.B$2]" office:value-type="float" office:value="15.45148229599" calcext:value-type="float">
            <text:p>15.451482296</text:p>
          </table:table-cell>
          <table:table-cell table:formula="of:=[.D145]/([.E145]-[.E144])" office:value-type="float" office:value="44413.5963100581" calcext:value-type="float">
            <text:p>44413.5963100581</text:p>
          </table:table-cell>
          <table:table-cell table:formula="of:=[.E145]-[.E144]" office:value-type="float" office:value="0.0999693870544434" calcext:value-type="float">
            <text:p>0.099969387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5999451.45067" calcext:value-type="float">
            <text:p>1455999451.45067</text:p>
          </table:table-cell>
          <table:table-cell office:value-type="float" office:value="1455999451.45088" calcext:value-type="float">
            <text:p>1455999451.45088</text:p>
          </table:table-cell>
          <table:table-cell office:value-type="float" office:value="4496" calcext:value-type="float">
            <text:p>4496</text:p>
          </table:table-cell>
          <table:table-cell table:formula="of:=[.B146]-[.B$2]" office:value-type="float" office:value="15.5517978668213" calcext:value-type="float">
            <text:p>15.5517978668</text:p>
          </table:table-cell>
          <table:table-cell table:formula="of:=[.D146]/([.E146]-[.E145])" office:value-type="float" office:value="44818.5656797083" calcext:value-type="float">
            <text:p>44818.5656797083</text:p>
          </table:table-cell>
          <table:table-cell table:formula="of:=[.E146]-[.E145]" office:value-type="float" office:value="0.100315570831299" calcext:value-type="float">
            <text:p>0.100315570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5999451.54992" calcext:value-type="float">
            <text:p>1455999451.54992</text:p>
          </table:table-cell>
          <table:table-cell office:value-type="float" office:value="1455999451.55013" calcext:value-type="float">
            <text:p>1455999451.55013</text:p>
          </table:table-cell>
          <table:table-cell office:value-type="float" office:value="4560" calcext:value-type="float">
            <text:p>4560</text:p>
          </table:table-cell>
          <table:table-cell table:formula="of:=[.B147]-[.B$2]" office:value-type="float" office:value="15.6510534286499" calcext:value-type="float">
            <text:p>15.6510534286</text:p>
          </table:table-cell>
          <table:table-cell table:formula="of:=[.D147]/([.E147]-[.E146])" office:value-type="float" office:value="45942.0098580858" calcext:value-type="float">
            <text:p>45942.0098580858</text:p>
          </table:table-cell>
          <table:table-cell table:formula="of:=[.E147]-[.E146]" office:value-type="float" office:value="0.0992555618286133" calcext:value-type="float">
            <text:p>0.099255561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5999451.64845" calcext:value-type="float">
            <text:p>1455999451.64845</text:p>
          </table:table-cell>
          <table:table-cell office:value-type="float" office:value="1455999451.64865" calcext:value-type="float">
            <text:p>1455999451.64865</text:p>
          </table:table-cell>
          <table:table-cell office:value-type="float" office:value="4624" calcext:value-type="float">
            <text:p>4624</text:p>
          </table:table-cell>
          <table:table-cell table:formula="of:=[.B148]-[.B$2]" office:value-type="float" office:value="15.749573469162" calcext:value-type="float">
            <text:p>15.7495734692</text:p>
          </table:table-cell>
          <table:table-cell table:formula="of:=[.D148]/([.E148]-[.E147])" office:value-type="float" office:value="46934.6132620885" calcext:value-type="float">
            <text:p>46934.6132620885</text:p>
          </table:table-cell>
          <table:table-cell table:formula="of:=[.E148]-[.E147]" office:value-type="float" office:value="0.098520040512085" calcext:value-type="float">
            <text:p>0.098520040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5999451.74795" calcext:value-type="float">
            <text:p>1455999451.74795</text:p>
          </table:table-cell>
          <table:table-cell office:value-type="float" office:value="1455999451.74816" calcext:value-type="float">
            <text:p>1455999451.74816</text:p>
          </table:table-cell>
          <table:table-cell office:value-type="float" office:value="4704" calcext:value-type="float">
            <text:p>4704</text:p>
          </table:table-cell>
          <table:table-cell table:formula="of:=[.B149]-[.B$2]" office:value-type="float" office:value="15.8490810394287" calcext:value-type="float">
            <text:p>15.8490810394</text:p>
          </table:table-cell>
          <table:table-cell table:formula="of:=[.D149]/([.E149]-[.E148])" office:value-type="float" office:value="47272.7852503205" calcext:value-type="float">
            <text:p>47272.7852503205</text:p>
          </table:table-cell>
          <table:table-cell table:formula="of:=[.E149]-[.E148]" office:value-type="float" office:value="0.0995075702667236" calcext:value-type="float">
            <text:p>0.099507570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5999451.84773" calcext:value-type="float">
            <text:p>1455999451.84773</text:p>
          </table:table-cell>
          <table:table-cell office:value-type="float" office:value="1455999451.84795" calcext:value-type="float">
            <text:p>1455999451.84795</text:p>
          </table:table-cell>
          <table:table-cell office:value-type="float" office:value="4784" calcext:value-type="float">
            <text:p>4784</text:p>
          </table:table-cell>
          <table:table-cell table:formula="of:=[.B150]-[.B$2]" office:value-type="float" office:value="15.9488635063171" calcext:value-type="float">
            <text:p>15.9488635063</text:p>
          </table:table-cell>
          <table:table-cell table:formula="of:=[.D150]/([.E150]-[.E149])" office:value-type="float" office:value="47944.2947161174" calcext:value-type="float">
            <text:p>47944.2947161174</text:p>
          </table:table-cell>
          <table:table-cell table:formula="of:=[.E150]-[.E149]" office:value-type="float" office:value="0.0997824668884277" calcext:value-type="float">
            <text:p>0.099782466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5999451.94733" calcext:value-type="float">
            <text:p>1455999451.94733</text:p>
          </table:table-cell>
          <table:table-cell office:value-type="float" office:value="1455999451.94755" calcext:value-type="float">
            <text:p>1455999451.94755</text:p>
          </table:table-cell>
          <table:table-cell office:value-type="float" office:value="4872" calcext:value-type="float">
            <text:p>4872</text:p>
          </table:table-cell>
          <table:table-cell table:formula="of:=[.B151]-[.B$2]" office:value-type="float" office:value="16.0484569072723" calcext:value-type="float">
            <text:p>16.0484569073</text:p>
          </table:table-cell>
          <table:table-cell table:formula="of:=[.D151]/([.E151]-[.E150])" office:value-type="float" office:value="48918.9037955593" calcext:value-type="float">
            <text:p>48918.9037955593</text:p>
          </table:table-cell>
          <table:table-cell table:formula="of:=[.E151]-[.E150]" office:value-type="float" office:value="0.0995934009552002" calcext:value-type="float">
            <text:p>0.0995934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5999452.0463" calcext:value-type="float">
            <text:p>1455999452.0463</text:p>
          </table:table-cell>
          <table:table-cell office:value-type="float" office:value="1455999452.04652" calcext:value-type="float">
            <text:p>1455999452.04652</text:p>
          </table:table-cell>
          <table:table-cell office:value-type="float" office:value="4968" calcext:value-type="float">
            <text:p>4968</text:p>
          </table:table-cell>
          <table:table-cell table:formula="of:=[.B152]-[.B$2]" office:value-type="float" office:value="16.1474266052246" calcext:value-type="float">
            <text:p>16.1474266052</text:p>
          </table:table-cell>
          <table:table-cell table:formula="of:=[.D152]/([.E152]-[.E151])" office:value-type="float" office:value="50197.1826002327" calcext:value-type="float">
            <text:p>50197.1826002327</text:p>
          </table:table-cell>
          <table:table-cell table:formula="of:=[.E152]-[.E151]" office:value-type="float" office:value="0.0989696979522705" calcext:value-type="float">
            <text:p>0.09896969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5999452.14539" calcext:value-type="float">
            <text:p>1455999452.14539</text:p>
          </table:table-cell>
          <table:table-cell office:value-type="float" office:value="1455999452.1456" calcext:value-type="float">
            <text:p>1455999452.1456</text:p>
          </table:table-cell>
          <table:table-cell office:value-type="float" office:value="5064" calcext:value-type="float">
            <text:p>5064</text:p>
          </table:table-cell>
          <table:table-cell table:formula="of:=[.B153]-[.B$2]" office:value-type="float" office:value="16.2465174198151" calcext:value-type="float">
            <text:p>16.2465174198</text:p>
          </table:table-cell>
          <table:table-cell table:formula="of:=[.D153]/([.E153]-[.E152])" office:value-type="float" office:value="51104.635893142" calcext:value-type="float">
            <text:p>51104.635893142</text:p>
          </table:table-cell>
          <table:table-cell table:formula="of:=[.E153]-[.E152]" office:value-type="float" office:value="0.0990908145904541" calcext:value-type="float">
            <text:p>0.099090814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5999452.2447" calcext:value-type="float">
            <text:p>1455999452.2447</text:p>
          </table:table-cell>
          <table:table-cell office:value-type="float" office:value="1455999452.24491" calcext:value-type="float">
            <text:p>1455999452.24491</text:p>
          </table:table-cell>
          <table:table-cell office:value-type="float" office:value="5176" calcext:value-type="float">
            <text:p>5176</text:p>
          </table:table-cell>
          <table:table-cell table:formula="of:=[.B154]-[.B$2]" office:value-type="float" office:value="16.3458242416382" calcext:value-type="float">
            <text:p>16.3458242416</text:p>
          </table:table-cell>
          <table:table-cell table:formula="of:=[.D154]/([.E154]-[.E153])" office:value-type="float" office:value="52121.2934315752" calcext:value-type="float">
            <text:p>52121.2934315752</text:p>
          </table:table-cell>
          <table:table-cell table:formula="of:=[.E154]-[.E153]" office:value-type="float" office:value="0.0993068218231201" calcext:value-type="float">
            <text:p>0.09930682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5999452.34548" calcext:value-type="float">
            <text:p>1455999452.34548</text:p>
          </table:table-cell>
          <table:table-cell office:value-type="float" office:value="1455999452.3457" calcext:value-type="float">
            <text:p>1455999452.3457</text:p>
          </table:table-cell>
          <table:table-cell office:value-type="float" office:value="5288" calcext:value-type="float">
            <text:p>5288</text:p>
          </table:table-cell>
          <table:table-cell table:formula="of:=[.B155]-[.B$2]" office:value-type="float" office:value="16.4466125965118" calcext:value-type="float">
            <text:p>16.4466125965</text:p>
          </table:table-cell>
          <table:table-cell table:formula="of:=[.D155]/([.E155]-[.E154])" office:value-type="float" office:value="52466.3787461235" calcext:value-type="float">
            <text:p>52466.3787461235</text:p>
          </table:table-cell>
          <table:table-cell table:formula="of:=[.E155]-[.E154]" office:value-type="float" office:value="0.100788354873657" calcext:value-type="float">
            <text:p>0.100788354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5999452.44448" calcext:value-type="float">
            <text:p>1455999452.44448</text:p>
          </table:table-cell>
          <table:table-cell office:value-type="float" office:value="1455999452.44469" calcext:value-type="float">
            <text:p>1455999452.44469</text:p>
          </table:table-cell>
          <table:table-cell office:value-type="float" office:value="5400" calcext:value-type="float">
            <text:p>5400</text:p>
          </table:table-cell>
          <table:table-cell table:formula="of:=[.B156]-[.B$2]" office:value-type="float" office:value="16.5456037521362" calcext:value-type="float">
            <text:p>16.5456037521</text:p>
          </table:table-cell>
          <table:table-cell table:formula="of:=[.D156]/([.E156]-[.E155])" office:value-type="float" office:value="54550.327915048" calcext:value-type="float">
            <text:p>54550.327915048</text:p>
          </table:table-cell>
          <table:table-cell table:formula="of:=[.E156]-[.E155]" office:value-type="float" office:value="0.0989911556243897" calcext:value-type="float">
            <text:p>0.098991155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5999452.54352" calcext:value-type="float">
            <text:p>1455999452.54352</text:p>
          </table:table-cell>
          <table:table-cell office:value-type="float" office:value="1455999452.54375" calcext:value-type="float">
            <text:p>1455999452.54375</text:p>
          </table:table-cell>
          <table:table-cell office:value-type="float" office:value="5512" calcext:value-type="float">
            <text:p>5512</text:p>
          </table:table-cell>
          <table:table-cell table:formula="of:=[.B157]-[.B$2]" office:value-type="float" office:value="16.6446506977081" calcext:value-type="float">
            <text:p>16.6446506977</text:p>
          </table:table-cell>
          <table:table-cell table:formula="of:=[.D157]/([.E157]-[.E156])" office:value-type="float" office:value="55650.3783955536" calcext:value-type="float">
            <text:p>55650.3783955536</text:p>
          </table:table-cell>
          <table:table-cell table:formula="of:=[.E157]-[.E156]" office:value-type="float" office:value="0.0990469455718994" calcext:value-type="float">
            <text:p>0.099046945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5999452.64307" calcext:value-type="float">
            <text:p>1455999452.64307</text:p>
          </table:table-cell>
          <table:table-cell office:value-type="float" office:value="1455999452.64328" calcext:value-type="float">
            <text:p>1455999452.64328</text:p>
          </table:table-cell>
          <table:table-cell office:value-type="float" office:value="5632" calcext:value-type="float">
            <text:p>5632</text:p>
          </table:table-cell>
          <table:table-cell table:formula="of:=[.B158]-[.B$2]" office:value-type="float" office:value="16.7441968917847" calcext:value-type="float">
            <text:p>16.7441968918</text:p>
          </table:table-cell>
          <table:table-cell table:formula="of:=[.D158]/([.E158]-[.E157])" office:value-type="float" office:value="56576.7486366151" calcext:value-type="float">
            <text:p>56576.7486366151</text:p>
          </table:table-cell>
          <table:table-cell table:formula="of:=[.E158]-[.E157]" office:value-type="float" office:value="0.0995461940765381" calcext:value-type="float">
            <text:p>0.099546194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5999452.74252" calcext:value-type="float">
            <text:p>1455999452.74252</text:p>
          </table:table-cell>
          <table:table-cell office:value-type="float" office:value="1455999452.74273" calcext:value-type="float">
            <text:p>1455999452.74273</text:p>
          </table:table-cell>
          <table:table-cell office:value-type="float" office:value="5752" calcext:value-type="float">
            <text:p>5752</text:p>
          </table:table-cell>
          <table:table-cell table:formula="of:=[.B159]-[.B$2]" office:value-type="float" office:value="16.8436501026154" calcext:value-type="float">
            <text:p>16.8436501026</text:p>
          </table:table-cell>
          <table:table-cell table:formula="of:=[.D159]/([.E159]-[.E158])" office:value-type="float" office:value="57836.2423088817" calcext:value-type="float">
            <text:p>57836.2423088817</text:p>
          </table:table-cell>
          <table:table-cell table:formula="of:=[.E159]-[.E158]" office:value-type="float" office:value="0.0994532108306885" calcext:value-type="float">
            <text:p>0.099453210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5999452.84264" calcext:value-type="float">
            <text:p>1455999452.84264</text:p>
          </table:table-cell>
          <table:table-cell office:value-type="float" office:value="1455999452.84286" calcext:value-type="float">
            <text:p>1455999452.84286</text:p>
          </table:table-cell>
          <table:table-cell office:value-type="float" office:value="5880" calcext:value-type="float">
            <text:p>5880</text:p>
          </table:table-cell>
          <table:table-cell table:formula="of:=[.B160]-[.B$2]" office:value-type="float" office:value="16.9437732696533" calcext:value-type="float">
            <text:p>16.9437732697</text:p>
          </table:table-cell>
          <table:table-cell table:formula="of:=[.D160]/([.E160]-[.E159])" office:value-type="float" office:value="58727.6668722482" calcext:value-type="float">
            <text:p>58727.6668722482</text:p>
          </table:table-cell>
          <table:table-cell table:formula="of:=[.E160]-[.E159]" office:value-type="float" office:value="0.100123167037964" calcext:value-type="float">
            <text:p>0.10012316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5999452.94211" calcext:value-type="float">
            <text:p>1455999452.94211</text:p>
          </table:table-cell>
          <table:table-cell office:value-type="float" office:value="1455999452.94233" calcext:value-type="float">
            <text:p>1455999452.94233</text:p>
          </table:table-cell>
          <table:table-cell office:value-type="float" office:value="6000" calcext:value-type="float">
            <text:p>6000</text:p>
          </table:table-cell>
          <table:table-cell table:formula="of:=[.B161]-[.B$2]" office:value-type="float" office:value="17.0432398319244" calcext:value-type="float">
            <text:p>17.0432398319</text:p>
          </table:table-cell>
          <table:table-cell table:formula="of:=[.D161]/([.E161]-[.E160])" office:value-type="float" office:value="60321.7791286047" calcext:value-type="float">
            <text:p>60321.7791286047</text:p>
          </table:table-cell>
          <table:table-cell table:formula="of:=[.E161]-[.E160]" office:value-type="float" office:value="0.0994665622711182" calcext:value-type="float">
            <text:p>0.099466562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5999453.04121" calcext:value-type="float">
            <text:p>1455999453.04121</text:p>
          </table:table-cell>
          <table:table-cell office:value-type="float" office:value="1455999453.04142" calcext:value-type="float">
            <text:p>1455999453.04142</text:p>
          </table:table-cell>
          <table:table-cell office:value-type="float" office:value="6128" calcext:value-type="float">
            <text:p>6128</text:p>
          </table:table-cell>
          <table:table-cell table:formula="of:=[.B162]-[.B$2]" office:value-type="float" office:value="17.1423418521881" calcext:value-type="float">
            <text:p>17.1423418522</text:p>
          </table:table-cell>
          <table:table-cell table:formula="of:=[.D162]/([.E162]-[.E161])" office:value-type="float" office:value="61835.2681781439" calcext:value-type="float">
            <text:p>61835.2681781439</text:p>
          </table:table-cell>
          <table:table-cell table:formula="of:=[.E162]-[.E161]" office:value-type="float" office:value="0.0991020202636719" calcext:value-type="float">
            <text:p>0.099102020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5999453.14122" calcext:value-type="float">
            <text:p>1455999453.14122</text:p>
          </table:table-cell>
          <table:table-cell office:value-type="float" office:value="1455999453.14143" calcext:value-type="float">
            <text:p>1455999453.14143</text:p>
          </table:table-cell>
          <table:table-cell office:value-type="float" office:value="6256" calcext:value-type="float">
            <text:p>6256</text:p>
          </table:table-cell>
          <table:table-cell table:formula="of:=[.B163]-[.B$2]" office:value-type="float" office:value="17.2423458099365" calcext:value-type="float">
            <text:p>17.2423458099</text:p>
          </table:table-cell>
          <table:table-cell table:formula="of:=[.D163]/([.E163]-[.E162])" office:value-type="float" office:value="62557.5241305815" calcext:value-type="float">
            <text:p>62557.5241305815</text:p>
          </table:table-cell>
          <table:table-cell table:formula="of:=[.E163]-[.E162]" office:value-type="float" office:value="0.100003957748413" calcext:value-type="float">
            <text:p>0.100003957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5999453.24143" calcext:value-type="float">
            <text:p>1455999453.24143</text:p>
          </table:table-cell>
          <table:table-cell office:value-type="float" office:value="1455999453.24164" calcext:value-type="float">
            <text:p>1455999453.24164</text:p>
          </table:table-cell>
          <table:table-cell office:value-type="float" office:value="6376" calcext:value-type="float">
            <text:p>6376</text:p>
          </table:table-cell>
          <table:table-cell table:formula="of:=[.B164]-[.B$2]" office:value-type="float" office:value="17.3425621986389" calcext:value-type="float">
            <text:p>17.3425621986</text:p>
          </table:table-cell>
          <table:table-cell table:formula="of:=[.D164]/([.E164]-[.E163])" office:value-type="float" office:value="63622.328468994" calcext:value-type="float">
            <text:p>63622.328468994</text:p>
          </table:table-cell>
          <table:table-cell table:formula="of:=[.E164]-[.E163]" office:value-type="float" office:value="0.100216388702393" calcext:value-type="float">
            <text:p>0.100216388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5999453.34219" calcext:value-type="float">
            <text:p>1455999453.34219</text:p>
          </table:table-cell>
          <table:table-cell office:value-type="float" office:value="1455999453.34251" calcext:value-type="float">
            <text:p>1455999453.34251</text:p>
          </table:table-cell>
          <table:table-cell office:value-type="float" office:value="6504" calcext:value-type="float">
            <text:p>6504</text:p>
          </table:table-cell>
          <table:table-cell table:formula="of:=[.B165]-[.B$2]" office:value-type="float" office:value="17.4433224201202" calcext:value-type="float">
            <text:p>17.4433224201</text:p>
          </table:table-cell>
          <table:table-cell table:formula="of:=[.D165]/([.E165]-[.E164])" office:value-type="float" office:value="64549.2824884825" calcext:value-type="float">
            <text:p>64549.2824884825</text:p>
          </table:table-cell>
          <table:table-cell table:formula="of:=[.E165]-[.E164]" office:value-type="float" office:value="0.100760221481323" calcext:value-type="float">
            <text:p>0.100760221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5999453.44114" calcext:value-type="float">
            <text:p>1455999453.44114</text:p>
          </table:table-cell>
          <table:table-cell office:value-type="float" office:value="1455999453.44135" calcext:value-type="float">
            <text:p>1455999453.44135</text:p>
          </table:table-cell>
          <table:table-cell office:value-type="float" office:value="6624" calcext:value-type="float">
            <text:p>6624</text:p>
          </table:table-cell>
          <table:table-cell table:formula="of:=[.B166]-[.B$2]" office:value-type="float" office:value="17.5422718524933" calcext:value-type="float">
            <text:p>17.5422718525</text:p>
          </table:table-cell>
          <table:table-cell table:formula="of:=[.D166]/([.E166]-[.E165])" office:value-type="float" office:value="66943.2844751147" calcext:value-type="float">
            <text:p>66943.2844751147</text:p>
          </table:table-cell>
          <table:table-cell table:formula="of:=[.E166]-[.E165]" office:value-type="float" office:value="0.0989494323730469" calcext:value-type="float">
            <text:p>0.098949432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5999453.54057" calcext:value-type="float">
            <text:p>1455999453.54057</text:p>
          </table:table-cell>
          <table:table-cell office:value-type="float" office:value="1455999453.54078" calcext:value-type="float">
            <text:p>1455999453.54078</text:p>
          </table:table-cell>
          <table:table-cell office:value-type="float" office:value="6744" calcext:value-type="float">
            <text:p>6744</text:p>
          </table:table-cell>
          <table:table-cell table:formula="of:=[.B167]-[.B$2]" office:value-type="float" office:value="17.6416940689087" calcext:value-type="float">
            <text:p>17.6416940689</text:p>
          </table:table-cell>
          <table:table-cell table:formula="of:=[.D167]/([.E167]-[.E166])" office:value-type="float" office:value="67831.9217087483" calcext:value-type="float">
            <text:p>67831.9217087483</text:p>
          </table:table-cell>
          <table:table-cell table:formula="of:=[.E167]-[.E166]" office:value-type="float" office:value="0.0994222164154053" calcext:value-type="float">
            <text:p>0.099422216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5999453.64038" calcext:value-type="float">
            <text:p>1455999453.64038</text:p>
          </table:table-cell>
          <table:table-cell office:value-type="float" office:value="1455999453.64059" calcext:value-type="float">
            <text:p>1455999453.64059</text:p>
          </table:table-cell>
          <table:table-cell office:value-type="float" office:value="6856" calcext:value-type="float">
            <text:p>6856</text:p>
          </table:table-cell>
          <table:table-cell table:formula="of:=[.B168]-[.B$2]" office:value-type="float" office:value="17.7415125370026" calcext:value-type="float">
            <text:p>17.741512537</text:p>
          </table:table-cell>
          <table:table-cell table:formula="of:=[.D168]/([.E168]-[.E167])" office:value-type="float" office:value="68684.6846172036" calcext:value-type="float">
            <text:p>68684.6846172036</text:p>
          </table:table-cell>
          <table:table-cell table:formula="of:=[.E168]-[.E167]" office:value-type="float" office:value="0.0998184680938721" calcext:value-type="float">
            <text:p>0.099818468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5999453.74071" calcext:value-type="float">
            <text:p>1455999453.74071</text:p>
          </table:table-cell>
          <table:table-cell office:value-type="float" office:value="1455999453.74093" calcext:value-type="float">
            <text:p>1455999453.74093</text:p>
          </table:table-cell>
          <table:table-cell office:value-type="float" office:value="6968" calcext:value-type="float">
            <text:p>6968</text:p>
          </table:table-cell>
          <table:table-cell table:formula="of:=[.B169]-[.B$2]" office:value-type="float" office:value="17.8418426513672" calcext:value-type="float">
            <text:p>17.8418426514</text:p>
          </table:table-cell>
          <table:table-cell table:formula="of:=[.D169]/([.E169]-[.E168])" office:value-type="float" office:value="69450.7331535235" calcext:value-type="float">
            <text:p>69450.7331535235</text:p>
          </table:table-cell>
          <table:table-cell table:formula="of:=[.E169]-[.E168]" office:value-type="float" office:value="0.100330114364624" calcext:value-type="float">
            <text:p>0.100330114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5999453.84145" calcext:value-type="float">
            <text:p>1455999453.84145</text:p>
          </table:table-cell>
          <table:table-cell office:value-type="float" office:value="1455999453.84166" calcext:value-type="float">
            <text:p>1455999453.84166</text:p>
          </table:table-cell>
          <table:table-cell office:value-type="float" office:value="7080" calcext:value-type="float">
            <text:p>7080</text:p>
          </table:table-cell>
          <table:table-cell table:formula="of:=[.B170]-[.B$2]" office:value-type="float" office:value="17.9425790309906" calcext:value-type="float">
            <text:p>17.942579031</text:p>
          </table:table-cell>
          <table:table-cell table:formula="of:=[.D170]/([.E170]-[.E169])" office:value-type="float" office:value="70282.4543274977" calcext:value-type="float">
            <text:p>70282.4543274977</text:p>
          </table:table-cell>
          <table:table-cell table:formula="of:=[.E170]-[.E169]" office:value-type="float" office:value="0.100736379623413" calcext:value-type="float">
            <text:p>0.100736379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5999453.95424" calcext:value-type="float">
            <text:p>1455999453.95424</text:p>
          </table:table-cell>
          <table:table-cell office:value-type="float" office:value="1455999453.95452" calcext:value-type="float">
            <text:p>1455999453.95452</text:p>
          </table:table-cell>
          <table:table-cell office:value-type="float" office:value="7192" calcext:value-type="float">
            <text:p>7192</text:p>
          </table:table-cell>
          <table:table-cell table:formula="of:=[.B171]-[.B$2]" office:value-type="float" office:value="18.0553715229034" calcext:value-type="float">
            <text:p>18.0553715229</text:p>
          </table:table-cell>
          <table:table-cell table:formula="of:=[.D171]/([.E171]-[.E170])" office:value-type="float" office:value="63763.1093881451" calcext:value-type="float">
            <text:p>63763.1093881451</text:p>
          </table:table-cell>
          <table:table-cell table:formula="of:=[.E171]-[.E170]" office:value-type="float" office:value="0.112792491912842" calcext:value-type="float">
            <text:p>0.112792491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5999454.07257" calcext:value-type="float">
            <text:p>1455999454.07257</text:p>
          </table:table-cell>
          <table:table-cell office:value-type="float" office:value="1455999454.07278" calcext:value-type="float">
            <text:p>1455999454.07278</text:p>
          </table:table-cell>
          <table:table-cell office:value-type="float" office:value="7304" calcext:value-type="float">
            <text:p>7304</text:p>
          </table:table-cell>
          <table:table-cell table:formula="of:=[.B172]-[.B$2]" office:value-type="float" office:value="18.1737015247345" calcext:value-type="float">
            <text:p>18.1737015247</text:p>
          </table:table-cell>
          <table:table-cell table:formula="of:=[.D172]/([.E172]-[.E171])" office:value-type="float" office:value="61725.6814584374" calcext:value-type="float">
            <text:p>61725.6814584374</text:p>
          </table:table-cell>
          <table:table-cell table:formula="of:=[.E172]-[.E171]" office:value-type="float" office:value="0.118330001831055" calcext:value-type="float">
            <text:p>0.118330001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5999454.19207" calcext:value-type="float">
            <text:p>1455999454.19207</text:p>
          </table:table-cell>
          <table:table-cell office:value-type="float" office:value="1455999454.19228" calcext:value-type="float">
            <text:p>1455999454.19228</text:p>
          </table:table-cell>
          <table:table-cell office:value-type="float" office:value="7408" calcext:value-type="float">
            <text:p>7408</text:p>
          </table:table-cell>
          <table:table-cell table:formula="of:=[.B173]-[.B$2]" office:value-type="float" office:value="18.2931981086731" calcext:value-type="float">
            <text:p>18.2931981087</text:p>
          </table:table-cell>
          <table:table-cell table:formula="of:=[.D173]/([.E173]-[.E172])" office:value-type="float" office:value="61993.4039604553" calcext:value-type="float">
            <text:p>61993.4039604553</text:p>
          </table:table-cell>
          <table:table-cell table:formula="of:=[.E173]-[.E172]" office:value-type="float" office:value="0.119496583938599" calcext:value-type="float">
            <text:p>0.119496583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5999454.31338" calcext:value-type="float">
            <text:p>1455999454.31338</text:p>
          </table:table-cell>
          <table:table-cell office:value-type="float" office:value="1455999454.3136" calcext:value-type="float">
            <text:p>1455999454.3136</text:p>
          </table:table-cell>
          <table:table-cell office:value-type="float" office:value="7512" calcext:value-type="float">
            <text:p>7512</text:p>
          </table:table-cell>
          <table:table-cell table:formula="of:=[.B174]-[.B$2]" office:value-type="float" office:value="18.4145114421844" calcext:value-type="float">
            <text:p>18.4145114422</text:p>
          </table:table-cell>
          <table:table-cell table:formula="of:=[.D174]/([.E174]-[.E173])" office:value-type="float" office:value="61922.2947929052" calcext:value-type="float">
            <text:p>61922.2947929052</text:p>
          </table:table-cell>
          <table:table-cell table:formula="of:=[.E174]-[.E173]" office:value-type="float" office:value="0.121313333511353" calcext:value-type="float">
            <text:p>0.121313333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5999454.43546" calcext:value-type="float">
            <text:p>1455999454.43546</text:p>
          </table:table-cell>
          <table:table-cell office:value-type="float" office:value="1455999454.43568" calcext:value-type="float">
            <text:p>1455999454.43568</text:p>
          </table:table-cell>
          <table:table-cell office:value-type="float" office:value="7600" calcext:value-type="float">
            <text:p>7600</text:p>
          </table:table-cell>
          <table:table-cell table:formula="of:=[.B175]-[.B$2]" office:value-type="float" office:value="18.5365900993347" calcext:value-type="float">
            <text:p>18.5365900993</text:p>
          </table:table-cell>
          <table:table-cell table:formula="of:=[.D175]/([.E175]-[.E174])" office:value-type="float" office:value="62254.9442909176" calcext:value-type="float">
            <text:p>62254.9442909176</text:p>
          </table:table-cell>
          <table:table-cell table:formula="of:=[.E175]-[.E174]" office:value-type="float" office:value="0.122078657150269" calcext:value-type="float">
            <text:p>0.122078657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5999454.55896" calcext:value-type="float">
            <text:p>1455999454.55896</text:p>
          </table:table-cell>
          <table:table-cell office:value-type="float" office:value="1455999454.55917" calcext:value-type="float">
            <text:p>1455999454.55917</text:p>
          </table:table-cell>
          <table:table-cell office:value-type="float" office:value="7680" calcext:value-type="float">
            <text:p>7680</text:p>
          </table:table-cell>
          <table:table-cell table:formula="of:=[.B176]-[.B$2]" office:value-type="float" office:value="18.660092830658" calcext:value-type="float">
            <text:p>18.6600928307</text:p>
          </table:table-cell>
          <table:table-cell table:formula="of:=[.D176]/([.E176]-[.E175])" office:value-type="float" office:value="62184.8595388488" calcext:value-type="float">
            <text:p>62184.8595388488</text:p>
          </table:table-cell>
          <table:table-cell table:formula="of:=[.E176]-[.E175]" office:value-type="float" office:value="0.123502731323242" calcext:value-type="float">
            <text:p>0.123502731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5999454.68349" calcext:value-type="float">
            <text:p>1455999454.68349</text:p>
          </table:table-cell>
          <table:table-cell office:value-type="float" office:value="1455999454.68371" calcext:value-type="float">
            <text:p>1455999454.68371</text:p>
          </table:table-cell>
          <table:table-cell office:value-type="float" office:value="7744" calcext:value-type="float">
            <text:p>7744</text:p>
          </table:table-cell>
          <table:table-cell table:formula="of:=[.B177]-[.B$2]" office:value-type="float" office:value="18.7846171855927" calcext:value-type="float">
            <text:p>18.7846171856</text:p>
          </table:table-cell>
          <table:table-cell table:formula="of:=[.D177]/([.E177]-[.E176])" office:value-type="float" office:value="62188.6377493093" calcext:value-type="float">
            <text:p>62188.6377493093</text:p>
          </table:table-cell>
          <table:table-cell table:formula="of:=[.E177]-[.E176]" office:value-type="float" office:value="0.124524354934692" calcext:value-type="float">
            <text:p>0.124524354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5999454.80849" calcext:value-type="float">
            <text:p>1455999454.80849</text:p>
          </table:table-cell>
          <table:table-cell office:value-type="float" office:value="1455999454.8087" calcext:value-type="float">
            <text:p>1455999454.8087</text:p>
          </table:table-cell>
          <table:table-cell office:value-type="float" office:value="7800" calcext:value-type="float">
            <text:p>7800</text:p>
          </table:table-cell>
          <table:table-cell table:formula="of:=[.B178]-[.B$2]" office:value-type="float" office:value="18.9096174240112" calcext:value-type="float">
            <text:p>18.909617424</text:p>
          </table:table-cell>
          <table:table-cell table:formula="of:=[.D178]/([.E178]-[.E177])" office:value-type="float" office:value="62399.8809816723" calcext:value-type="float">
            <text:p>62399.8809816723</text:p>
          </table:table-cell>
          <table:table-cell table:formula="of:=[.E178]-[.E177]" office:value-type="float" office:value="0.125000238418579" calcext:value-type="float">
            <text:p>0.125000238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5999454.93436" calcext:value-type="float">
            <text:p>1455999454.93436</text:p>
          </table:table-cell>
          <table:table-cell office:value-type="float" office:value="1455999454.93457" calcext:value-type="float">
            <text:p>1455999454.93457</text:p>
          </table:table-cell>
          <table:table-cell office:value-type="float" office:value="7840" calcext:value-type="float">
            <text:p>7840</text:p>
          </table:table-cell>
          <table:table-cell table:formula="of:=[.B179]-[.B$2]" office:value-type="float" office:value="19.035487651825" calcext:value-type="float">
            <text:p>19.0354876518</text:p>
          </table:table-cell>
          <table:table-cell table:formula="of:=[.D179]/([.E179]-[.E178])" office:value-type="float" office:value="62286.3733241403" calcext:value-type="float">
            <text:p>62286.3733241403</text:p>
          </table:table-cell>
          <table:table-cell table:formula="of:=[.E179]-[.E178]" office:value-type="float" office:value="0.125870227813721" calcext:value-type="float">
            <text:p>0.125870227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5999455.06044" calcext:value-type="float">
            <text:p>1455999455.06044</text:p>
          </table:table-cell>
          <table:table-cell office:value-type="float" office:value="1455999455.06065" calcext:value-type="float">
            <text:p>1455999455.06065</text:p>
          </table:table-cell>
          <table:table-cell office:value-type="float" office:value="7872" calcext:value-type="float">
            <text:p>7872</text:p>
          </table:table-cell>
          <table:table-cell table:formula="of:=[.B180]-[.B$2]" office:value-type="float" office:value="19.1615672111511" calcext:value-type="float">
            <text:p>19.1615672112</text:p>
          </table:table-cell>
          <table:table-cell table:formula="of:=[.D180]/([.E180]-[.E179])" office:value-type="float" office:value="62436.7664518471" calcext:value-type="float">
            <text:p>62436.7664518471</text:p>
          </table:table-cell>
          <table:table-cell table:formula="of:=[.E180]-[.E179]" office:value-type="float" office:value="0.126079559326172" calcext:value-type="float">
            <text:p>0.126079559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5999455.18696" calcext:value-type="float">
            <text:p>1455999455.18696</text:p>
          </table:table-cell>
          <table:table-cell office:value-type="float" office:value="1455999455.18717" calcext:value-type="float">
            <text:p>1455999455.18717</text:p>
          </table:table-cell>
          <table:table-cell office:value-type="float" office:value="7888" calcext:value-type="float">
            <text:p>7888</text:p>
          </table:table-cell>
          <table:table-cell table:formula="of:=[.B181]-[.B$2]" office:value-type="float" office:value="19.2880868911743" calcext:value-type="float">
            <text:p>19.2880868912</text:p>
          </table:table-cell>
          <table:table-cell table:formula="of:=[.D181]/([.E181]-[.E180])" office:value-type="float" office:value="62346.0318470137" calcext:value-type="float">
            <text:p>62346.0318470137</text:p>
          </table:table-cell>
          <table:table-cell table:formula="of:=[.E181]-[.E180]" office:value-type="float" office:value="0.126519680023193" calcext:value-type="float">
            <text:p>0.1265196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5999455.31356" calcext:value-type="float">
            <text:p>1455999455.31356</text:p>
          </table:table-cell>
          <table:table-cell office:value-type="float" office:value="1455999455.31378" calcext:value-type="float">
            <text:p>1455999455.31378</text:p>
          </table:table-cell>
          <table:table-cell office:value-type="float" office:value="7888" calcext:value-type="float">
            <text:p>7888</text:p>
          </table:table-cell>
          <table:table-cell table:formula="of:=[.B182]-[.B$2]" office:value-type="float" office:value="19.4146904945374" calcext:value-type="float">
            <text:p>19.4146904945</text:p>
          </table:table-cell>
          <table:table-cell table:formula="of:=[.D182]/([.E182]-[.E181])" office:value-type="float" office:value="62304.703740391" calcext:value-type="float">
            <text:p>62304.703740391</text:p>
          </table:table-cell>
          <table:table-cell table:formula="of:=[.E182]-[.E181]" office:value-type="float" office:value="0.126603603363037" calcext:value-type="float">
            <text:p>0.126603603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5999455.44748" calcext:value-type="float">
            <text:p>1455999455.44748</text:p>
          </table:table-cell>
          <table:table-cell office:value-type="float" office:value="1455999455.4477" calcext:value-type="float">
            <text:p>1455999455.4477</text:p>
          </table:table-cell>
          <table:table-cell office:value-type="float" office:value="7880" calcext:value-type="float">
            <text:p>7880</text:p>
          </table:table-cell>
          <table:table-cell table:formula="of:=[.B183]-[.B$2]" office:value-type="float" office:value="19.5486073493958" calcext:value-type="float">
            <text:p>19.5486073494</text:p>
          </table:table-cell>
          <table:table-cell table:formula="of:=[.D183]/([.E183]-[.E182])" office:value-type="float" office:value="58842.4810927063" calcext:value-type="float">
            <text:p>58842.4810927063</text:p>
          </table:table-cell>
          <table:table-cell table:formula="of:=[.E183]-[.E182]" office:value-type="float" office:value="0.133916854858398" calcext:value-type="float">
            <text:p>0.133916854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5999455.57319" calcext:value-type="float">
            <text:p>1455999455.57319</text:p>
          </table:table-cell>
          <table:table-cell office:value-type="float" office:value="1455999455.57345" calcext:value-type="float">
            <text:p>1455999455.57345</text:p>
          </table:table-cell>
          <table:table-cell office:value-type="float" office:value="7848" calcext:value-type="float">
            <text:p>7848</text:p>
          </table:table-cell>
          <table:table-cell table:formula="of:=[.B184]-[.B$2]" office:value-type="float" office:value="19.6743140220642" calcext:value-type="float">
            <text:p>19.6743140221</text:p>
          </table:table-cell>
          <table:table-cell table:formula="of:=[.D184]/([.E184]-[.E183])" office:value-type="float" office:value="62431.0534469286" calcext:value-type="float">
            <text:p>62431.0534469286</text:p>
          </table:table-cell>
          <table:table-cell table:formula="of:=[.E184]-[.E183]" office:value-type="float" office:value="0.125706672668457" calcext:value-type="float">
            <text:p>0.125706672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5999455.69833" calcext:value-type="float">
            <text:p>1455999455.69833</text:p>
          </table:table-cell>
          <table:table-cell office:value-type="float" office:value="1455999455.69855" calcext:value-type="float">
            <text:p>1455999455.69855</text:p>
          </table:table-cell>
          <table:table-cell office:value-type="float" office:value="7808" calcext:value-type="float">
            <text:p>7808</text:p>
          </table:table-cell>
          <table:table-cell table:formula="of:=[.B185]-[.B$2]" office:value-type="float" office:value="19.7994613647461" calcext:value-type="float">
            <text:p>19.7994613647</text:p>
          </table:table-cell>
          <table:table-cell table:formula="of:=[.D185]/([.E185]-[.E184])" office:value-type="float" office:value="62390.4577810122" calcext:value-type="float">
            <text:p>62390.4577810122</text:p>
          </table:table-cell>
          <table:table-cell table:formula="of:=[.E185]-[.E184]" office:value-type="float" office:value="0.125147342681885" calcext:value-type="float">
            <text:p>0.125147342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5999455.82324" calcext:value-type="float">
            <text:p>1455999455.82324</text:p>
          </table:table-cell>
          <table:table-cell office:value-type="float" office:value="1455999455.82345" calcext:value-type="float">
            <text:p>1455999455.82345</text:p>
          </table:table-cell>
          <table:table-cell office:value-type="float" office:value="7760" calcext:value-type="float">
            <text:p>7760</text:p>
          </table:table-cell>
          <table:table-cell table:formula="of:=[.B186]-[.B$2]" office:value-type="float" office:value="19.9243664741516" calcext:value-type="float">
            <text:p>19.9243664742</text:p>
          </table:table-cell>
          <table:table-cell table:formula="of:=[.D186]/([.E186]-[.E185])" office:value-type="float" office:value="62127.1622668881" calcext:value-type="float">
            <text:p>62127.1622668881</text:p>
          </table:table-cell>
          <table:table-cell table:formula="of:=[.E186]-[.E185]" office:value-type="float" office:value="0.124905109405518" calcext:value-type="float">
            <text:p>0.124905109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5999455.94671" calcext:value-type="float">
            <text:p>1455999455.94671</text:p>
          </table:table-cell>
          <table:table-cell office:value-type="float" office:value="1455999455.94693" calcext:value-type="float">
            <text:p>1455999455.94693</text:p>
          </table:table-cell>
          <table:table-cell office:value-type="float" office:value="7696" calcext:value-type="float">
            <text:p>7696</text:p>
          </table:table-cell>
          <table:table-cell table:formula="of:=[.B187]-[.B$2]" office:value-type="float" office:value="20.0478360652924" calcext:value-type="float">
            <text:p>20.0478360653</text:p>
          </table:table-cell>
          <table:table-cell table:formula="of:=[.D187]/([.E187]-[.E186])" office:value-type="float" office:value="62331.1369941047" calcext:value-type="float">
            <text:p>62331.1369941047</text:p>
          </table:table-cell>
          <table:table-cell table:formula="of:=[.E187]-[.E186]" office:value-type="float" office:value="0.123469591140747" calcext:value-type="float">
            <text:p>0.123469591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5999456.0693" calcext:value-type="float">
            <text:p>1455999456.0693</text:p>
          </table:table-cell>
          <table:table-cell office:value-type="float" office:value="1455999456.06952" calcext:value-type="float">
            <text:p>1455999456.06952</text:p>
          </table:table-cell>
          <table:table-cell office:value-type="float" office:value="7616" calcext:value-type="float">
            <text:p>7616</text:p>
          </table:table-cell>
          <table:table-cell table:formula="of:=[.B188]-[.B$2]" office:value-type="float" office:value="20.1704261302948" calcext:value-type="float">
            <text:p>20.1704261303</text:p>
          </table:table-cell>
          <table:table-cell table:formula="of:=[.D188]/([.E188]-[.E187])" office:value-type="float" office:value="62125.7521957291" calcext:value-type="float">
            <text:p>62125.7521957291</text:p>
          </table:table-cell>
          <table:table-cell table:formula="of:=[.E188]-[.E187]" office:value-type="float" office:value="0.122590065002441" calcext:value-type="float">
            <text:p>0.12259006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5999456.19063" calcext:value-type="float">
            <text:p>1455999456.19063</text:p>
          </table:table-cell>
          <table:table-cell office:value-type="float" office:value="1455999456.19085" calcext:value-type="float">
            <text:p>1455999456.19085</text:p>
          </table:table-cell>
          <table:table-cell office:value-type="float" office:value="7528" calcext:value-type="float">
            <text:p>7528</text:p>
          </table:table-cell>
          <table:table-cell table:formula="of:=[.B189]-[.B$2]" office:value-type="float" office:value="20.2917618751526" calcext:value-type="float">
            <text:p>20.2917618752</text:p>
          </table:table-cell>
          <table:table-cell table:formula="of:=[.D189]/([.E189]-[.E188])" office:value-type="float" office:value="62042.7229323331" calcext:value-type="float">
            <text:p>62042.7229323331</text:p>
          </table:table-cell>
          <table:table-cell table:formula="of:=[.E189]-[.E188]" office:value-type="float" office:value="0.121335744857788" calcext:value-type="float">
            <text:p>0.121335744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5999456.31064" calcext:value-type="float">
            <text:p>1455999456.31064</text:p>
          </table:table-cell>
          <table:table-cell office:value-type="float" office:value="1455999456.31086" calcext:value-type="float">
            <text:p>1455999456.31086</text:p>
          </table:table-cell>
          <table:table-cell office:value-type="float" office:value="7432" calcext:value-type="float">
            <text:p>7432</text:p>
          </table:table-cell>
          <table:table-cell table:formula="of:=[.B190]-[.B$2]" office:value-type="float" office:value="20.4117696285248" calcext:value-type="float">
            <text:p>20.4117696285</text:p>
          </table:table-cell>
          <table:table-cell table:formula="of:=[.D190]/([.E190]-[.E189])" office:value-type="float" office:value="61929.3319903288" calcext:value-type="float">
            <text:p>61929.3319903288</text:p>
          </table:table-cell>
          <table:table-cell table:formula="of:=[.E190]-[.E189]" office:value-type="float" office:value="0.120007753372192" calcext:value-type="float">
            <text:p>0.120007753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5999456.42933" calcext:value-type="float">
            <text:p>1455999456.42933</text:p>
          </table:table-cell>
          <table:table-cell office:value-type="float" office:value="1455999456.42956" calcext:value-type="float">
            <text:p>1455999456.42956</text:p>
          </table:table-cell>
          <table:table-cell office:value-type="float" office:value="7328" calcext:value-type="float">
            <text:p>7328</text:p>
          </table:table-cell>
          <table:table-cell table:formula="of:=[.B191]-[.B$2]" office:value-type="float" office:value="20.5304577350616" calcext:value-type="float">
            <text:p>20.5304577351</text:p>
          </table:table-cell>
          <table:table-cell table:formula="of:=[.D191]/([.E191]-[.E190])" office:value-type="float" office:value="61741.6539350038" calcext:value-type="float">
            <text:p>61741.6539350038</text:p>
          </table:table-cell>
          <table:table-cell table:formula="of:=[.E191]-[.E190]" office:value-type="float" office:value="0.118688106536865" calcext:value-type="float">
            <text:p>0.11868810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5999456.54612" calcext:value-type="float">
            <text:p>1455999456.54612</text:p>
          </table:table-cell>
          <table:table-cell office:value-type="float" office:value="1455999456.54634" calcext:value-type="float">
            <text:p>1455999456.54634</text:p>
          </table:table-cell>
          <table:table-cell office:value-type="float" office:value="7216" calcext:value-type="float">
            <text:p>7216</text:p>
          </table:table-cell>
          <table:table-cell table:formula="of:=[.B192]-[.B$2]" office:value-type="float" office:value="20.6472520828247" calcext:value-type="float">
            <text:p>20.6472520828</text:p>
          </table:table-cell>
          <table:table-cell table:formula="of:=[.D192]/([.E192]-[.E191])" office:value-type="float" office:value="61783.8117871848" calcext:value-type="float">
            <text:p>61783.8117871848</text:p>
          </table:table-cell>
          <table:table-cell table:formula="of:=[.E192]-[.E191]" office:value-type="float" office:value="0.116794347763062" calcext:value-type="float">
            <text:p>0.116794347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5999456.66153" calcext:value-type="float">
            <text:p>1455999456.66153</text:p>
          </table:table-cell>
          <table:table-cell office:value-type="float" office:value="1455999456.66176" calcext:value-type="float">
            <text:p>1455999456.66176</text:p>
          </table:table-cell>
          <table:table-cell office:value-type="float" office:value="7104" calcext:value-type="float">
            <text:p>7104</text:p>
          </table:table-cell>
          <table:table-cell table:formula="of:=[.B193]-[.B$2]" office:value-type="float" office:value="20.7626569271088" calcext:value-type="float">
            <text:p>20.7626569271</text:p>
          </table:table-cell>
          <table:table-cell table:formula="of:=[.D193]/([.E193]-[.E192])" office:value-type="float" office:value="61557.2079670608" calcext:value-type="float">
            <text:p>61557.2079670608</text:p>
          </table:table-cell>
          <table:table-cell table:formula="of:=[.E193]-[.E192]" office:value-type="float" office:value="0.115404844284058" calcext:value-type="float">
            <text:p>0.115404844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5999456.77534" calcext:value-type="float">
            <text:p>1455999456.77534</text:p>
          </table:table-cell>
          <table:table-cell office:value-type="float" office:value="1455999456.77556" calcext:value-type="float">
            <text:p>1455999456.77556</text:p>
          </table:table-cell>
          <table:table-cell office:value-type="float" office:value="6984" calcext:value-type="float">
            <text:p>6984</text:p>
          </table:table-cell>
          <table:table-cell table:formula="of:=[.B194]-[.B$2]" office:value-type="float" office:value="20.8764684200287" calcext:value-type="float">
            <text:p>20.87646842</text:p>
          </table:table-cell>
          <table:table-cell table:formula="of:=[.D194]/([.E194]-[.E193])" office:value-type="float" office:value="61364.6286576169" calcext:value-type="float">
            <text:p>61364.6286576169</text:p>
          </table:table-cell>
          <table:table-cell table:formula="of:=[.E194]-[.E193]" office:value-type="float" office:value="0.113811492919922" calcext:value-type="float">
            <text:p>0.113811492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5999456.88732" calcext:value-type="float">
            <text:p>1455999456.88732</text:p>
          </table:table-cell>
          <table:table-cell office:value-type="float" office:value="1455999456.88754" calcext:value-type="float">
            <text:p>1455999456.88754</text:p>
          </table:table-cell>
          <table:table-cell office:value-type="float" office:value="6856" calcext:value-type="float">
            <text:p>6856</text:p>
          </table:table-cell>
          <table:table-cell table:formula="of:=[.B195]-[.B$2]" office:value-type="float" office:value="20.9884450435638" calcext:value-type="float">
            <text:p>20.9884450436</text:p>
          </table:table-cell>
          <table:table-cell table:formula="of:=[.D195]/([.E195]-[.E194])" office:value-type="float" office:value="61227.0649315255" calcext:value-type="float">
            <text:p>61227.0649315255</text:p>
          </table:table-cell>
          <table:table-cell table:formula="of:=[.E195]-[.E194]" office:value-type="float" office:value="0.111976623535156" calcext:value-type="float">
            <text:p>0.111976623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5999456.99718" calcext:value-type="float">
            <text:p>1455999456.99718</text:p>
          </table:table-cell>
          <table:table-cell office:value-type="float" office:value="1455999456.9974" calcext:value-type="float">
            <text:p>1455999456.9974</text:p>
          </table:table-cell>
          <table:table-cell office:value-type="float" office:value="6728" calcext:value-type="float">
            <text:p>6728</text:p>
          </table:table-cell>
          <table:table-cell table:formula="of:=[.B196]-[.B$2]" office:value-type="float" office:value="21.0983130931854" calcext:value-type="float">
            <text:p>21.0983130932</text:p>
          </table:table-cell>
          <table:table-cell table:formula="of:=[.D196]/([.E196]-[.E195])" office:value-type="float" office:value="61237.093251161" calcext:value-type="float">
            <text:p>61237.093251161</text:p>
          </table:table-cell>
          <table:table-cell table:formula="of:=[.E196]-[.E195]" office:value-type="float" office:value="0.109868049621582" calcext:value-type="float">
            <text:p>0.10986804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5999457.10551" calcext:value-type="float">
            <text:p>1455999457.10551</text:p>
          </table:table-cell>
          <table:table-cell office:value-type="float" office:value="1455999457.10573" calcext:value-type="float">
            <text:p>1455999457.10573</text:p>
          </table:table-cell>
          <table:table-cell office:value-type="float" office:value="6600" calcext:value-type="float">
            <text:p>6600</text:p>
          </table:table-cell>
          <table:table-cell table:formula="of:=[.B197]-[.B$2]" office:value-type="float" office:value="21.2066390514374" calcext:value-type="float">
            <text:p>21.2066390514</text:p>
          </table:table-cell>
          <table:table-cell table:formula="of:=[.D197]/([.E197]-[.E196])" office:value-type="float" office:value="60927.2247068352" calcext:value-type="float">
            <text:p>60927.2247068352</text:p>
          </table:table-cell>
          <table:table-cell table:formula="of:=[.E197]-[.E196]" office:value-type="float" office:value="0.108325958251953" calcext:value-type="float">
            <text:p>0.108325958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5999457.212" calcext:value-type="float">
            <text:p>1455999457.212</text:p>
          </table:table-cell>
          <table:table-cell office:value-type="float" office:value="1455999457.21222" calcext:value-type="float">
            <text:p>1455999457.21222</text:p>
          </table:table-cell>
          <table:table-cell office:value-type="float" office:value="6472" calcext:value-type="float">
            <text:p>6472</text:p>
          </table:table-cell>
          <table:table-cell table:formula="of:=[.B198]-[.B$2]" office:value-type="float" office:value="21.3131275177002" calcext:value-type="float">
            <text:p>21.3131275177</text:p>
          </table:table-cell>
          <table:table-cell table:formula="of:=[.D198]/([.E198]-[.E197])" office:value-type="float" office:value="60776.535028938" calcext:value-type="float">
            <text:p>60776.535028938</text:p>
          </table:table-cell>
          <table:table-cell table:formula="of:=[.E198]-[.E197]" office:value-type="float" office:value="0.106488466262817" calcext:value-type="float">
            <text:p>0.106488466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5999457.31667" calcext:value-type="float">
            <text:p>1455999457.31667</text:p>
          </table:table-cell>
          <table:table-cell office:value-type="float" office:value="1455999457.31689" calcext:value-type="float">
            <text:p>1455999457.31689</text:p>
          </table:table-cell>
          <table:table-cell office:value-type="float" office:value="6336" calcext:value-type="float">
            <text:p>6336</text:p>
          </table:table-cell>
          <table:table-cell table:formula="of:=[.B199]-[.B$2]" office:value-type="float" office:value="21.4177975654602" calcext:value-type="float">
            <text:p>21.4177975655</text:p>
          </table:table-cell>
          <table:table-cell table:formula="of:=[.D199]/([.E199]-[.E198])" office:value-type="float" office:value="60533.0764205568" calcext:value-type="float">
            <text:p>60533.0764205568</text:p>
          </table:table-cell>
          <table:table-cell table:formula="of:=[.E199]-[.E198]" office:value-type="float" office:value="0.10467004776001" calcext:value-type="float">
            <text:p>0.104670047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5999457.41969" calcext:value-type="float">
            <text:p>1455999457.41969</text:p>
          </table:table-cell>
          <table:table-cell office:value-type="float" office:value="1455999457.4199" calcext:value-type="float">
            <text:p>1455999457.4199</text:p>
          </table:table-cell>
          <table:table-cell office:value-type="float" office:value="6208" calcext:value-type="float">
            <text:p>6208</text:p>
          </table:table-cell>
          <table:table-cell table:formula="of:=[.B200]-[.B$2]" office:value-type="float" office:value="21.5208179950714" calcext:value-type="float">
            <text:p>21.5208179951</text:p>
          </table:table-cell>
          <table:table-cell table:formula="of:=[.D200]/([.E200]-[.E199])" office:value-type="float" office:value="60259.8923672584" calcext:value-type="float">
            <text:p>60259.8923672584</text:p>
          </table:table-cell>
          <table:table-cell table:formula="of:=[.E200]-[.E199]" office:value-type="float" office:value="0.103020429611206" calcext:value-type="float">
            <text:p>0.103020429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5999457.52176" calcext:value-type="float">
            <text:p>1455999457.52176</text:p>
          </table:table-cell>
          <table:table-cell office:value-type="float" office:value="1455999457.52199" calcext:value-type="float">
            <text:p>1455999457.52199</text:p>
          </table:table-cell>
          <table:table-cell office:value-type="float" office:value="6080" calcext:value-type="float">
            <text:p>6080</text:p>
          </table:table-cell>
          <table:table-cell table:formula="of:=[.B201]-[.B$2]" office:value-type="float" office:value="21.6228866577148" calcext:value-type="float">
            <text:p>21.6228866577</text:p>
          </table:table-cell>
          <table:table-cell table:formula="of:=[.D201]/([.E201]-[.E200])" office:value-type="float" office:value="59567.7443256008" calcext:value-type="float">
            <text:p>59567.7443256008</text:p>
          </table:table-cell>
          <table:table-cell table:formula="of:=[.E201]-[.E200]" office:value-type="float" office:value="0.102068662643433" calcext:value-type="float">
            <text:p>0.10206866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5999457.62288" calcext:value-type="float">
            <text:p>1455999457.62288</text:p>
          </table:table-cell>
          <table:table-cell office:value-type="float" office:value="1455999457.62309" calcext:value-type="float">
            <text:p>1455999457.62309</text:p>
          </table:table-cell>
          <table:table-cell office:value-type="float" office:value="5952" calcext:value-type="float">
            <text:p>5952</text:p>
          </table:table-cell>
          <table:table-cell table:formula="of:=[.B202]-[.B$2]" office:value-type="float" office:value="21.7240085601807" calcext:value-type="float">
            <text:p>21.7240085602</text:p>
          </table:table-cell>
          <table:table-cell table:formula="of:=[.D202]/([.E202]-[.E201])" office:value-type="float" office:value="58859.6521115869" calcext:value-type="float">
            <text:p>58859.6521115869</text:p>
          </table:table-cell>
          <table:table-cell table:formula="of:=[.E202]-[.E201]" office:value-type="float" office:value="0.10112190246582" calcext:value-type="float">
            <text:p>0.101121902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5999457.72371" calcext:value-type="float">
            <text:p>1455999457.72371</text:p>
          </table:table-cell>
          <table:table-cell office:value-type="float" office:value="1455999457.7241" calcext:value-type="float">
            <text:p>1455999457.7241</text:p>
          </table:table-cell>
          <table:table-cell office:value-type="float" office:value="5824" calcext:value-type="float">
            <text:p>5824</text:p>
          </table:table-cell>
          <table:table-cell table:formula="of:=[.B203]-[.B$2]" office:value-type="float" office:value="21.82483959198" calcext:value-type="float">
            <text:p>21.824839592</text:p>
          </table:table-cell>
          <table:table-cell table:formula="of:=[.D203]/([.E203]-[.E202])" office:value-type="float" office:value="57759.9960654125" calcext:value-type="float">
            <text:p>57759.9960654125</text:p>
          </table:table-cell>
          <table:table-cell table:formula="of:=[.E203]-[.E202]" office:value-type="float" office:value="0.100831031799316" calcext:value-type="float">
            <text:p>0.100831031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5999457.82428" calcext:value-type="float">
            <text:p>1455999457.82428</text:p>
          </table:table-cell>
          <table:table-cell office:value-type="float" office:value="1455999457.82467" calcext:value-type="float">
            <text:p>1455999457.82467</text:p>
          </table:table-cell>
          <table:table-cell office:value-type="float" office:value="5704" calcext:value-type="float">
            <text:p>5704</text:p>
          </table:table-cell>
          <table:table-cell table:formula="of:=[.B204]-[.B$2]" office:value-type="float" office:value="21.925409078598" calcext:value-type="float">
            <text:p>21.9254090786</text:p>
          </table:table-cell>
          <table:table-cell table:formula="of:=[.D204]/([.E204]-[.E203])" office:value-type="float" office:value="56717.0042506383" calcext:value-type="float">
            <text:p>56717.0042506383</text:p>
          </table:table-cell>
          <table:table-cell table:formula="of:=[.E204]-[.E203]" office:value-type="float" office:value="0.100569486618042" calcext:value-type="float">
            <text:p>0.100569486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5999457.92436" calcext:value-type="float">
            <text:p>1455999457.92436</text:p>
          </table:table-cell>
          <table:table-cell office:value-type="float" office:value="1455999457.92457" calcext:value-type="float">
            <text:p>1455999457.92457</text:p>
          </table:table-cell>
          <table:table-cell office:value-type="float" office:value="5584" calcext:value-type="float">
            <text:p>5584</text:p>
          </table:table-cell>
          <table:table-cell table:formula="of:=[.B205]-[.B$2]" office:value-type="float" office:value="22.0254848003387" calcext:value-type="float">
            <text:p>22.0254848003</text:p>
          </table:table-cell>
          <table:table-cell table:formula="of:=[.D205]/([.E205]-[.E204])" office:value-type="float" office:value="55797.7489731934" calcext:value-type="float">
            <text:p>55797.7489731934</text:p>
          </table:table-cell>
          <table:table-cell table:formula="of:=[.E205]-[.E204]" office:value-type="float" office:value="0.100075721740723" calcext:value-type="float">
            <text:p>0.100075721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5999458.02529" calcext:value-type="float">
            <text:p>1455999458.02529</text:p>
          </table:table-cell>
          <table:table-cell office:value-type="float" office:value="1455999458.0257" calcext:value-type="float">
            <text:p>1455999458.0257</text:p>
          </table:table-cell>
          <table:table-cell office:value-type="float" office:value="5464" calcext:value-type="float">
            <text:p>5464</text:p>
          </table:table-cell>
          <table:table-cell table:formula="of:=[.B206]-[.B$2]" office:value-type="float" office:value="22.1264219284058" calcext:value-type="float">
            <text:p>22.1264219284</text:p>
          </table:table-cell>
          <table:table-cell table:formula="of:=[.D206]/([.E206]-[.E205])" office:value-type="float" office:value="54132.7072073242" calcext:value-type="float">
            <text:p>54132.7072073242</text:p>
          </table:table-cell>
          <table:table-cell table:formula="of:=[.E206]-[.E205]" office:value-type="float" office:value="0.100937128067017" calcext:value-type="float">
            <text:p>0.100937128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5999458.12621" calcext:value-type="float">
            <text:p>1455999458.12621</text:p>
          </table:table-cell>
          <table:table-cell office:value-type="float" office:value="1455999458.1266" calcext:value-type="float">
            <text:p>1455999458.1266</text:p>
          </table:table-cell>
          <table:table-cell office:value-type="float" office:value="5344" calcext:value-type="float">
            <text:p>5344</text:p>
          </table:table-cell>
          <table:table-cell table:formula="of:=[.B207]-[.B$2]" office:value-type="float" office:value="22.2273371219635" calcext:value-type="float">
            <text:p>22.227337122</text:p>
          </table:table-cell>
          <table:table-cell table:formula="of:=[.D207]/([.E207]-[.E206])" office:value-type="float" office:value="52955.3559934699" calcext:value-type="float">
            <text:p>52955.3559934699</text:p>
          </table:table-cell>
          <table:table-cell table:formula="of:=[.E207]-[.E206]" office:value-type="float" office:value="0.100915193557739" calcext:value-type="float">
            <text:p>0.100915193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5999458.22718" calcext:value-type="float">
            <text:p>1455999458.22718</text:p>
          </table:table-cell>
          <table:table-cell office:value-type="float" office:value="1455999458.22757" calcext:value-type="float">
            <text:p>1455999458.22757</text:p>
          </table:table-cell>
          <table:table-cell office:value-type="float" office:value="5232" calcext:value-type="float">
            <text:p>5232</text:p>
          </table:table-cell>
          <table:table-cell table:formula="of:=[.B208]-[.B$2]" office:value-type="float" office:value="22.3283042907715" calcext:value-type="float">
            <text:p>22.3283042908</text:p>
          </table:table-cell>
          <table:table-cell table:formula="of:=[.D208]/([.E208]-[.E207])" office:value-type="float" office:value="51818.8244928416" calcext:value-type="float">
            <text:p>51818.8244928416</text:p>
          </table:table-cell>
          <table:table-cell table:formula="of:=[.E208]-[.E207]" office:value-type="float" office:value="0.100967168807983" calcext:value-type="float">
            <text:p>0.100967168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5999458.32877" calcext:value-type="float">
            <text:p>1455999458.32877</text:p>
          </table:table-cell>
          <table:table-cell office:value-type="float" office:value="1455999458.32918" calcext:value-type="float">
            <text:p>1455999458.32918</text:p>
          </table:table-cell>
          <table:table-cell office:value-type="float" office:value="5120" calcext:value-type="float">
            <text:p>5120</text:p>
          </table:table-cell>
          <table:table-cell table:formula="of:=[.B209]-[.B$2]" office:value-type="float" office:value="22.4298937320709" calcext:value-type="float">
            <text:p>22.4298937321</text:p>
          </table:table-cell>
          <table:table-cell table:formula="of:=[.D209]/([.E209]-[.E208])" office:value-type="float" office:value="50398.9384576751" calcext:value-type="float">
            <text:p>50398.9384576751</text:p>
          </table:table-cell>
          <table:table-cell table:formula="of:=[.E209]-[.E208]" office:value-type="float" office:value="0.101589441299438" calcext:value-type="float">
            <text:p>0.101589441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5999458.43008" calcext:value-type="float">
            <text:p>1455999458.43008</text:p>
          </table:table-cell>
          <table:table-cell office:value-type="float" office:value="1455999458.4303" calcext:value-type="float">
            <text:p>1455999458.4303</text:p>
          </table:table-cell>
          <table:table-cell office:value-type="float" office:value="5016" calcext:value-type="float">
            <text:p>5016</text:p>
          </table:table-cell>
          <table:table-cell table:formula="of:=[.B210]-[.B$2]" office:value-type="float" office:value="22.5312099456787" calcext:value-type="float">
            <text:p>22.5312099457</text:p>
          </table:table-cell>
          <table:table-cell table:formula="of:=[.D210]/([.E210]-[.E209])" office:value-type="float" office:value="49508.3641737518" calcext:value-type="float">
            <text:p>49508.3641737518</text:p>
          </table:table-cell>
          <table:table-cell table:formula="of:=[.E210]-[.E209]" office:value-type="float" office:value="0.101316213607788" calcext:value-type="float">
            <text:p>0.101316213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5999458.53161" calcext:value-type="float">
            <text:p>1455999458.53161</text:p>
          </table:table-cell>
          <table:table-cell office:value-type="float" office:value="1455999458.53185" calcext:value-type="float">
            <text:p>1455999458.53185</text:p>
          </table:table-cell>
          <table:table-cell office:value-type="float" office:value="4920" calcext:value-type="float">
            <text:p>4920</text:p>
          </table:table-cell>
          <table:table-cell table:formula="of:=[.B211]-[.B$2]" office:value-type="float" office:value="22.632737159729" calcext:value-type="float">
            <text:p>22.6327371597</text:p>
          </table:table-cell>
          <table:table-cell table:formula="of:=[.D211]/([.E211]-[.E210])" office:value-type="float" office:value="48459.9133938887" calcext:value-type="float">
            <text:p>48459.9133938887</text:p>
          </table:table-cell>
          <table:table-cell table:formula="of:=[.E211]-[.E210]" office:value-type="float" office:value="0.101527214050293" calcext:value-type="float">
            <text:p>0.101527214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5999458.63277" calcext:value-type="float">
            <text:p>1455999458.63277</text:p>
          </table:table-cell>
          <table:table-cell office:value-type="float" office:value="1455999458.63298" calcext:value-type="float">
            <text:p>1455999458.63298</text:p>
          </table:table-cell>
          <table:table-cell office:value-type="float" office:value="4824" calcext:value-type="float">
            <text:p>4824</text:p>
          </table:table-cell>
          <table:table-cell table:formula="of:=[.B212]-[.B$2]" office:value-type="float" office:value="22.7338953018188" calcext:value-type="float">
            <text:p>22.7338953018</text:p>
          </table:table-cell>
          <table:table-cell table:formula="of:=[.D212]/([.E212]-[.E211])" office:value-type="float" office:value="47687.7085753073" calcext:value-type="float">
            <text:p>47687.7085753073</text:p>
          </table:table-cell>
          <table:table-cell table:formula="of:=[.E212]-[.E211]" office:value-type="float" office:value="0.101158142089844" calcext:value-type="float">
            <text:p>0.101158142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5999458.73365" calcext:value-type="float">
            <text:p>1455999458.73365</text:p>
          </table:table-cell>
          <table:table-cell office:value-type="float" office:value="1455999458.73388" calcext:value-type="float">
            <text:p>1455999458.73388</text:p>
          </table:table-cell>
          <table:table-cell office:value-type="float" office:value="4736" calcext:value-type="float">
            <text:p>4736</text:p>
          </table:table-cell>
          <table:table-cell table:formula="of:=[.B213]-[.B$2]" office:value-type="float" office:value="22.8347790241241" calcext:value-type="float">
            <text:p>22.8347790241</text:p>
          </table:table-cell>
          <table:table-cell table:formula="of:=[.D213]/([.E213]-[.E212])" office:value-type="float" office:value="46945.1353675051" calcext:value-type="float">
            <text:p>46945.1353675051</text:p>
          </table:table-cell>
          <table:table-cell table:formula="of:=[.E213]-[.E212]" office:value-type="float" office:value="0.100883722305298" calcext:value-type="float">
            <text:p>0.100883722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5999458.83426" calcext:value-type="float">
            <text:p>1455999458.83426</text:p>
          </table:table-cell>
          <table:table-cell office:value-type="float" office:value="1455999458.83466" calcext:value-type="float">
            <text:p>1455999458.83466</text:p>
          </table:table-cell>
          <table:table-cell office:value-type="float" office:value="4656" calcext:value-type="float">
            <text:p>4656</text:p>
          </table:table-cell>
          <table:table-cell table:formula="of:=[.B214]-[.B$2]" office:value-type="float" office:value="22.9353835582733" calcext:value-type="float">
            <text:p>22.9353835583</text:p>
          </table:table-cell>
          <table:table-cell table:formula="of:=[.D214]/([.E214]-[.E213])" office:value-type="float" office:value="46280.2202641919" calcext:value-type="float">
            <text:p>46280.2202641919</text:p>
          </table:table-cell>
          <table:table-cell table:formula="of:=[.E214]-[.E213]" office:value-type="float" office:value="0.10060453414917" calcext:value-type="float">
            <text:p>0.100604534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5999458.93415" calcext:value-type="float">
            <text:p>1455999458.93415</text:p>
          </table:table-cell>
          <table:table-cell office:value-type="float" office:value="1455999458.93455" calcext:value-type="float">
            <text:p>1455999458.93455</text:p>
          </table:table-cell>
          <table:table-cell office:value-type="float" office:value="4584" calcext:value-type="float">
            <text:p>4584</text:p>
          </table:table-cell>
          <table:table-cell table:formula="of:=[.B215]-[.B$2]" office:value-type="float" office:value="23.0352833271027" calcext:value-type="float">
            <text:p>23.0352833271</text:p>
          </table:table-cell>
          <table:table-cell table:formula="of:=[.D215]/([.E215]-[.E214])" office:value-type="float" office:value="45885.9920670151" calcext:value-type="float">
            <text:p>45885.9920670151</text:p>
          </table:table-cell>
          <table:table-cell table:formula="of:=[.E215]-[.E214]" office:value-type="float" office:value="0.0998997688293457" calcext:value-type="float">
            <text:p>0.099899768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5999459.03471" calcext:value-type="float">
            <text:p>1455999459.03471</text:p>
          </table:table-cell>
          <table:table-cell office:value-type="float" office:value="1455999459.03511" calcext:value-type="float">
            <text:p>1455999459.03511</text:p>
          </table:table-cell>
          <table:table-cell office:value-type="float" office:value="4520" calcext:value-type="float">
            <text:p>4520</text:p>
          </table:table-cell>
          <table:table-cell table:formula="of:=[.B216]-[.B$2]" office:value-type="float" office:value="23.1358342170715" calcext:value-type="float">
            <text:p>23.1358342171</text:p>
          </table:table-cell>
          <table:table-cell table:formula="of:=[.D216]/([.E216]-[.E215])" office:value-type="float" office:value="44952.3619472615" calcext:value-type="float">
            <text:p>44952.3619472615</text:p>
          </table:table-cell>
          <table:table-cell table:formula="of:=[.E216]-[.E215]" office:value-type="float" office:value="0.100550889968872" calcext:value-type="float">
            <text:p>0.1005508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5999459.13551" calcext:value-type="float">
            <text:p>1455999459.13551</text:p>
          </table:table-cell>
          <table:table-cell office:value-type="float" office:value="1455999459.1359" calcext:value-type="float">
            <text:p>1455999459.1359</text:p>
          </table:table-cell>
          <table:table-cell office:value-type="float" office:value="4464" calcext:value-type="float">
            <text:p>4464</text:p>
          </table:table-cell>
          <table:table-cell table:formula="of:=[.B217]-[.B$2]" office:value-type="float" office:value="23.2366354465485" calcext:value-type="float">
            <text:p>23.2366354465</text:p>
          </table:table-cell>
          <table:table-cell table:formula="of:=[.D217]/([.E217]-[.E216])" office:value-type="float" office:value="44285.1741309536" calcext:value-type="float">
            <text:p>44285.1741309536</text:p>
          </table:table-cell>
          <table:table-cell table:formula="of:=[.E217]-[.E216]" office:value-type="float" office:value="0.100801229476929" calcext:value-type="float">
            <text:p>0.100801229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5999459.23622" calcext:value-type="float">
            <text:p>1455999459.23622</text:p>
          </table:table-cell>
          <table:table-cell office:value-type="float" office:value="1455999459.23662" calcext:value-type="float">
            <text:p>1455999459.23662</text:p>
          </table:table-cell>
          <table:table-cell office:value-type="float" office:value="4416" calcext:value-type="float">
            <text:p>4416</text:p>
          </table:table-cell>
          <table:table-cell table:formula="of:=[.B218]-[.B$2]" office:value-type="float" office:value="23.3373522758484" calcext:value-type="float">
            <text:p>23.3373522758</text:p>
          </table:table-cell>
          <table:table-cell table:formula="of:=[.D218]/([.E218]-[.E217])" office:value-type="float" office:value="43845.7011672746" calcext:value-type="float">
            <text:p>43845.7011672746</text:p>
          </table:table-cell>
          <table:table-cell table:formula="of:=[.E218]-[.E217]" office:value-type="float" office:value="0.100716829299927" calcext:value-type="float">
            <text:p>0.100716829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5999459.33813" calcext:value-type="float">
            <text:p>1455999459.33813</text:p>
          </table:table-cell>
          <table:table-cell office:value-type="float" office:value="1455999459.33834" calcext:value-type="float">
            <text:p>1455999459.33834</text:p>
          </table:table-cell>
          <table:table-cell office:value-type="float" office:value="4368" calcext:value-type="float">
            <text:p>4368</text:p>
          </table:table-cell>
          <table:table-cell table:formula="of:=[.B219]-[.B$2]" office:value-type="float" office:value="23.4392545223236" calcext:value-type="float">
            <text:p>23.4392545223</text:p>
          </table:table-cell>
          <table:table-cell table:formula="of:=[.D219]/([.E219]-[.E218])" office:value-type="float" office:value="42864.6094771051" calcext:value-type="float">
            <text:p>42864.6094771051</text:p>
          </table:table-cell>
          <table:table-cell table:formula="of:=[.E219]-[.E218]" office:value-type="float" office:value="0.10190224647522" calcext:value-type="float">
            <text:p>0.101902246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5999459.4389" calcext:value-type="float">
            <text:p>1455999459.4389</text:p>
          </table:table-cell>
          <table:table-cell office:value-type="float" office:value="1455999459.43912" calcext:value-type="float">
            <text:p>1455999459.43912</text:p>
          </table:table-cell>
          <table:table-cell office:value-type="float" office:value="4336" calcext:value-type="float">
            <text:p>4336</text:p>
          </table:table-cell>
          <table:table-cell table:formula="of:=[.B220]-[.B$2]" office:value-type="float" office:value="23.5400257110596" calcext:value-type="float">
            <text:p>23.5400257111</text:p>
          </table:table-cell>
          <table:table-cell table:formula="of:=[.D220]/([.E220]-[.E219])" office:value-type="float" office:value="43028.1715874274" calcext:value-type="float">
            <text:p>43028.1715874274</text:p>
          </table:table-cell>
          <table:table-cell table:formula="of:=[.E220]-[.E219]" office:value-type="float" office:value="0.100771188735962" calcext:value-type="float">
            <text:p>0.100771188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5999459.54041" calcext:value-type="float">
            <text:p>1455999459.54041</text:p>
          </table:table-cell>
          <table:table-cell office:value-type="float" office:value="1455999459.54063" calcext:value-type="float">
            <text:p>1455999459.54063</text:p>
          </table:table-cell>
          <table:table-cell office:value-type="float" office:value="4312" calcext:value-type="float">
            <text:p>4312</text:p>
          </table:table-cell>
          <table:table-cell table:formula="of:=[.B221]-[.B$2]" office:value-type="float" office:value="23.6415345668793" calcext:value-type="float">
            <text:p>23.6415345669</text:p>
          </table:table-cell>
          <table:table-cell table:formula="of:=[.D221]/([.E221]-[.E220])" office:value-type="float" office:value="42479.0523465153" calcext:value-type="float">
            <text:p>42479.0523465153</text:p>
          </table:table-cell>
          <table:table-cell table:formula="of:=[.E221]-[.E220]" office:value-type="float" office:value="0.101508855819702" calcext:value-type="float">
            <text:p>0.101508855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5999459.64194" calcext:value-type="float">
            <text:p>1455999459.64194</text:p>
          </table:table-cell>
          <table:table-cell office:value-type="float" office:value="1455999459.64216" calcext:value-type="float">
            <text:p>1455999459.64216</text:p>
          </table:table-cell>
          <table:table-cell office:value-type="float" office:value="4296" calcext:value-type="float">
            <text:p>4296</text:p>
          </table:table-cell>
          <table:table-cell table:formula="of:=[.B222]-[.B$2]" office:value-type="float" office:value="23.7430729866028" calcext:value-type="float">
            <text:p>23.7430729866</text:p>
          </table:table-cell>
          <table:table-cell table:formula="of:=[.D222]/([.E222]-[.E221])" office:value-type="float" office:value="42309.1083325702" calcext:value-type="float">
            <text:p>42309.1083325702</text:p>
          </table:table-cell>
          <table:table-cell table:formula="of:=[.E222]-[.E221]" office:value-type="float" office:value="0.101538419723511" calcext:value-type="float">
            <text:p>0.101538419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5999459.74286" calcext:value-type="float">
            <text:p>1455999459.74286</text:p>
          </table:table-cell>
          <table:table-cell office:value-type="float" office:value="1455999459.74307" calcext:value-type="float">
            <text:p>1455999459.74307</text:p>
          </table:table-cell>
          <table:table-cell office:value-type="float" office:value="4296" calcext:value-type="float">
            <text:p>4296</text:p>
          </table:table-cell>
          <table:table-cell table:formula="of:=[.B223]-[.B$2]" office:value-type="float" office:value="23.8439893722534" calcext:value-type="float">
            <text:p>23.8439893723</text:p>
          </table:table-cell>
          <table:table-cell table:formula="of:=[.D223]/([.E223]-[.E222])" office:value-type="float" office:value="42569.8955853655" calcext:value-type="float">
            <text:p>42569.8955853655</text:p>
          </table:table-cell>
          <table:table-cell table:formula="of:=[.E223]-[.E222]" office:value-type="float" office:value="0.100916385650635" calcext:value-type="float">
            <text:p>0.100916385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5999459.84229" calcext:value-type="float">
            <text:p>1455999459.84229</text:p>
          </table:table-cell>
          <table:table-cell office:value-type="float" office:value="1455999459.84259" calcext:value-type="float">
            <text:p>1455999459.84259</text:p>
          </table:table-cell>
          <table:table-cell office:value-type="float" office:value="4296" calcext:value-type="float">
            <text:p>4296</text:p>
          </table:table-cell>
          <table:table-cell table:formula="of:=[.B224]-[.B$2]" office:value-type="float" office:value="23.9434220790863" calcext:value-type="float">
            <text:p>23.9434220791</text:p>
          </table:table-cell>
          <table:table-cell table:formula="of:=[.D224]/([.E224]-[.E223])" office:value-type="float" office:value="43205.0995777495" calcext:value-type="float">
            <text:p>43205.0995777495</text:p>
          </table:table-cell>
          <table:table-cell table:formula="of:=[.E224]-[.E223]" office:value-type="float" office:value="0.0994327068328857" calcext:value-type="float">
            <text:p>0.099432706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5999459.9415" calcext:value-type="float">
            <text:p>1455999459.9415</text:p>
          </table:table-cell>
          <table:table-cell office:value-type="float" office:value="1455999459.9419" calcext:value-type="float">
            <text:p>1455999459.9419</text:p>
          </table:table-cell>
          <table:table-cell office:value-type="float" office:value="4304" calcext:value-type="float">
            <text:p>4304</text:p>
          </table:table-cell>
          <table:table-cell table:formula="of:=[.B225]-[.B$2]" office:value-type="float" office:value="24.042632818222" calcext:value-type="float">
            <text:p>24.0426328182</text:p>
          </table:table-cell>
          <table:table-cell table:formula="of:=[.D225]/([.E225]-[.E224])" office:value-type="float" office:value="43382.4003076036" calcext:value-type="float">
            <text:p>43382.4003076036</text:p>
          </table:table-cell>
          <table:table-cell table:formula="of:=[.E225]-[.E224]" office:value-type="float" office:value="0.0992107391357422" calcext:value-type="float">
            <text:p>0.099210739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5999460.04153" calcext:value-type="float">
            <text:p>1455999460.04153</text:p>
          </table:table-cell>
          <table:table-cell office:value-type="float" office:value="1455999460.04192" calcext:value-type="float">
            <text:p>1455999460.04192</text:p>
          </table:table-cell>
          <table:table-cell office:value-type="float" office:value="4328" calcext:value-type="float">
            <text:p>4328</text:p>
          </table:table-cell>
          <table:table-cell table:formula="of:=[.B226]-[.B$2]" office:value-type="float" office:value="24.1426568031311" calcext:value-type="float">
            <text:p>24.1426568031</text:p>
          </table:table-cell>
          <table:table-cell table:formula="of:=[.D226]/([.E226]-[.E225])" office:value-type="float" office:value="43269.6218205568" calcext:value-type="float">
            <text:p>43269.6218205568</text:p>
          </table:table-cell>
          <table:table-cell table:formula="of:=[.E226]-[.E225]" office:value-type="float" office:value="0.100023984909058" calcext:value-type="float">
            <text:p>0.10002398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5999460.14154" calcext:value-type="float">
            <text:p>1455999460.14154</text:p>
          </table:table-cell>
          <table:table-cell office:value-type="float" office:value="1455999460.14194" calcext:value-type="float">
            <text:p>1455999460.14194</text:p>
          </table:table-cell>
          <table:table-cell office:value-type="float" office:value="4352" calcext:value-type="float">
            <text:p>4352</text:p>
          </table:table-cell>
          <table:table-cell table:formula="of:=[.B227]-[.B$2]" office:value-type="float" office:value="24.2426724433899" calcext:value-type="float">
            <text:p>24.2426724434</text:p>
          </table:table-cell>
          <table:table-cell table:formula="of:=[.D227]/([.E227]-[.E226])" office:value-type="float" office:value="43513.1944237847" calcext:value-type="float">
            <text:p>43513.1944237847</text:p>
          </table:table-cell>
          <table:table-cell table:formula="of:=[.E227]-[.E226]" office:value-type="float" office:value="0.100015640258789" calcext:value-type="float">
            <text:p>0.100015640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5999460.24088" calcext:value-type="float">
            <text:p>1455999460.24088</text:p>
          </table:table-cell>
          <table:table-cell office:value-type="float" office:value="1455999460.24126" calcext:value-type="float">
            <text:p>1455999460.24126</text:p>
          </table:table-cell>
          <table:table-cell office:value-type="float" office:value="4392" calcext:value-type="float">
            <text:p>4392</text:p>
          </table:table-cell>
          <table:table-cell table:formula="of:=[.B228]-[.B$2]" office:value-type="float" office:value="24.342009305954" calcext:value-type="float">
            <text:p>24.342009306</text:p>
          </table:table-cell>
          <table:table-cell table:formula="of:=[.D228]/([.E228]-[.E227])" office:value-type="float" office:value="44213.1942426359" calcext:value-type="float">
            <text:p>44213.1942426359</text:p>
          </table:table-cell>
          <table:table-cell table:formula="of:=[.E228]-[.E227]" office:value-type="float" office:value="0.0993368625640869" calcext:value-type="float">
            <text:p>0.09933686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5999460.34056" calcext:value-type="float">
            <text:p>1455999460.34056</text:p>
          </table:table-cell>
          <table:table-cell office:value-type="float" office:value="1455999460.34078" calcext:value-type="float">
            <text:p>1455999460.34078</text:p>
          </table:table-cell>
          <table:table-cell office:value-type="float" office:value="4440" calcext:value-type="float">
            <text:p>4440</text:p>
          </table:table-cell>
          <table:table-cell table:formula="of:=[.B229]-[.B$2]" office:value-type="float" office:value="24.441689491272" calcext:value-type="float">
            <text:p>24.4416894913</text:p>
          </table:table-cell>
          <table:table-cell table:formula="of:=[.D229]/([.E229]-[.E228])" office:value-type="float" office:value="44542.4533053967" calcext:value-type="float">
            <text:p>44542.4533053967</text:p>
          </table:table-cell>
          <table:table-cell table:formula="of:=[.E229]-[.E228]" office:value-type="float" office:value="0.0996801853179932" calcext:value-type="float">
            <text:p>0.099680185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5999460.43996" calcext:value-type="float">
            <text:p>1455999460.43996</text:p>
          </table:table-cell>
          <table:table-cell office:value-type="float" office:value="1455999460.44017" calcext:value-type="float">
            <text:p>1455999460.44017</text:p>
          </table:table-cell>
          <table:table-cell office:value-type="float" office:value="4488" calcext:value-type="float">
            <text:p>4488</text:p>
          </table:table-cell>
          <table:table-cell table:formula="of:=[.B230]-[.B$2]" office:value-type="float" office:value="24.5410866737366" calcext:value-type="float">
            <text:p>24.5410866737</text:p>
          </table:table-cell>
          <table:table-cell table:formula="of:=[.D230]/([.E230]-[.E229])" office:value-type="float" office:value="45152.1852905479" calcext:value-type="float">
            <text:p>45152.1852905479</text:p>
          </table:table-cell>
          <table:table-cell table:formula="of:=[.E230]-[.E229]" office:value-type="float" office:value="0.0993971824645996" calcext:value-type="float">
            <text:p>0.099397182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5999460.53982" calcext:value-type="float">
            <text:p>1455999460.53982</text:p>
          </table:table-cell>
          <table:table-cell office:value-type="float" office:value="1455999460.54005" calcext:value-type="float">
            <text:p>1455999460.54005</text:p>
          </table:table-cell>
          <table:table-cell office:value-type="float" office:value="4552" calcext:value-type="float">
            <text:p>4552</text:p>
          </table:table-cell>
          <table:table-cell table:formula="of:=[.B231]-[.B$2]" office:value-type="float" office:value="24.6409504413605" calcext:value-type="float">
            <text:p>24.6409504414</text:p>
          </table:table-cell>
          <table:table-cell table:formula="of:=[.D231]/([.E231]-[.E230])" office:value-type="float" office:value="45582.0975746015" calcext:value-type="float">
            <text:p>45582.0975746015</text:p>
          </table:table-cell>
          <table:table-cell table:formula="of:=[.E231]-[.E230]" office:value-type="float" office:value="0.0998637676239014" calcext:value-type="float">
            <text:p>0.099863767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5999460.63876" calcext:value-type="float">
            <text:p>1455999460.63876</text:p>
          </table:table-cell>
          <table:table-cell office:value-type="float" office:value="1455999460.63898" calcext:value-type="float">
            <text:p>1455999460.63898</text:p>
          </table:table-cell>
          <table:table-cell office:value-type="float" office:value="4616" calcext:value-type="float">
            <text:p>4616</text:p>
          </table:table-cell>
          <table:table-cell table:formula="of:=[.B232]-[.B$2]" office:value-type="float" office:value="24.7398900985718" calcext:value-type="float">
            <text:p>24.7398900986</text:p>
          </table:table-cell>
          <table:table-cell table:formula="of:=[.D232]/([.E232]-[.E231])" office:value-type="float" office:value="46654.6997443269" calcext:value-type="float">
            <text:p>46654.6997443269</text:p>
          </table:table-cell>
          <table:table-cell table:formula="of:=[.E232]-[.E231]" office:value-type="float" office:value="0.0989396572113037" calcext:value-type="float">
            <text:p>0.098939657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5999460.7376" calcext:value-type="float">
            <text:p>1455999460.7376</text:p>
          </table:table-cell>
          <table:table-cell office:value-type="float" office:value="1455999460.73782" calcext:value-type="float">
            <text:p>1455999460.73782</text:p>
          </table:table-cell>
          <table:table-cell office:value-type="float" office:value="4696" calcext:value-type="float">
            <text:p>4696</text:p>
          </table:table-cell>
          <table:table-cell table:formula="of:=[.B233]-[.B$2]" office:value-type="float" office:value="24.8387312889099" calcext:value-type="float">
            <text:p>24.8387312889</text:p>
          </table:table-cell>
          <table:table-cell table:formula="of:=[.D233]/([.E233]-[.E232])" office:value-type="float" office:value="47510.5569240418" calcext:value-type="float">
            <text:p>47510.5569240418</text:p>
          </table:table-cell>
          <table:table-cell table:formula="of:=[.E233]-[.E232]" office:value-type="float" office:value="0.0988411903381348" calcext:value-type="float">
            <text:p>0.098841190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5999460.83726" calcext:value-type="float">
            <text:p>1455999460.83726</text:p>
          </table:table-cell>
          <table:table-cell office:value-type="float" office:value="1455999460.83748" calcext:value-type="float">
            <text:p>1455999460.83748</text:p>
          </table:table-cell>
          <table:table-cell office:value-type="float" office:value="4776" calcext:value-type="float">
            <text:p>4776</text:p>
          </table:table-cell>
          <table:table-cell table:formula="of:=[.B234]-[.B$2]" office:value-type="float" office:value="24.9383931159973" calcext:value-type="float">
            <text:p>24.938393116</text:p>
          </table:table-cell>
          <table:table-cell table:formula="of:=[.D234]/([.E234]-[.E233])" office:value-type="float" office:value="47922.0594241314" calcext:value-type="float">
            <text:p>47922.0594241314</text:p>
          </table:table-cell>
          <table:table-cell table:formula="of:=[.E234]-[.E233]" office:value-type="float" office:value="0.0996618270874023" calcext:value-type="float">
            <text:p>0.099661827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5999460.93707" calcext:value-type="float">
            <text:p>1455999460.93707</text:p>
          </table:table-cell>
          <table:table-cell office:value-type="float" office:value="1455999460.93728" calcext:value-type="float">
            <text:p>1455999460.93728</text:p>
          </table:table-cell>
          <table:table-cell office:value-type="float" office:value="4864" calcext:value-type="float">
            <text:p>4864</text:p>
          </table:table-cell>
          <table:table-cell table:formula="of:=[.B235]-[.B$2]" office:value-type="float" office:value="25.0381944179535" calcext:value-type="float">
            <text:p>25.038194418</text:p>
          </table:table-cell>
          <table:table-cell table:formula="of:=[.D235]/([.E235]-[.E234])" office:value-type="float" office:value="48736.8391460044" calcext:value-type="float">
            <text:p>48736.8391460044</text:p>
          </table:table-cell>
          <table:table-cell table:formula="of:=[.E235]-[.E234]" office:value-type="float" office:value="0.0998013019561768" calcext:value-type="float">
            <text:p>0.09980130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5999461.03713" calcext:value-type="float">
            <text:p>1455999461.03713</text:p>
          </table:table-cell>
          <table:table-cell office:value-type="float" office:value="1455999461.03734" calcext:value-type="float">
            <text:p>1455999461.03734</text:p>
          </table:table-cell>
          <table:table-cell office:value-type="float" office:value="4960" calcext:value-type="float">
            <text:p>4960</text:p>
          </table:table-cell>
          <table:table-cell table:formula="of:=[.B236]-[.B$2]" office:value-type="float" office:value="25.1382572650909" calcext:value-type="float">
            <text:p>25.1382572651</text:p>
          </table:table-cell>
          <table:table-cell table:formula="of:=[.D236]/([.E236]-[.E235])" office:value-type="float" office:value="49568.8473983426" calcext:value-type="float">
            <text:p>49568.8473983426</text:p>
          </table:table-cell>
          <table:table-cell table:formula="of:=[.E236]-[.E235]" office:value-type="float" office:value="0.100062847137451" calcext:value-type="float">
            <text:p>0.100062847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5999461.13763" calcext:value-type="float">
            <text:p>1455999461.13763</text:p>
          </table:table-cell>
          <table:table-cell office:value-type="float" office:value="1455999461.13784" calcext:value-type="float">
            <text:p>1455999461.13784</text:p>
          </table:table-cell>
          <table:table-cell office:value-type="float" office:value="5056" calcext:value-type="float">
            <text:p>5056</text:p>
          </table:table-cell>
          <table:table-cell table:formula="of:=[.B237]-[.B$2]" office:value-type="float" office:value="25.2387571334839" calcext:value-type="float">
            <text:p>25.2387571335</text:p>
          </table:table-cell>
          <table:table-cell table:formula="of:=[.D237]/([.E237]-[.E236])" office:value-type="float" office:value="50308.5235916086" calcext:value-type="float">
            <text:p>50308.5235916086</text:p>
          </table:table-cell>
          <table:table-cell table:formula="of:=[.E237]-[.E236]" office:value-type="float" office:value="0.100499868392944" calcext:value-type="float">
            <text:p>0.100499868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5999461.23697" calcext:value-type="float">
            <text:p>1455999461.23697</text:p>
          </table:table-cell>
          <table:table-cell office:value-type="float" office:value="1455999461.23719" calcext:value-type="float">
            <text:p>1455999461.23719</text:p>
          </table:table-cell>
          <table:table-cell office:value-type="float" office:value="5168" calcext:value-type="float">
            <text:p>5168</text:p>
          </table:table-cell>
          <table:table-cell table:formula="of:=[.B238]-[.B$2]" office:value-type="float" office:value="25.3380999565125" calcext:value-type="float">
            <text:p>25.3380999565</text:p>
          </table:table-cell>
          <table:table-cell table:formula="of:=[.D238]/([.E238]-[.E237])" office:value-type="float" office:value="52021.8757877861" calcext:value-type="float">
            <text:p>52021.8757877861</text:p>
          </table:table-cell>
          <table:table-cell table:formula="of:=[.E238]-[.E237]" office:value-type="float" office:value="0.0993428230285645" calcext:value-type="float">
            <text:p>0.09934282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5999461.3368" calcext:value-type="float">
            <text:p>1455999461.3368</text:p>
          </table:table-cell>
          <table:table-cell office:value-type="float" office:value="1455999461.33702" calcext:value-type="float">
            <text:p>1455999461.33702</text:p>
          </table:table-cell>
          <table:table-cell office:value-type="float" office:value="5272" calcext:value-type="float">
            <text:p>5272</text:p>
          </table:table-cell>
          <table:table-cell table:formula="of:=[.B239]-[.B$2]" office:value-type="float" office:value="25.4379308223724" calcext:value-type="float">
            <text:p>25.4379308224</text:p>
          </table:table-cell>
          <table:table-cell table:formula="of:=[.D239]/([.E239]-[.E238])" office:value-type="float" office:value="52809.3185868395" calcext:value-type="float">
            <text:p>52809.3185868395</text:p>
          </table:table-cell>
          <table:table-cell table:formula="of:=[.E239]-[.E238]" office:value-type="float" office:value="0.0998308658599854" calcext:value-type="float">
            <text:p>0.099830865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5999461.43652" calcext:value-type="float">
            <text:p>1455999461.43652</text:p>
          </table:table-cell>
          <table:table-cell office:value-type="float" office:value="1455999461.43673" calcext:value-type="float">
            <text:p>1455999461.43673</text:p>
          </table:table-cell>
          <table:table-cell office:value-type="float" office:value="5384" calcext:value-type="float">
            <text:p>5384</text:p>
          </table:table-cell>
          <table:table-cell table:formula="of:=[.B240]-[.B$2]" office:value-type="float" office:value="25.5376477241516" calcext:value-type="float">
            <text:p>25.5376477242</text:p>
          </table:table-cell>
          <table:table-cell table:formula="of:=[.D240]/([.E240]-[.E239])" office:value-type="float" office:value="53992.8528056656" calcext:value-type="float">
            <text:p>53992.8528056656</text:p>
          </table:table-cell>
          <table:table-cell table:formula="of:=[.E240]-[.E239]" office:value-type="float" office:value="0.0997169017791748" calcext:value-type="float">
            <text:p>0.099716901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5999461.53608" calcext:value-type="float">
            <text:p>1455999461.53608</text:p>
          </table:table-cell>
          <table:table-cell office:value-type="float" office:value="1455999461.53631" calcext:value-type="float">
            <text:p>1455999461.53631</text:p>
          </table:table-cell>
          <table:table-cell office:value-type="float" office:value="5504" calcext:value-type="float">
            <text:p>5504</text:p>
          </table:table-cell>
          <table:table-cell table:formula="of:=[.B241]-[.B$2]" office:value-type="float" office:value="25.6372072696686" calcext:value-type="float">
            <text:p>25.6372072697</text:p>
          </table:table-cell>
          <table:table-cell table:formula="of:=[.D241]/([.E241]-[.E240])" office:value-type="float" office:value="55283.4986481729" calcext:value-type="float">
            <text:p>55283.4986481729</text:p>
          </table:table-cell>
          <table:table-cell table:formula="of:=[.E241]-[.E240]" office:value-type="float" office:value="0.0995595455169678" calcext:value-type="float">
            <text:p>0.09955954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5999461.63546" calcext:value-type="float">
            <text:p>1455999461.63546</text:p>
          </table:table-cell>
          <table:table-cell office:value-type="float" office:value="1455999461.63568" calcext:value-type="float">
            <text:p>1455999461.63568</text:p>
          </table:table-cell>
          <table:table-cell office:value-type="float" office:value="5624" calcext:value-type="float">
            <text:p>5624</text:p>
          </table:table-cell>
          <table:table-cell table:formula="of:=[.B242]-[.B$2]" office:value-type="float" office:value="25.7365922927856" calcext:value-type="float">
            <text:p>25.7365922928</text:p>
          </table:table-cell>
          <table:table-cell table:formula="of:=[.D242]/([.E242]-[.E241])" office:value-type="float" office:value="56588.0031378118" calcext:value-type="float">
            <text:p>56588.0031378118</text:p>
          </table:table-cell>
          <table:table-cell table:formula="of:=[.E242]-[.E241]" office:value-type="float" office:value="0.0993850231170654" calcext:value-type="float">
            <text:p>0.099385023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5999461.73443" calcext:value-type="float">
            <text:p>1455999461.73443</text:p>
          </table:table-cell>
          <table:table-cell office:value-type="float" office:value="1455999461.73464" calcext:value-type="float">
            <text:p>1455999461.73464</text:p>
          </table:table-cell>
          <table:table-cell office:value-type="float" office:value="5744" calcext:value-type="float">
            <text:p>5744</text:p>
          </table:table-cell>
          <table:table-cell table:formula="of:=[.B243]-[.B$2]" office:value-type="float" office:value="25.8355574607849" calcext:value-type="float">
            <text:p>25.8355574608</text:p>
          </table:table-cell>
          <table:table-cell table:formula="of:=[.D243]/([.E243]-[.E242])" office:value-type="float" office:value="58040.6229396035" calcext:value-type="float">
            <text:p>58040.6229396035</text:p>
          </table:table-cell>
          <table:table-cell table:formula="of:=[.E243]-[.E242]" office:value-type="float" office:value="0.0989651679992676" calcext:value-type="float">
            <text:p>0.09896516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5999461.83443" calcext:value-type="float">
            <text:p>1455999461.83443</text:p>
          </table:table-cell>
          <table:table-cell office:value-type="float" office:value="1455999461.83464" calcext:value-type="float">
            <text:p>1455999461.83464</text:p>
          </table:table-cell>
          <table:table-cell office:value-type="float" office:value="5872" calcext:value-type="float">
            <text:p>5872</text:p>
          </table:table-cell>
          <table:table-cell table:formula="of:=[.B244]-[.B$2]" office:value-type="float" office:value="25.9355552196503" calcext:value-type="float">
            <text:p>25.9355552197</text:p>
          </table:table-cell>
          <table:table-cell table:formula="of:=[.D244]/([.E244]-[.E243])" office:value-type="float" office:value="58721.3160237566" calcext:value-type="float">
            <text:p>58721.3160237566</text:p>
          </table:table-cell>
          <table:table-cell table:formula="of:=[.E244]-[.E243]" office:value-type="float" office:value="0.0999977588653564" calcext:value-type="float">
            <text:p>0.099997758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5999461.93425" calcext:value-type="float">
            <text:p>1455999461.93425</text:p>
          </table:table-cell>
          <table:table-cell office:value-type="float" office:value="1455999461.93446" calcext:value-type="float">
            <text:p>1455999461.93446</text:p>
          </table:table-cell>
          <table:table-cell office:value-type="float" office:value="5992" calcext:value-type="float">
            <text:p>5992</text:p>
          </table:table-cell>
          <table:table-cell table:formula="of:=[.B245]-[.B$2]" office:value-type="float" office:value="26.0353791713715" calcext:value-type="float">
            <text:p>26.0353791714</text:p>
          </table:table-cell>
          <table:table-cell table:formula="of:=[.D245]/([.E245]-[.E244])" office:value-type="float" office:value="60025.6741662129" calcext:value-type="float">
            <text:p>60025.6741662129</text:p>
          </table:table-cell>
          <table:table-cell table:formula="of:=[.E245]-[.E244]" office:value-type="float" office:value="0.0998239517211914" calcext:value-type="float">
            <text:p>0.099823951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5999462.03428" calcext:value-type="float">
            <text:p>1455999462.03428</text:p>
          </table:table-cell>
          <table:table-cell office:value-type="float" office:value="1455999462.0345" calcext:value-type="float">
            <text:p>1455999462.0345</text:p>
          </table:table-cell>
          <table:table-cell office:value-type="float" office:value="6120" calcext:value-type="float">
            <text:p>6120</text:p>
          </table:table-cell>
          <table:table-cell table:formula="of:=[.B246]-[.B$2]" office:value-type="float" office:value="26.1354100704193" calcext:value-type="float">
            <text:p>26.1354100704</text:p>
          </table:table-cell>
          <table:table-cell table:formula="of:=[.D246]/([.E246]-[.E245])" office:value-type="float" office:value="61181.095623987" calcext:value-type="float">
            <text:p>61181.095623987</text:p>
          </table:table-cell>
          <table:table-cell table:formula="of:=[.E246]-[.E245]" office:value-type="float" office:value="0.100030899047852" calcext:value-type="float">
            <text:p>0.10003089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5999462.13348" calcext:value-type="float">
            <text:p>1455999462.13348</text:p>
          </table:table-cell>
          <table:table-cell office:value-type="float" office:value="1455999462.13369" calcext:value-type="float">
            <text:p>1455999462.13369</text:p>
          </table:table-cell>
          <table:table-cell office:value-type="float" office:value="6240" calcext:value-type="float">
            <text:p>6240</text:p>
          </table:table-cell>
          <table:table-cell table:formula="of:=[.B247]-[.B$2]" office:value-type="float" office:value="26.2346093654633" calcext:value-type="float">
            <text:p>26.2346093655</text:p>
          </table:table-cell>
          <table:table-cell table:formula="of:=[.D247]/([.E247]-[.E246])" office:value-type="float" office:value="62903.6728258571" calcext:value-type="float">
            <text:p>62903.6728258571</text:p>
          </table:table-cell>
          <table:table-cell table:formula="of:=[.E247]-[.E246]" office:value-type="float" office:value="0.0991992950439453" calcext:value-type="float">
            <text:p>0.09919929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5999462.23278" calcext:value-type="float">
            <text:p>1455999462.23278</text:p>
          </table:table-cell>
          <table:table-cell office:value-type="float" office:value="1455999462.23299" calcext:value-type="float">
            <text:p>1455999462.23299</text:p>
          </table:table-cell>
          <table:table-cell office:value-type="float" office:value="6368" calcext:value-type="float">
            <text:p>6368</text:p>
          </table:table-cell>
          <table:table-cell table:formula="of:=[.B248]-[.B$2]" office:value-type="float" office:value="26.3339109420776" calcext:value-type="float">
            <text:p>26.3339109421</text:p>
          </table:table-cell>
          <table:table-cell table:formula="of:=[.D248]/([.E248]-[.E247])" office:value-type="float" office:value="64127.8841395339" calcext:value-type="float">
            <text:p>64127.8841395339</text:p>
          </table:table-cell>
          <table:table-cell table:formula="of:=[.E248]-[.E247]" office:value-type="float" office:value="0.0993015766143799" calcext:value-type="float">
            <text:p>0.099301576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5999462.33302" calcext:value-type="float">
            <text:p>1455999462.33302</text:p>
          </table:table-cell>
          <table:table-cell office:value-type="float" office:value="1455999462.33323" calcext:value-type="float">
            <text:p>1455999462.33323</text:p>
          </table:table-cell>
          <table:table-cell office:value-type="float" office:value="6488" calcext:value-type="float">
            <text:p>6488</text:p>
          </table:table-cell>
          <table:table-cell table:formula="of:=[.B249]-[.B$2]" office:value-type="float" office:value="26.4341526031494" calcext:value-type="float">
            <text:p>26.4341526031</text:p>
          </table:table-cell>
          <table:table-cell table:formula="of:=[.D249]/([.E249]-[.E248])" office:value-type="float" office:value="64723.5882828629" calcext:value-type="float">
            <text:p>64723.5882828629</text:p>
          </table:table-cell>
          <table:table-cell table:formula="of:=[.E249]-[.E248]" office:value-type="float" office:value="0.100241661071777" calcext:value-type="float">
            <text:p>0.100241661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5999462.43255" calcext:value-type="float">
            <text:p>1455999462.43255</text:p>
          </table:table-cell>
          <table:table-cell office:value-type="float" office:value="1455999462.43276" calcext:value-type="float">
            <text:p>1455999462.43276</text:p>
          </table:table-cell>
          <table:table-cell office:value-type="float" office:value="6608" calcext:value-type="float">
            <text:p>6608</text:p>
          </table:table-cell>
          <table:table-cell table:formula="of:=[.B250]-[.B$2]" office:value-type="float" office:value="26.5336766242981" calcext:value-type="float">
            <text:p>26.5336766243</text:p>
          </table:table-cell>
          <table:table-cell table:formula="of:=[.D250]/([.E250]-[.E249])" office:value-type="float" office:value="66396.0310659889" calcext:value-type="float">
            <text:p>66396.0310659889</text:p>
          </table:table-cell>
          <table:table-cell table:formula="of:=[.E250]-[.E249]" office:value-type="float" office:value="0.0995240211486816" calcext:value-type="float">
            <text:p>0.099524021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5999462.53166" calcext:value-type="float">
            <text:p>1455999462.53166</text:p>
          </table:table-cell>
          <table:table-cell office:value-type="float" office:value="1455999462.53189" calcext:value-type="float">
            <text:p>1455999462.53189</text:p>
          </table:table-cell>
          <table:table-cell office:value-type="float" office:value="6728" calcext:value-type="float">
            <text:p>6728</text:p>
          </table:table-cell>
          <table:table-cell table:formula="of:=[.B251]-[.B$2]" office:value-type="float" office:value="26.6327867507935" calcext:value-type="float">
            <text:p>26.6327867508</text:p>
          </table:table-cell>
          <table:table-cell table:formula="of:=[.D251]/([.E251]-[.E250])" office:value-type="float" office:value="67884.0824637116" calcext:value-type="float">
            <text:p>67884.0824637116</text:p>
          </table:table-cell>
          <table:table-cell table:formula="of:=[.E251]-[.E250]" office:value-type="float" office:value="0.0991101264953613" calcext:value-type="float">
            <text:p>0.09911012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5999462.63105" calcext:value-type="float">
            <text:p>1455999462.63105</text:p>
          </table:table-cell>
          <table:table-cell office:value-type="float" office:value="1455999462.63127" calcext:value-type="float">
            <text:p>1455999462.63127</text:p>
          </table:table-cell>
          <table:table-cell office:value-type="float" office:value="6848" calcext:value-type="float">
            <text:p>6848</text:p>
          </table:table-cell>
          <table:table-cell table:formula="of:=[.B252]-[.B$2]" office:value-type="float" office:value="26.7321827411652" calcext:value-type="float">
            <text:p>26.7321827412</text:p>
          </table:table-cell>
          <table:table-cell table:formula="of:=[.D252]/([.E252]-[.E251])" office:value-type="float" office:value="68896.1393149867" calcext:value-type="float">
            <text:p>68896.1393149867</text:p>
          </table:table-cell>
          <table:table-cell table:formula="of:=[.E252]-[.E251]" office:value-type="float" office:value="0.0993959903717041" calcext:value-type="float">
            <text:p>0.099395990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5999462.73077" calcext:value-type="float">
            <text:p>1455999462.73077</text:p>
          </table:table-cell>
          <table:table-cell office:value-type="float" office:value="1455999462.73098" calcext:value-type="float">
            <text:p>1455999462.73098</text:p>
          </table:table-cell>
          <table:table-cell office:value-type="float" office:value="6960" calcext:value-type="float">
            <text:p>6960</text:p>
          </table:table-cell>
          <table:table-cell table:formula="of:=[.B253]-[.B$2]" office:value-type="float" office:value="26.8318958282471" calcext:value-type="float">
            <text:p>26.8318958282</text:p>
          </table:table-cell>
          <table:table-cell table:formula="of:=[.D253]/([.E253]-[.E252])" office:value-type="float" office:value="69800.2659799583" calcext:value-type="float">
            <text:p>69800.2659799583</text:p>
          </table:table-cell>
          <table:table-cell table:formula="of:=[.E253]-[.E252]" office:value-type="float" office:value="0.0997130870819092" calcext:value-type="float">
            <text:p>0.099713087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5999462.83117" calcext:value-type="float">
            <text:p>1455999462.83117</text:p>
          </table:table-cell>
          <table:table-cell office:value-type="float" office:value="1455999462.83138" calcext:value-type="float">
            <text:p>1455999462.83138</text:p>
          </table:table-cell>
          <table:table-cell office:value-type="float" office:value="7064" calcext:value-type="float">
            <text:p>7064</text:p>
          </table:table-cell>
          <table:table-cell table:formula="of:=[.B254]-[.B$2]" office:value-type="float" office:value="26.9323015213013" calcext:value-type="float">
            <text:p>26.9323015213</text:p>
          </table:table-cell>
          <table:table-cell table:formula="of:=[.D254]/([.E254]-[.E253])" office:value-type="float" office:value="70354.5763703542" calcext:value-type="float">
            <text:p>70354.5763703542</text:p>
          </table:table-cell>
          <table:table-cell table:formula="of:=[.E254]-[.E253]" office:value-type="float" office:value="0.100405693054199" calcext:value-type="float">
            <text:p>0.100405693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5999462.94459" calcext:value-type="float">
            <text:p>1455999462.94459</text:p>
          </table:table-cell>
          <table:table-cell office:value-type="float" office:value="1455999462.9448" calcext:value-type="float">
            <text:p>1455999462.9448</text:p>
          </table:table-cell>
          <table:table-cell office:value-type="float" office:value="7184" calcext:value-type="float">
            <text:p>7184</text:p>
          </table:table-cell>
          <table:table-cell table:formula="of:=[.B255]-[.B$2]" office:value-type="float" office:value="27.0457155704498" calcext:value-type="float">
            <text:p>27.0457155704</text:p>
          </table:table-cell>
          <table:table-cell table:formula="of:=[.D255]/([.E255]-[.E254])" office:value-type="float" office:value="63343.122425598" calcext:value-type="float">
            <text:p>63343.122425598</text:p>
          </table:table-cell>
          <table:table-cell table:formula="of:=[.E255]-[.E254]" office:value-type="float" office:value="0.11341404914856" calcext:value-type="float">
            <text:p>0.113414049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5999463.06267" calcext:value-type="float">
            <text:p>1455999463.06267</text:p>
          </table:table-cell>
          <table:table-cell office:value-type="float" office:value="1455999463.06287" calcext:value-type="float">
            <text:p>1455999463.06287</text:p>
          </table:table-cell>
          <table:table-cell office:value-type="float" office:value="7296" calcext:value-type="float">
            <text:p>7296</text:p>
          </table:table-cell>
          <table:table-cell table:formula="of:=[.B256]-[.B$2]" office:value-type="float" office:value="27.1637940406799" calcext:value-type="float">
            <text:p>27.1637940407</text:p>
          </table:table-cell>
          <table:table-cell table:formula="of:=[.D256]/([.E256]-[.E255])" office:value-type="float" office:value="61789.4183908557" calcext:value-type="float">
            <text:p>61789.4183908557</text:p>
          </table:table-cell>
          <table:table-cell table:formula="of:=[.E256]-[.E255]" office:value-type="float" office:value="0.118078470230103" calcext:value-type="float">
            <text:p>0.118078470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5999463.18214" calcext:value-type="float">
            <text:p>1455999463.18214</text:p>
          </table:table-cell>
          <table:table-cell office:value-type="float" office:value="1455999463.18236" calcext:value-type="float">
            <text:p>1455999463.18236</text:p>
          </table:table-cell>
          <table:table-cell office:value-type="float" office:value="7400" calcext:value-type="float">
            <text:p>7400</text:p>
          </table:table-cell>
          <table:table-cell table:formula="of:=[.B257]-[.B$2]" office:value-type="float" office:value="27.2832643985748" calcext:value-type="float">
            <text:p>27.2832643986</text:p>
          </table:table-cell>
          <table:table-cell table:formula="of:=[.D257]/([.E257]-[.E256])" office:value-type="float" office:value="61940.0504894282" calcext:value-type="float">
            <text:p>61940.0504894282</text:p>
          </table:table-cell>
          <table:table-cell table:formula="of:=[.E257]-[.E256]" office:value-type="float" office:value="0.119470357894897" calcext:value-type="float">
            <text:p>0.119470357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5999463.30345" calcext:value-type="float">
            <text:p>1455999463.30345</text:p>
          </table:table-cell>
          <table:table-cell office:value-type="float" office:value="1455999463.30367" calcext:value-type="float">
            <text:p>1455999463.30367</text:p>
          </table:table-cell>
          <table:table-cell office:value-type="float" office:value="7504" calcext:value-type="float">
            <text:p>7504</text:p>
          </table:table-cell>
          <table:table-cell table:formula="of:=[.B258]-[.B$2]" office:value-type="float" office:value="27.4045803546905" calcext:value-type="float">
            <text:p>27.4045803547</text:p>
          </table:table-cell>
          <table:table-cell table:formula="of:=[.D258]/([.E258]-[.E257])" office:value-type="float" office:value="61855.0126484761" calcext:value-type="float">
            <text:p>61855.0126484761</text:p>
          </table:table-cell>
          <table:table-cell table:formula="of:=[.E258]-[.E257]" office:value-type="float" office:value="0.121315956115723" calcext:value-type="float">
            <text:p>0.121315956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5999463.42545" calcext:value-type="float">
            <text:p>1455999463.42545</text:p>
          </table:table-cell>
          <table:table-cell office:value-type="float" office:value="1455999463.42566" calcext:value-type="float">
            <text:p>1455999463.42566</text:p>
          </table:table-cell>
          <table:table-cell office:value-type="float" office:value="7592" calcext:value-type="float">
            <text:p>7592</text:p>
          </table:table-cell>
          <table:table-cell table:formula="of:=[.B259]-[.B$2]" office:value-type="float" office:value="27.526579618454" calcext:value-type="float">
            <text:p>27.5265796185</text:p>
          </table:table-cell>
          <table:table-cell table:formula="of:=[.D259]/([.E259]-[.E258])" office:value-type="float" office:value="62229.8837370188" calcext:value-type="float">
            <text:p>62229.8837370188</text:p>
          </table:table-cell>
          <table:table-cell table:formula="of:=[.E259]-[.E258]" office:value-type="float" office:value="0.121999263763428" calcext:value-type="float">
            <text:p>0.121999263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5999463.54881" calcext:value-type="float">
            <text:p>1455999463.54881</text:p>
          </table:table-cell>
          <table:table-cell office:value-type="float" office:value="1455999463.54902" calcext:value-type="float">
            <text:p>1455999463.54902</text:p>
          </table:table-cell>
          <table:table-cell office:value-type="float" office:value="7672" calcext:value-type="float">
            <text:p>7672</text:p>
          </table:table-cell>
          <table:table-cell table:formula="of:=[.B260]-[.B$2]" office:value-type="float" office:value="27.6499352455139" calcext:value-type="float">
            <text:p>27.6499352455</text:p>
          </table:table-cell>
          <table:table-cell table:formula="of:=[.D260]/([.E260]-[.E259])" office:value-type="float" office:value="62194.1631918607" calcext:value-type="float">
            <text:p>62194.1631918607</text:p>
          </table:table-cell>
          <table:table-cell table:formula="of:=[.E260]-[.E259]" office:value-type="float" office:value="0.123355627059937" calcext:value-type="float">
            <text:p>0.123355627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5999463.67341" calcext:value-type="float">
            <text:p>1455999463.67341</text:p>
          </table:table-cell>
          <table:table-cell office:value-type="float" office:value="1455999463.67364" calcext:value-type="float">
            <text:p>1455999463.67364</text:p>
          </table:table-cell>
          <table:table-cell office:value-type="float" office:value="7736" calcext:value-type="float">
            <text:p>7736</text:p>
          </table:table-cell>
          <table:table-cell table:formula="of:=[.B261]-[.B$2]" office:value-type="float" office:value="27.7745385169983" calcext:value-type="float">
            <text:p>27.774538517</text:p>
          </table:table-cell>
          <table:table-cell table:formula="of:=[.D261]/([.E261]-[.E260])" office:value-type="float" office:value="62085.0472691648" calcext:value-type="float">
            <text:p>62085.0472691648</text:p>
          </table:table-cell>
          <table:table-cell table:formula="of:=[.E261]-[.E260]" office:value-type="float" office:value="0.124603271484375" calcext:value-type="float">
            <text:p>0.124603271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5999463.79858" calcext:value-type="float">
            <text:p>1455999463.79858</text:p>
          </table:table-cell>
          <table:table-cell office:value-type="float" office:value="1455999463.79879" calcext:value-type="float">
            <text:p>1455999463.79879</text:p>
          </table:table-cell>
          <table:table-cell office:value-type="float" office:value="7800" calcext:value-type="float">
            <text:p>7800</text:p>
          </table:table-cell>
          <table:table-cell table:formula="of:=[.B262]-[.B$2]" office:value-type="float" office:value="27.8997092247009" calcext:value-type="float">
            <text:p>27.8997092247</text:p>
          </table:table-cell>
          <table:table-cell table:formula="of:=[.D262]/([.E262]-[.E261])" office:value-type="float" office:value="62314.8989341034" calcext:value-type="float">
            <text:p>62314.8989341034</text:p>
          </table:table-cell>
          <table:table-cell table:formula="of:=[.E262]-[.E261]" office:value-type="float" office:value="0.125170707702637" calcext:value-type="float">
            <text:p>0.125170707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5999463.92423" calcext:value-type="float">
            <text:p>1455999463.92423</text:p>
          </table:table-cell>
          <table:table-cell office:value-type="float" office:value="1455999463.92444" calcext:value-type="float">
            <text:p>1455999463.92444</text:p>
          </table:table-cell>
          <table:table-cell office:value-type="float" office:value="7840" calcext:value-type="float">
            <text:p>7840</text:p>
          </table:table-cell>
          <table:table-cell table:formula="of:=[.B263]-[.B$2]" office:value-type="float" office:value="28.0253579616547" calcext:value-type="float">
            <text:p>28.0253579617</text:p>
          </table:table-cell>
          <table:table-cell table:formula="of:=[.D263]/([.E263]-[.E262])" office:value-type="float" office:value="62396.170387982" calcext:value-type="float">
            <text:p>62396.170387982</text:p>
          </table:table-cell>
          <table:table-cell table:formula="of:=[.E263]-[.E262]" office:value-type="float" office:value="0.125648736953735" calcext:value-type="float">
            <text:p>0.12564873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5999464.05022" calcext:value-type="float">
            <text:p>1455999464.05022</text:p>
          </table:table-cell>
          <table:table-cell office:value-type="float" office:value="1455999464.05043" calcext:value-type="float">
            <text:p>1455999464.05043</text:p>
          </table:table-cell>
          <table:table-cell office:value-type="float" office:value="7872" calcext:value-type="float">
            <text:p>7872</text:p>
          </table:table-cell>
          <table:table-cell table:formula="of:=[.B264]-[.B$2]" office:value-type="float" office:value="28.1513450145721" calcext:value-type="float">
            <text:p>28.1513450146</text:p>
          </table:table-cell>
          <table:table-cell table:formula="of:=[.D264]/([.E264]-[.E263])" office:value-type="float" office:value="62482.6108533234" calcext:value-type="float">
            <text:p>62482.6108533234</text:p>
          </table:table-cell>
          <table:table-cell table:formula="of:=[.E264]-[.E263]" office:value-type="float" office:value="0.12598705291748" calcext:value-type="float">
            <text:p>0.125987052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5999464.17676" calcext:value-type="float">
            <text:p>1455999464.17676</text:p>
          </table:table-cell>
          <table:table-cell office:value-type="float" office:value="1455999464.17705" calcext:value-type="float">
            <text:p>1455999464.17705</text:p>
          </table:table-cell>
          <table:table-cell office:value-type="float" office:value="7888" calcext:value-type="float">
            <text:p>7888</text:p>
          </table:table-cell>
          <table:table-cell table:formula="of:=[.B265]-[.B$2]" office:value-type="float" office:value="28.2778894901276" calcext:value-type="float">
            <text:p>28.2778894901</text:p>
          </table:table-cell>
          <table:table-cell table:formula="of:=[.D265]/([.E265]-[.E264])" office:value-type="float" office:value="62333.8155646745" calcext:value-type="float">
            <text:p>62333.8155646745</text:p>
          </table:table-cell>
          <table:table-cell table:formula="of:=[.E265]-[.E264]" office:value-type="float" office:value="0.12654447555542" calcext:value-type="float">
            <text:p>0.126544475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5999464.30326" calcext:value-type="float">
            <text:p>1455999464.30326</text:p>
          </table:table-cell>
          <table:table-cell office:value-type="float" office:value="1455999464.30347" calcext:value-type="float">
            <text:p>1455999464.30347</text:p>
          </table:table-cell>
          <table:table-cell office:value-type="float" office:value="7888" calcext:value-type="float">
            <text:p>7888</text:p>
          </table:table-cell>
          <table:table-cell table:formula="of:=[.B266]-[.B$2]" office:value-type="float" office:value="28.4043877124786" calcext:value-type="float">
            <text:p>28.4043877125</text:p>
          </table:table-cell>
          <table:table-cell table:formula="of:=[.D266]/([.E266]-[.E265])" office:value-type="float" office:value="62356.607495307" calcext:value-type="float">
            <text:p>62356.607495307</text:p>
          </table:table-cell>
          <table:table-cell table:formula="of:=[.E266]-[.E265]" office:value-type="float" office:value="0.126498222351074" calcext:value-type="float">
            <text:p>0.126498222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5999464.43702" calcext:value-type="float">
            <text:p>1455999464.43702</text:p>
          </table:table-cell>
          <table:table-cell office:value-type="float" office:value="1455999464.43724" calcext:value-type="float">
            <text:p>1455999464.43724</text:p>
          </table:table-cell>
          <table:table-cell office:value-type="float" office:value="7880" calcext:value-type="float">
            <text:p>7880</text:p>
          </table:table-cell>
          <table:table-cell table:formula="of:=[.B267]-[.B$2]" office:value-type="float" office:value="28.5381457805634" calcext:value-type="float">
            <text:p>28.5381457806</text:p>
          </table:table-cell>
          <table:table-cell table:formula="of:=[.D267]/([.E267]-[.E266])" office:value-type="float" office:value="58912.3341330643" calcext:value-type="float">
            <text:p>58912.3341330643</text:p>
          </table:table-cell>
          <table:table-cell table:formula="of:=[.E267]-[.E266]" office:value-type="float" office:value="0.133758068084717" calcext:value-type="float">
            <text:p>0.133758068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5999464.56298" calcext:value-type="float">
            <text:p>1455999464.56298</text:p>
          </table:table-cell>
          <table:table-cell office:value-type="float" office:value="1455999464.56319" calcext:value-type="float">
            <text:p>1455999464.56319</text:p>
          </table:table-cell>
          <table:table-cell office:value-type="float" office:value="7856" calcext:value-type="float">
            <text:p>7856</text:p>
          </table:table-cell>
          <table:table-cell table:formula="of:=[.B268]-[.B$2]" office:value-type="float" office:value="28.6641049385071" calcext:value-type="float">
            <text:p>28.6641049385</text:p>
          </table:table-cell>
          <table:table-cell table:formula="of:=[.D268]/([.E268]-[.E267])" office:value-type="float" office:value="62369.422980025" calcext:value-type="float">
            <text:p>62369.422980025</text:p>
          </table:table-cell>
          <table:table-cell table:formula="of:=[.E268]-[.E267]" office:value-type="float" office:value="0.125959157943726" calcext:value-type="float">
            <text:p>0.125959157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5999464.68827" calcext:value-type="float">
            <text:p>1455999464.68827</text:p>
          </table:table-cell>
          <table:table-cell office:value-type="float" office:value="1455999464.68849" calcext:value-type="float">
            <text:p>1455999464.68849</text:p>
          </table:table-cell>
          <table:table-cell office:value-type="float" office:value="7816" calcext:value-type="float">
            <text:p>7816</text:p>
          </table:table-cell>
          <table:table-cell table:formula="of:=[.B269]-[.B$2]" office:value-type="float" office:value="28.7894017696381" calcext:value-type="float">
            <text:p>28.7894017696</text:p>
          </table:table-cell>
          <table:table-cell table:formula="of:=[.D269]/([.E269]-[.E268])" office:value-type="float" office:value="62379.8697018075" calcext:value-type="float">
            <text:p>62379.8697018075</text:p>
          </table:table-cell>
          <table:table-cell table:formula="of:=[.E269]-[.E268]" office:value-type="float" office:value="0.125296831130981" calcext:value-type="float">
            <text:p>0.125296831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5999464.81314" calcext:value-type="float">
            <text:p>1455999464.81314</text:p>
          </table:table-cell>
          <table:table-cell office:value-type="float" office:value="1455999464.81336" calcext:value-type="float">
            <text:p>1455999464.81336</text:p>
          </table:table-cell>
          <table:table-cell office:value-type="float" office:value="7760" calcext:value-type="float">
            <text:p>7760</text:p>
          </table:table-cell>
          <table:table-cell table:formula="of:=[.B270]-[.B$2]" office:value-type="float" office:value="28.9142713546753" calcext:value-type="float">
            <text:p>28.9142713547</text:p>
          </table:table-cell>
          <table:table-cell table:formula="of:=[.D270]/([.E270]-[.E269])" office:value-type="float" office:value="62144.8369327588" calcext:value-type="float">
            <text:p>62144.8369327588</text:p>
          </table:table-cell>
          <table:table-cell table:formula="of:=[.E270]-[.E269]" office:value-type="float" office:value="0.124869585037231" calcext:value-type="float">
            <text:p>0.12486958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5999464.93662" calcext:value-type="float">
            <text:p>1455999464.93662</text:p>
          </table:table-cell>
          <table:table-cell office:value-type="float" office:value="1455999464.93685" calcext:value-type="float">
            <text:p>1455999464.93685</text:p>
          </table:table-cell>
          <table:table-cell office:value-type="float" office:value="7696" calcext:value-type="float">
            <text:p>7696</text:p>
          </table:table-cell>
          <table:table-cell table:formula="of:=[.B271]-[.B$2]" office:value-type="float" office:value="29.0377533435822" calcext:value-type="float">
            <text:p>29.0377533436</text:p>
          </table:table-cell>
          <table:table-cell table:formula="of:=[.D271]/([.E271]-[.E270])" office:value-type="float" office:value="62324.8788599033" calcext:value-type="float">
            <text:p>62324.8788599033</text:p>
          </table:table-cell>
          <table:table-cell table:formula="of:=[.E271]-[.E270]" office:value-type="float" office:value="0.12348198890686" calcext:value-type="float">
            <text:p>0.123481988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5999465.05949" calcext:value-type="float">
            <text:p>1455999465.05949</text:p>
          </table:table-cell>
          <table:table-cell office:value-type="float" office:value="1455999465.05971" calcext:value-type="float">
            <text:p>1455999465.05971</text:p>
          </table:table-cell>
          <table:table-cell office:value-type="float" office:value="7624" calcext:value-type="float">
            <text:p>7624</text:p>
          </table:table-cell>
          <table:table-cell table:formula="of:=[.B272]-[.B$2]" office:value-type="float" office:value="29.1606223583221" calcext:value-type="float">
            <text:p>29.1606223583</text:p>
          </table:table-cell>
          <table:table-cell table:formula="of:=[.D272]/([.E272]-[.E271])" office:value-type="float" office:value="62049.8179800136" calcext:value-type="float">
            <text:p>62049.8179800136</text:p>
          </table:table-cell>
          <table:table-cell table:formula="of:=[.E272]-[.E271]" office:value-type="float" office:value="0.12286901473999" calcext:value-type="float">
            <text:p>0.122869014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5999465.18082" calcext:value-type="float">
            <text:p>1455999465.18082</text:p>
          </table:table-cell>
          <table:table-cell office:value-type="float" office:value="1455999465.18104" calcext:value-type="float">
            <text:p>1455999465.18104</text:p>
          </table:table-cell>
          <table:table-cell office:value-type="float" office:value="7536" calcext:value-type="float">
            <text:p>7536</text:p>
          </table:table-cell>
          <table:table-cell table:formula="of:=[.B273]-[.B$2]" office:value-type="float" office:value="29.2819483280182" calcext:value-type="float">
            <text:p>29.281948328</text:p>
          </table:table-cell>
          <table:table-cell table:formula="of:=[.D273]/([.E273]-[.E272])" office:value-type="float" office:value="62113.6597455579" calcext:value-type="float">
            <text:p>62113.6597455579</text:p>
          </table:table-cell>
          <table:table-cell table:formula="of:=[.E273]-[.E272]" office:value-type="float" office:value="0.121325969696045" calcext:value-type="float">
            <text:p>0.121325969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5999465.30101" calcext:value-type="float">
            <text:p>1455999465.30101</text:p>
          </table:table-cell>
          <table:table-cell office:value-type="float" office:value="1455999465.30122" calcext:value-type="float">
            <text:p>1455999465.30122</text:p>
          </table:table-cell>
          <table:table-cell office:value-type="float" office:value="7440" calcext:value-type="float">
            <text:p>7440</text:p>
          </table:table-cell>
          <table:table-cell table:formula="of:=[.B274]-[.B$2]" office:value-type="float" office:value="29.4021351337433" calcext:value-type="float">
            <text:p>29.4021351337</text:p>
          </table:table-cell>
          <table:table-cell table:formula="of:=[.D274]/([.E274]-[.E273])" office:value-type="float" office:value="61903.6337234676" calcext:value-type="float">
            <text:p>61903.6337234676</text:p>
          </table:table-cell>
          <table:table-cell table:formula="of:=[.E274]-[.E273]" office:value-type="float" office:value="0.120186805725098" calcext:value-type="float">
            <text:p>0.120186805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5999465.41967" calcext:value-type="float">
            <text:p>1455999465.41967</text:p>
          </table:table-cell>
          <table:table-cell office:value-type="float" office:value="1455999465.41989" calcext:value-type="float">
            <text:p>1455999465.41989</text:p>
          </table:table-cell>
          <table:table-cell office:value-type="float" office:value="7336" calcext:value-type="float">
            <text:p>7336</text:p>
          </table:table-cell>
          <table:table-cell table:formula="of:=[.B275]-[.B$2]" office:value-type="float" office:value="29.5207951068878" calcext:value-type="float">
            <text:p>29.5207951069</text:p>
          </table:table-cell>
          <table:table-cell table:formula="of:=[.D275]/([.E275]-[.E274])" office:value-type="float" office:value="61823.7119526779" calcext:value-type="float">
            <text:p>61823.7119526779</text:p>
          </table:table-cell>
          <table:table-cell table:formula="of:=[.E275]-[.E274]" office:value-type="float" office:value="0.118659973144531" calcext:value-type="float">
            <text:p>0.118659973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5999465.53673" calcext:value-type="float">
            <text:p>1455999465.53673</text:p>
          </table:table-cell>
          <table:table-cell office:value-type="float" office:value="1455999465.53696" calcext:value-type="float">
            <text:p>1455999465.53696</text:p>
          </table:table-cell>
          <table:table-cell office:value-type="float" office:value="7224" calcext:value-type="float">
            <text:p>7224</text:p>
          </table:table-cell>
          <table:table-cell table:formula="of:=[.B276]-[.B$2]" office:value-type="float" office:value="29.6378631591797" calcext:value-type="float">
            <text:p>29.6378631592</text:p>
          </table:table-cell>
          <table:table-cell table:formula="of:=[.D276]/([.E276]-[.E275])" office:value-type="float" office:value="61707.6978609789" calcext:value-type="float">
            <text:p>61707.6978609789</text:p>
          </table:table-cell>
          <table:table-cell table:formula="of:=[.E276]-[.E275]" office:value-type="float" office:value="0.11706805229187" calcext:value-type="float">
            <text:p>0.117068052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5999465.65207" calcext:value-type="float">
            <text:p>1455999465.65207</text:p>
          </table:table-cell>
          <table:table-cell office:value-type="float" office:value="1455999465.65229" calcext:value-type="float">
            <text:p>1455999465.65229</text:p>
          </table:table-cell>
          <table:table-cell office:value-type="float" office:value="7112" calcext:value-type="float">
            <text:p>7112</text:p>
          </table:table-cell>
          <table:table-cell table:formula="of:=[.B277]-[.B$2]" office:value-type="float" office:value="29.75319647789" calcext:value-type="float">
            <text:p>29.7531964779</text:p>
          </table:table-cell>
          <table:table-cell table:formula="of:=[.D277]/([.E277]-[.E276])" office:value-type="float" office:value="61664.7477028091" calcext:value-type="float">
            <text:p>61664.7477028091</text:p>
          </table:table-cell>
          <table:table-cell table:formula="of:=[.E277]-[.E276]" office:value-type="float" office:value="0.115333318710327" calcext:value-type="float">
            <text:p>0.115333318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5999465.76598" calcext:value-type="float">
            <text:p>1455999465.76598</text:p>
          </table:table-cell>
          <table:table-cell office:value-type="float" office:value="1455999465.7662" calcext:value-type="float">
            <text:p>1455999465.7662</text:p>
          </table:table-cell>
          <table:table-cell office:value-type="float" office:value="6992" calcext:value-type="float">
            <text:p>6992</text:p>
          </table:table-cell>
          <table:table-cell table:formula="of:=[.B278]-[.B$2]" office:value-type="float" office:value="29.867112159729" calcext:value-type="float">
            <text:p>29.8671121597</text:p>
          </table:table-cell>
          <table:table-cell table:formula="of:=[.D278]/([.E278]-[.E277])" office:value-type="float" office:value="61378.7310677966" calcext:value-type="float">
            <text:p>61378.7310677966</text:p>
          </table:table-cell>
          <table:table-cell table:formula="of:=[.E278]-[.E277]" office:value-type="float" office:value="0.113915681838989" calcext:value-type="float">
            <text:p>0.113915681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5999465.87792" calcext:value-type="float">
            <text:p>1455999465.87792</text:p>
          </table:table-cell>
          <table:table-cell office:value-type="float" office:value="1455999465.87815" calcext:value-type="float">
            <text:p>1455999465.87815</text:p>
          </table:table-cell>
          <table:table-cell office:value-type="float" office:value="6864" calcext:value-type="float">
            <text:p>6864</text:p>
          </table:table-cell>
          <table:table-cell table:formula="of:=[.B279]-[.B$2]" office:value-type="float" office:value="29.9790513515472" calcext:value-type="float">
            <text:p>29.9790513515</text:p>
          </table:table-cell>
          <table:table-cell table:formula="of:=[.D279]/([.E279]-[.E278])" office:value-type="float" office:value="61319.0062256793" calcext:value-type="float">
            <text:p>61319.0062256793</text:p>
          </table:table-cell>
          <table:table-cell table:formula="of:=[.E279]-[.E278]" office:value-type="float" office:value="0.111939191818237" calcext:value-type="float">
            <text:p>0.111939191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5999465.98811" calcext:value-type="float">
            <text:p>1455999465.98811</text:p>
          </table:table-cell>
          <table:table-cell office:value-type="float" office:value="1455999465.98833" calcext:value-type="float">
            <text:p>1455999465.98833</text:p>
          </table:table-cell>
          <table:table-cell office:value-type="float" office:value="6736" calcext:value-type="float">
            <text:p>6736</text:p>
          </table:table-cell>
          <table:table-cell table:formula="of:=[.B280]-[.B$2]" office:value-type="float" office:value="30.0892388820648" calcext:value-type="float">
            <text:p>30.0892388821</text:p>
          </table:table-cell>
          <table:table-cell table:formula="of:=[.D280]/([.E280]-[.E279])" office:value-type="float" office:value="61132.1441578674" calcext:value-type="float">
            <text:p>61132.1441578674</text:p>
          </table:table-cell>
          <table:table-cell table:formula="of:=[.E280]-[.E279]" office:value-type="float" office:value="0.110187530517578" calcext:value-type="float">
            <text:p>0.110187530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5999466.09655" calcext:value-type="float">
            <text:p>1455999466.09655</text:p>
          </table:table-cell>
          <table:table-cell office:value-type="float" office:value="1455999466.09678" calcext:value-type="float">
            <text:p>1455999466.09678</text:p>
          </table:table-cell>
          <table:table-cell office:value-type="float" office:value="6608" calcext:value-type="float">
            <text:p>6608</text:p>
          </table:table-cell>
          <table:table-cell table:formula="of:=[.B281]-[.B$2]" office:value-type="float" office:value="30.1976764202118" calcext:value-type="float">
            <text:p>30.1976764202</text:p>
          </table:table-cell>
          <table:table-cell table:formula="of:=[.D281]/([.E281]-[.E280])" office:value-type="float" office:value="60938.3070929159" calcext:value-type="float">
            <text:p>60938.3070929159</text:p>
          </table:table-cell>
          <table:table-cell table:formula="of:=[.E281]-[.E280]" office:value-type="float" office:value="0.108437538146973" calcext:value-type="float">
            <text:p>0.108437538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5999466.20352" calcext:value-type="float">
            <text:p>1455999466.20352</text:p>
          </table:table-cell>
          <table:table-cell office:value-type="float" office:value="1455999466.20374" calcext:value-type="float">
            <text:p>1455999466.20374</text:p>
          </table:table-cell>
          <table:table-cell office:value-type="float" office:value="6480" calcext:value-type="float">
            <text:p>6480</text:p>
          </table:table-cell>
          <table:table-cell table:formula="of:=[.B282]-[.B$2]" office:value-type="float" office:value="30.3046443462372" calcext:value-type="float">
            <text:p>30.3046443462</text:p>
          </table:table-cell>
          <table:table-cell table:formula="of:=[.D282]/([.E282]-[.E281])" office:value-type="float" office:value="60578.9066010485" calcext:value-type="float">
            <text:p>60578.9066010485</text:p>
          </table:table-cell>
          <table:table-cell table:formula="of:=[.E282]-[.E281]" office:value-type="float" office:value="0.106967926025391" calcext:value-type="float">
            <text:p>0.10696792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5999466.30846" calcext:value-type="float">
            <text:p>1455999466.30846</text:p>
          </table:table-cell>
          <table:table-cell office:value-type="float" office:value="1455999466.30868" calcext:value-type="float">
            <text:p>1455999466.30868</text:p>
          </table:table-cell>
          <table:table-cell office:value-type="float" office:value="6352" calcext:value-type="float">
            <text:p>6352</text:p>
          </table:table-cell>
          <table:table-cell table:formula="of:=[.B283]-[.B$2]" office:value-type="float" office:value="30.4095838069916" calcext:value-type="float">
            <text:p>30.409583807</text:p>
          </table:table-cell>
          <table:table-cell table:formula="of:=[.D283]/([.E283]-[.E282])" office:value-type="float" office:value="60530.137608259" calcext:value-type="float">
            <text:p>60530.137608259</text:p>
          </table:table-cell>
          <table:table-cell table:formula="of:=[.E283]-[.E282]" office:value-type="float" office:value="0.104939460754395" calcext:value-type="float">
            <text:p>0.104939460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5999466.411" calcext:value-type="float">
            <text:p>1455999466.411</text:p>
          </table:table-cell>
          <table:table-cell office:value-type="float" office:value="1455999466.41122" calcext:value-type="float">
            <text:p>1455999466.41122</text:p>
          </table:table-cell>
          <table:table-cell office:value-type="float" office:value="6216" calcext:value-type="float">
            <text:p>6216</text:p>
          </table:table-cell>
          <table:table-cell table:formula="of:=[.B284]-[.B$2]" office:value-type="float" office:value="30.5121254920959" calcext:value-type="float">
            <text:p>30.5121254921</text:p>
          </table:table-cell>
          <table:table-cell table:formula="of:=[.D284]/([.E284]-[.E283])" office:value-type="float" office:value="60619.2495634645" calcext:value-type="float">
            <text:p>60619.2495634645</text:p>
          </table:table-cell>
          <table:table-cell table:formula="of:=[.E284]-[.E283]" office:value-type="float" office:value="0.10254168510437" calcext:value-type="float">
            <text:p>0.102541685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5999466.51201" calcext:value-type="float">
            <text:p>1455999466.51201</text:p>
          </table:table-cell>
          <table:table-cell office:value-type="float" office:value="1455999466.51223" calcext:value-type="float">
            <text:p>1455999466.51223</text:p>
          </table:table-cell>
          <table:table-cell office:value-type="float" office:value="6096" calcext:value-type="float">
            <text:p>6096</text:p>
          </table:table-cell>
          <table:table-cell table:formula="of:=[.B285]-[.B$2]" office:value-type="float" office:value="30.6131408214569" calcext:value-type="float">
            <text:p>30.6131408215</text:p>
          </table:table-cell>
          <table:table-cell table:formula="of:=[.D285]/([.E285]-[.E284])" office:value-type="float" office:value="60347.2763843291" calcext:value-type="float">
            <text:p>60347.2763843291</text:p>
          </table:table-cell>
          <table:table-cell table:formula="of:=[.E285]-[.E284]" office:value-type="float" office:value="0.101015329360962" calcext:value-type="float">
            <text:p>0.101015329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5999466.61315" calcext:value-type="float">
            <text:p>1455999466.61315</text:p>
          </table:table-cell>
          <table:table-cell office:value-type="float" office:value="1455999466.61346" calcext:value-type="float">
            <text:p>1455999466.61346</text:p>
          </table:table-cell>
          <table:table-cell office:value-type="float" office:value="5968" calcext:value-type="float">
            <text:p>5968</text:p>
          </table:table-cell>
          <table:table-cell table:formula="of:=[.B286]-[.B$2]" office:value-type="float" office:value="30.7142767906189" calcext:value-type="float">
            <text:p>30.7142767906</text:p>
          </table:table-cell>
          <table:table-cell table:formula="of:=[.D286]/([.E286]-[.E285])" office:value-type="float" office:value="59009.6683647851" calcext:value-type="float">
            <text:p>59009.6683647851</text:p>
          </table:table-cell>
          <table:table-cell table:formula="of:=[.E286]-[.E285]" office:value-type="float" office:value="0.101135969161987" calcext:value-type="float">
            <text:p>0.101135969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5999466.71455" calcext:value-type="float">
            <text:p>1455999466.71455</text:p>
          </table:table-cell>
          <table:table-cell office:value-type="float" office:value="1455999466.71477" calcext:value-type="float">
            <text:p>1455999466.71477</text:p>
          </table:table-cell>
          <table:table-cell office:value-type="float" office:value="5840" calcext:value-type="float">
            <text:p>5840</text:p>
          </table:table-cell>
          <table:table-cell table:formula="of:=[.B287]-[.B$2]" office:value-type="float" office:value="30.8156790733337" calcext:value-type="float">
            <text:p>30.8156790733</text:p>
          </table:table-cell>
          <table:table-cell table:formula="of:=[.D287]/([.E287]-[.E286])" office:value-type="float" office:value="57592.391844105" calcext:value-type="float">
            <text:p>57592.391844105</text:p>
          </table:table-cell>
          <table:table-cell table:formula="of:=[.E287]-[.E286]" office:value-type="float" office:value="0.101402282714844" calcext:value-type="float">
            <text:p>0.101402282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5999466.81456" calcext:value-type="float">
            <text:p>1455999466.81456</text:p>
          </table:table-cell>
          <table:table-cell office:value-type="float" office:value="1455999466.81478" calcext:value-type="float">
            <text:p>1455999466.81478</text:p>
          </table:table-cell>
          <table:table-cell office:value-type="float" office:value="5712" calcext:value-type="float">
            <text:p>5712</text:p>
          </table:table-cell>
          <table:table-cell table:formula="of:=[.B288]-[.B$2]" office:value-type="float" office:value="30.9156894683838" calcext:value-type="float">
            <text:p>30.9156894684</text:p>
          </table:table-cell>
          <table:table-cell table:formula="of:=[.D288]/([.E288]-[.E287])" office:value-type="float" office:value="57114.0629645699" calcext:value-type="float">
            <text:p>57114.0629645699</text:p>
          </table:table-cell>
          <table:table-cell table:formula="of:=[.E288]-[.E287]" office:value-type="float" office:value="0.100010395050049" calcext:value-type="float">
            <text:p>0.100010395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5999466.91481" calcext:value-type="float">
            <text:p>1455999466.91481</text:p>
          </table:table-cell>
          <table:table-cell office:value-type="float" office:value="1455999466.91504" calcext:value-type="float">
            <text:p>1455999466.91504</text:p>
          </table:table-cell>
          <table:table-cell office:value-type="float" office:value="5592" calcext:value-type="float">
            <text:p>5592</text:p>
          </table:table-cell>
          <table:table-cell table:formula="of:=[.B289]-[.B$2]" office:value-type="float" office:value="31.015941619873" calcext:value-type="float">
            <text:p>31.0159416199</text:p>
          </table:table-cell>
          <table:table-cell table:formula="of:=[.D289]/([.E289]-[.E288])" office:value-type="float" office:value="55779.3515344076" calcext:value-type="float">
            <text:p>55779.3515344076</text:p>
          </table:table-cell>
          <table:table-cell table:formula="of:=[.E289]-[.E288]" office:value-type="float" office:value="0.100252151489258" calcext:value-type="float">
            <text:p>0.100252151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5999467.01548" calcext:value-type="float">
            <text:p>1455999467.01548</text:p>
          </table:table-cell>
          <table:table-cell office:value-type="float" office:value="1455999467.0157" calcext:value-type="float">
            <text:p>1455999467.0157</text:p>
          </table:table-cell>
          <table:table-cell office:value-type="float" office:value="5472" calcext:value-type="float">
            <text:p>5472</text:p>
          </table:table-cell>
          <table:table-cell table:formula="of:=[.B290]-[.B$2]" office:value-type="float" office:value="31.1166095733643" calcext:value-type="float">
            <text:p>31.1166095734</text:p>
          </table:table-cell>
          <table:table-cell table:formula="of:=[.D290]/([.E290]-[.E289])" office:value-type="float" office:value="54356.9210481441" calcext:value-type="float">
            <text:p>54356.9210481441</text:p>
          </table:table-cell>
          <table:table-cell table:formula="of:=[.E290]-[.E289]" office:value-type="float" office:value="0.100667953491211" calcext:value-type="float">
            <text:p>0.100667953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5999467.11756" calcext:value-type="float">
            <text:p>1455999467.11756</text:p>
          </table:table-cell>
          <table:table-cell office:value-type="float" office:value="1455999467.11779" calcext:value-type="float">
            <text:p>1455999467.11779</text:p>
          </table:table-cell>
          <table:table-cell office:value-type="float" office:value="5352" calcext:value-type="float">
            <text:p>5352</text:p>
          </table:table-cell>
          <table:table-cell table:formula="of:=[.B291]-[.B$2]" office:value-type="float" office:value="31.2186856269836" calcext:value-type="float">
            <text:p>31.218685627</text:p>
          </table:table-cell>
          <table:table-cell table:formula="of:=[.D291]/([.E291]-[.E290])" office:value-type="float" office:value="52431.4940696691" calcext:value-type="float">
            <text:p>52431.4940696691</text:p>
          </table:table-cell>
          <table:table-cell table:formula="of:=[.E291]-[.E290]" office:value-type="float" office:value="0.102076053619385" calcext:value-type="float">
            <text:p>0.102076053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5999467.22001" calcext:value-type="float">
            <text:p>1455999467.22001</text:p>
          </table:table-cell>
          <table:table-cell office:value-type="float" office:value="1455999467.22023" calcext:value-type="float">
            <text:p>1455999467.22023</text:p>
          </table:table-cell>
          <table:table-cell office:value-type="float" office:value="5240" calcext:value-type="float">
            <text:p>5240</text:p>
          </table:table-cell>
          <table:table-cell table:formula="of:=[.B292]-[.B$2]" office:value-type="float" office:value="31.321141242981" calcext:value-type="float">
            <text:p>31.321141243</text:p>
          </table:table-cell>
          <table:table-cell table:formula="of:=[.D292]/([.E292]-[.E291])" office:value-type="float" office:value="51144.0973634608" calcext:value-type="float">
            <text:p>51144.0973634608</text:p>
          </table:table-cell>
          <table:table-cell table:formula="of:=[.E292]-[.E291]" office:value-type="float" office:value="0.102455615997314" calcext:value-type="float">
            <text:p>0.10245561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5999467.32073" calcext:value-type="float">
            <text:p>1455999467.32073</text:p>
          </table:table-cell>
          <table:table-cell office:value-type="float" office:value="1455999467.32095" calcext:value-type="float">
            <text:p>1455999467.32095</text:p>
          </table:table-cell>
          <table:table-cell office:value-type="float" office:value="5128" calcext:value-type="float">
            <text:p>5128</text:p>
          </table:table-cell>
          <table:table-cell table:formula="of:=[.B293]-[.B$2]" office:value-type="float" office:value="31.4218556880951" calcext:value-type="float">
            <text:p>31.4218556881</text:p>
          </table:table-cell>
          <table:table-cell table:formula="of:=[.D293]/([.E293]-[.E292])" office:value-type="float" office:value="50916.2314719466" calcext:value-type="float">
            <text:p>50916.2314719466</text:p>
          </table:table-cell>
          <table:table-cell table:formula="of:=[.E293]-[.E292]" office:value-type="float" office:value="0.100714445114136" calcext:value-type="float">
            <text:p>0.100714445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5999467.42078" calcext:value-type="float">
            <text:p>1455999467.42078</text:p>
          </table:table-cell>
          <table:table-cell office:value-type="float" office:value="1455999467.421" calcext:value-type="float">
            <text:p>1455999467.421</text:p>
          </table:table-cell>
          <table:table-cell office:value-type="float" office:value="5024" calcext:value-type="float">
            <text:p>5024</text:p>
          </table:table-cell>
          <table:table-cell table:formula="of:=[.B294]-[.B$2]" office:value-type="float" office:value="31.5219037532806" calcext:value-type="float">
            <text:p>31.5219037533</text:p>
          </table:table-cell>
          <table:table-cell table:formula="of:=[.D294]/([.E294]-[.E293])" office:value-type="float" office:value="50215.8636519617" calcext:value-type="float">
            <text:p>50215.8636519617</text:p>
          </table:table-cell>
          <table:table-cell table:formula="of:=[.E294]-[.E293]" office:value-type="float" office:value="0.100048065185547" calcext:value-type="float">
            <text:p>0.100048065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5999467.5208" calcext:value-type="float">
            <text:p>1455999467.5208</text:p>
          </table:table-cell>
          <table:table-cell office:value-type="float" office:value="1455999467.52102" calcext:value-type="float">
            <text:p>1455999467.52102</text:p>
          </table:table-cell>
          <table:table-cell office:value-type="float" office:value="4928" calcext:value-type="float">
            <text:p>4928</text:p>
          </table:table-cell>
          <table:table-cell table:formula="of:=[.B295]-[.B$2]" office:value-type="float" office:value="31.6219255924225" calcext:value-type="float">
            <text:p>31.6219255924</text:p>
          </table:table-cell>
          <table:table-cell table:formula="of:=[.D295]/([.E295]-[.E294])" office:value-type="float" office:value="49269.2400207856" calcext:value-type="float">
            <text:p>49269.2400207856</text:p>
          </table:table-cell>
          <table:table-cell table:formula="of:=[.E295]-[.E294]" office:value-type="float" office:value="0.100021839141846" calcext:value-type="float">
            <text:p>0.100021839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5999467.62154" calcext:value-type="float">
            <text:p>1455999467.62154</text:p>
          </table:table-cell>
          <table:table-cell office:value-type="float" office:value="1455999467.62176" calcext:value-type="float">
            <text:p>1455999467.62176</text:p>
          </table:table-cell>
          <table:table-cell office:value-type="float" office:value="4832" calcext:value-type="float">
            <text:p>4832</text:p>
          </table:table-cell>
          <table:table-cell table:formula="of:=[.B296]-[.B$2]" office:value-type="float" office:value="31.7226693630219" calcext:value-type="float">
            <text:p>31.722669363</text:p>
          </table:table-cell>
          <table:table-cell table:formula="of:=[.D296]/([.E296]-[.E295])" office:value-type="float" office:value="47963.2633487161" calcext:value-type="float">
            <text:p>47963.2633487161</text:p>
          </table:table-cell>
          <table:table-cell table:formula="of:=[.E296]-[.E295]" office:value-type="float" office:value="0.100743770599365" calcext:value-type="float">
            <text:p>0.100743770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5999467.72311" calcext:value-type="float">
            <text:p>1455999467.72311</text:p>
          </table:table-cell>
          <table:table-cell office:value-type="float" office:value="1455999467.72333" calcext:value-type="float">
            <text:p>1455999467.72333</text:p>
          </table:table-cell>
          <table:table-cell office:value-type="float" office:value="4744" calcext:value-type="float">
            <text:p>4744</text:p>
          </table:table-cell>
          <table:table-cell table:formula="of:=[.B297]-[.B$2]" office:value-type="float" office:value="31.8242385387421" calcext:value-type="float">
            <text:p>31.8242385387</text:p>
          </table:table-cell>
          <table:table-cell table:formula="of:=[.D297]/([.E297]-[.E296])" office:value-type="float" office:value="46707.0837816775" calcext:value-type="float">
            <text:p>46707.0837816775</text:p>
          </table:table-cell>
          <table:table-cell table:formula="of:=[.E297]-[.E296]" office:value-type="float" office:value="0.101569175720215" calcext:value-type="float">
            <text:p>0.101569175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5999467.82374" calcext:value-type="float">
            <text:p>1455999467.82374</text:p>
          </table:table-cell>
          <table:table-cell office:value-type="float" office:value="1455999467.82396" calcext:value-type="float">
            <text:p>1455999467.82396</text:p>
          </table:table-cell>
          <table:table-cell office:value-type="float" office:value="4664" calcext:value-type="float">
            <text:p>4664</text:p>
          </table:table-cell>
          <table:table-cell table:formula="of:=[.B298]-[.B$2]" office:value-type="float" office:value="31.9248652458191" calcext:value-type="float">
            <text:p>31.9248652458</text:p>
          </table:table-cell>
          <table:table-cell table:formula="of:=[.D298]/([.E298]-[.E297])" office:value-type="float" office:value="46349.5242513488" calcext:value-type="float">
            <text:p>46349.5242513488</text:p>
          </table:table-cell>
          <table:table-cell table:formula="of:=[.E298]-[.E297]" office:value-type="float" office:value="0.100626707077026" calcext:value-type="float">
            <text:p>0.100626707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5999467.92394" calcext:value-type="float">
            <text:p>1455999467.92394</text:p>
          </table:table-cell>
          <table:table-cell office:value-type="float" office:value="1455999467.92416" calcext:value-type="float">
            <text:p>1455999467.92416</text:p>
          </table:table-cell>
          <table:table-cell office:value-type="float" office:value="4592" calcext:value-type="float">
            <text:p>4592</text:p>
          </table:table-cell>
          <table:table-cell table:formula="of:=[.B299]-[.B$2]" office:value-type="float" office:value="32.0250654220581" calcext:value-type="float">
            <text:p>32.0250654221</text:p>
          </table:table-cell>
          <table:table-cell table:formula="of:=[.D299]/([.E299]-[.E298])" office:value-type="float" office:value="45828.2627073072" calcext:value-type="float">
            <text:p>45828.2627073072</text:p>
          </table:table-cell>
          <table:table-cell table:formula="of:=[.E299]-[.E298]" office:value-type="float" office:value="0.100200176239014" calcext:value-type="float">
            <text:p>0.100200176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5999468.02484" calcext:value-type="float">
            <text:p>1455999468.02484</text:p>
          </table:table-cell>
          <table:table-cell office:value-type="float" office:value="1455999468.02506" calcext:value-type="float">
            <text:p>1455999468.02506</text:p>
          </table:table-cell>
          <table:table-cell office:value-type="float" office:value="4528" calcext:value-type="float">
            <text:p>4528</text:p>
          </table:table-cell>
          <table:table-cell table:formula="of:=[.B300]-[.B$2]" office:value-type="float" office:value="32.1259708404541" calcext:value-type="float">
            <text:p>32.1259708405</text:p>
          </table:table-cell>
          <table:table-cell table:formula="of:=[.D300]/([.E300]-[.E299])" office:value-type="float" office:value="44873.7052179913" calcext:value-type="float">
            <text:p>44873.7052179913</text:p>
          </table:table-cell>
          <table:table-cell table:formula="of:=[.E300]-[.E299]" office:value-type="float" office:value="0.100905418395996" calcext:value-type="float">
            <text:p>0.100905418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5999468.12603" calcext:value-type="float">
            <text:p>1455999468.12603</text:p>
          </table:table-cell>
          <table:table-cell office:value-type="float" office:value="1455999468.12626" calcext:value-type="float">
            <text:p>1455999468.12626</text:p>
          </table:table-cell>
          <table:table-cell office:value-type="float" office:value="4464" calcext:value-type="float">
            <text:p>4464</text:p>
          </table:table-cell>
          <table:table-cell table:formula="of:=[.B301]-[.B$2]" office:value-type="float" office:value="32.2271552085876" calcext:value-type="float">
            <text:p>32.2271552086</text:p>
          </table:table-cell>
          <table:table-cell table:formula="of:=[.D301]/([.E301]-[.E300])" office:value-type="float" office:value="44117.4865480045" calcext:value-type="float">
            <text:p>44117.4865480045</text:p>
          </table:table-cell>
          <table:table-cell table:formula="of:=[.E301]-[.E300]" office:value-type="float" office:value="0.101184368133545" calcext:value-type="float">
            <text:p>0.101184368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5999468.22745" calcext:value-type="float">
            <text:p>1455999468.22745</text:p>
          </table:table-cell>
          <table:table-cell office:value-type="float" office:value="1455999468.22767" calcext:value-type="float">
            <text:p>1455999468.22767</text:p>
          </table:table-cell>
          <table:table-cell office:value-type="float" office:value="4416" calcext:value-type="float">
            <text:p>4416</text:p>
          </table:table-cell>
          <table:table-cell table:formula="of:=[.B302]-[.B$2]" office:value-type="float" office:value="32.3285763263702" calcext:value-type="float">
            <text:p>32.3285763264</text:p>
          </table:table-cell>
          <table:table-cell table:formula="of:=[.D302]/([.E302]-[.E301])" office:value-type="float" office:value="43541.2278680085" calcext:value-type="float">
            <text:p>43541.2278680085</text:p>
          </table:table-cell>
          <table:table-cell table:formula="of:=[.E302]-[.E301]" office:value-type="float" office:value="0.101421117782593" calcext:value-type="float">
            <text:p>0.101421117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5999468.32793" calcext:value-type="float">
            <text:p>1455999468.32793</text:p>
          </table:table-cell>
          <table:table-cell office:value-type="float" office:value="1455999468.32815" calcext:value-type="float">
            <text:p>1455999468.32815</text:p>
          </table:table-cell>
          <table:table-cell office:value-type="float" office:value="4376" calcext:value-type="float">
            <text:p>4376</text:p>
          </table:table-cell>
          <table:table-cell table:formula="of:=[.B303]-[.B$2]" office:value-type="float" office:value="32.4290537834167" calcext:value-type="float">
            <text:p>32.4290537834</text:p>
          </table:table-cell>
          <table:table-cell table:formula="of:=[.D303]/([.E303]-[.E302])" office:value-type="float" office:value="43552.0576319367" calcext:value-type="float">
            <text:p>43552.0576319367</text:p>
          </table:table-cell>
          <table:table-cell table:formula="of:=[.E303]-[.E302]" office:value-type="float" office:value="0.100477457046509" calcext:value-type="float">
            <text:p>0.10047745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5999468.42761" calcext:value-type="float">
            <text:p>1455999468.42761</text:p>
          </table:table-cell>
          <table:table-cell office:value-type="float" office:value="1455999468.42784" calcext:value-type="float">
            <text:p>1455999468.42784</text:p>
          </table:table-cell>
          <table:table-cell office:value-type="float" office:value="4344" calcext:value-type="float">
            <text:p>4344</text:p>
          </table:table-cell>
          <table:table-cell table:formula="of:=[.B304]-[.B$2]" office:value-type="float" office:value="32.528740644455" calcext:value-type="float">
            <text:p>32.5287406445</text:p>
          </table:table-cell>
          <table:table-cell table:formula="of:=[.D304]/([.E304]-[.E303])" office:value-type="float" office:value="43576.4548583291" calcext:value-type="float">
            <text:p>43576.4548583291</text:p>
          </table:table-cell>
          <table:table-cell table:formula="of:=[.E304]-[.E303]" office:value-type="float" office:value="0.099686861038208" calcext:value-type="float">
            <text:p>0.09968686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5999468.52786" calcext:value-type="float">
            <text:p>1455999468.52786</text:p>
          </table:table-cell>
          <table:table-cell office:value-type="float" office:value="1455999468.52808" calcext:value-type="float">
            <text:p>1455999468.52808</text:p>
          </table:table-cell>
          <table:table-cell office:value-type="float" office:value="4320" calcext:value-type="float">
            <text:p>4320</text:p>
          </table:table-cell>
          <table:table-cell table:formula="of:=[.B305]-[.B$2]" office:value-type="float" office:value="32.6289863586426" calcext:value-type="float">
            <text:p>32.6289863586</text:p>
          </table:table-cell>
          <table:table-cell table:formula="of:=[.D305]/([.E305]-[.E304])" office:value-type="float" office:value="43094.1116536373" calcext:value-type="float">
            <text:p>43094.1116536373</text:p>
          </table:table-cell>
          <table:table-cell table:formula="of:=[.E305]-[.E304]" office:value-type="float" office:value="0.100245714187622" calcext:value-type="float">
            <text:p>0.100245714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5999468.62872" calcext:value-type="float">
            <text:p>1455999468.62872</text:p>
          </table:table-cell>
          <table:table-cell office:value-type="float" office:value="1455999468.62893" calcext:value-type="float">
            <text:p>1455999468.62893</text:p>
          </table:table-cell>
          <table:table-cell office:value-type="float" office:value="4296" calcext:value-type="float">
            <text:p>4296</text:p>
          </table:table-cell>
          <table:table-cell table:formula="of:=[.B306]-[.B$2]" office:value-type="float" office:value="32.72984623909" calcext:value-type="float">
            <text:p>32.7298462391</text:p>
          </table:table-cell>
          <table:table-cell table:formula="of:=[.D306]/([.E306]-[.E305])" office:value-type="float" office:value="42593.7447173652" calcext:value-type="float">
            <text:p>42593.7447173652</text:p>
          </table:table-cell>
          <table:table-cell table:formula="of:=[.E306]-[.E305]" office:value-type="float" office:value="0.100859880447388" calcext:value-type="float">
            <text:p>0.100859880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5999468.72946" calcext:value-type="float">
            <text:p>1455999468.72946</text:p>
          </table:table-cell>
          <table:table-cell office:value-type="float" office:value="1455999468.72967" calcext:value-type="float">
            <text:p>1455999468.72967</text:p>
          </table:table-cell>
          <table:table-cell office:value-type="float" office:value="4296" calcext:value-type="float">
            <text:p>4296</text:p>
          </table:table-cell>
          <table:table-cell table:formula="of:=[.B307]-[.B$2]" office:value-type="float" office:value="32.8305838108063" calcext:value-type="float">
            <text:p>32.8305838108</text:p>
          </table:table-cell>
          <table:table-cell table:formula="of:=[.D307]/([.E307]-[.E306])" office:value-type="float" office:value="42645.4591549829" calcext:value-type="float">
            <text:p>42645.4591549829</text:p>
          </table:table-cell>
          <table:table-cell table:formula="of:=[.E307]-[.E306]" office:value-type="float" office:value="0.100737571716309" calcext:value-type="float">
            <text:p>0.100737571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5999468.82904" calcext:value-type="float">
            <text:p>1455999468.82904</text:p>
          </table:table-cell>
          <table:table-cell office:value-type="float" office:value="1455999468.82926" calcext:value-type="float">
            <text:p>1455999468.82926</text:p>
          </table:table-cell>
          <table:table-cell office:value-type="float" office:value="4296" calcext:value-type="float">
            <text:p>4296</text:p>
          </table:table-cell>
          <table:table-cell table:formula="of:=[.B308]-[.B$2]" office:value-type="float" office:value="32.9301726818085" calcext:value-type="float">
            <text:p>32.9301726818</text:p>
          </table:table-cell>
          <table:table-cell table:formula="of:=[.D308]/([.E308]-[.E307])" office:value-type="float" office:value="43137.3501553724" calcext:value-type="float">
            <text:p>43137.3501553724</text:p>
          </table:table-cell>
          <table:table-cell table:formula="of:=[.E308]-[.E307]" office:value-type="float" office:value="0.0995888710021973" calcext:value-type="float">
            <text:p>0.09958887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5999468.92856" calcext:value-type="float">
            <text:p>1455999468.92856</text:p>
          </table:table-cell>
          <table:table-cell office:value-type="float" office:value="1455999468.92878" calcext:value-type="float">
            <text:p>1455999468.92878</text:p>
          </table:table-cell>
          <table:table-cell office:value-type="float" office:value="4304" calcext:value-type="float">
            <text:p>4304</text:p>
          </table:table-cell>
          <table:table-cell table:formula="of:=[.B309]-[.B$2]" office:value-type="float" office:value="33.0296919345856" calcext:value-type="float">
            <text:p>33.0296919346</text:p>
          </table:table-cell>
          <table:table-cell table:formula="of:=[.D309]/([.E309]-[.E308])" office:value-type="float" office:value="43247.9131413896" calcext:value-type="float">
            <text:p>43247.9131413896</text:p>
          </table:table-cell>
          <table:table-cell table:formula="of:=[.E309]-[.E308]" office:value-type="float" office:value="0.0995192527770996" calcext:value-type="float">
            <text:p>0.099519252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5999469.02818" calcext:value-type="float">
            <text:p>1455999469.02818</text:p>
          </table:table-cell>
          <table:table-cell office:value-type="float" office:value="1455999469.02839" calcext:value-type="float">
            <text:p>1455999469.02839</text:p>
          </table:table-cell>
          <table:table-cell office:value-type="float" office:value="4320" calcext:value-type="float">
            <text:p>4320</text:p>
          </table:table-cell>
          <table:table-cell table:formula="of:=[.B310]-[.B$2]" office:value-type="float" office:value="33.12930727005" calcext:value-type="float">
            <text:p>33.1293072701</text:p>
          </table:table-cell>
          <table:table-cell table:formula="of:=[.D310]/([.E310]-[.E309])" office:value-type="float" office:value="43366.8167642772" calcext:value-type="float">
            <text:p>43366.8167642772</text:p>
          </table:table-cell>
          <table:table-cell table:formula="of:=[.E310]-[.E309]" office:value-type="float" office:value="0.0996153354644775" calcext:value-type="float">
            <text:p>0.099615335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5999469.12766" calcext:value-type="float">
            <text:p>1455999469.12766</text:p>
          </table:table-cell>
          <table:table-cell office:value-type="float" office:value="1455999469.12789" calcext:value-type="float">
            <text:p>1455999469.12789</text:p>
          </table:table-cell>
          <table:table-cell office:value-type="float" office:value="4352" calcext:value-type="float">
            <text:p>4352</text:p>
          </table:table-cell>
          <table:table-cell table:formula="of:=[.B311]-[.B$2]" office:value-type="float" office:value="33.2287838459015" calcext:value-type="float">
            <text:p>33.2287838459</text:p>
          </table:table-cell>
          <table:table-cell table:formula="of:=[.D311]/([.E311]-[.E310])" office:value-type="float" office:value="43748.9927930303" calcext:value-type="float">
            <text:p>43748.9927930303</text:p>
          </table:table-cell>
          <table:table-cell table:formula="of:=[.E311]-[.E310]" office:value-type="float" office:value="0.0994765758514404" calcext:value-type="float">
            <text:p>0.099476575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5999469.22735" calcext:value-type="float">
            <text:p>1455999469.22735</text:p>
          </table:table-cell>
          <table:table-cell office:value-type="float" office:value="1455999469.22756" calcext:value-type="float">
            <text:p>1455999469.22756</text:p>
          </table:table-cell>
          <table:table-cell office:value-type="float" office:value="4384" calcext:value-type="float">
            <text:p>4384</text:p>
          </table:table-cell>
          <table:table-cell table:formula="of:=[.B312]-[.B$2]" office:value-type="float" office:value="33.3284773826599" calcext:value-type="float">
            <text:p>33.3284773827</text:p>
          </table:table-cell>
          <table:table-cell table:formula="of:=[.D312]/([.E312]-[.E311])" office:value-type="float" office:value="43974.7664948762" calcext:value-type="float">
            <text:p>43974.7664948762</text:p>
          </table:table-cell>
          <table:table-cell table:formula="of:=[.E312]-[.E311]" office:value-type="float" office:value="0.0996935367584229" calcext:value-type="float">
            <text:p>0.0996935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5999469.32705" calcext:value-type="float">
            <text:p>1455999469.32705</text:p>
          </table:table-cell>
          <table:table-cell office:value-type="float" office:value="1455999469.32726" calcext:value-type="float">
            <text:p>1455999469.32726</text:p>
          </table:table-cell>
          <table:table-cell office:value-type="float" office:value="4432" calcext:value-type="float">
            <text:p>4432</text:p>
          </table:table-cell>
          <table:table-cell table:formula="of:=[.B313]-[.B$2]" office:value-type="float" office:value="33.4281752109528" calcext:value-type="float">
            <text:p>33.428175211</text:p>
          </table:table-cell>
          <table:table-cell table:formula="of:=[.D313]/([.E313]-[.E312])" office:value-type="float" office:value="44454.328403039" calcext:value-type="float">
            <text:p>44454.328403039</text:p>
          </table:table-cell>
          <table:table-cell table:formula="of:=[.E313]-[.E312]" office:value-type="float" office:value="0.0996978282928467" calcext:value-type="float">
            <text:p>0.099697828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5999469.42592" calcext:value-type="float">
            <text:p>1455999469.42592</text:p>
          </table:table-cell>
          <table:table-cell office:value-type="float" office:value="1455999469.42613" calcext:value-type="float">
            <text:p>1455999469.42613</text:p>
          </table:table-cell>
          <table:table-cell office:value-type="float" office:value="4480" calcext:value-type="float">
            <text:p>4480</text:p>
          </table:table-cell>
          <table:table-cell table:formula="of:=[.B314]-[.B$2]" office:value-type="float" office:value="33.5270493030548" calcext:value-type="float">
            <text:p>33.5270493031</text:p>
          </table:table-cell>
          <table:table-cell table:formula="of:=[.D314]/([.E314]-[.E313])" office:value-type="float" office:value="45310.1505637702" calcext:value-type="float">
            <text:p>45310.1505637702</text:p>
          </table:table-cell>
          <table:table-cell table:formula="of:=[.E314]-[.E313]" office:value-type="float" office:value="0.0988740921020508" calcext:value-type="float">
            <text:p>0.098874092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5999469.52566" calcext:value-type="float">
            <text:p>1455999469.52566</text:p>
          </table:table-cell>
          <table:table-cell office:value-type="float" office:value="1455999469.52587" calcext:value-type="float">
            <text:p>1455999469.52587</text:p>
          </table:table-cell>
          <table:table-cell office:value-type="float" office:value="4544" calcext:value-type="float">
            <text:p>4544</text:p>
          </table:table-cell>
          <table:table-cell table:formula="of:=[.B315]-[.B$2]" office:value-type="float" office:value="33.6267900466919" calcext:value-type="float">
            <text:p>33.6267900467</text:p>
          </table:table-cell>
          <table:table-cell table:formula="of:=[.D315]/([.E315]-[.E314])" office:value-type="float" office:value="45558.1123049746" calcext:value-type="float">
            <text:p>45558.1123049746</text:p>
          </table:table-cell>
          <table:table-cell table:formula="of:=[.E315]-[.E314]" office:value-type="float" office:value="0.099740743637085" calcext:value-type="float">
            <text:p>0.099740743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5999469.62473" calcext:value-type="float">
            <text:p>1455999469.62473</text:p>
          </table:table-cell>
          <table:table-cell office:value-type="float" office:value="1455999469.62493" calcext:value-type="float">
            <text:p>1455999469.62493</text:p>
          </table:table-cell>
          <table:table-cell office:value-type="float" office:value="4608" calcext:value-type="float">
            <text:p>4608</text:p>
          </table:table-cell>
          <table:table-cell table:formula="of:=[.B316]-[.B$2]" office:value-type="float" office:value="33.7258577346802" calcext:value-type="float">
            <text:p>33.7258577347</text:p>
          </table:table-cell>
          <table:table-cell table:formula="of:=[.D316]/([.E316]-[.E315])" office:value-type="float" office:value="46513.6523681171" calcext:value-type="float">
            <text:p>46513.6523681171</text:p>
          </table:table-cell>
          <table:table-cell table:formula="of:=[.E316]-[.E315]" office:value-type="float" office:value="0.0990676879882813" calcext:value-type="float">
            <text:p>0.09906768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5999469.72411" calcext:value-type="float">
            <text:p>1455999469.72411</text:p>
          </table:table-cell>
          <table:table-cell office:value-type="float" office:value="1455999469.72433" calcext:value-type="float">
            <text:p>1455999469.72433</text:p>
          </table:table-cell>
          <table:table-cell office:value-type="float" office:value="4680" calcext:value-type="float">
            <text:p>4680</text:p>
          </table:table-cell>
          <table:table-cell table:formula="of:=[.B317]-[.B$2]" office:value-type="float" office:value="33.8252408504486" calcext:value-type="float">
            <text:p>33.8252408504</text:p>
          </table:table-cell>
          <table:table-cell table:formula="of:=[.D317]/([.E317]-[.E316])" office:value-type="float" office:value="47090.4938310107" calcext:value-type="float">
            <text:p>47090.4938310107</text:p>
          </table:table-cell>
          <table:table-cell table:formula="of:=[.E317]-[.E316]" office:value-type="float" office:value="0.0993831157684326" calcext:value-type="float">
            <text:p>0.099383115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5999469.82357" calcext:value-type="float">
            <text:p>1455999469.82357</text:p>
          </table:table-cell>
          <table:table-cell office:value-type="float" office:value="1455999469.82379" calcext:value-type="float">
            <text:p>1455999469.82379</text:p>
          </table:table-cell>
          <table:table-cell office:value-type="float" office:value="4760" calcext:value-type="float">
            <text:p>4760</text:p>
          </table:table-cell>
          <table:table-cell table:formula="of:=[.B318]-[.B$2]" office:value-type="float" office:value="33.9247004985809" calcext:value-type="float">
            <text:p>33.9247004986</text:p>
          </table:table-cell>
          <table:table-cell table:formula="of:=[.D318]/([.E318]-[.E317])" office:value-type="float" office:value="47858.6048652329" calcext:value-type="float">
            <text:p>47858.6048652329</text:p>
          </table:table-cell>
          <table:table-cell table:formula="of:=[.E318]-[.E317]" office:value-type="float" office:value="0.0994596481323242" calcext:value-type="float">
            <text:p>0.099459648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5999469.9232" calcext:value-type="float">
            <text:p>1455999469.9232</text:p>
          </table:table-cell>
          <table:table-cell office:value-type="float" office:value="1455999469.92341" calcext:value-type="float">
            <text:p>1455999469.92341</text:p>
          </table:table-cell>
          <table:table-cell office:value-type="float" office:value="4848" calcext:value-type="float">
            <text:p>4848</text:p>
          </table:table-cell>
          <table:table-cell table:formula="of:=[.B319]-[.B$2]" office:value-type="float" office:value="34.0243268013" calcext:value-type="float">
            <text:p>34.0243268013</text:p>
          </table:table-cell>
          <table:table-cell table:formula="of:=[.D319]/([.E319]-[.E318])" office:value-type="float" office:value="48661.8480028143" calcext:value-type="float">
            <text:p>48661.8480028143</text:p>
          </table:table-cell>
          <table:table-cell table:formula="of:=[.E319]-[.E318]" office:value-type="float" office:value="0.0996263027191162" calcext:value-type="float">
            <text:p>0.099626302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5999470.0226" calcext:value-type="float">
            <text:p>1455999470.0226</text:p>
          </table:table-cell>
          <table:table-cell office:value-type="float" office:value="1455999470.02281" calcext:value-type="float">
            <text:p>1455999470.02281</text:p>
          </table:table-cell>
          <table:table-cell office:value-type="float" office:value="4944" calcext:value-type="float">
            <text:p>4944</text:p>
          </table:table-cell>
          <table:table-cell table:formula="of:=[.B320]-[.B$2]" office:value-type="float" office:value="34.1237239837646" calcext:value-type="float">
            <text:p>34.1237239838</text:p>
          </table:table-cell>
          <table:table-cell table:formula="of:=[.D320]/([.E320]-[.E319])" office:value-type="float" office:value="49739.8404804966" calcext:value-type="float">
            <text:p>49739.8404804966</text:p>
          </table:table-cell>
          <table:table-cell table:formula="of:=[.E320]-[.E319]" office:value-type="float" office:value="0.0993971824645996" calcext:value-type="float">
            <text:p>0.099397182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5999470.12162" calcext:value-type="float">
            <text:p>1455999470.12162</text:p>
          </table:table-cell>
          <table:table-cell office:value-type="float" office:value="1455999470.12186" calcext:value-type="float">
            <text:p>1455999470.12186</text:p>
          </table:table-cell>
          <table:table-cell office:value-type="float" office:value="5040" calcext:value-type="float">
            <text:p>5040</text:p>
          </table:table-cell>
          <table:table-cell table:formula="of:=[.B321]-[.B$2]" office:value-type="float" office:value="34.2227516174316" calcext:value-type="float">
            <text:p>34.2227516174</text:p>
          </table:table-cell>
          <table:table-cell table:formula="of:=[.D321]/([.E321]-[.E320])" office:value-type="float" office:value="50894.8847242821" calcext:value-type="float">
            <text:p>50894.8847242821</text:p>
          </table:table-cell>
          <table:table-cell table:formula="of:=[.E321]-[.E320]" office:value-type="float" office:value="0.0990276336669922" calcext:value-type="float">
            <text:p>0.099027633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5999470.22164" calcext:value-type="float">
            <text:p>1455999470.22164</text:p>
          </table:table-cell>
          <table:table-cell office:value-type="float" office:value="1455999470.22185" calcext:value-type="float">
            <text:p>1455999470.22185</text:p>
          </table:table-cell>
          <table:table-cell office:value-type="float" office:value="5144" calcext:value-type="float">
            <text:p>5144</text:p>
          </table:table-cell>
          <table:table-cell table:formula="of:=[.B322]-[.B$2]" office:value-type="float" office:value="34.3227667808533" calcext:value-type="float">
            <text:p>34.3227667809</text:p>
          </table:table-cell>
          <table:table-cell table:formula="of:=[.D322]/([.E322]-[.E321])" office:value-type="float" office:value="51432.2011184904" calcext:value-type="float">
            <text:p>51432.2011184904</text:p>
          </table:table-cell>
          <table:table-cell table:formula="of:=[.E322]-[.E321]" office:value-type="float" office:value="0.100015163421631" calcext:value-type="float">
            <text:p>0.100015163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5999470.32112" calcext:value-type="float">
            <text:p>1455999470.32112</text:p>
          </table:table-cell>
          <table:table-cell office:value-type="float" office:value="1455999470.32134" calcext:value-type="float">
            <text:p>1455999470.32134</text:p>
          </table:table-cell>
          <table:table-cell office:value-type="float" office:value="5256" calcext:value-type="float">
            <text:p>5256</text:p>
          </table:table-cell>
          <table:table-cell table:formula="of:=[.B323]-[.B$2]" office:value-type="float" office:value="34.4222512245178" calcext:value-type="float">
            <text:p>34.4222512245</text:p>
          </table:table-cell>
          <table:table-cell table:formula="of:=[.D323]/([.E323]-[.E322])" office:value-type="float" office:value="52832.3806857943" calcext:value-type="float">
            <text:p>52832.3806857943</text:p>
          </table:table-cell>
          <table:table-cell table:formula="of:=[.E323]-[.E322]" office:value-type="float" office:value="0.0994844436645508" calcext:value-type="float">
            <text:p>0.099484443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5999470.42068" calcext:value-type="float">
            <text:p>1455999470.42068</text:p>
          </table:table-cell>
          <table:table-cell office:value-type="float" office:value="1455999470.42089" calcext:value-type="float">
            <text:p>1455999470.42089</text:p>
          </table:table-cell>
          <table:table-cell office:value-type="float" office:value="5368" calcext:value-type="float">
            <text:p>5368</text:p>
          </table:table-cell>
          <table:table-cell table:formula="of:=[.B324]-[.B$2]" office:value-type="float" office:value="34.5218033790588" calcext:value-type="float">
            <text:p>34.5218033791</text:p>
          </table:table-cell>
          <table:table-cell table:formula="of:=[.D324]/([.E324]-[.E323])" office:value-type="float" office:value="53921.4849216385" calcext:value-type="float">
            <text:p>53921.4849216385</text:p>
          </table:table-cell>
          <table:table-cell table:formula="of:=[.E324]-[.E323]" office:value-type="float" office:value="0.0995521545410156" calcext:value-type="float">
            <text:p>0.099552154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5999470.52008" calcext:value-type="float">
            <text:p>1455999470.52008</text:p>
          </table:table-cell>
          <table:table-cell office:value-type="float" office:value="1455999470.52029" calcext:value-type="float">
            <text:p>1455999470.52029</text:p>
          </table:table-cell>
          <table:table-cell office:value-type="float" office:value="5488" calcext:value-type="float">
            <text:p>5488</text:p>
          </table:table-cell>
          <table:table-cell table:formula="of:=[.B325]-[.B$2]" office:value-type="float" office:value="34.621208190918" calcext:value-type="float">
            <text:p>34.6212081909</text:p>
          </table:table-cell>
          <table:table-cell table:formula="of:=[.D325]/([.E325]-[.E324])" office:value-type="float" office:value="55208.5950102414" calcext:value-type="float">
            <text:p>55208.5950102414</text:p>
          </table:table-cell>
          <table:table-cell table:formula="of:=[.E325]-[.E324]" office:value-type="float" office:value="0.0994048118591309" calcext:value-type="float">
            <text:p>0.099404811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5999470.61933" calcext:value-type="float">
            <text:p>1455999470.61933</text:p>
          </table:table-cell>
          <table:table-cell office:value-type="float" office:value="1455999470.61954" calcext:value-type="float">
            <text:p>1455999470.61954</text:p>
          </table:table-cell>
          <table:table-cell office:value-type="float" office:value="5608" calcext:value-type="float">
            <text:p>5608</text:p>
          </table:table-cell>
          <table:table-cell table:formula="of:=[.B326]-[.B$2]" office:value-type="float" office:value="34.7204611301422" calcext:value-type="float">
            <text:p>34.7204611301</text:p>
          </table:table-cell>
          <table:table-cell table:formula="of:=[.D326]/([.E326]-[.E325])" office:value-type="float" office:value="56502.1050644132" calcext:value-type="float">
            <text:p>56502.1050644132</text:p>
          </table:table-cell>
          <table:table-cell table:formula="of:=[.E326]-[.E325]" office:value-type="float" office:value="0.0992529392242432" calcext:value-type="float">
            <text:p>0.099252939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5999470.72034" calcext:value-type="float">
            <text:p>1455999470.72034</text:p>
          </table:table-cell>
          <table:table-cell office:value-type="float" office:value="1455999470.72055" calcext:value-type="float">
            <text:p>1455999470.72055</text:p>
          </table:table-cell>
          <table:table-cell office:value-type="float" office:value="5728" calcext:value-type="float">
            <text:p>5728</text:p>
          </table:table-cell>
          <table:table-cell table:formula="of:=[.B327]-[.B$2]" office:value-type="float" office:value="34.8214664459228" calcext:value-type="float">
            <text:p>34.8214664459</text:p>
          </table:table-cell>
          <table:table-cell table:formula="of:=[.D327]/([.E327]-[.E326])" office:value-type="float" office:value="56709.8865612172" calcext:value-type="float">
            <text:p>56709.8865612172</text:p>
          </table:table-cell>
          <table:table-cell table:formula="of:=[.E327]-[.E326]" office:value-type="float" office:value="0.10100531578064" calcext:value-type="float">
            <text:p>0.101005315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5999470.81998" calcext:value-type="float">
            <text:p>1455999470.81998</text:p>
          </table:table-cell>
          <table:table-cell office:value-type="float" office:value="1455999470.8202" calcext:value-type="float">
            <text:p>1455999470.8202</text:p>
          </table:table-cell>
          <table:table-cell office:value-type="float" office:value="5848" calcext:value-type="float">
            <text:p>5848</text:p>
          </table:table-cell>
          <table:table-cell table:formula="of:=[.B328]-[.B$2]" office:value-type="float" office:value="34.9211132526398" calcext:value-type="float">
            <text:p>34.9211132526</text:p>
          </table:table-cell>
          <table:table-cell table:formula="of:=[.D328]/([.E328]-[.E327])" office:value-type="float" office:value="58687.2795293206" calcext:value-type="float">
            <text:p>58687.2795293206</text:p>
          </table:table-cell>
          <table:table-cell table:formula="of:=[.E328]-[.E327]" office:value-type="float" office:value="0.0996468067169189" calcext:value-type="float">
            <text:p>0.099646806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5999470.92012" calcext:value-type="float">
            <text:p>1455999470.92012</text:p>
          </table:table-cell>
          <table:table-cell office:value-type="float" office:value="1455999470.92033" calcext:value-type="float">
            <text:p>1455999470.92033</text:p>
          </table:table-cell>
          <table:table-cell office:value-type="float" office:value="5976" calcext:value-type="float">
            <text:p>5976</text:p>
          </table:table-cell>
          <table:table-cell table:formula="of:=[.B329]-[.B$2]" office:value-type="float" office:value="35.0212466716766" calcext:value-type="float">
            <text:p>35.0212466717</text:p>
          </table:table-cell>
          <table:table-cell table:formula="of:=[.D329]/([.E329]-[.E328])" office:value-type="float" office:value="59680.3750184528" calcext:value-type="float">
            <text:p>59680.3750184528</text:p>
          </table:table-cell>
          <table:table-cell table:formula="of:=[.E329]-[.E328]" office:value-type="float" office:value="0.100133419036865" calcext:value-type="float">
            <text:p>0.10013341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5999471.01982" calcext:value-type="float">
            <text:p>1455999471.01982</text:p>
          </table:table-cell>
          <table:table-cell office:value-type="float" office:value="1455999471.02002" calcext:value-type="float">
            <text:p>1455999471.02002</text:p>
          </table:table-cell>
          <table:table-cell office:value-type="float" office:value="6104" calcext:value-type="float">
            <text:p>6104</text:p>
          </table:table-cell>
          <table:table-cell table:formula="of:=[.B330]-[.B$2]" office:value-type="float" office:value="35.120945930481" calcext:value-type="float">
            <text:p>35.1209459305</text:p>
          </table:table-cell>
          <table:table-cell table:formula="of:=[.D330]/([.E330]-[.E329])" office:value-type="float" office:value="61224.1261690847" calcext:value-type="float">
            <text:p>61224.1261690847</text:p>
          </table:table-cell>
          <table:table-cell table:formula="of:=[.E330]-[.E329]" office:value-type="float" office:value="0.0996992588043213" calcext:value-type="float">
            <text:p>0.099699258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5999471.11947" calcext:value-type="float">
            <text:p>1455999471.11947</text:p>
          </table:table-cell>
          <table:table-cell office:value-type="float" office:value="1455999471.11969" calcext:value-type="float">
            <text:p>1455999471.11969</text:p>
          </table:table-cell>
          <table:table-cell office:value-type="float" office:value="6224" calcext:value-type="float">
            <text:p>6224</text:p>
          </table:table-cell>
          <table:table-cell table:formula="of:=[.B331]-[.B$2]" office:value-type="float" office:value="35.2205970287323" calcext:value-type="float">
            <text:p>35.2205970287</text:p>
          </table:table-cell>
          <table:table-cell table:formula="of:=[.D331]/([.E331]-[.E330])" office:value-type="float" office:value="62457.9167637637" calcext:value-type="float">
            <text:p>62457.9167637637</text:p>
          </table:table-cell>
          <table:table-cell table:formula="of:=[.E331]-[.E330]" office:value-type="float" office:value="0.0996510982513428" calcext:value-type="float">
            <text:p>0.099651098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5999471.2203" calcext:value-type="float">
            <text:p>1455999471.2203</text:p>
          </table:table-cell>
          <table:table-cell office:value-type="float" office:value="1455999471.22051" calcext:value-type="float">
            <text:p>1455999471.22051</text:p>
          </table:table-cell>
          <table:table-cell office:value-type="float" office:value="6352" calcext:value-type="float">
            <text:p>6352</text:p>
          </table:table-cell>
          <table:table-cell table:formula="of:=[.B332]-[.B$2]" office:value-type="float" office:value="35.3214249610901" calcext:value-type="float">
            <text:p>35.3214249611</text:p>
          </table:table-cell>
          <table:table-cell table:formula="of:=[.D332]/([.E332]-[.E331])" office:value-type="float" office:value="62998.415731267" calcext:value-type="float">
            <text:p>62998.415731267</text:p>
          </table:table-cell>
          <table:table-cell table:formula="of:=[.E332]-[.E331]" office:value-type="float" office:value="0.100827932357788" calcext:value-type="float">
            <text:p>0.100827932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5999471.32049" calcext:value-type="float">
            <text:p>1455999471.32049</text:p>
          </table:table-cell>
          <table:table-cell office:value-type="float" office:value="1455999471.32071" calcext:value-type="float">
            <text:p>1455999471.32071</text:p>
          </table:table-cell>
          <table:table-cell office:value-type="float" office:value="6480" calcext:value-type="float">
            <text:p>6480</text:p>
          </table:table-cell>
          <table:table-cell table:formula="of:=[.B333]-[.B$2]" office:value-type="float" office:value="35.4216227531433" calcext:value-type="float">
            <text:p>35.4216227531</text:p>
          </table:table-cell>
          <table:table-cell table:formula="of:=[.D333]/([.E333]-[.E332])" office:value-type="float" office:value="64672.0837576738" calcext:value-type="float">
            <text:p>64672.0837576738</text:p>
          </table:table-cell>
          <table:table-cell table:formula="of:=[.E333]-[.E332]" office:value-type="float" office:value="0.100197792053223" calcext:value-type="float">
            <text:p>0.100197792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5999471.41966" calcext:value-type="float">
            <text:p>1455999471.41966</text:p>
          </table:table-cell>
          <table:table-cell office:value-type="float" office:value="1455999471.41987" calcext:value-type="float">
            <text:p>1455999471.41987</text:p>
          </table:table-cell>
          <table:table-cell office:value-type="float" office:value="6600" calcext:value-type="float">
            <text:p>6600</text:p>
          </table:table-cell>
          <table:table-cell table:formula="of:=[.B334]-[.B$2]" office:value-type="float" office:value="35.5207903385162" calcext:value-type="float">
            <text:p>35.5207903385</text:p>
          </table:table-cell>
          <table:table-cell table:formula="of:=[.D334]/([.E334]-[.E333])" office:value-type="float" office:value="66554.0052748119" calcext:value-type="float">
            <text:p>66554.0052748119</text:p>
          </table:table-cell>
          <table:table-cell table:formula="of:=[.E334]-[.E333]" office:value-type="float" office:value="0.0991675853729248" calcext:value-type="float">
            <text:p>0.099167585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5999471.51932" calcext:value-type="float">
            <text:p>1455999471.51932</text:p>
          </table:table-cell>
          <table:table-cell office:value-type="float" office:value="1455999471.51953" calcext:value-type="float">
            <text:p>1455999471.51953</text:p>
          </table:table-cell>
          <table:table-cell office:value-type="float" office:value="6712" calcext:value-type="float">
            <text:p>6712</text:p>
          </table:table-cell>
          <table:table-cell table:formula="of:=[.B335]-[.B$2]" office:value-type="float" office:value="35.6204445362091" calcext:value-type="float">
            <text:p>35.6204445362</text:p>
          </table:table-cell>
          <table:table-cell table:formula="of:=[.D335]/([.E335]-[.E334])" office:value-type="float" office:value="67352.9079094694" calcext:value-type="float">
            <text:p>67352.9079094694</text:p>
          </table:table-cell>
          <table:table-cell table:formula="of:=[.E335]-[.E334]" office:value-type="float" office:value="0.0996541976928711" calcext:value-type="float">
            <text:p>0.099654197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55999471.61937" calcext:value-type="float">
            <text:p>1455999471.61937</text:p>
          </table:table-cell>
          <table:table-cell office:value-type="float" office:value="1455999471.61958" calcext:value-type="float">
            <text:p>1455999471.61958</text:p>
          </table:table-cell>
          <table:table-cell office:value-type="float" office:value="6832" calcext:value-type="float">
            <text:p>6832</text:p>
          </table:table-cell>
          <table:table-cell table:formula="of:=[.B336]-[.B$2]" office:value-type="float" office:value="35.720493555069" calcext:value-type="float">
            <text:p>35.7204935551</text:p>
          </table:table-cell>
          <table:table-cell table:formula="of:=[.D336]/([.E336]-[.E335])" office:value-type="float" office:value="68286.5267231601" calcext:value-type="float">
            <text:p>68286.5267231601</text:p>
          </table:table-cell>
          <table:table-cell table:formula="of:=[.E336]-[.E335]" office:value-type="float" office:value="0.100049018859863" calcext:value-type="float">
            <text:p>0.100049018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55999471.72064" calcext:value-type="float">
            <text:p>1455999471.72064</text:p>
          </table:table-cell>
          <table:table-cell office:value-type="float" office:value="1455999471.72085" calcext:value-type="float">
            <text:p>1455999471.72085</text:p>
          </table:table-cell>
          <table:table-cell office:value-type="float" office:value="6944" calcext:value-type="float">
            <text:p>6944</text:p>
          </table:table-cell>
          <table:table-cell table:formula="of:=[.B337]-[.B$2]" office:value-type="float" office:value="35.821765422821" calcext:value-type="float">
            <text:p>35.8217654228</text:p>
          </table:table-cell>
          <table:table-cell table:formula="of:=[.D337]/([.E337]-[.E336])" office:value-type="float" office:value="68567.9069038174" calcext:value-type="float">
            <text:p>68567.9069038174</text:p>
          </table:table-cell>
          <table:table-cell table:formula="of:=[.E337]-[.E336]" office:value-type="float" office:value="0.101271867752075" calcext:value-type="float">
            <text:p>0.101271867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5999471.8207" calcext:value-type="float">
            <text:p>1455999471.8207</text:p>
          </table:table-cell>
          <table:table-cell office:value-type="float" office:value="1455999471.82091" calcext:value-type="float">
            <text:p>1455999471.82091</text:p>
          </table:table-cell>
          <table:table-cell office:value-type="float" office:value="7056" calcext:value-type="float">
            <text:p>7056</text:p>
          </table:table-cell>
          <table:table-cell table:formula="of:=[.B338]-[.B$2]" office:value-type="float" office:value="35.9218242168426" calcext:value-type="float">
            <text:p>35.9218242168</text:p>
          </table:table-cell>
          <table:table-cell table:formula="of:=[.D338]/([.E338]-[.E337])" office:value-type="float" office:value="70518.5393147587" calcext:value-type="float">
            <text:p>70518.5393147587</text:p>
          </table:table-cell>
          <table:table-cell table:formula="of:=[.E338]-[.E337]" office:value-type="float" office:value="0.100058794021606" calcext:value-type="float">
            <text:p>0.10005879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55999471.92835" calcext:value-type="float">
            <text:p>1455999471.92835</text:p>
          </table:table-cell>
          <table:table-cell office:value-type="float" office:value="1455999471.92857" calcext:value-type="float">
            <text:p>1455999471.92857</text:p>
          </table:table-cell>
          <table:table-cell office:value-type="float" office:value="7160" calcext:value-type="float">
            <text:p>7160</text:p>
          </table:table-cell>
          <table:table-cell table:formula="of:=[.B339]-[.B$2]" office:value-type="float" office:value="36.0294811725616" calcext:value-type="float">
            <text:p>36.0294811726</text:p>
          </table:table-cell>
          <table:table-cell table:formula="of:=[.D339]/([.E339]-[.E338])" office:value-type="float" office:value="66507.5466065473" calcext:value-type="float">
            <text:p>66507.5466065473</text:p>
          </table:table-cell>
          <table:table-cell table:formula="of:=[.E339]-[.E338]" office:value-type="float" office:value="0.107656955718994" calcext:value-type="float">
            <text:p>0.107656955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5999472.04616" calcext:value-type="float">
            <text:p>1455999472.04616</text:p>
          </table:table-cell>
          <table:table-cell office:value-type="float" office:value="1455999472.04637" calcext:value-type="float">
            <text:p>1455999472.04637</text:p>
          </table:table-cell>
          <table:table-cell office:value-type="float" office:value="7280" calcext:value-type="float">
            <text:p>7280</text:p>
          </table:table-cell>
          <table:table-cell table:formula="of:=[.B340]-[.B$2]" office:value-type="float" office:value="36.1472880840302" calcext:value-type="float">
            <text:p>36.147288084</text:p>
          </table:table-cell>
          <table:table-cell table:formula="of:=[.D340]/([.E340]-[.E339])" office:value-type="float" office:value="61796.0347933085" calcext:value-type="float">
            <text:p>61796.0347933085</text:p>
          </table:table-cell>
          <table:table-cell table:formula="of:=[.E340]-[.E339]" office:value-type="float" office:value="0.117806911468506" calcext:value-type="float">
            <text:p>0.117806911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5999472.16561" calcext:value-type="float">
            <text:p>1455999472.16561</text:p>
          </table:table-cell>
          <table:table-cell office:value-type="float" office:value="1455999472.16583" calcext:value-type="float">
            <text:p>1455999472.16583</text:p>
          </table:table-cell>
          <table:table-cell office:value-type="float" office:value="7384" calcext:value-type="float">
            <text:p>7384</text:p>
          </table:table-cell>
          <table:table-cell table:formula="of:=[.B341]-[.B$2]" office:value-type="float" office:value="36.2667369842529" calcext:value-type="float">
            <text:p>36.2667369843</text:p>
          </table:table-cell>
          <table:table-cell table:formula="of:=[.D341]/([.E341]-[.E340])" office:value-type="float" office:value="61817.2288420275" calcext:value-type="float">
            <text:p>61817.2288420275</text:p>
          </table:table-cell>
          <table:table-cell table:formula="of:=[.E341]-[.E340]" office:value-type="float" office:value="0.119448900222778" calcext:value-type="float">
            <text:p>0.119448900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5999472.28643" calcext:value-type="float">
            <text:p>1455999472.28643</text:p>
          </table:table-cell>
          <table:table-cell office:value-type="float" office:value="1455999472.28664" calcext:value-type="float">
            <text:p>1455999472.28664</text:p>
          </table:table-cell>
          <table:table-cell office:value-type="float" office:value="7488" calcext:value-type="float">
            <text:p>7488</text:p>
          </table:table-cell>
          <table:table-cell table:formula="of:=[.B342]-[.B$2]" office:value-type="float" office:value="36.3875544071197" calcext:value-type="float">
            <text:p>36.3875544071</text:p>
          </table:table-cell>
          <table:table-cell table:formula="of:=[.D342]/([.E342]-[.E341])" office:value-type="float" office:value="61977.8159666104" calcext:value-type="float">
            <text:p>61977.8159666104</text:p>
          </table:table-cell>
          <table:table-cell table:formula="of:=[.E342]-[.E341]" office:value-type="float" office:value="0.120817422866821" calcext:value-type="float">
            <text:p>0.120817422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5999472.40859" calcext:value-type="float">
            <text:p>1455999472.40859</text:p>
          </table:table-cell>
          <table:table-cell office:value-type="float" office:value="1455999472.4088" calcext:value-type="float">
            <text:p>1455999472.4088</text:p>
          </table:table-cell>
          <table:table-cell office:value-type="float" office:value="7576" calcext:value-type="float">
            <text:p>7576</text:p>
          </table:table-cell>
          <table:table-cell table:formula="of:=[.B343]-[.B$2]" office:value-type="float" office:value="36.5097184181213" calcext:value-type="float">
            <text:p>36.5097184181</text:p>
          </table:table-cell>
          <table:table-cell table:formula="of:=[.D343]/([.E343]-[.E342])" office:value-type="float" office:value="62014.9906497552" calcext:value-type="float">
            <text:p>62014.9906497552</text:p>
          </table:table-cell>
          <table:table-cell table:formula="of:=[.E343]-[.E342]" office:value-type="float" office:value="0.122164011001587" calcext:value-type="float">
            <text:p>0.12216401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5999472.53149" calcext:value-type="float">
            <text:p>1455999472.53149</text:p>
          </table:table-cell>
          <table:table-cell office:value-type="float" office:value="1455999472.5317" calcext:value-type="float">
            <text:p>1455999472.5317</text:p>
          </table:table-cell>
          <table:table-cell office:value-type="float" office:value="7664" calcext:value-type="float">
            <text:p>7664</text:p>
          </table:table-cell>
          <table:table-cell table:formula="of:=[.B344]-[.B$2]" office:value-type="float" office:value="36.6326146125793" calcext:value-type="float">
            <text:p>36.6326146126</text:p>
          </table:table-cell>
          <table:table-cell table:formula="of:=[.D344]/([.E344]-[.E343])" office:value-type="float" office:value="62361.5729827883" calcext:value-type="float">
            <text:p>62361.5729827883</text:p>
          </table:table-cell>
          <table:table-cell table:formula="of:=[.E344]-[.E343]" office:value-type="float" office:value="0.122896194458008" calcext:value-type="float">
            <text:p>0.122896194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5999472.65584" calcext:value-type="float">
            <text:p>1455999472.65584</text:p>
          </table:table-cell>
          <table:table-cell office:value-type="float" office:value="1455999472.65605" calcext:value-type="float">
            <text:p>1455999472.65605</text:p>
          </table:table-cell>
          <table:table-cell office:value-type="float" office:value="7728" calcext:value-type="float">
            <text:p>7728</text:p>
          </table:table-cell>
          <table:table-cell table:formula="of:=[.B345]-[.B$2]" office:value-type="float" office:value="36.7569727897644" calcext:value-type="float">
            <text:p>36.7569727898</text:p>
          </table:table-cell>
          <table:table-cell table:formula="of:=[.D345]/([.E345]-[.E344])" office:value-type="float" office:value="62143.0787659415" calcext:value-type="float">
            <text:p>62143.0787659415</text:p>
          </table:table-cell>
          <table:table-cell table:formula="of:=[.E345]-[.E344]" office:value-type="float" office:value="0.124358177185059" calcext:value-type="float">
            <text:p>0.124358177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5999472.78073" calcext:value-type="float">
            <text:p>1455999472.78073</text:p>
          </table:table-cell>
          <table:table-cell office:value-type="float" office:value="1455999472.78094" calcext:value-type="float">
            <text:p>1455999472.78094</text:p>
          </table:table-cell>
          <table:table-cell office:value-type="float" office:value="7792" calcext:value-type="float">
            <text:p>7792</text:p>
          </table:table-cell>
          <table:table-cell table:formula="of:=[.B346]-[.B$2]" office:value-type="float" office:value="36.8818550109863" calcext:value-type="float">
            <text:p>36.881855011</text:p>
          </table:table-cell>
          <table:table-cell table:formula="of:=[.D346]/([.E346]-[.E345])" office:value-type="float" office:value="62394.7902572385" calcext:value-type="float">
            <text:p>62394.7902572385</text:p>
          </table:table-cell>
          <table:table-cell table:formula="of:=[.E346]-[.E345]" office:value-type="float" office:value="0.124882221221924" calcext:value-type="float">
            <text:p>0.124882221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55999472.90639" calcext:value-type="float">
            <text:p>1455999472.90639</text:p>
          </table:table-cell>
          <table:table-cell office:value-type="float" office:value="1455999472.9066" calcext:value-type="float">
            <text:p>1455999472.9066</text:p>
          </table:table-cell>
          <table:table-cell office:value-type="float" office:value="7832" calcext:value-type="float">
            <text:p>7832</text:p>
          </table:table-cell>
          <table:table-cell table:formula="of:=[.B347]-[.B$2]" office:value-type="float" office:value="37.0075190067291" calcext:value-type="float">
            <text:p>37.0075190067</text:p>
          </table:table-cell>
          <table:table-cell table:formula="of:=[.D347]/([.E347]-[.E346])" office:value-type="float" office:value="62324.9320834116" calcext:value-type="float">
            <text:p>62324.9320834116</text:p>
          </table:table-cell>
          <table:table-cell table:formula="of:=[.E347]-[.E346]" office:value-type="float" office:value="0.125663995742798" calcext:value-type="float">
            <text:p>0.125663995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55999473.03275" calcext:value-type="float">
            <text:p>1455999473.03275</text:p>
          </table:table-cell>
          <table:table-cell office:value-type="float" office:value="1455999473.03297" calcext:value-type="float">
            <text:p>1455999473.03297</text:p>
          </table:table-cell>
          <table:table-cell office:value-type="float" office:value="7872" calcext:value-type="float">
            <text:p>7872</text:p>
          </table:table-cell>
          <table:table-cell table:formula="of:=[.B348]-[.B$2]" office:value-type="float" office:value="37.1338796615601" calcext:value-type="float">
            <text:p>37.1338796616</text:p>
          </table:table-cell>
          <table:table-cell table:formula="of:=[.D348]/([.E348]-[.E347])" office:value-type="float" office:value="62297.8727874791" calcext:value-type="float">
            <text:p>62297.8727874791</text:p>
          </table:table-cell>
          <table:table-cell table:formula="of:=[.E348]-[.E347]" office:value-type="float" office:value="0.126360654830933" calcext:value-type="float">
            <text:p>0.126360654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55999473.15899" calcext:value-type="float">
            <text:p>1455999473.15899</text:p>
          </table:table-cell>
          <table:table-cell office:value-type="float" office:value="1455999473.1592" calcext:value-type="float">
            <text:p>1455999473.1592</text:p>
          </table:table-cell>
          <table:table-cell office:value-type="float" office:value="7888" calcext:value-type="float">
            <text:p>7888</text:p>
          </table:table-cell>
          <table:table-cell table:formula="of:=[.B349]-[.B$2]" office:value-type="float" office:value="37.2601199150085" calcext:value-type="float">
            <text:p>37.260119915</text:p>
          </table:table-cell>
          <table:table-cell table:formula="of:=[.D349]/([.E349]-[.E348])" office:value-type="float" office:value="62484.0317135357" calcext:value-type="float">
            <text:p>62484.0317135357</text:p>
          </table:table-cell>
          <table:table-cell table:formula="of:=[.E349]-[.E348]" office:value-type="float" office:value="0.126240253448486" calcext:value-type="float">
            <text:p>0.126240253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5999473.28542" calcext:value-type="float">
            <text:p>1455999473.28542</text:p>
          </table:table-cell>
          <table:table-cell office:value-type="float" office:value="1455999473.28564" calcext:value-type="float">
            <text:p>1455999473.28564</text:p>
          </table:table-cell>
          <table:table-cell office:value-type="float" office:value="7888" calcext:value-type="float">
            <text:p>7888</text:p>
          </table:table-cell>
          <table:table-cell table:formula="of:=[.B350]-[.B$2]" office:value-type="float" office:value="37.3865482807159" calcext:value-type="float">
            <text:p>37.3865482807</text:p>
          </table:table-cell>
          <table:table-cell table:formula="of:=[.D350]/([.E350]-[.E349])" office:value-type="float" office:value="62391.0619730368" calcext:value-type="float">
            <text:p>62391.0619730368</text:p>
          </table:table-cell>
          <table:table-cell table:formula="of:=[.E350]-[.E349]" office:value-type="float" office:value="0.126428365707397" calcext:value-type="float">
            <text:p>0.126428365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5999473.41186" calcext:value-type="float">
            <text:p>1455999473.41186</text:p>
          </table:table-cell>
          <table:table-cell office:value-type="float" office:value="1455999473.4121" calcext:value-type="float">
            <text:p>1455999473.4121</text:p>
          </table:table-cell>
          <table:table-cell office:value-type="float" office:value="7880" calcext:value-type="float">
            <text:p>7880</text:p>
          </table:table-cell>
          <table:table-cell table:formula="of:=[.B351]-[.B$2]" office:value-type="float" office:value="37.5129904747009" calcext:value-type="float">
            <text:p>37.5129904747</text:p>
          </table:table-cell>
          <table:table-cell table:formula="of:=[.D351]/([.E351]-[.E350])" office:value-type="float" office:value="62320.9685916691" calcext:value-type="float">
            <text:p>62320.9685916691</text:p>
          </table:table-cell>
          <table:table-cell table:formula="of:=[.E351]-[.E350]" office:value-type="float" office:value="0.126442193984985" calcext:value-type="float">
            <text:p>0.12644219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5999473.54532" calcext:value-type="float">
            <text:p>1455999473.54532</text:p>
          </table:table-cell>
          <table:table-cell office:value-type="float" office:value="1455999473.54554" calcext:value-type="float">
            <text:p>1455999473.54554</text:p>
          </table:table-cell>
          <table:table-cell office:value-type="float" office:value="7856" calcext:value-type="float">
            <text:p>7856</text:p>
          </table:table-cell>
          <table:table-cell table:formula="of:=[.B352]-[.B$2]" office:value-type="float" office:value="37.646449804306" calcext:value-type="float">
            <text:p>37.6464498043</text:p>
          </table:table-cell>
          <table:table-cell table:formula="of:=[.D352]/([.E352]-[.E351])" office:value-type="float" office:value="58864.3748117527" calcext:value-type="float">
            <text:p>58864.3748117527</text:p>
          </table:table-cell>
          <table:table-cell table:formula="of:=[.E352]-[.E351]" office:value-type="float" office:value="0.133459329605103" calcext:value-type="float">
            <text:p>0.133459329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5999473.67081" calcext:value-type="float">
            <text:p>1455999473.67081</text:p>
          </table:table-cell>
          <table:table-cell office:value-type="float" office:value="1455999473.67103" calcext:value-type="float">
            <text:p>1455999473.67103</text:p>
          </table:table-cell>
          <table:table-cell office:value-type="float" office:value="7824" calcext:value-type="float">
            <text:p>7824</text:p>
          </table:table-cell>
          <table:table-cell table:formula="of:=[.B353]-[.B$2]" office:value-type="float" office:value="37.7719402313232" calcext:value-type="float">
            <text:p>37.7719402313</text:p>
          </table:table-cell>
          <table:table-cell table:formula="of:=[.D353]/([.E353]-[.E352])" office:value-type="float" office:value="62347.3852625179" calcext:value-type="float">
            <text:p>62347.3852625179</text:p>
          </table:table-cell>
          <table:table-cell table:formula="of:=[.E353]-[.E352]" office:value-type="float" office:value="0.125490427017212" calcext:value-type="float">
            <text:p>0.12549042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55999473.79577" calcext:value-type="float">
            <text:p>1455999473.79577</text:p>
          </table:table-cell>
          <table:table-cell office:value-type="float" office:value="1455999473.79599" calcext:value-type="float">
            <text:p>1455999473.79599</text:p>
          </table:table-cell>
          <table:table-cell office:value-type="float" office:value="7768" calcext:value-type="float">
            <text:p>7768</text:p>
          </table:table-cell>
          <table:table-cell table:formula="of:=[.B354]-[.B$2]" office:value-type="float" office:value="37.8968951702118" calcext:value-type="float">
            <text:p>37.8968951702</text:p>
          </table:table-cell>
          <table:table-cell table:formula="of:=[.D354]/([.E354]-[.E353])" office:value-type="float" office:value="62166.410300344" calcext:value-type="float">
            <text:p>62166.410300344</text:p>
          </table:table-cell>
          <table:table-cell table:formula="of:=[.E354]-[.E353]" office:value-type="float" office:value="0.12495493888855" calcext:value-type="float">
            <text:p>0.124954938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55999473.91934" calcext:value-type="float">
            <text:p>1455999473.91934</text:p>
          </table:table-cell>
          <table:table-cell office:value-type="float" office:value="1455999473.91955" calcext:value-type="float">
            <text:p>1455999473.91955</text:p>
          </table:table-cell>
          <table:table-cell office:value-type="float" office:value="7704" calcext:value-type="float">
            <text:p>7704</text:p>
          </table:table-cell>
          <table:table-cell table:formula="of:=[.B355]-[.B$2]" office:value-type="float" office:value="38.0204703807831" calcext:value-type="float">
            <text:p>38.0204703808</text:p>
          </table:table-cell>
          <table:table-cell table:formula="of:=[.D355]/([.E355]-[.E354])" office:value-type="float" office:value="62342.6006266496" calcext:value-type="float">
            <text:p>62342.6006266496</text:p>
          </table:table-cell>
          <table:table-cell table:formula="of:=[.E355]-[.E354]" office:value-type="float" office:value="0.123575210571289" calcext:value-type="float">
            <text:p>0.123575210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55999474.04223" calcext:value-type="float">
            <text:p>1455999474.04223</text:p>
          </table:table-cell>
          <table:table-cell office:value-type="float" office:value="1455999474.04253" calcext:value-type="float">
            <text:p>1455999474.04253</text:p>
          </table:table-cell>
          <table:table-cell office:value-type="float" office:value="7632" calcext:value-type="float">
            <text:p>7632</text:p>
          </table:table-cell>
          <table:table-cell table:formula="of:=[.B356]-[.B$2]" office:value-type="float" office:value="38.1433608531952" calcext:value-type="float">
            <text:p>38.1433608532</text:p>
          </table:table-cell>
          <table:table-cell table:formula="of:=[.D356]/([.E356]-[.E355])" office:value-type="float" office:value="62104.082197734" calcext:value-type="float">
            <text:p>62104.082197734</text:p>
          </table:table-cell>
          <table:table-cell table:formula="of:=[.E356]-[.E355]" office:value-type="float" office:value="0.122890472412109" calcext:value-type="float">
            <text:p>0.122890472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55999474.16399" calcext:value-type="float">
            <text:p>1455999474.16399</text:p>
          </table:table-cell>
          <table:table-cell office:value-type="float" office:value="1455999474.16421" calcext:value-type="float">
            <text:p>1455999474.16421</text:p>
          </table:table-cell>
          <table:table-cell office:value-type="float" office:value="7552" calcext:value-type="float">
            <text:p>7552</text:p>
          </table:table-cell>
          <table:table-cell table:formula="of:=[.B357]-[.B$2]" office:value-type="float" office:value="38.2651166915894" calcext:value-type="float">
            <text:p>38.2651166916</text:p>
          </table:table-cell>
          <table:table-cell table:formula="of:=[.D357]/([.E357]-[.E356])" office:value-type="float" office:value="62025.7730520619" calcext:value-type="float">
            <text:p>62025.7730520619</text:p>
          </table:table-cell>
          <table:table-cell table:formula="of:=[.E357]-[.E356]" office:value-type="float" office:value="0.121755838394165" calcext:value-type="float">
            <text:p>0.121755838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5999474.28432" calcext:value-type="float">
            <text:p>1455999474.28432</text:p>
          </table:table-cell>
          <table:table-cell office:value-type="float" office:value="1455999474.28454" calcext:value-type="float">
            <text:p>1455999474.28454</text:p>
          </table:table-cell>
          <table:table-cell office:value-type="float" office:value="7456" calcext:value-type="float">
            <text:p>7456</text:p>
          </table:table-cell>
          <table:table-cell table:formula="of:=[.B358]-[.B$2]" office:value-type="float" office:value="38.3854467868805" calcext:value-type="float">
            <text:p>38.3854467869</text:p>
          </table:table-cell>
          <table:table-cell table:formula="of:=[.D358]/([.E358]-[.E357])" office:value-type="float" office:value="61962.8861920226" calcext:value-type="float">
            <text:p>61962.8861920226</text:p>
          </table:table-cell>
          <table:table-cell table:formula="of:=[.E358]-[.E357]" office:value-type="float" office:value="0.120330095291138" calcext:value-type="float">
            <text:p>0.120330095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55999474.40323" calcext:value-type="float">
            <text:p>1455999474.40323</text:p>
          </table:table-cell>
          <table:table-cell office:value-type="float" office:value="1455999474.40344" calcext:value-type="float">
            <text:p>1455999474.40344</text:p>
          </table:table-cell>
          <table:table-cell office:value-type="float" office:value="7352" calcext:value-type="float">
            <text:p>7352</text:p>
          </table:table-cell>
          <table:table-cell table:formula="of:=[.B359]-[.B$2]" office:value-type="float" office:value="38.5043587684631" calcext:value-type="float">
            <text:p>38.5043587685</text:p>
          </table:table-cell>
          <table:table-cell table:formula="of:=[.D359]/([.E359]-[.E358])" office:value-type="float" office:value="61827.2431604421" calcext:value-type="float">
            <text:p>61827.2431604421</text:p>
          </table:table-cell>
          <table:table-cell table:formula="of:=[.E359]-[.E358]" office:value-type="float" office:value="0.118911981582642" calcext:value-type="float">
            <text:p>0.118911981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5999474.5204" calcext:value-type="float">
            <text:p>1455999474.5204</text:p>
          </table:table-cell>
          <table:table-cell office:value-type="float" office:value="1455999474.52062" calcext:value-type="float">
            <text:p>1455999474.52062</text:p>
          </table:table-cell>
          <table:table-cell office:value-type="float" office:value="7240" calcext:value-type="float">
            <text:p>7240</text:p>
          </table:table-cell>
          <table:table-cell table:formula="of:=[.B360]-[.B$2]" office:value-type="float" office:value="38.6215252876282" calcext:value-type="float">
            <text:p>38.6215252876</text:p>
          </table:table-cell>
          <table:table-cell table:formula="of:=[.D360]/([.E360]-[.E359])" office:value-type="float" office:value="61792.3964251412" calcext:value-type="float">
            <text:p>61792.3964251412</text:p>
          </table:table-cell>
          <table:table-cell table:formula="of:=[.E360]-[.E359]" office:value-type="float" office:value="0.117166519165039" calcext:value-type="float">
            <text:p>0.117166519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55999474.63613" calcext:value-type="float">
            <text:p>1455999474.63613</text:p>
          </table:table-cell>
          <table:table-cell office:value-type="float" office:value="1455999474.63636" calcext:value-type="float">
            <text:p>1455999474.63636</text:p>
          </table:table-cell>
          <table:table-cell office:value-type="float" office:value="7128" calcext:value-type="float">
            <text:p>7128</text:p>
          </table:table-cell>
          <table:table-cell table:formula="of:=[.B361]-[.B$2]" office:value-type="float" office:value="38.7372591495514" calcext:value-type="float">
            <text:p>38.7372591496</text:p>
          </table:table-cell>
          <table:table-cell table:formula="of:=[.D361]/([.E361]-[.E360])" office:value-type="float" office:value="61589.5804525126" calcext:value-type="float">
            <text:p>61589.5804525126</text:p>
          </table:table-cell>
          <table:table-cell table:formula="of:=[.E361]-[.E360]" office:value-type="float" office:value="0.115733861923218" calcext:value-type="float">
            <text:p>0.115733861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55999474.75025" calcext:value-type="float">
            <text:p>1455999474.75025</text:p>
          </table:table-cell>
          <table:table-cell office:value-type="float" office:value="1455999474.75047" calcext:value-type="float">
            <text:p>1455999474.75047</text:p>
          </table:table-cell>
          <table:table-cell office:value-type="float" office:value="7008" calcext:value-type="float">
            <text:p>7008</text:p>
          </table:table-cell>
          <table:table-cell table:formula="of:=[.B362]-[.B$2]" office:value-type="float" office:value="38.8513791561127" calcext:value-type="float">
            <text:p>38.8513791561</text:p>
          </table:table-cell>
          <table:table-cell table:formula="of:=[.D362]/([.E362]-[.E361])" office:value-type="float" office:value="61409.0395818274" calcext:value-type="float">
            <text:p>61409.0395818274</text:p>
          </table:table-cell>
          <table:table-cell table:formula="of:=[.E362]-[.E361]" office:value-type="float" office:value="0.114120006561279" calcext:value-type="float">
            <text:p>0.11412000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0T14:26:06.375261174</dc:date>
    <meta:editing-duration>PT28S</meta:editing-duration>
    <meta:editing-cycles>1</meta:editing-cycles>
    <meta:document-statistic meta:table-count="1" meta:cell-count="2530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6.02cm" svg:height="21.676cm" xlink:href=".." xlink:type="simple" chart:class="chart:scatter" chart:style-name="ch1">
        <chart:plot-area chart:style-name="ch2" table:cell-range-address="'relay2.comm.sub.network'.E2:'relay2.comm.sub.network'.F362" svg:x="0.72cm" svg:y="0.433cm" svg:width="34.58cm" svg:height="20.81cm">
          <chartooo:coordinate-region svg:x="1.897cm" svg:y="0.632cm" svg:width="33.216cm" svg:height="19.96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elay2.comm.sub.network'.F2:'relay2.comm.sub.network'.F362" chart:class="chart:scatter">
            <chart:domain table:cell-range-address="'relay2.comm.sub.network'.E2:'relay2.comm.sub.network'.E362"/>
            <chart:data-point chart:repeated="36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lay2.comm.sub.network'.E2:'relay2.comm.sub.network'.E362</svg:desc>
                </draw:g>
              </table:table-cell>
              <table:table-cell office:value-type="float" office:value="0">
                <text:p>0</text:p>
                <draw:g>
                  <svg:desc>'relay2.comm.sub.network'.F2:'relay2.comm.sub.network'.F3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572075843811">
                <text:p>0.10572075843811</text:p>
              </table:table-cell>
              <table:table-cell office:value-type="float" office:value="68482.2934205333">
                <text:p>68482.2934205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6717491149902">
                <text:p>0.206717491149902</text:p>
              </table:table-cell>
              <table:table-cell office:value-type="float" office:value="72636.0130969215">
                <text:p>72636.01309692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8045864105225">
                <text:p>0.308045864105225</text:p>
              </table:table-cell>
              <table:table-cell office:value-type="float" office:value="73266.7443823794">
                <text:p>73266.7443823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119647026062">
                <text:p>0.41119647026062</text:p>
              </table:table-cell>
              <table:table-cell office:value-type="float" office:value="72825.5536247963">
                <text:p>72825.5536247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3382415771484">
                <text:p>0.533382415771484</text:p>
              </table:table-cell>
              <table:table-cell office:value-type="float" office:value="62134.8058343171">
                <text:p>62134.8058343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6722068786621">
                <text:p>0.656722068786621</text:p>
              </table:table-cell>
              <table:table-cell office:value-type="float" office:value="62202.2181224919">
                <text:p>62202.2181224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0995845794678">
                <text:p>0.780995845794678</text:p>
              </table:table-cell>
              <table:table-cell office:value-type="float" office:value="62249.6570575664">
                <text:p>62249.65705756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6129598617554">
                <text:p>0.906129598617554</text:p>
              </table:table-cell>
              <table:table-cell office:value-type="float" office:value="62333.3019592302">
                <text:p>62333.3019592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3186130523682">
                <text:p>1.03186130523682</text:p>
              </table:table-cell>
              <table:table-cell office:value-type="float" office:value="62354.9954964095">
                <text:p>62354.9954964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5814328193665">
                <text:p>1.15814328193665</text:p>
              </table:table-cell>
              <table:table-cell office:value-type="float" office:value="62336.6865622611">
                <text:p>62336.68656226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8467750549316">
                <text:p>1.28467750549316</text:p>
              </table:table-cell>
              <table:table-cell office:value-type="float" office:value="62338.8659470194">
                <text:p>62338.86594701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1089153289795">
                <text:p>1.41089153289795</text:p>
              </table:table-cell>
              <table:table-cell office:value-type="float" office:value="62497.015285806">
                <text:p>62497.0152858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3721904754639">
                <text:p>1.53721904754639</text:p>
              </table:table-cell>
              <table:table-cell office:value-type="float" office:value="62377.5431815437">
                <text:p>62377.54318154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6320133209229">
                <text:p>1.66320133209229</text:p>
              </table:table-cell>
              <table:table-cell office:value-type="float" office:value="62357.973808118">
                <text:p>62357.973808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8860521316528">
                <text:p>1.78860521316528</text:p>
              </table:table-cell>
              <table:table-cell office:value-type="float" office:value="62326.6196637908">
                <text:p>62326.61966379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1348171234131">
                <text:p>1.91348171234131</text:p>
              </table:table-cell>
              <table:table-cell office:value-type="float" office:value="62205.4594039368">
                <text:p>62205.45940393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716087341309">
                <text:p>2.03716087341309</text:p>
              </table:table-cell>
              <table:table-cell office:value-type="float" office:value="62290.2025954799">
                <text:p>62290.20259547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600546836853">
                <text:p>2.1600546836853</text:p>
              </table:table-cell>
              <table:table-cell office:value-type="float" office:value="62037.2985678644">
                <text:p>62037.29856786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8148937225342">
                <text:p>2.28148937225342</text:p>
              </table:table-cell>
              <table:table-cell office:value-type="float" office:value="62123.9292409303">
                <text:p>62123.92924093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0164470672607">
                <text:p>2.40164470672607</text:p>
              </table:table-cell>
              <table:table-cell office:value-type="float" office:value="61986.4280906724">
                <text:p>61986.42809067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2037787437439">
                <text:p>2.52037787437439</text:p>
              </table:table-cell>
              <table:table-cell office:value-type="float" office:value="61852.977945916">
                <text:p>61852.9779459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3751411437988">
                <text:p>2.63751411437988</text:p>
              </table:table-cell>
              <table:table-cell office:value-type="float" office:value="61740.072924151">
                <text:p>61740.0729241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5328969955444">
                <text:p>2.75328969955444</text:p>
              </table:table-cell>
              <table:table-cell office:value-type="float" office:value="61498.2855777824">
                <text:p>61498.28557778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6720871925354">
                <text:p>2.86720871925354</text:p>
              </table:table-cell>
              <table:table-cell office:value-type="float" office:value="61447.1579766895">
                <text:p>61447.15797668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97931599617004">
                <text:p>2.97931599617004</text:p>
              </table:table-cell>
              <table:table-cell office:value-type="float" office:value="61298.4294063103">
                <text:p>61298.42940631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08967113494873">
                <text:p>3.08967113494873</text:p>
              </table:table-cell>
              <table:table-cell office:value-type="float" office:value="61111.7893977268">
                <text:p>61111.78939772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9833946228027">
                <text:p>3.19833946228027</text:p>
              </table:table-cell>
              <table:table-cell office:value-type="float" office:value="60882.5051646818">
                <text:p>60882.50516468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3047776222229">
                <text:p>3.3047776222229</text:p>
              </table:table-cell>
              <table:table-cell office:value-type="float" office:value="60880.4211148792">
                <text:p>60880.42111487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0958857536316">
                <text:p>3.40958857536316</text:p>
              </table:table-cell>
              <table:table-cell office:value-type="float" office:value="60604.3529773048">
                <text:p>60604.35297730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51251411437988">
                <text:p>3.51251411437988</text:p>
              </table:table-cell>
              <table:table-cell office:value-type="float" office:value="60470.9002202914">
                <text:p>60470.90022029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61386704444885">
                <text:p>3.61386704444885</text:p>
              </table:table-cell>
              <table:table-cell office:value-type="float" office:value="60146.263120876">
                <text:p>60146.2631208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71478080749512">
                <text:p>3.71478080749512</text:p>
              </table:table-cell>
              <table:table-cell office:value-type="float" office:value="59139.6041515559">
                <text:p>59139.60415155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8174889087677">
                <text:p>3.8174889087677</text:p>
              </table:table-cell>
              <table:table-cell office:value-type="float" office:value="56860.1690386709">
                <text:p>56860.16903867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91888332366943">
                <text:p>3.91888332366943</text:p>
              </table:table-cell>
              <table:table-cell office:value-type="float" office:value="56334.4638413841">
                <text:p>56334.46384138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01917219161987">
                <text:p>4.01917219161987</text:p>
              </table:table-cell>
              <table:table-cell office:value-type="float" office:value="55758.9303207954">
                <text:p>55758.93032079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12036657333374">
                <text:p>4.12036657333374</text:p>
              </table:table-cell>
              <table:table-cell office:value-type="float" office:value="54074.1482612383">
                <text:p>54074.14826123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22070384025574">
                <text:p>4.22070384025574</text:p>
              </table:table-cell>
              <table:table-cell office:value-type="float" office:value="53340.1014815431">
                <text:p>53340.10148154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3220431804657">
                <text:p>4.3220431804657</text:p>
              </table:table-cell>
              <table:table-cell office:value-type="float" office:value="51707.4611808549">
                <text:p>51707.4611808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42410922050476">
                <text:p>4.42410922050476</text:p>
              </table:table-cell>
              <table:table-cell office:value-type="float" office:value="50241.9805651069">
                <text:p>50241.98056510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52415752410889">
                <text:p>4.52415752410889</text:p>
              </table:table-cell>
              <table:table-cell office:value-type="float" office:value="50215.7439858162">
                <text:p>50215.74398581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6240336894989">
                <text:p>4.6240336894989</text:p>
              </table:table-cell>
              <table:table-cell office:value-type="float" office:value="49341.1013604322">
                <text:p>49341.10136043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72402024269104">
                <text:p>4.72402024269104</text:p>
              </table:table-cell>
              <table:table-cell office:value-type="float" office:value="48326.4983713821">
                <text:p>48326.49837138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82508897781372">
                <text:p>4.82508897781372</text:p>
              </table:table-cell>
              <table:table-cell office:value-type="float" office:value="46938.3533319337">
                <text:p>46938.35333193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92658829689026">
                <text:p>4.92658829689026</text:p>
              </table:table-cell>
              <table:table-cell office:value-type="float" office:value="45951.0471837057">
                <text:p>45951.04718370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0279233455658">
                <text:p>5.0279233455658</text:p>
              </table:table-cell>
              <table:table-cell office:value-type="float" office:value="45315.0223937134">
                <text:p>45315.02239371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12951469421387">
                <text:p>5.12951469421387</text:p>
              </table:table-cell>
              <table:table-cell office:value-type="float" office:value="44491.9775172786">
                <text:p>44491.97751727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23085236549377">
                <text:p>5.23085236549377</text:p>
              </table:table-cell>
              <table:table-cell office:value-type="float" office:value="44050.7458245205">
                <text:p>44050.74582452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33276677131653">
                <text:p>5.33276677131653</text:p>
              </table:table-cell>
              <table:table-cell office:value-type="float" office:value="43330.478790998">
                <text:p>43330.4787909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4341185092926">
                <text:p>5.4341185092926</text:p>
              </table:table-cell>
              <table:table-cell office:value-type="float" office:value="43176.368628558">
                <text:p>43176.3686285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53438782691956">
                <text:p>5.53438782691956</text:p>
              </table:table-cell>
              <table:table-cell office:value-type="float" office:value="43243.5375309112">
                <text:p>43243.53753091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63399696350098">
                <text:p>5.63399696350098</text:p>
              </table:table-cell>
              <table:table-cell office:value-type="float" office:value="43289.2016534583">
                <text:p>43289.20165345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73417806625366">
                <text:p>5.73417806625366</text:p>
              </table:table-cell>
              <table:table-cell office:value-type="float" office:value="42882.3389038292">
                <text:p>42882.33890382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8352324962616">
                <text:p>5.8352324962616</text:p>
              </table:table-cell>
              <table:table-cell office:value-type="float" office:value="42511.7434204783">
                <text:p>42511.74342047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93678283691406">
                <text:p>5.93678283691406</text:p>
              </table:table-cell>
              <table:table-cell office:value-type="float" office:value="42304.1416936467">
                <text:p>42304.14169364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03732752799988">
                <text:p>6.03732752799988</text:p>
              </table:table-cell>
              <table:table-cell office:value-type="float" office:value="42806.8349857131">
                <text:p>42806.83498571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13728809356689">
                <text:p>6.13728809356689</text:p>
              </table:table-cell>
              <table:table-cell office:value-type="float" office:value="43297.0739556128">
                <text:p>43297.07395561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23724102973938">
                <text:p>6.23724102973938</text:p>
              </table:table-cell>
              <table:table-cell office:value-type="float" office:value="43540.4918219701">
                <text:p>43540.49182197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33771300315857">
                <text:p>6.33771300315857</text:p>
              </table:table-cell>
              <table:table-cell office:value-type="float" office:value="43713.6830355236">
                <text:p>43713.68303552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43917894363403">
                <text:p>6.43917894363403</text:p>
              </table:table-cell>
              <table:table-cell office:value-type="float" office:value="43679.6818640018">
                <text:p>43679.68186400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54130387306213">
                <text:p>6.54130387306213</text:p>
              </table:table-cell>
              <table:table-cell office:value-type="float" office:value="43946.174799168">
                <text:p>43946.174799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64169645309448">
                <text:p>6.64169645309448</text:p>
              </table:table-cell>
              <table:table-cell office:value-type="float" office:value="45341.9963759597">
                <text:p>45341.99637595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74224042892456">
                <text:p>6.74224042892456</text:p>
              </table:table-cell>
              <table:table-cell office:value-type="float" office:value="45989.826459764">
                <text:p>45989.8264597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84398365020752">
                <text:p>6.84398365020752</text:p>
              </table:table-cell>
              <table:table-cell office:value-type="float" office:value="46155.4090855833">
                <text:p>46155.40908558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94631814956665">
                <text:p>6.94631814956665</text:p>
              </table:table-cell>
              <table:table-cell office:value-type="float" office:value="46748.6529954196">
                <text:p>46748.65299541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04951190948486">
                <text:p>7.04951190948486</text:p>
              </table:table-cell>
              <table:table-cell office:value-type="float" office:value="47212.1570515635">
                <text:p>47212.15705156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14973330497742">
                <text:p>7.14973330497742</text:p>
              </table:table-cell>
              <table:table-cell office:value-type="float" office:value="49570.253692677">
                <text:p>49570.2536926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24995946884155">
                <text:p>7.24995946884155</text:p>
              </table:table-cell>
              <table:table-cell office:value-type="float" office:value="50605.548535964">
                <text:p>50605.5485359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35115838050842">
                <text:p>7.35115838050842</text:p>
              </table:table-cell>
              <table:table-cell office:value-type="float" office:value="51146.7951062411">
                <text:p>51146.79510624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45234632492065">
                <text:p>7.45234632492065</text:p>
              </table:table-cell>
              <table:table-cell office:value-type="float" office:value="52259.1898740142">
                <text:p>52259.18987401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55381274223328">
                <text:p>7.55381274223328</text:p>
              </table:table-cell>
              <table:table-cell office:value-type="float" office:value="53298.4227021413">
                <text:p>53298.42270214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65455746650696">
                <text:p>7.65455746650696</text:p>
              </table:table-cell>
              <table:table-cell office:value-type="float" office:value="54871.3596652736">
                <text:p>54871.35966527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75555038452148">
                <text:p>7.75555038452148</text:p>
              </table:table-cell>
              <table:table-cell office:value-type="float" office:value="55924.7134456261">
                <text:p>55924.71344562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85610675811768">
                <text:p>7.85610675811768</text:p>
              </table:table-cell>
              <table:table-cell office:value-type="float" office:value="57360.8593241718">
                <text:p>57360.85932417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95701456069946">
                <text:p>7.95701456069946</text:p>
              </table:table-cell>
              <table:table-cell office:value-type="float" office:value="58429.5748113355">
                <text:p>58429.57481133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05781030654907">
                <text:p>8.05781030654907</text:p>
              </table:table-cell>
              <table:table-cell office:value-type="float" office:value="59764.4270521894">
                <text:p>59764.42705218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15794658660889">
                <text:p>8.15794658660889</text:p>
              </table:table-cell>
              <table:table-cell office:value-type="float" office:value="61356.3834838882">
                <text:p>61356.38348388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25835824012756">
                <text:p>8.25835824012756</text:p>
              </table:table-cell>
              <table:table-cell office:value-type="float" office:value="62462.8694002474">
                <text:p>62462.86940024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35933589935303">
                <text:p>8.35933589935303</text:p>
              </table:table-cell>
              <table:table-cell office:value-type="float" office:value="63380.3561014424">
                <text:p>63380.35610144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46027588844299">
                <text:p>8.46027588844299</text:p>
              </table:table-cell>
              <table:table-cell office:value-type="float" office:value="64592.8344037055">
                <text:p>64592.83440370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56282210350037">
                <text:p>8.56282210350037</text:p>
              </table:table-cell>
              <table:table-cell office:value-type="float" office:value="64829.306437888">
                <text:p>64829.3064378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66484761238098">
                <text:p>8.66484761238098</text:p>
              </table:table-cell>
              <table:table-cell office:value-type="float" office:value="66336.3513130775">
                <text:p>66336.35131307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76521801948547">
                <text:p>8.76521801948547</text:p>
              </table:table-cell>
              <table:table-cell office:value-type="float" office:value="68546.100374361">
                <text:p>68546.1003743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86575078964233">
                <text:p>8.86575078964233</text:p>
              </table:table-cell>
              <table:table-cell office:value-type="float" office:value="69549.461226329">
                <text:p>69549.4612263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96718406677246">
                <text:p>8.96718406677246</text:p>
              </table:table-cell>
              <table:table-cell office:value-type="float" office:value="70036.1873439858">
                <text:p>70036.18734398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07304239273071">
                <text:p>9.07304239273071</text:p>
              </table:table-cell>
              <table:table-cell office:value-type="float" office:value="68091.0068693384">
                <text:p>68091.00686933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19154644012451">
                <text:p>9.19154644012451</text:p>
              </table:table-cell>
              <table:table-cell office:value-type="float" office:value="61770.0421292366">
                <text:p>61770.04212923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31145215034485">
                <text:p>9.31145215034485</text:p>
              </table:table-cell>
              <table:table-cell office:value-type="float" office:value="61915.3165129315">
                <text:p>61915.31651293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43263983726501">
                <text:p>9.43263983726501</text:p>
              </table:table-cell>
              <table:table-cell office:value-type="float" office:value="62052.5087251966">
                <text:p>62052.50872519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55533933639526">
                <text:p>9.55533933639526</text:p>
              </table:table-cell>
              <table:table-cell office:value-type="float" office:value="62005.1430847643">
                <text:p>62005.14308476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67884039878845">
                <text:p>9.67884039878845</text:p>
              </table:table-cell>
              <table:table-cell office:value-type="float" office:value="62250.4766438675">
                <text:p>62250.47664386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80330586433411">
                <text:p>9.80330586433411</text:p>
              </table:table-cell>
              <table:table-cell office:value-type="float" office:value="62282.3364377852">
                <text:p>62282.33643778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92849946022034">
                <text:p>9.92849946022034</text:p>
              </table:table-cell>
              <table:table-cell office:value-type="float" office:value="62367.4074119215">
                <text:p>62367.40741192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0545697212219">
                <text:p>10.0545697212219</text:p>
              </table:table-cell>
              <table:table-cell office:value-type="float" office:value="62251.0014467346">
                <text:p>62251.00144673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1806926727295">
                <text:p>10.1806926727295</text:p>
              </table:table-cell>
              <table:table-cell office:value-type="float" office:value="62478.7154582815">
                <text:p>62478.71545828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3072137832642">
                <text:p>10.3072137832642</text:p>
              </table:table-cell>
              <table:table-cell office:value-type="float" office:value="62345.3269313394">
                <text:p>62345.32693133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4300730228424">
                <text:p>10.4300730228424</text:p>
              </table:table-cell>
              <table:table-cell office:value-type="float" office:value="64203.555443433">
                <text:p>64203.5554434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5597498416901">
                <text:p>10.5597498416901</text:p>
              </table:table-cell>
              <table:table-cell office:value-type="float" office:value="60704.7587221274">
                <text:p>60704.75872212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685777425766">
                <text:p>10.685777425766</text:p>
              </table:table-cell>
              <table:table-cell office:value-type="float" office:value="62272.0816045464">
                <text:p>62272.08160454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8110218048096">
                <text:p>10.8110218048096</text:p>
              </table:table-cell>
              <table:table-cell office:value-type="float" office:value="62342.1191403982">
                <text:p>62342.11914039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9354794025421">
                <text:p>10.9354794025421</text:p>
              </table:table-cell>
              <table:table-cell office:value-type="float" office:value="62286.2737288152">
                <text:p>62286.27372881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.0590348243713">
                <text:p>11.0590348243713</text:p>
              </table:table-cell>
              <table:table-cell office:value-type="float" office:value="62223.0889278678">
                <text:p>62223.08892786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.1815254688263">
                <text:p>11.1815254688263</text:p>
              </table:table-cell>
              <table:table-cell office:value-type="float" office:value="62110.8659673819">
                <text:p>62110.86596738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.3027725219727">
                <text:p>11.3027725219727</text:p>
              </table:table-cell>
              <table:table-cell office:value-type="float" office:value="62022.1259391954">
                <text:p>62022.12593919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4226343631744">
                <text:p>11.4226343631744</text:p>
              </table:table-cell>
              <table:table-cell office:value-type="float" office:value="61937.9773042366">
                <text:p>61937.97730423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5410487651825">
                <text:p>11.5410487651825</text:p>
              </table:table-cell>
              <table:table-cell office:value-type="float" office:value="61816.8050158457">
                <text:p>61816.80501584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6579022407532">
                <text:p>11.6579022407532</text:p>
              </table:table-cell>
              <table:table-cell office:value-type="float" office:value="61684.0873991827">
                <text:p>61684.08739918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7730512619019">
                <text:p>11.7730512619019</text:p>
              </table:table-cell>
              <table:table-cell office:value-type="float" office:value="61555.0173965257">
                <text:p>61555.01739652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8866362571716">
                <text:p>11.8866362571716</text:p>
              </table:table-cell>
              <table:table-cell office:value-type="float" office:value="61346.1310048068">
                <text:p>61346.13100480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9983446598053">
                <text:p>11.9983446598053</text:p>
              </table:table-cell>
              <table:table-cell office:value-type="float" office:value="61230.8460128186">
                <text:p>61230.84601281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1081762313843">
                <text:p>12.1081762313843</text:p>
              </table:table-cell>
              <table:table-cell office:value-type="float" office:value="61111.7541477901">
                <text:p>61111.75414779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2161312103271">
                <text:p>12.2161312103271</text:p>
              </table:table-cell>
              <table:table-cell office:value-type="float" office:value="60988.3866818612">
                <text:p>60988.38668186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3227069377899">
                <text:p>12.3227069377899</text:p>
              </table:table-cell>
              <table:table-cell office:value-type="float" office:value="60576.6449237267">
                <text:p>60576.64492372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4276275634766">
                <text:p>12.4276275634766</text:p>
              </table:table-cell>
              <table:table-cell office:value-type="float" office:value="60312.2594684016">
                <text:p>60312.25946840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5303177833557">
                <text:p>12.5303177833557</text:p>
              </table:table-cell>
              <table:table-cell office:value-type="float" office:value="60375.75932057">
                <text:p>60375.759320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6313948631287">
                <text:p>12.6313948631287</text:p>
              </table:table-cell>
              <table:table-cell office:value-type="float" office:value="60072.9662317077">
                <text:p>60072.96623170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7319579124451">
                <text:p>12.7319579124451</text:p>
              </table:table-cell>
              <table:table-cell office:value-type="float" office:value="59107.1973294894">
                <text:p>59107.19732948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8337533473969">
                <text:p>12.8337533473969</text:p>
              </table:table-cell>
              <table:table-cell office:value-type="float" office:value="57134.192734231">
                <text:p>57134.1927342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9347908496857">
                <text:p>12.9347908496857</text:p>
              </table:table-cell>
              <table:table-cell office:value-type="float" office:value="56375.1069748125">
                <text:p>56375.1069748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.0342438220978">
                <text:p>13.0342438220978</text:p>
              </table:table-cell>
              <table:table-cell office:value-type="float" office:value="55986.2602892102">
                <text:p>55986.26028921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.1345629692078">
                <text:p>13.1345629692078</text:p>
              </table:table-cell>
              <table:table-cell office:value-type="float" office:value="54306.6817945238">
                <text:p>54306.68179452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.234904050827">
                <text:p>13.234904050827</text:p>
              </table:table-cell>
              <table:table-cell office:value-type="float" office:value="53178.6175102944">
                <text:p>53178.61751029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.33553814888">
                <text:p>13.33553814888</text:p>
              </table:table-cell>
              <table:table-cell office:value-type="float" office:value="51910.8344097231">
                <text:p>51910.83440972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.4367151260376">
                <text:p>13.4367151260376</text:p>
              </table:table-cell>
              <table:table-cell office:value-type="float" office:value="50525.3284256316">
                <text:p>50525.32842563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5364587306976">
                <text:p>13.5364587306976</text:p>
              </table:table-cell>
              <table:table-cell office:value-type="float" office:value="50208.7328512866">
                <text:p>50208.73285128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636860370636">
                <text:p>13.636860370636</text:p>
              </table:table-cell>
              <table:table-cell office:value-type="float" office:value="48923.5036700189">
                <text:p>48923.50367001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.7374751567841">
                <text:p>13.7374751567841</text:p>
              </table:table-cell>
              <table:table-cell office:value-type="float" office:value="47945.2393100621">
                <text:p>47945.23931006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8378355503082">
                <text:p>13.8378355503082</text:p>
              </table:table-cell>
              <table:table-cell office:value-type="float" office:value="47189.930546251">
                <text:p>47189.9305462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9403991699219">
                <text:p>13.9403991699219</text:p>
              </table:table-cell>
              <table:table-cell office:value-type="float" office:value="45396.2137601904">
                <text:p>45396.21376019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.043933391571">
                <text:p>14.043933391571</text:p>
              </table:table-cell>
              <table:table-cell office:value-type="float" office:value="44197.9466026795">
                <text:p>44197.94660267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.1443018913269">
                <text:p>14.1443018913269</text:p>
              </table:table-cell>
              <table:table-cell office:value-type="float" office:value="44954.3433544905">
                <text:p>44954.34335449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.2441840171814">
                <text:p>14.2441840171814</text:p>
              </table:table-cell>
              <table:table-cell office:value-type="float" office:value="44612.5867053679">
                <text:p>44612.58670536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.3441853523254">
                <text:p>14.3441853523254</text:p>
              </table:table-cell>
              <table:table-cell office:value-type="float" office:value="44079.4114763635">
                <text:p>44079.41147636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4450311660767">
                <text:p>14.4450311660767</text:p>
              </table:table-cell>
              <table:table-cell office:value-type="float" office:value="43313.6472156944">
                <text:p>43313.64721569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.5450968742371">
                <text:p>14.5450968742371</text:p>
              </table:table-cell>
              <table:table-cell office:value-type="float" office:value="43331.5276503076">
                <text:p>43331.52765030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.645964384079">
                <text:p>14.645964384079</text:p>
              </table:table-cell>
              <table:table-cell office:value-type="float" office:value="42749.1469429337">
                <text:p>42749.14694293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.7460515499115">
                <text:p>14.7460515499115</text:p>
              </table:table-cell>
              <table:table-cell office:value-type="float" office:value="42922.5861704256">
                <text:p>42922.58617042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.8459441661835">
                <text:p>14.8459441661835</text:p>
              </table:table-cell>
              <table:table-cell office:value-type="float" office:value="43006.1816411285">
                <text:p>43006.18164112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.9455070495605">
                <text:p>14.9455070495605</text:p>
              </table:table-cell>
              <table:table-cell office:value-type="float" office:value="43148.6097457597">
                <text:p>43148.60974575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.0444049835205">
                <text:p>15.0444049835205</text:p>
              </table:table-cell>
              <table:table-cell office:value-type="float" office:value="43519.6148965304">
                <text:p>43519.61489653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.1433718204498">
                <text:p>15.1433718204498</text:p>
              </table:table-cell>
              <table:table-cell office:value-type="float" office:value="43731.8210249653">
                <text:p>43731.82102496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.2427093982697">
                <text:p>15.2427093982697</text:p>
              </table:table-cell>
              <table:table-cell office:value-type="float" office:value="43810.2085385406">
                <text:p>43810.20853854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3515129089355">
                <text:p>15.3515129089355</text:p>
              </table:table-cell>
              <table:table-cell office:value-type="float" office:value="40366.3445519387">
                <text:p>40366.34455193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.45148229599">
                <text:p>15.45148229599</text:p>
              </table:table-cell>
              <table:table-cell office:value-type="float" office:value="44413.5963100581">
                <text:p>44413.59631005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.5517978668213">
                <text:p>15.5517978668213</text:p>
              </table:table-cell>
              <table:table-cell office:value-type="float" office:value="44818.5656797083">
                <text:p>44818.56567970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.6510534286499">
                <text:p>15.6510534286499</text:p>
              </table:table-cell>
              <table:table-cell office:value-type="float" office:value="45942.0098580858">
                <text:p>45942.00985808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749573469162">
                <text:p>15.749573469162</text:p>
              </table:table-cell>
              <table:table-cell office:value-type="float" office:value="46934.6132620885">
                <text:p>46934.61326208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.8490810394287">
                <text:p>15.8490810394287</text:p>
              </table:table-cell>
              <table:table-cell office:value-type="float" office:value="47272.7852503205">
                <text:p>47272.78525032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9488635063171">
                <text:p>15.9488635063171</text:p>
              </table:table-cell>
              <table:table-cell office:value-type="float" office:value="47944.2947161174">
                <text:p>47944.29471611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.0484569072723">
                <text:p>16.0484569072723</text:p>
              </table:table-cell>
              <table:table-cell office:value-type="float" office:value="48918.9037955593">
                <text:p>48918.90379555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.1474266052246">
                <text:p>16.1474266052246</text:p>
              </table:table-cell>
              <table:table-cell office:value-type="float" office:value="50197.1826002327">
                <text:p>50197.18260023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.2465174198151">
                <text:p>16.2465174198151</text:p>
              </table:table-cell>
              <table:table-cell office:value-type="float" office:value="51104.635893142">
                <text:p>51104.6358931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3458242416382">
                <text:p>16.3458242416382</text:p>
              </table:table-cell>
              <table:table-cell office:value-type="float" office:value="52121.2934315752">
                <text:p>52121.29343157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.4466125965118">
                <text:p>16.4466125965118</text:p>
              </table:table-cell>
              <table:table-cell office:value-type="float" office:value="52466.3787461235">
                <text:p>52466.37874612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5456037521362">
                <text:p>16.5456037521362</text:p>
              </table:table-cell>
              <table:table-cell office:value-type="float" office:value="54550.327915048">
                <text:p>54550.3279150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.6446506977081">
                <text:p>16.6446506977081</text:p>
              </table:table-cell>
              <table:table-cell office:value-type="float" office:value="55650.3783955536">
                <text:p>55650.37839555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.7441968917847">
                <text:p>16.7441968917847</text:p>
              </table:table-cell>
              <table:table-cell office:value-type="float" office:value="56576.7486366151">
                <text:p>56576.74863661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.8436501026154">
                <text:p>16.8436501026154</text:p>
              </table:table-cell>
              <table:table-cell office:value-type="float" office:value="57836.2423088817">
                <text:p>57836.24230888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.9437732696533">
                <text:p>16.9437732696533</text:p>
              </table:table-cell>
              <table:table-cell office:value-type="float" office:value="58727.6668722482">
                <text:p>58727.66687224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.0432398319244">
                <text:p>17.0432398319244</text:p>
              </table:table-cell>
              <table:table-cell office:value-type="float" office:value="60321.7791286047">
                <text:p>60321.77912860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.1423418521881">
                <text:p>17.1423418521881</text:p>
              </table:table-cell>
              <table:table-cell office:value-type="float" office:value="61835.2681781439">
                <text:p>61835.26817814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.2423458099365">
                <text:p>17.2423458099365</text:p>
              </table:table-cell>
              <table:table-cell office:value-type="float" office:value="62557.5241305815">
                <text:p>62557.52413058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.3425621986389">
                <text:p>17.3425621986389</text:p>
              </table:table-cell>
              <table:table-cell office:value-type="float" office:value="63622.328468994">
                <text:p>63622.3284689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.4433224201202">
                <text:p>17.4433224201202</text:p>
              </table:table-cell>
              <table:table-cell office:value-type="float" office:value="64549.2824884825">
                <text:p>64549.28248848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.5422718524933">
                <text:p>17.5422718524933</text:p>
              </table:table-cell>
              <table:table-cell office:value-type="float" office:value="66943.2844751147">
                <text:p>66943.28447511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.6416940689087">
                <text:p>17.6416940689087</text:p>
              </table:table-cell>
              <table:table-cell office:value-type="float" office:value="67831.9217087483">
                <text:p>67831.92170874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.7415125370026">
                <text:p>17.7415125370026</text:p>
              </table:table-cell>
              <table:table-cell office:value-type="float" office:value="68684.6846172036">
                <text:p>68684.68461720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.8418426513672">
                <text:p>17.8418426513672</text:p>
              </table:table-cell>
              <table:table-cell office:value-type="float" office:value="69450.7331535235">
                <text:p>69450.73315352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.9425790309906">
                <text:p>17.9425790309906</text:p>
              </table:table-cell>
              <table:table-cell office:value-type="float" office:value="70282.4543274977">
                <text:p>70282.45432749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.0553715229034">
                <text:p>18.0553715229034</text:p>
              </table:table-cell>
              <table:table-cell office:value-type="float" office:value="63763.1093881451">
                <text:p>63763.10938814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.1737015247345">
                <text:p>18.1737015247345</text:p>
              </table:table-cell>
              <table:table-cell office:value-type="float" office:value="61725.6814584374">
                <text:p>61725.68145843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.2931981086731">
                <text:p>18.2931981086731</text:p>
              </table:table-cell>
              <table:table-cell office:value-type="float" office:value="61993.4039604553">
                <text:p>61993.40396045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.4145114421844">
                <text:p>18.4145114421844</text:p>
              </table:table-cell>
              <table:table-cell office:value-type="float" office:value="61922.2947929052">
                <text:p>61922.29479290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.5365900993347">
                <text:p>18.5365900993347</text:p>
              </table:table-cell>
              <table:table-cell office:value-type="float" office:value="62254.9442909176">
                <text:p>62254.94429091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.660092830658">
                <text:p>18.660092830658</text:p>
              </table:table-cell>
              <table:table-cell office:value-type="float" office:value="62184.8595388488">
                <text:p>62184.85953884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.7846171855927">
                <text:p>18.7846171855927</text:p>
              </table:table-cell>
              <table:table-cell office:value-type="float" office:value="62188.6377493093">
                <text:p>62188.63774930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.9096174240112">
                <text:p>18.9096174240112</text:p>
              </table:table-cell>
              <table:table-cell office:value-type="float" office:value="62399.8809816723">
                <text:p>62399.88098167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.035487651825">
                <text:p>19.035487651825</text:p>
              </table:table-cell>
              <table:table-cell office:value-type="float" office:value="62286.3733241403">
                <text:p>62286.37332414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.1615672111511">
                <text:p>19.1615672111511</text:p>
              </table:table-cell>
              <table:table-cell office:value-type="float" office:value="62436.7664518471">
                <text:p>62436.76645184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.2880868911743">
                <text:p>19.2880868911743</text:p>
              </table:table-cell>
              <table:table-cell office:value-type="float" office:value="62346.0318470137">
                <text:p>62346.03184701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.4146904945374">
                <text:p>19.4146904945374</text:p>
              </table:table-cell>
              <table:table-cell office:value-type="float" office:value="62304.703740391">
                <text:p>62304.7037403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.5486073493958">
                <text:p>19.5486073493958</text:p>
              </table:table-cell>
              <table:table-cell office:value-type="float" office:value="58842.4810927063">
                <text:p>58842.48109270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.6743140220642">
                <text:p>19.6743140220642</text:p>
              </table:table-cell>
              <table:table-cell office:value-type="float" office:value="62431.0534469286">
                <text:p>62431.05344692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.7994613647461">
                <text:p>19.7994613647461</text:p>
              </table:table-cell>
              <table:table-cell office:value-type="float" office:value="62390.4577810122">
                <text:p>62390.45778101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.9243664741516">
                <text:p>19.9243664741516</text:p>
              </table:table-cell>
              <table:table-cell office:value-type="float" office:value="62127.1622668881">
                <text:p>62127.16226688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.0478360652924">
                <text:p>20.0478360652924</text:p>
              </table:table-cell>
              <table:table-cell office:value-type="float" office:value="62331.1369941047">
                <text:p>62331.13699410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.1704261302948">
                <text:p>20.1704261302948</text:p>
              </table:table-cell>
              <table:table-cell office:value-type="float" office:value="62125.7521957291">
                <text:p>62125.75219572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.2917618751526">
                <text:p>20.2917618751526</text:p>
              </table:table-cell>
              <table:table-cell office:value-type="float" office:value="62042.7229323331">
                <text:p>62042.72293233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.4117696285248">
                <text:p>20.4117696285248</text:p>
              </table:table-cell>
              <table:table-cell office:value-type="float" office:value="61929.3319903288">
                <text:p>61929.33199032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.5304577350616">
                <text:p>20.5304577350616</text:p>
              </table:table-cell>
              <table:table-cell office:value-type="float" office:value="61741.6539350038">
                <text:p>61741.65393500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.6472520828247">
                <text:p>20.6472520828247</text:p>
              </table:table-cell>
              <table:table-cell office:value-type="float" office:value="61783.8117871848">
                <text:p>61783.81178718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.7626569271088">
                <text:p>20.7626569271088</text:p>
              </table:table-cell>
              <table:table-cell office:value-type="float" office:value="61557.2079670608">
                <text:p>61557.20796706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.8764684200287">
                <text:p>20.8764684200287</text:p>
              </table:table-cell>
              <table:table-cell office:value-type="float" office:value="61364.6286576169">
                <text:p>61364.62865761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.9884450435638">
                <text:p>20.9884450435638</text:p>
              </table:table-cell>
              <table:table-cell office:value-type="float" office:value="61227.0649315255">
                <text:p>61227.06493152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.0983130931854">
                <text:p>21.0983130931854</text:p>
              </table:table-cell>
              <table:table-cell office:value-type="float" office:value="61237.093251161">
                <text:p>61237.0932511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.2066390514374">
                <text:p>21.2066390514374</text:p>
              </table:table-cell>
              <table:table-cell office:value-type="float" office:value="60927.2247068352">
                <text:p>60927.22470683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.3131275177002">
                <text:p>21.3131275177002</text:p>
              </table:table-cell>
              <table:table-cell office:value-type="float" office:value="60776.535028938">
                <text:p>60776.5350289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.4177975654602">
                <text:p>21.4177975654602</text:p>
              </table:table-cell>
              <table:table-cell office:value-type="float" office:value="60533.0764205568">
                <text:p>60533.07642055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.5208179950714">
                <text:p>21.5208179950714</text:p>
              </table:table-cell>
              <table:table-cell office:value-type="float" office:value="60259.8923672584">
                <text:p>60259.89236725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.6228866577148">
                <text:p>21.6228866577148</text:p>
              </table:table-cell>
              <table:table-cell office:value-type="float" office:value="59567.7443256008">
                <text:p>59567.74432560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.7240085601807">
                <text:p>21.7240085601807</text:p>
              </table:table-cell>
              <table:table-cell office:value-type="float" office:value="58859.6521115869">
                <text:p>58859.65211158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.82483959198">
                <text:p>21.82483959198</text:p>
              </table:table-cell>
              <table:table-cell office:value-type="float" office:value="57759.9960654125">
                <text:p>57759.99606541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.925409078598">
                <text:p>21.925409078598</text:p>
              </table:table-cell>
              <table:table-cell office:value-type="float" office:value="56717.0042506383">
                <text:p>56717.00425063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.0254848003387">
                <text:p>22.0254848003387</text:p>
              </table:table-cell>
              <table:table-cell office:value-type="float" office:value="55797.7489731934">
                <text:p>55797.74897319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.1264219284058">
                <text:p>22.1264219284058</text:p>
              </table:table-cell>
              <table:table-cell office:value-type="float" office:value="54132.7072073242">
                <text:p>54132.70720732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.2273371219635">
                <text:p>22.2273371219635</text:p>
              </table:table-cell>
              <table:table-cell office:value-type="float" office:value="52955.3559934699">
                <text:p>52955.35599346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.3283042907715">
                <text:p>22.3283042907715</text:p>
              </table:table-cell>
              <table:table-cell office:value-type="float" office:value="51818.8244928416">
                <text:p>51818.82449284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.4298937320709">
                <text:p>22.4298937320709</text:p>
              </table:table-cell>
              <table:table-cell office:value-type="float" office:value="50398.9384576751">
                <text:p>50398.93845767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.5312099456787">
                <text:p>22.5312099456787</text:p>
              </table:table-cell>
              <table:table-cell office:value-type="float" office:value="49508.3641737518">
                <text:p>49508.36417375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.632737159729">
                <text:p>22.632737159729</text:p>
              </table:table-cell>
              <table:table-cell office:value-type="float" office:value="48459.9133938887">
                <text:p>48459.91339388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7338953018188">
                <text:p>22.7338953018188</text:p>
              </table:table-cell>
              <table:table-cell office:value-type="float" office:value="47687.7085753073">
                <text:p>47687.70857530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8347790241241">
                <text:p>22.8347790241241</text:p>
              </table:table-cell>
              <table:table-cell office:value-type="float" office:value="46945.1353675051">
                <text:p>46945.135367505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9353835582733">
                <text:p>22.9353835582733</text:p>
              </table:table-cell>
              <table:table-cell office:value-type="float" office:value="46280.2202641919">
                <text:p>46280.22026419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.0352833271027">
                <text:p>23.0352833271027</text:p>
              </table:table-cell>
              <table:table-cell office:value-type="float" office:value="45885.9920670151">
                <text:p>45885.99206701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.1358342170715">
                <text:p>23.1358342170715</text:p>
              </table:table-cell>
              <table:table-cell office:value-type="float" office:value="44952.3619472615">
                <text:p>44952.36194726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.2366354465485">
                <text:p>23.2366354465485</text:p>
              </table:table-cell>
              <table:table-cell office:value-type="float" office:value="44285.1741309536">
                <text:p>44285.17413095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.3373522758484">
                <text:p>23.3373522758484</text:p>
              </table:table-cell>
              <table:table-cell office:value-type="float" office:value="43845.7011672746">
                <text:p>43845.70116727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.4392545223236">
                <text:p>23.4392545223236</text:p>
              </table:table-cell>
              <table:table-cell office:value-type="float" office:value="42864.6094771051">
                <text:p>42864.60947710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.5400257110596">
                <text:p>23.5400257110596</text:p>
              </table:table-cell>
              <table:table-cell office:value-type="float" office:value="43028.1715874274">
                <text:p>43028.17158742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.6415345668793">
                <text:p>23.6415345668793</text:p>
              </table:table-cell>
              <table:table-cell office:value-type="float" office:value="42479.0523465153">
                <text:p>42479.05234651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.7430729866028">
                <text:p>23.7430729866028</text:p>
              </table:table-cell>
              <table:table-cell office:value-type="float" office:value="42309.1083325702">
                <text:p>42309.10833257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.8439893722534">
                <text:p>23.8439893722534</text:p>
              </table:table-cell>
              <table:table-cell office:value-type="float" office:value="42569.8955853655">
                <text:p>42569.89558536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9434220790863">
                <text:p>23.9434220790863</text:p>
              </table:table-cell>
              <table:table-cell office:value-type="float" office:value="43205.0995777495">
                <text:p>43205.09957774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.042632818222">
                <text:p>24.042632818222</text:p>
              </table:table-cell>
              <table:table-cell office:value-type="float" office:value="43382.4003076036">
                <text:p>43382.40030760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.1426568031311">
                <text:p>24.1426568031311</text:p>
              </table:table-cell>
              <table:table-cell office:value-type="float" office:value="43269.6218205568">
                <text:p>43269.62182055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.2426724433899">
                <text:p>24.2426724433899</text:p>
              </table:table-cell>
              <table:table-cell office:value-type="float" office:value="43513.1944237847">
                <text:p>43513.19442378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.342009305954">
                <text:p>24.342009305954</text:p>
              </table:table-cell>
              <table:table-cell office:value-type="float" office:value="44213.1942426359">
                <text:p>44213.19424263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.441689491272">
                <text:p>24.441689491272</text:p>
              </table:table-cell>
              <table:table-cell office:value-type="float" office:value="44542.4533053967">
                <text:p>44542.45330539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.5410866737366">
                <text:p>24.5410866737366</text:p>
              </table:table-cell>
              <table:table-cell office:value-type="float" office:value="45152.1852905479">
                <text:p>45152.18529054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.6409504413605">
                <text:p>24.6409504413605</text:p>
              </table:table-cell>
              <table:table-cell office:value-type="float" office:value="45582.0975746015">
                <text:p>45582.09757460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.7398900985718">
                <text:p>24.7398900985718</text:p>
              </table:table-cell>
              <table:table-cell office:value-type="float" office:value="46654.6997443269">
                <text:p>46654.69974432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.8387312889099">
                <text:p>24.8387312889099</text:p>
              </table:table-cell>
              <table:table-cell office:value-type="float" office:value="47510.5569240418">
                <text:p>47510.55692404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.9383931159973">
                <text:p>24.9383931159973</text:p>
              </table:table-cell>
              <table:table-cell office:value-type="float" office:value="47922.0594241314">
                <text:p>47922.05942413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.0381944179535">
                <text:p>25.0381944179535</text:p>
              </table:table-cell>
              <table:table-cell office:value-type="float" office:value="48736.8391460044">
                <text:p>48736.83914600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.1382572650909">
                <text:p>25.1382572650909</text:p>
              </table:table-cell>
              <table:table-cell office:value-type="float" office:value="49568.8473983426">
                <text:p>49568.84739834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.2387571334839">
                <text:p>25.2387571334839</text:p>
              </table:table-cell>
              <table:table-cell office:value-type="float" office:value="50308.5235916086">
                <text:p>50308.52359160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.3380999565125">
                <text:p>25.3380999565125</text:p>
              </table:table-cell>
              <table:table-cell office:value-type="float" office:value="52021.8757877861">
                <text:p>52021.87578778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.4379308223724">
                <text:p>25.4379308223724</text:p>
              </table:table-cell>
              <table:table-cell office:value-type="float" office:value="52809.3185868395">
                <text:p>52809.31858683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.5376477241516">
                <text:p>25.5376477241516</text:p>
              </table:table-cell>
              <table:table-cell office:value-type="float" office:value="53992.8528056656">
                <text:p>53992.85280566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.6372072696686">
                <text:p>25.6372072696686</text:p>
              </table:table-cell>
              <table:table-cell office:value-type="float" office:value="55283.4986481729">
                <text:p>55283.49864817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.7365922927856">
                <text:p>25.7365922927856</text:p>
              </table:table-cell>
              <table:table-cell office:value-type="float" office:value="56588.0031378118">
                <text:p>56588.00313781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.8355574607849">
                <text:p>25.8355574607849</text:p>
              </table:table-cell>
              <table:table-cell office:value-type="float" office:value="58040.6229396035">
                <text:p>58040.62293960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.9355552196503">
                <text:p>25.9355552196503</text:p>
              </table:table-cell>
              <table:table-cell office:value-type="float" office:value="58721.3160237566">
                <text:p>58721.31602375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.0353791713715">
                <text:p>26.0353791713715</text:p>
              </table:table-cell>
              <table:table-cell office:value-type="float" office:value="60025.6741662129">
                <text:p>60025.67416621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.1354100704193">
                <text:p>26.1354100704193</text:p>
              </table:table-cell>
              <table:table-cell office:value-type="float" office:value="61181.095623987">
                <text:p>61181.0956239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.2346093654633">
                <text:p>26.2346093654633</text:p>
              </table:table-cell>
              <table:table-cell office:value-type="float" office:value="62903.6728258571">
                <text:p>62903.672825857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.3339109420776">
                <text:p>26.3339109420776</text:p>
              </table:table-cell>
              <table:table-cell office:value-type="float" office:value="64127.8841395339">
                <text:p>64127.88413953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.4341526031494">
                <text:p>26.4341526031494</text:p>
              </table:table-cell>
              <table:table-cell office:value-type="float" office:value="64723.5882828629">
                <text:p>64723.58828286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.5336766242981">
                <text:p>26.5336766242981</text:p>
              </table:table-cell>
              <table:table-cell office:value-type="float" office:value="66396.0310659889">
                <text:p>66396.031065988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.6327867507935">
                <text:p>26.6327867507935</text:p>
              </table:table-cell>
              <table:table-cell office:value-type="float" office:value="67884.0824637116">
                <text:p>67884.08246371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.7321827411652">
                <text:p>26.7321827411652</text:p>
              </table:table-cell>
              <table:table-cell office:value-type="float" office:value="68896.1393149867">
                <text:p>68896.13931498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.8318958282471">
                <text:p>26.8318958282471</text:p>
              </table:table-cell>
              <table:table-cell office:value-type="float" office:value="69800.2659799583">
                <text:p>69800.26597995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.9323015213013">
                <text:p>26.9323015213013</text:p>
              </table:table-cell>
              <table:table-cell office:value-type="float" office:value="70354.5763703542">
                <text:p>70354.57637035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.0457155704498">
                <text:p>27.0457155704498</text:p>
              </table:table-cell>
              <table:table-cell office:value-type="float" office:value="63343.122425598">
                <text:p>63343.1224255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7.1637940406799">
                <text:p>27.1637940406799</text:p>
              </table:table-cell>
              <table:table-cell office:value-type="float" office:value="61789.4183908557">
                <text:p>61789.41839085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7.2832643985748">
                <text:p>27.2832643985748</text:p>
              </table:table-cell>
              <table:table-cell office:value-type="float" office:value="61940.0504894282">
                <text:p>61940.05048942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.4045803546905">
                <text:p>27.4045803546905</text:p>
              </table:table-cell>
              <table:table-cell office:value-type="float" office:value="61855.0126484761">
                <text:p>61855.012648476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.526579618454">
                <text:p>27.526579618454</text:p>
              </table:table-cell>
              <table:table-cell office:value-type="float" office:value="62229.8837370188">
                <text:p>62229.88373701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.6499352455139">
                <text:p>27.6499352455139</text:p>
              </table:table-cell>
              <table:table-cell office:value-type="float" office:value="62194.1631918607">
                <text:p>62194.16319186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7.7745385169983">
                <text:p>27.7745385169983</text:p>
              </table:table-cell>
              <table:table-cell office:value-type="float" office:value="62085.0472691648">
                <text:p>62085.04726916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.8997092247009">
                <text:p>27.8997092247009</text:p>
              </table:table-cell>
              <table:table-cell office:value-type="float" office:value="62314.8989341034">
                <text:p>62314.89893410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8.0253579616547">
                <text:p>28.0253579616547</text:p>
              </table:table-cell>
              <table:table-cell office:value-type="float" office:value="62396.170387982">
                <text:p>62396.1703879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.1513450145721">
                <text:p>28.1513450145721</text:p>
              </table:table-cell>
              <table:table-cell office:value-type="float" office:value="62482.6108533234">
                <text:p>62482.61085332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.2778894901276">
                <text:p>28.2778894901276</text:p>
              </table:table-cell>
              <table:table-cell office:value-type="float" office:value="62333.8155646745">
                <text:p>62333.81556467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.4043877124786">
                <text:p>28.4043877124786</text:p>
              </table:table-cell>
              <table:table-cell office:value-type="float" office:value="62356.607495307">
                <text:p>62356.6074953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.5381457805634">
                <text:p>28.5381457805634</text:p>
              </table:table-cell>
              <table:table-cell office:value-type="float" office:value="58912.3341330643">
                <text:p>58912.33413306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.6641049385071">
                <text:p>28.6641049385071</text:p>
              </table:table-cell>
              <table:table-cell office:value-type="float" office:value="62369.422980025">
                <text:p>62369.4229800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.7894017696381">
                <text:p>28.7894017696381</text:p>
              </table:table-cell>
              <table:table-cell office:value-type="float" office:value="62379.8697018075">
                <text:p>62379.86970180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.9142713546753">
                <text:p>28.9142713546753</text:p>
              </table:table-cell>
              <table:table-cell office:value-type="float" office:value="62144.8369327588">
                <text:p>62144.83693275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9.0377533435822">
                <text:p>29.0377533435822</text:p>
              </table:table-cell>
              <table:table-cell office:value-type="float" office:value="62324.8788599033">
                <text:p>62324.87885990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.1606223583221">
                <text:p>29.1606223583221</text:p>
              </table:table-cell>
              <table:table-cell office:value-type="float" office:value="62049.8179800136">
                <text:p>62049.81798001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.2819483280182">
                <text:p>29.2819483280182</text:p>
              </table:table-cell>
              <table:table-cell office:value-type="float" office:value="62113.6597455579">
                <text:p>62113.659745557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.4021351337433">
                <text:p>29.4021351337433</text:p>
              </table:table-cell>
              <table:table-cell office:value-type="float" office:value="61903.6337234676">
                <text:p>61903.633723467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.5207951068878">
                <text:p>29.5207951068878</text:p>
              </table:table-cell>
              <table:table-cell office:value-type="float" office:value="61823.7119526779">
                <text:p>61823.71195267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.6378631591797">
                <text:p>29.6378631591797</text:p>
              </table:table-cell>
              <table:table-cell office:value-type="float" office:value="61707.6978609789">
                <text:p>61707.697860978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9.75319647789">
                <text:p>29.75319647789</text:p>
              </table:table-cell>
              <table:table-cell office:value-type="float" office:value="61664.7477028091">
                <text:p>61664.74770280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.867112159729">
                <text:p>29.867112159729</text:p>
              </table:table-cell>
              <table:table-cell office:value-type="float" office:value="61378.7310677966">
                <text:p>61378.73106779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.9790513515472">
                <text:p>29.9790513515472</text:p>
              </table:table-cell>
              <table:table-cell office:value-type="float" office:value="61319.0062256793">
                <text:p>61319.00622567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.0892388820648">
                <text:p>30.0892388820648</text:p>
              </table:table-cell>
              <table:table-cell office:value-type="float" office:value="61132.1441578674">
                <text:p>61132.14415786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.1976764202118">
                <text:p>30.1976764202118</text:p>
              </table:table-cell>
              <table:table-cell office:value-type="float" office:value="60938.3070929159">
                <text:p>60938.30709291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.3046443462372">
                <text:p>30.3046443462372</text:p>
              </table:table-cell>
              <table:table-cell office:value-type="float" office:value="60578.9066010485">
                <text:p>60578.90660104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0.4095838069916">
                <text:p>30.4095838069916</text:p>
              </table:table-cell>
              <table:table-cell office:value-type="float" office:value="60530.137608259">
                <text:p>60530.1376082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.5121254920959">
                <text:p>30.5121254920959</text:p>
              </table:table-cell>
              <table:table-cell office:value-type="float" office:value="60619.2495634645">
                <text:p>60619.24956346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.6131408214569">
                <text:p>30.6131408214569</text:p>
              </table:table-cell>
              <table:table-cell office:value-type="float" office:value="60347.2763843291">
                <text:p>60347.27638432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.7142767906189">
                <text:p>30.7142767906189</text:p>
              </table:table-cell>
              <table:table-cell office:value-type="float" office:value="59009.6683647851">
                <text:p>59009.668364785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.8156790733337">
                <text:p>30.8156790733337</text:p>
              </table:table-cell>
              <table:table-cell office:value-type="float" office:value="57592.391844105">
                <text:p>57592.3918441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.9156894683838">
                <text:p>30.9156894683838</text:p>
              </table:table-cell>
              <table:table-cell office:value-type="float" office:value="57114.0629645699">
                <text:p>57114.062964569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1.015941619873">
                <text:p>31.015941619873</text:p>
              </table:table-cell>
              <table:table-cell office:value-type="float" office:value="55779.3515344076">
                <text:p>55779.35153440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1.1166095733643">
                <text:p>31.1166095733643</text:p>
              </table:table-cell>
              <table:table-cell office:value-type="float" office:value="54356.9210481441">
                <text:p>54356.92104814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1.2186856269836">
                <text:p>31.2186856269836</text:p>
              </table:table-cell>
              <table:table-cell office:value-type="float" office:value="52431.4940696691">
                <text:p>52431.49406966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1.321141242981">
                <text:p>31.321141242981</text:p>
              </table:table-cell>
              <table:table-cell office:value-type="float" office:value="51144.0973634608">
                <text:p>51144.09736346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1.4218556880951">
                <text:p>31.4218556880951</text:p>
              </table:table-cell>
              <table:table-cell office:value-type="float" office:value="50916.2314719466">
                <text:p>50916.23147194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1.5219037532806">
                <text:p>31.5219037532806</text:p>
              </table:table-cell>
              <table:table-cell office:value-type="float" office:value="50215.8636519617">
                <text:p>50215.863651961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.6219255924225">
                <text:p>31.6219255924225</text:p>
              </table:table-cell>
              <table:table-cell office:value-type="float" office:value="49269.2400207856">
                <text:p>49269.24002078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.7226693630219">
                <text:p>31.7226693630219</text:p>
              </table:table-cell>
              <table:table-cell office:value-type="float" office:value="47963.2633487161">
                <text:p>47963.263348716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1.8242385387421">
                <text:p>31.8242385387421</text:p>
              </table:table-cell>
              <table:table-cell office:value-type="float" office:value="46707.0837816775">
                <text:p>46707.08378167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1.9248652458191">
                <text:p>31.9248652458191</text:p>
              </table:table-cell>
              <table:table-cell office:value-type="float" office:value="46349.5242513488">
                <text:p>46349.524251348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2.0250654220581">
                <text:p>32.0250654220581</text:p>
              </table:table-cell>
              <table:table-cell office:value-type="float" office:value="45828.2627073072">
                <text:p>45828.26270730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2.1259708404541">
                <text:p>32.1259708404541</text:p>
              </table:table-cell>
              <table:table-cell office:value-type="float" office:value="44873.7052179913">
                <text:p>44873.705217991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.2271552085876">
                <text:p>32.2271552085876</text:p>
              </table:table-cell>
              <table:table-cell office:value-type="float" office:value="44117.4865480045">
                <text:p>44117.48654800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2.3285763263702">
                <text:p>32.3285763263702</text:p>
              </table:table-cell>
              <table:table-cell office:value-type="float" office:value="43541.2278680085">
                <text:p>43541.227868008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2.4290537834167">
                <text:p>32.4290537834167</text:p>
              </table:table-cell>
              <table:table-cell office:value-type="float" office:value="43552.0576319367">
                <text:p>43552.05763193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2.528740644455">
                <text:p>32.528740644455</text:p>
              </table:table-cell>
              <table:table-cell office:value-type="float" office:value="43576.4548583291">
                <text:p>43576.45485832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2.6289863586426">
                <text:p>32.6289863586426</text:p>
              </table:table-cell>
              <table:table-cell office:value-type="float" office:value="43094.1116536373">
                <text:p>43094.111653637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2.72984623909">
                <text:p>32.72984623909</text:p>
              </table:table-cell>
              <table:table-cell office:value-type="float" office:value="42593.7447173652">
                <text:p>42593.74471736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2.8305838108063">
                <text:p>32.8305838108063</text:p>
              </table:table-cell>
              <table:table-cell office:value-type="float" office:value="42645.4591549829">
                <text:p>42645.459154982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2.9301726818085">
                <text:p>32.9301726818085</text:p>
              </table:table-cell>
              <table:table-cell office:value-type="float" office:value="43137.3501553724">
                <text:p>43137.35015537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3.0296919345856">
                <text:p>33.0296919345856</text:p>
              </table:table-cell>
              <table:table-cell office:value-type="float" office:value="43247.9131413896">
                <text:p>43247.91314138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3.12930727005">
                <text:p>33.12930727005</text:p>
              </table:table-cell>
              <table:table-cell office:value-type="float" office:value="43366.8167642772">
                <text:p>43366.816764277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3.2287838459015">
                <text:p>33.2287838459015</text:p>
              </table:table-cell>
              <table:table-cell office:value-type="float" office:value="43748.9927930303">
                <text:p>43748.99279303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3.3284773826599">
                <text:p>33.3284773826599</text:p>
              </table:table-cell>
              <table:table-cell office:value-type="float" office:value="43974.7664948762">
                <text:p>43974.76649487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3.4281752109528">
                <text:p>33.4281752109528</text:p>
              </table:table-cell>
              <table:table-cell office:value-type="float" office:value="44454.328403039">
                <text:p>44454.3284030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.5270493030548">
                <text:p>33.5270493030548</text:p>
              </table:table-cell>
              <table:table-cell office:value-type="float" office:value="45310.1505637702">
                <text:p>45310.150563770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3.6267900466919">
                <text:p>33.6267900466919</text:p>
              </table:table-cell>
              <table:table-cell office:value-type="float" office:value="45558.1123049746">
                <text:p>45558.11230497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3.7258577346802">
                <text:p>33.7258577346802</text:p>
              </table:table-cell>
              <table:table-cell office:value-type="float" office:value="46513.6523681171">
                <text:p>46513.65236811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3.8252408504486">
                <text:p>33.8252408504486</text:p>
              </table:table-cell>
              <table:table-cell office:value-type="float" office:value="47090.4938310107">
                <text:p>47090.493831010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3.9247004985809">
                <text:p>33.9247004985809</text:p>
              </table:table-cell>
              <table:table-cell office:value-type="float" office:value="47858.6048652329">
                <text:p>47858.604865232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4.0243268013">
                <text:p>34.0243268013</text:p>
              </table:table-cell>
              <table:table-cell office:value-type="float" office:value="48661.8480028143">
                <text:p>48661.84800281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4.1237239837646">
                <text:p>34.1237239837646</text:p>
              </table:table-cell>
              <table:table-cell office:value-type="float" office:value="49739.8404804966">
                <text:p>49739.840480496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4.2227516174316">
                <text:p>34.2227516174316</text:p>
              </table:table-cell>
              <table:table-cell office:value-type="float" office:value="50894.8847242821">
                <text:p>50894.88472428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4.3227667808533">
                <text:p>34.3227667808533</text:p>
              </table:table-cell>
              <table:table-cell office:value-type="float" office:value="51432.2011184904">
                <text:p>51432.20111849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4.4222512245178">
                <text:p>34.4222512245178</text:p>
              </table:table-cell>
              <table:table-cell office:value-type="float" office:value="52832.3806857943">
                <text:p>52832.380685794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.5218033790588">
                <text:p>34.5218033790588</text:p>
              </table:table-cell>
              <table:table-cell office:value-type="float" office:value="53921.4849216385">
                <text:p>53921.484921638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4.621208190918">
                <text:p>34.621208190918</text:p>
              </table:table-cell>
              <table:table-cell office:value-type="float" office:value="55208.5950102414">
                <text:p>55208.59501024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4.7204611301422">
                <text:p>34.7204611301422</text:p>
              </table:table-cell>
              <table:table-cell office:value-type="float" office:value="56502.1050644132">
                <text:p>56502.10506441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4.8214664459228">
                <text:p>34.8214664459228</text:p>
              </table:table-cell>
              <table:table-cell office:value-type="float" office:value="56709.8865612172">
                <text:p>56709.88656121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4.9211132526398">
                <text:p>34.9211132526398</text:p>
              </table:table-cell>
              <table:table-cell office:value-type="float" office:value="58687.2795293206">
                <text:p>58687.27952932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.0212466716766">
                <text:p>35.0212466716766</text:p>
              </table:table-cell>
              <table:table-cell office:value-type="float" office:value="59680.3750184528">
                <text:p>59680.375018452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5.120945930481">
                <text:p>35.120945930481</text:p>
              </table:table-cell>
              <table:table-cell office:value-type="float" office:value="61224.1261690847">
                <text:p>61224.126169084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.2205970287323">
                <text:p>35.2205970287323</text:p>
              </table:table-cell>
              <table:table-cell office:value-type="float" office:value="62457.9167637637">
                <text:p>62457.916763763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.3214249610901">
                <text:p>35.3214249610901</text:p>
              </table:table-cell>
              <table:table-cell office:value-type="float" office:value="62998.415731267">
                <text:p>62998.4157312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.4216227531433">
                <text:p>35.4216227531433</text:p>
              </table:table-cell>
              <table:table-cell office:value-type="float" office:value="64672.0837576738">
                <text:p>64672.08375767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.5207903385162">
                <text:p>35.5207903385162</text:p>
              </table:table-cell>
              <table:table-cell office:value-type="float" office:value="66554.0052748119">
                <text:p>66554.005274811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.6204445362091">
                <text:p>35.6204445362091</text:p>
              </table:table-cell>
              <table:table-cell office:value-type="float" office:value="67352.9079094694">
                <text:p>67352.90790946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.720493555069">
                <text:p>35.720493555069</text:p>
              </table:table-cell>
              <table:table-cell office:value-type="float" office:value="68286.5267231601">
                <text:p>68286.52672316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.821765422821">
                <text:p>35.821765422821</text:p>
              </table:table-cell>
              <table:table-cell office:value-type="float" office:value="68567.9069038174">
                <text:p>68567.906903817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5.9218242168426">
                <text:p>35.9218242168426</text:p>
              </table:table-cell>
              <table:table-cell office:value-type="float" office:value="70518.5393147587">
                <text:p>70518.539314758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.0294811725616">
                <text:p>36.0294811725616</text:p>
              </table:table-cell>
              <table:table-cell office:value-type="float" office:value="66507.5466065473">
                <text:p>66507.546606547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.1472880840302">
                <text:p>36.1472880840302</text:p>
              </table:table-cell>
              <table:table-cell office:value-type="float" office:value="61796.0347933085">
                <text:p>61796.034793308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6.2667369842529">
                <text:p>36.2667369842529</text:p>
              </table:table-cell>
              <table:table-cell office:value-type="float" office:value="61817.2288420275">
                <text:p>61817.22884202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.3875544071197">
                <text:p>36.3875544071197</text:p>
              </table:table-cell>
              <table:table-cell office:value-type="float" office:value="61977.8159666104">
                <text:p>61977.815966610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6.5097184181213">
                <text:p>36.5097184181213</text:p>
              </table:table-cell>
              <table:table-cell office:value-type="float" office:value="62014.9906497552">
                <text:p>62014.99064975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.6326146125793">
                <text:p>36.6326146125793</text:p>
              </table:table-cell>
              <table:table-cell office:value-type="float" office:value="62361.5729827883">
                <text:p>62361.572982788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6.7569727897644">
                <text:p>36.7569727897644</text:p>
              </table:table-cell>
              <table:table-cell office:value-type="float" office:value="62143.0787659415">
                <text:p>62143.07876594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6.8818550109863">
                <text:p>36.8818550109863</text:p>
              </table:table-cell>
              <table:table-cell office:value-type="float" office:value="62394.7902572385">
                <text:p>62394.790257238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7.0075190067291">
                <text:p>37.0075190067291</text:p>
              </table:table-cell>
              <table:table-cell office:value-type="float" office:value="62324.9320834116">
                <text:p>62324.93208341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7.1338796615601">
                <text:p>37.1338796615601</text:p>
              </table:table-cell>
              <table:table-cell office:value-type="float" office:value="62297.8727874791">
                <text:p>62297.872787479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7.2601199150085">
                <text:p>37.2601199150085</text:p>
              </table:table-cell>
              <table:table-cell office:value-type="float" office:value="62484.0317135357">
                <text:p>62484.031713535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7.3865482807159">
                <text:p>37.3865482807159</text:p>
              </table:table-cell>
              <table:table-cell office:value-type="float" office:value="62391.0619730368">
                <text:p>62391.061973036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7.5129904747009">
                <text:p>37.5129904747009</text:p>
              </table:table-cell>
              <table:table-cell office:value-type="float" office:value="62320.9685916691">
                <text:p>62320.96859166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7.646449804306">
                <text:p>37.646449804306</text:p>
              </table:table-cell>
              <table:table-cell office:value-type="float" office:value="58864.3748117527">
                <text:p>58864.374811752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.7719402313232">
                <text:p>37.7719402313232</text:p>
              </table:table-cell>
              <table:table-cell office:value-type="float" office:value="62347.3852625179">
                <text:p>62347.38526251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7.8968951702118">
                <text:p>37.8968951702118</text:p>
              </table:table-cell>
              <table:table-cell office:value-type="float" office:value="62166.410300344">
                <text:p>62166.4103003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8.0204703807831">
                <text:p>38.0204703807831</text:p>
              </table:table-cell>
              <table:table-cell office:value-type="float" office:value="62342.6006266496">
                <text:p>62342.600626649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8.1433608531952">
                <text:p>38.1433608531952</text:p>
              </table:table-cell>
              <table:table-cell office:value-type="float" office:value="62104.082197734">
                <text:p>62104.0821977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8.2651166915894">
                <text:p>38.2651166915894</text:p>
              </table:table-cell>
              <table:table-cell office:value-type="float" office:value="62025.7730520619">
                <text:p>62025.77305206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8.3854467868805">
                <text:p>38.3854467868805</text:p>
              </table:table-cell>
              <table:table-cell office:value-type="float" office:value="61962.8861920226">
                <text:p>61962.88619202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8.5043587684631">
                <text:p>38.5043587684631</text:p>
              </table:table-cell>
              <table:table-cell office:value-type="float" office:value="61827.2431604421">
                <text:p>61827.24316044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.6215252876282">
                <text:p>38.6215252876282</text:p>
              </table:table-cell>
              <table:table-cell office:value-type="float" office:value="61792.3964251412">
                <text:p>61792.39642514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.7372591495514">
                <text:p>38.7372591495514</text:p>
              </table:table-cell>
              <table:table-cell office:value-type="float" office:value="61589.5804525126">
                <text:p>61589.580452512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8.8513791561127">
                <text:p>38.8513791561127</text:p>
              </table:table-cell>
              <table:table-cell office:value-type="float" office:value="61409.0395818274">
                <text:p>61409.03958182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